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283in"/>
    </style:style>
    <style:style style:name="co2" style:family="table-column">
      <style:table-column-properties fo:break-before="auto" style:column-width="0.65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0701in"/>
    </style:style>
    <style:style style:name="co5" style:family="table-column">
      <style:table-column-properties fo:break-before="auto" style:column-width="0.5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Geneva" fo:font-size="9pt" style:font-name-asian="DejaVu Sans" style:font-size-asian="9pt" style:font-name-complex="Geneva" style:font-size-complex="9pt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Preliminary Tes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3" table:number-columns-repeated="16" table:default-cell-style-name="Default"/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unigram</text:p>
          </table:table-cell>
          <table:table-cell table:style-name="ce1" office:value-type="string">
            <text:p>old unigram</text:p>
          </table:table-cell>
          <table:table-cell table:style-name="Default" office:value-type="string">
            <text:p>unigram</text:p>
          </table:table-cell>
          <table:table-cell table:style-name="Default" office:value-type="string">
            <text:p>old unigram</text:p>
          </table:table-cell>
          <table:table-cell office:value-type="string">
            <text:p>unigram</text:p>
          </table:table-cell>
          <table:table-cell office:value-type="string">
            <text:p>old unigram</text:p>
          </table:table-cell>
          <table:table-cell table:number-columns-repeated="14"/>
        </table:table-row>
        <table:table-row table:style-name="ro1">
          <table:table-cell office:value-type="string">
            <text:p><text:s text:c="4"/>Apparent mineralocorticoid excess </text:p>
          </table:table-cell>
          <table:table-cell office:value-type="string">
            <text:p><text:s/>early-onset, severe hypertension, associated, low renin levels, hypoaldosteronism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F(ISNUMBER([.G3]);COUNTIF([.$G$3:.$H$31];&quot;=&quot;&amp;[.G3])^2-1;0)" office:value-type="float" office:value="575">
            <text:p>575</text:p>
          </table:table-cell>
          <table:table-cell table:formula="of:=IF(ISNUMBER([.H3]);COUNTIF([.$G$3:.$H$31];&quot;=&quot;&amp;[.H3])^2-1;0)" office:value-type="float" office:value="35">
            <text:p>35</text:p>
          </table:table-cell>
          <table:table-cell table:formula="of:=IF(ISNUMBER([.C3]);((RANK([.C3];[.$C$3:.$D$31];1)+(COUNT([.$C$3:.$D$31])-RANK([.C3];[.$C$3:.$D$31];0)+1))/2);&quot;&quot;)" office:value-type="float" office:value="12.5">
            <text:p>12.5</text:p>
          </table:table-cell>
          <table:table-cell table:formula="of:=IF(ISNUMBER([.D3]);((RANK([.D3];[.$C$3:.$D$31];1)+(COUNT([.$C$3:.$D$31])-RANK([.D3];[.$C$3:.$D$31];0)+1))/2);&quot;&quot;)" office:value-type="float" office:value="41.5">
            <text:p>41.5</text:p>
          </table:table-cell>
          <table:table-cell/>
          <table:table-cell office:value-type="string">
            <text:p>A</text:p>
          </table:table-cell>
          <table:table-cell office:value-type="string">
            <text:p>new model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7"/>
        </table:table-row>
        <table:table-row table:style-name="ro1">
          <table:table-cell office:value-type="string">
            <text:p><text:s text:c="4"/>Rubinstein-Taybi syndrome <text:s/></text:p>
          </table:table-cell>
          <table:table-cell office:value-type="string">
            <text:p><text:s/>congenital anomalies, intellectual deficit, behavioural characteristics 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formula="of:=IF(ISNUMBER([.G4]);COUNTIF([.$G$3:.$H$31];&quot;=&quot;&amp;[.G4])^2-1;0)" office:value-type="float" office:value="575">
            <text:p>575</text:p>
          </table:table-cell>
          <table:table-cell table:formula="of:=IF(ISNUMBER([.H4]);COUNTIF([.$G$3:.$H$31];&quot;=&quot;&amp;[.H4])^2-1;0)" office:value-type="float" office:value="0">
            <text:p>0</text:p>
          </table:table-cell>
          <table:table-cell table:formula="of:=IF(ISNUMBER([.C4]);((RANK([.C4];[.$C$3:.$D$31];1)+(COUNT([.$C$3:.$D$31])-RANK([.C4];[.$C$3:.$D$31];0)+1))/2);&quot;&quot;)" office:value-type="float" office:value="12.5">
            <text:p>12.5</text:p>
          </table:table-cell>
          <table:table-cell table:formula="of:=IF(ISNUMBER([.D4]);((RANK([.D4];[.$C$3:.$D$31];1)+(COUNT([.$C$3:.$D$31])-RANK([.D4];[.$C$3:.$D$31];0)+1))/2);&quot;&quot;)" office:value-type="float" office:value="56">
            <text:p>56</text:p>
          </table:table-cell>
          <table:table-cell/>
          <table:table-cell office:value-type="string">
            <text:p>B</text:p>
          </table:table-cell>
          <table:table-cell office:value-type="string">
            <text:p>old model</text:p>
          </table:table-cell>
          <table:table-cell/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 table:number-columns-repeated="2"/>
          <table:table-cell office:value-type="string">
            <text:p>new unigram</text:p>
          </table:table-cell>
          <table:table-cell office:value-type="string">
            <text:p>old unigram</text:p>
          </table:table-cell>
          <table:table-cell table:number-columns-repeated="3"/>
        </table:table-row>
        <table:table-row table:style-name="ro1">
          <table:table-cell office:value-type="string">
            <text:p><text:s text:c="4"/>Cholestasis - lymphedema <text:s/>(Aagenaes syndrome) </text:p>
          </table:table-cell>
          <table:table-cell office:value-type="string">
            <text:p><text:s/>chronic severe lymphoedema, severe neonatal cholestasis, lessens during early childhood and becomes episodic 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IF(ISNUMBER([.G5]);COUNTIF([.$G$3:.$H$31];&quot;=&quot;&amp;[.G5])^2-1;0)" office:value-type="float" office:value="575">
            <text:p>575</text:p>
          </table:table-cell>
          <table:table-cell table:formula="of:=IF(ISNUMBER([.H5]);COUNTIF([.$G$3:.$H$31];&quot;=&quot;&amp;[.H5])^2-1;0)" office:value-type="float" office:value="0">
            <text:p>0</text:p>
          </table:table-cell>
          <table:table-cell table:formula="of:=IF(ISNUMBER([.C5]);((RANK([.C5];[.$C$3:.$D$31];1)+(COUNT([.$C$3:.$D$31])-RANK([.C5];[.$C$3:.$D$31];0)+1))/2);&quot;&quot;)" office:value-type="float" office:value="12.5">
            <text:p>12.5</text:p>
          </table:table-cell>
          <table:table-cell table:formula="of:=IF(ISNUMBER([.D5]);((RANK([.D5];[.$C$3:.$D$31];1)+(COUNT([.$C$3:.$D$31])-RANK([.D5];[.$C$3:.$D$31];0)+1))/2);&quot;&quot;)" office:value-type="float" office:value="46">
            <text:p>46</text:p>
          </table:table-cell>
          <table:table-cell table:number-columns-repeated="4"/>
          <table:table-cell office:value-type="string">
            <text:p>Skrew</text:p>
          </table:table-cell>
          <table:table-cell table:formula="of:=SKEW([.C3:.C31])" office:value-type="float" office:value="2.6569379569537">
            <text:p>2.656937957</text:p>
          </table:table-cell>
          <table:table-cell table:formula="of:=SKEW([.D3:.D31])" office:value-type="float" office:value="5.35265318134426">
            <text:p>5.3526531813</text:p>
          </table:table-cell>
          <table:table-cell/>
          <table:table-cell office:value-type="string">
            <text:p>R_{i}</text:p>
          </table:table-cell>
          <table:table-cell table:formula="of:=SUM([.G3:.G31])" office:value-type="float" office:value="462">
            <text:p>462</text:p>
          </table:table-cell>
          <table:table-cell table:formula="of:=SUM([.H3:.H31])" office:value-type="float" office:value="1249">
            <text:p>1249</text:p>
          </table:table-cell>
          <table:table-cell table:number-columns-repeated="3"/>
        </table:table-row>
        <table:table-row table:style-name="ro1">
          <table:table-cell office:value-type="string">
            <text:p><text:s text:c="4"/>Aase-Smith syndrome <text:s/></text:p>
          </table:table-cell>
          <table:table-cell office:value-type="string">
            <text:p><text:s/>congenital malformations: hydrocephalus, cleft palate, severe joint contractures 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IF(ISNUMBER([.G6]);COUNTIF([.$G$3:.$H$31];&quot;=&quot;&amp;[.G6])^2-1;0)" office:value-type="float" office:value="35">
            <text:p>35</text:p>
          </table:table-cell>
          <table:table-cell table:formula="of:=IF(ISNUMBER([.H6]);COUNTIF([.$G$3:.$H$31];&quot;=&quot;&amp;[.H6])^2-1;0)" office:value-type="float" office:value="35">
            <text:p>35</text:p>
          </table:table-cell>
          <table:table-cell table:formula="of:=IF(ISNUMBER([.C6]);((RANK([.C6];[.$C$3:.$D$31];1)+(COUNT([.$C$3:.$D$31])-RANK([.C6];[.$C$3:.$D$31];0)+1))/2);&quot;&quot;)" office:value-type="float" office:value="27.5">
            <text:p>27.5</text:p>
          </table:table-cell>
          <table:table-cell table:formula="of:=IF(ISNUMBER([.D6]);((RANK([.D6];[.$C$3:.$D$31];1)+(COUNT([.$C$3:.$D$31])-RANK([.D6];[.$C$3:.$D$31];0)+1))/2);&quot;&quot;)" office:value-type="float" office:value="41.5">
            <text:p>41.5</text:p>
          </table:table-cell>
          <table:table-cell table:number-columns-repeated="2"/>
          <table:table-cell table:style-name="ce1"/>
          <table:table-cell/>
          <table:table-cell office:value-type="string">
            <text:p>R_{i}</text:p>
          </table:table-cell>
          <table:table-cell table:formula="of:=SUMIF([.L7:.L64]; &quot;B&quot;;[.J7:.J64])" office:value-type="float" office:value="1195">
            <text:p>1195</text:p>
          </table:table-cell>
          <table:table-cell table:formula="of:=SUMIF([.L7:.L64]; &quot;A&quot;;[.J7:.J64])" office:value-type="float" office:value="516">
            <text:p>516</text:p>
          </table:table-cell>
          <table:table-cell/>
          <table:table-cell office:value-type="string">
            <text:p>R_{i}^2</text:p>
          </table:table-cell>
          <table:table-cell table:formula="of:=[.R5]^2/[.R7]" office:value-type="float" office:value="7360.13793103448">
            <text:p>7360.1379310345</text:p>
          </table:table-cell>
          <table:table-cell table:formula="of:=[.S5]^2/[.S7]" office:value-type="float" office:value="53793.1379310345">
            <text:p>53793.1379310345</text:p>
          </table:table-cell>
          <table:table-cell table:number-columns-repeated="3"/>
        </table:table-row>
        <table:table-row table:style-name="ro1">
          <table:table-cell office:value-type="string">
            <text:p><text:s text:c="4"/>Achondroplasia <text:s/></text:p>
          </table:table-cell>
          <table:table-cell office:value-type="string">
            <text:p><text:s/>short limbs, hyperlordosis, short hands, macrocephaly, high forehead and saddle nose <text:s/>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ISNUMBER([.G7]);COUNTIF([.$G$3:.$H$31];&quot;=&quot;&amp;[.G7])^2-1;0)" office:value-type="float" office:value="575">
            <text:p>575</text:p>
          </table:table-cell>
          <table:table-cell table:formula="of:=IF(ISNUMBER([.H7]);COUNTIF([.$G$3:.$H$31];&quot;=&quot;&amp;[.H7])^2-1;0)" office:value-type="float" office:value="8">
            <text:p>8</text:p>
          </table:table-cell>
          <table:table-cell table:formula="of:=IF(ISNUMBER([.C7]);((RANK([.C7];[.$C$3:.$D$31];1)+(COUNT([.$C$3:.$D$31])-RANK([.C7];[.$C$3:.$D$31];0)+1))/2);&quot;&quot;)" office:value-type="float" office:value="12.5">
            <text:p>12.5</text:p>
          </table:table-cell>
          <table:table-cell table:formula="of:=IF(ISNUMBER([.D7]);((RANK([.D7];[.$C$3:.$D$31];1)+(COUNT([.$C$3:.$D$31])-RANK([.D7];[.$C$3:.$D$31];0)+1))/2);&quot;&quot;)"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SUM([.I7:.I33])/COUNT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7:.L64]; &quot;B&quot;)" office:value-type="float" office:value="29">
            <text:p>29</text:p>
          </table:table-cell>
          <table:table-cell table:formula="of:=COUNTIF([.L7:.L64]; &quot;A&quot;)" office:value-type="float" office:value="29">
            <text:p>29</text:p>
          </table:table-cell>
          <table:table-cell/>
          <table:table-cell office:value-type="string">
            <text:p>n_{i}</text:p>
          </table:table-cell>
          <table:table-cell table:formula="of:=COUNTIF([.L7:.L64]; &quot;B&quot;)" office:value-type="float" office:value="29">
            <text:p>29</text:p>
          </table:table-cell>
          <table:table-cell table:formula="of:=COUNTIF([.L7:.L64]; &quot;A&quot;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<text:s text:c="4"/>Acalvaria <text:s/></text:p>
          </table:table-cell>
          <table:table-cell office:value-type="string">
            <text:p><text:s/>missing scalp and flat bones over an area of the cranial vault <text:s/>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IF(ISNUMBER([.G8]);COUNTIF([.$G$3:.$H$31];&quot;=&quot;&amp;[.G8])^2-1;0)" office:value-type="float" office:value="575">
            <text:p>575</text:p>
          </table:table-cell>
          <table:table-cell table:formula="of:=IF(ISNUMBER([.H8]);COUNTIF([.$G$3:.$H$31];&quot;=&quot;&amp;[.H8])^2-1;0)" office:value-type="float" office:value="0">
            <text:p>0</text:p>
          </table:table-cell>
          <table:table-cell table:formula="of:=IF(ISNUMBER([.C8]);((RANK([.C8];[.$C$3:.$D$31];1)+(COUNT([.$C$3:.$D$31])-RANK([.C8];[.$C$3:.$D$31];0)+1))/2);&quot;&quot;)" office:value-type="float" office:value="12.5">
            <text:p>12.5</text:p>
          </table:table-cell>
          <table:table-cell table:formula="of:=IF(ISNUMBER([.D8]);((RANK([.D8];[.$C$3:.$D$31];1)+(COUNT([.$C$3:.$D$31])-RANK([.D8];[.$C$3:.$D$31];0)+1))/2);&quot;&quot;)" office:value-type="float" office:value="55">
            <text:p>55</text:p>
          </table:table-cell>
          <table:table-cell office:value-type="float" office:value="2">
            <text:p>2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<text:s text:c="4"/>Acrodysostosis </text:p>
          </table:table-cell>
          <table:table-cell office:value-type="string">
            <text:p><text:s/>abnormally short and malformed bones of the hands and feet (peripheral dysostosis), nasal hypoplasia and mental retardation 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IF(ISNUMBER([.G9]);COUNTIF([.$G$3:.$H$31];&quot;=&quot;&amp;[.G9])^2-1;0)" office:value-type="float" office:value="575">
            <text:p>575</text:p>
          </table:table-cell>
          <table:table-cell table:formula="of:=IF(ISNUMBER([.H9]);COUNTIF([.$G$3:.$H$31];&quot;=&quot;&amp;[.H9])^2-1;0)" office:value-type="float" office:value="3">
            <text:p>3</text:p>
          </table:table-cell>
          <table:table-cell table:formula="of:=IF(ISNUMBER([.C9]);((RANK([.C9];[.$C$3:.$D$31];1)+(COUNT([.$C$3:.$D$31])-RANK([.C9];[.$C$3:.$D$31];0)+1))/2);&quot;&quot;)" office:value-type="float" office:value="12.5">
            <text:p>12.5</text:p>
          </table:table-cell>
          <table:table-cell table:formula="of:=IF(ISNUMBER([.D9]);((RANK([.D9];[.$C$3:.$D$31];1)+(COUNT([.$C$3:.$D$31])-RANK([.D9];[.$C$3:.$D$31];0)+1))/2);&quot;&quot;)" office:value-type="float" office:value="52.5">
            <text:p>52.5</text:p>
          </table:table-cell>
          <table:table-cell office:value-type="float" office:value="3">
            <text:p>3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7:.O7])" office:value-type="float" office:value="58">
            <text:p>58</text:p>
          </table:table-cell>
          <table:table-cell/>
          <table:table-cell office:value-type="string">
            <text:p>n</text:p>
          </table:table-cell>
          <table:table-cell/>
          <table:table-cell table:formula="of:=SUM([.R7:.S7]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<text:s text:c="4"/>Acromegaly </text:p>
          </table:table-cell>
          <table:table-cell office:value-type="string">
            <text:p><text:s/>progressive somatic disfigurement (face and extremities) and systemic manifestations 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formula="of:=IF(ISNUMBER([.G10]);COUNTIF([.$G$3:.$H$31];&quot;=&quot;&amp;[.G10])^2-1;0)" office:value-type="float" office:value="575">
            <text:p>575</text:p>
          </table:table-cell>
          <table:table-cell table:formula="of:=IF(ISNUMBER([.H10]);COUNTIF([.$G$3:.$H$31];&quot;=&quot;&amp;[.H10])^2-1;0)" office:value-type="float" office:value="0">
            <text:p>0</text:p>
          </table:table-cell>
          <table:table-cell table:formula="of:=IF(ISNUMBER([.C10]);((RANK([.C10];[.$C$3:.$D$31];1)+(COUNT([.$C$3:.$D$31])-RANK([.C10];[.$C$3:.$D$31];0)+1))/2);&quot;&quot;)" office:value-type="float" office:value="12.5">
            <text:p>12.5</text:p>
          </table:table-cell>
          <table:table-cell table:formula="of:=IF(ISNUMBER([.D10]);((RANK([.D10];[.$C$3:.$D$31];1)+(COUNT([.$C$3:.$D$31])-RANK([.D10];[.$C$3:.$D$31];0)+1))/2);&quot;&quot;)" office:value-type="float" office:value="57">
            <text:p>57</text:p>
          </table:table-cell>
          <table:table-cell office:value-type="float" office:value="4">
            <text:p>4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<text:s text:c="4"/>Biliary atresia </text:p>
          </table:table-cell>
          <table:table-cell office:value-type="string">
            <text:p><text:s/>biliary obstruction of unknown origin, neonatal period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11]);COUNTIF([.$G$3:.$H$31];&quot;=&quot;&amp;[.G11])^2-1;0)" office:value-type="float" office:value="575">
            <text:p>575</text:p>
          </table:table-cell>
          <table:table-cell table:formula="of:=IF(ISNUMBER([.H11]);COUNTIF([.$G$3:.$H$31];&quot;=&quot;&amp;[.H11])^2-1;0)" office:value-type="float" office:value="8">
            <text:p>8</text:p>
          </table:table-cell>
          <table:table-cell table:formula="of:=IF(ISNUMBER([.C11]);((RANK([.C11];[.$C$3:.$D$31];1)+(COUNT([.$C$3:.$D$31])-RANK([.C11];[.$C$3:.$D$31];0)+1))/2);&quot;&quot;)" office:value-type="float" office:value="12.5">
            <text:p>12.5</text:p>
          </table:table-cell>
          <table:table-cell table:formula="of:=IF(ISNUMBER([.D11]);((RANK([.D11];[.$C$3:.$D$31];1)+(COUNT([.$C$3:.$D$31])-RANK([.D11];[.$C$3:.$D$31];0)+1))/2);&quot;&quot;)"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<text:s text:c="4"/>Bronchiolitis obliterans with obstructive pulmonary disease </text:p>
          </table:table-cell>
          <table:table-cell office:value-type="string">
            <text:p><text:s/>inflammatory and fibrosing thickening of bronchiolar walls, airflow obstruction 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IF(ISNUMBER([.G12]);COUNTIF([.$G$3:.$H$31];&quot;=&quot;&amp;[.G12])^2-1;0)" office:value-type="float" office:value="575">
            <text:p>575</text:p>
          </table:table-cell>
          <table:table-cell table:formula="of:=IF(ISNUMBER([.H12]);COUNTIF([.$G$3:.$H$31];&quot;=&quot;&amp;[.H12])^2-1;0)" office:value-type="float" office:value="3">
            <text:p>3</text:p>
          </table:table-cell>
          <table:table-cell table:formula="of:=IF(ISNUMBER([.C12]);((RANK([.C12];[.$C$3:.$D$31];1)+(COUNT([.$C$3:.$D$31])-RANK([.C12];[.$C$3:.$D$31];0)+1))/2);&quot;&quot;)" office:value-type="float" office:value="12.5">
            <text:p>12.5</text:p>
          </table:table-cell>
          <table:table-cell table:formula="of:=IF(ISNUMBER([.D12]);((RANK([.D12];[.$C$3:.$D$31];1)+(COUNT([.$C$3:.$D$31])-RANK([.D12];[.$C$3:.$D$31];0)+1))/2);&quot;&quot;)" office:value-type="float" office:value="52.5">
            <text:p>52.5</text:p>
          </table:table-cell>
          <table:table-cell office:value-type="float" office:value="6">
            <text:p>6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O9]*([.O9]+1))) * ((([.O6]^2)/[.O7]) + (([.N6]^2)/[.N7])) - 3*([.O9]+1)" office:value-type="float" office:value="27.8748664825974">
            <text:p>27.8748664826</text:p>
          </table:table-cell>
          <table:table-cell table:number-columns-repeated="3"/>
          <table:table-cell table:formula="of:=(12 / ([.S9]*([.S9]+1))) * (SUM([.R6:.S6])) - 3*([.S9]+1)" office:value-type="float" office:value="37.447489872831">
            <text:p>37.4474898728</text:p>
          </table:table-cell>
          <table:table-cell/>
          <table:table-cell office:value-type="string">
            <text:p>Adjust:</text:p>
          </table:table-cell>
          <table:table-cell table:formula="of:=1-SUM([.E3:.F31])/(([.S9]-1)*[.S9]*([.S9]+1))" office:value-type="float" office:value="0.926789504444923">
            <text:p>0.9267895044</text:p>
          </table:table-cell>
        </table:table-row>
        <table:table-row table:style-name="ro1">
          <table:table-cell office:value-type="string">
            <text:p><text:s text:c="4"/>Cholera </text:p>
          </table:table-cell>
          <table:table-cell office:value-type="string">
            <text:p><text:s/>severe diarrhea and vomiting 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IF(ISNUMBER([.G13]);COUNTIF([.$G$3:.$H$31];&quot;=&quot;&amp;[.G13])^2-1;0)" office:value-type="float" office:value="575">
            <text:p>575</text:p>
          </table:table-cell>
          <table:table-cell table:formula="of:=IF(ISNUMBER([.H13]);COUNTIF([.$G$3:.$H$31];&quot;=&quot;&amp;[.H13])^2-1;0)" office:value-type="float" office:value="0">
            <text:p>0</text:p>
          </table:table-cell>
          <table:table-cell table:formula="of:=IF(ISNUMBER([.C13]);((RANK([.C13];[.$C$3:.$D$31];1)+(COUNT([.$C$3:.$D$31])-RANK([.C13];[.$C$3:.$D$31];0)+1))/2);&quot;&quot;)" office:value-type="float" office:value="12.5">
            <text:p>12.5</text:p>
          </table:table-cell>
          <table:table-cell table:formula="of:=IF(ISNUMBER([.D13]);((RANK([.D13];[.$C$3:.$D$31];1)+(COUNT([.$C$3:.$D$31])-RANK([.D13];[.$C$3:.$D$31];0)+1))/2);&quot;&quot;)" office:value-type="float" office:value="51">
            <text:p>51</text:p>
          </table:table-cell>
          <table:table-cell office:value-type="float" office:value="7">
            <text:p>7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11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2]/[.V12]" office:value-type="float" office:value="40.4056041778971">
            <text:p>40.4056041779</text:p>
          </table:table-cell>
          <table:table-cell table:number-columns-repeated="3"/>
        </table:table-row>
        <table:table-row table:style-name="ro1">
          <table:table-cell office:value-type="string">
            <text:p><text:s text:c="4"/>Choroideremia </text:p>
          </table:table-cell>
          <table:table-cell office:value-type="string">
            <text:p><text:s/>progressive degeneration of the choroid, retinal pigment epithelium (RPE), and neural retina 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IF(ISNUMBER([.G14]);COUNTIF([.$G$3:.$H$31];&quot;=&quot;&amp;[.G14])^2-1;0)" office:value-type="float" office:value="575">
            <text:p>575</text:p>
          </table:table-cell>
          <table:table-cell table:formula="of:=IF(ISNUMBER([.H14]);COUNTIF([.$G$3:.$H$31];&quot;=&quot;&amp;[.H14])^2-1;0)" office:value-type="float" office:value="0">
            <text:p>0</text:p>
          </table:table-cell>
          <table:table-cell table:formula="of:=IF(ISNUMBER([.C14]);((RANK([.C14];[.$C$3:.$D$31];1)+(COUNT([.$C$3:.$D$31])-RANK([.C14];[.$C$3:.$D$31];0)+1))/2);&quot;&quot;)" office:value-type="float" office:value="12.5">
            <text:p>12.5</text:p>
          </table:table-cell>
          <table:table-cell table:formula="of:=IF(ISNUMBER([.D14]);((RANK([.D14];[.$C$3:.$D$31];1)+(COUNT([.$C$3:.$D$31])-RANK([.D14];[.$C$3:.$D$31];0)+1))/2);&quot;&quot;)" office:value-type="float" office:value="45">
            <text:p>45</text:p>
          </table:table-cell>
          <table:table-cell office:value-type="float" office:value="8">
            <text:p>8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Coats disease </text:p>
          </table:table-cell>
          <table:table-cell office:value-type="string">
            <text:p><text:s/>abnormal development of retinal vessels (telangiectasia) with a progressive deposition of intraretinal or subretinal exudates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F(ISNUMBER([.G15]);COUNTIF([.$G$3:.$H$31];&quot;=&quot;&amp;[.G15])^2-1;0)" office:value-type="float" office:value="575">
            <text:p>575</text:p>
          </table:table-cell>
          <table:table-cell table:formula="of:=IF(ISNUMBER([.H15]);COUNTIF([.$G$3:.$H$31];&quot;=&quot;&amp;[.H15])^2-1;0)" office:value-type="float" office:value="35">
            <text:p>35</text:p>
          </table:table-cell>
          <table:table-cell table:formula="of:=IF(ISNUMBER([.C15]);((RANK([.C15];[.$C$3:.$D$31];1)+(COUNT([.$C$3:.$D$31])-RANK([.C15];[.$C$3:.$D$31];0)+1))/2);&quot;&quot;)" office:value-type="float" office:value="12.5">
            <text:p>12.5</text:p>
          </table:table-cell>
          <table:table-cell table:formula="of:=IF(ISNUMBER([.D15]);((RANK([.D15];[.$C$3:.$D$31];1)+(COUNT([.$C$3:.$D$31])-RANK([.D15];[.$C$3:.$D$31];0)+1))/2);&quot;&quot;)" office:value-type="float" office:value="41.5">
            <text:p>41.5</text:p>
          </table:table-cell>
          <table:table-cell office:value-type="float" office:value="9">
            <text:p>9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Omphalocele-cleft palate syndrome, lethal </text:p>
          </table:table-cell>
          <table:table-cell office:value-type="string">
            <text:p><text:s/>omphalocele and cleft palate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ISNUMBER([.G16]);COUNTIF([.$G$3:.$H$31];&quot;=&quot;&amp;[.G16])^2-1;0)" office:value-type="float" office:value="35">
            <text:p>35</text:p>
          </table:table-cell>
          <table:table-cell table:formula="of:=IF(ISNUMBER([.H16]);COUNTIF([.$G$3:.$H$31];&quot;=&quot;&amp;[.H16])^2-1;0)" office:value-type="float" office:value="8">
            <text:p>8</text:p>
          </table:table-cell>
          <table:table-cell table:formula="of:=IF(ISNUMBER([.C16]);((RANK([.C16];[.$C$3:.$D$31];1)+(COUNT([.$C$3:.$D$31])-RANK([.C16];[.$C$3:.$D$31];0)+1))/2);&quot;&quot;)" office:value-type="float" office:value="27.5">
            <text:p>27.5</text:p>
          </table:table-cell>
          <table:table-cell table:formula="of:=IF(ISNUMBER([.D16]);((RANK([.D16];[.$C$3:.$D$31];1)+(COUNT([.$C$3:.$D$31])-RANK([.D16];[.$C$3:.$D$31];0)+1))/2);&quot;&quot;)" office:value-type="float" office:value="32">
            <text:p>32</text:p>
          </table:table-cell>
          <table:table-cell office:value-type="float" office:value="10">
            <text:p>10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Darier disease </text:p>
          </table:table-cell>
          <table:table-cell office:value-type="string">
            <text:p><text:s/>keratotic papules in seborrheic areas and specific nail anomalie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17]);COUNTIF([.$G$3:.$H$31];&quot;=&quot;&amp;[.G17])^2-1;0)" office:value-type="float" office:value="575">
            <text:p>575</text:p>
          </table:table-cell>
          <table:table-cell table:formula="of:=IF(ISNUMBER([.H17]);COUNTIF([.$G$3:.$H$31];&quot;=&quot;&amp;[.H17])^2-1;0)" office:value-type="float" office:value="35">
            <text:p>35</text:p>
          </table:table-cell>
          <table:table-cell table:formula="of:=IF(ISNUMBER([.C17]);((RANK([.C17];[.$C$3:.$D$31];1)+(COUNT([.$C$3:.$D$31])-RANK([.C17];[.$C$3:.$D$31];0)+1))/2);&quot;&quot;)" office:value-type="float" office:value="12.5">
            <text:p>12.5</text:p>
          </table:table-cell>
          <table:table-cell table:formula="of:=IF(ISNUMBER([.D17]);((RANK([.D17];[.$C$3:.$D$31];1)+(COUNT([.$C$3:.$D$31])-RANK([.D17];[.$C$3:.$D$31];0)+1))/2);&quot;&quot;)" office:value-type="float" office:value="27.5">
            <text:p>27.5</text:p>
          </table:table-cell>
          <table:table-cell office:value-type="float" office:value="11">
            <text:p>11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Ichthyosis - hepatosplenomegaly - cerebellar degeneration </text:p>
          </table:table-cell>
          <table:table-cell office:value-type="string">
            <text:p><text:s/>ichthyosis, hepatosplenomegaly and late-onset cerebellar ataxia 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IF(ISNUMBER([.G18]);COUNTIF([.$G$3:.$H$31];&quot;=&quot;&amp;[.G18])^2-1;0)" office:value-type="float" office:value="8">
            <text:p>8</text:p>
          </table:table-cell>
          <table:table-cell table:formula="of:=IF(ISNUMBER([.H18]);COUNTIF([.$G$3:.$H$31];&quot;=&quot;&amp;[.H18])^2-1;0)" office:value-type="float" office:value="0">
            <text:p>0</text:p>
          </table:table-cell>
          <table:table-cell table:formula="of:=IF(ISNUMBER([.C18]);((RANK([.C18];[.$C$3:.$D$31];1)+(COUNT([.$C$3:.$D$31])-RANK([.C18];[.$C$3:.$D$31];0)+1))/2);&quot;&quot;)" office:value-type="float" office:value="35">
            <text:p>35</text:p>
          </table:table-cell>
          <table:table-cell table:formula="of:=IF(ISNUMBER([.D18]);((RANK([.D18];[.$C$3:.$D$31];1)+(COUNT([.$C$3:.$D$31])-RANK([.D18];[.$C$3:.$D$31];0)+1))/2);&quot;&quot;)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Emery-Dreifuss muscular dystrophy </text:p>
          </table:table-cell>
          <table:table-cell office:value-type="string">
            <text:p><text:s/>muscular weakness and atrophy, with early contractures of the tendons and cardiomyopathy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F(ISNUMBER([.G19]);COUNTIF([.$G$3:.$H$31];&quot;=&quot;&amp;[.G19])^2-1;0)" office:value-type="float" office:value="575">
            <text:p>575</text:p>
          </table:table-cell>
          <table:table-cell table:formula="of:=IF(ISNUMBER([.H19]);COUNTIF([.$G$3:.$H$31];&quot;=&quot;&amp;[.H19])^2-1;0)" office:value-type="float" office:value="35">
            <text:p>35</text:p>
          </table:table-cell>
          <table:table-cell table:formula="of:=IF(ISNUMBER([.C19]);((RANK([.C19];[.$C$3:.$D$31];1)+(COUNT([.$C$3:.$D$31])-RANK([.C19];[.$C$3:.$D$31];0)+1))/2);&quot;&quot;)" office:value-type="float" office:value="12.5">
            <text:p>12.5</text:p>
          </table:table-cell>
          <table:table-cell table:formula="of:=IF(ISNUMBER([.D19]);((RANK([.D19];[.$C$3:.$D$31];1)+(COUNT([.$C$3:.$D$31])-RANK([.D19];[.$C$3:.$D$31];0)+1))/2);&quot;&quot;)" office:value-type="float" office:value="41.5">
            <text:p>41.5</text:p>
          </table:table-cell>
          <table:table-cell office:value-type="float" office:value="13">
            <text:p>13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Costello syndrome </text:p>
          </table:table-cell>
          <table:table-cell office:value-type="string">
            <text:p><text:s/>postnatal growth retardation, coarse facies, intellectual deficit, skin anomalies and cardiac abnormalitie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20]);COUNTIF([.$G$3:.$H$31];&quot;=&quot;&amp;[.G20])^2-1;0)" office:value-type="float" office:value="575">
            <text:p>575</text:p>
          </table:table-cell>
          <table:table-cell table:formula="of:=IF(ISNUMBER([.H20]);COUNTIF([.$G$3:.$H$31];&quot;=&quot;&amp;[.H20])^2-1;0)" office:value-type="float" office:value="35">
            <text:p>35</text:p>
          </table:table-cell>
          <table:table-cell table:formula="of:=IF(ISNUMBER([.C20]);((RANK([.C20];[.$C$3:.$D$31];1)+(COUNT([.$C$3:.$D$31])-RANK([.C20];[.$C$3:.$D$31];0)+1))/2);&quot;&quot;)" office:value-type="float" office:value="12.5">
            <text:p>12.5</text:p>
          </table:table-cell>
          <table:table-cell table:formula="of:=IF(ISNUMBER([.D20]);((RANK([.D20];[.$C$3:.$D$31];1)+(COUNT([.$C$3:.$D$31])-RANK([.D20];[.$C$3:.$D$31];0)+1))/2);&quot;&quot;)" office:value-type="float" office:value="27.5">
            <text:p>27.5</text:p>
          </table:table-cell>
          <table:table-cell office:value-type="float" office:value="14">
            <text:p>14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Fibrodysplasia ossificans progressiva </text:p>
          </table:table-cell>
          <table:table-cell office:value-type="string">
            <text:p><text:s/>congenital malformation of great toes, progressive, disabling heterotopic osteogenesis in predictable anatomical patterns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F(ISNUMBER([.G21]);COUNTIF([.$G$3:.$H$31];&quot;=&quot;&amp;[.G21])^2-1;0)" office:value-type="float" office:value="575">
            <text:p>575</text:p>
          </table:table-cell>
          <table:table-cell table:formula="of:=IF(ISNUMBER([.H21]);COUNTIF([.$G$3:.$H$31];&quot;=&quot;&amp;[.H21])^2-1;0)" office:value-type="float" office:value="35">
            <text:p>35</text:p>
          </table:table-cell>
          <table:table-cell table:formula="of:=IF(ISNUMBER([.C21]);((RANK([.C21];[.$C$3:.$D$31];1)+(COUNT([.$C$3:.$D$31])-RANK([.C21];[.$C$3:.$D$31];0)+1))/2);&quot;&quot;)" office:value-type="float" office:value="12.5">
            <text:p>12.5</text:p>
          </table:table-cell>
          <table:table-cell table:formula="of:=IF(ISNUMBER([.D21]);((RANK([.D21];[.$C$3:.$D$31];1)+(COUNT([.$C$3:.$D$31])-RANK([.D21];[.$C$3:.$D$31];0)+1))/2);&quot;&quot;)" office:value-type="float" office:value="41.5">
            <text:p>41.5</text:p>
          </table:table-cell>
          <table:table-cell office:value-type="float" office:value="15">
            <text:p>15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Acropectorovertebral dysplasia </text:p>
          </table:table-cell>
          <table:table-cell office:value-type="string">
            <text:p><text:s/>fusion of the carpal and tarsal bones, with complex anomalies of the fingers and toes </text:p>
          </table:table-cell>
          <table:table-cell office:value-type="float" office:value="1">
            <text:p>1</text:p>
          </table:table-cell>
          <table:table-cell office:value-type="float" office:value="3001">
            <text:p>3001</text:p>
          </table:table-cell>
          <table:table-cell table:formula="of:=IF(ISNUMBER([.G22]);COUNTIF([.$G$3:.$H$31];&quot;=&quot;&amp;[.G22])^2-1;0)" office:value-type="float" office:value="575">
            <text:p>575</text:p>
          </table:table-cell>
          <table:table-cell table:formula="of:=IF(ISNUMBER([.H22]);COUNTIF([.$G$3:.$H$31];&quot;=&quot;&amp;[.H22])^2-1;0)" office:value-type="float" office:value="0">
            <text:p>0</text:p>
          </table:table-cell>
          <table:table-cell table:formula="of:=IF(ISNUMBER([.C22]);((RANK([.C22];[.$C$3:.$D$31];1)+(COUNT([.$C$3:.$D$31])-RANK([.C22];[.$C$3:.$D$31];0)+1))/2);&quot;&quot;)" office:value-type="float" office:value="12.5">
            <text:p>12.5</text:p>
          </table:table-cell>
          <table:table-cell table:formula="of:=IF(ISNUMBER([.D22]);((RANK([.D22];[.$C$3:.$D$31];1)+(COUNT([.$C$3:.$D$31])-RANK([.D22];[.$C$3:.$D$31];0)+1))/2);&quot;&quot;)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Osteogenesis imperfecta </text:p>
          </table:table-cell>
          <table:table-cell office:value-type="string">
            <text:p><text:s/>increased bone fragility and low bone mas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23]);COUNTIF([.$G$3:.$H$31];&quot;=&quot;&amp;[.G23])^2-1;0)" office:value-type="float" office:value="575">
            <text:p>575</text:p>
          </table:table-cell>
          <table:table-cell table:formula="of:=IF(ISNUMBER([.H23]);COUNTIF([.$G$3:.$H$31];&quot;=&quot;&amp;[.H23])^2-1;0)" office:value-type="float" office:value="35">
            <text:p>35</text:p>
          </table:table-cell>
          <table:table-cell table:formula="of:=IF(ISNUMBER([.C23]);((RANK([.C23];[.$C$3:.$D$31];1)+(COUNT([.$C$3:.$D$31])-RANK([.C23];[.$C$3:.$D$31];0)+1))/2);&quot;&quot;)" office:value-type="float" office:value="12.5">
            <text:p>12.5</text:p>
          </table:table-cell>
          <table:table-cell table:formula="of:=IF(ISNUMBER([.D23]);((RANK([.D23];[.$C$3:.$D$31];1)+(COUNT([.$C$3:.$D$31])-RANK([.D23];[.$C$3:.$D$31];0)+1))/2);&quot;&quot;)" office:value-type="float" office:value="27.5">
            <text:p>27.5</text:p>
          </table:table-cell>
          <table:table-cell office:value-type="float" office:value="17">
            <text:p>17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Primary biliary cirrhosis </text:p>
          </table:table-cell>
          <table:table-cell office:value-type="string">
            <text:p><text:s/>injury of the intrahepatic bile ducts 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IF(ISNUMBER([.G24]);COUNTIF([.$G$3:.$H$31];&quot;=&quot;&amp;[.G24])^2-1;0)" office:value-type="float" office:value="0">
            <text:p>0</text:p>
          </table:table-cell>
          <table:table-cell table:formula="of:=IF(ISNUMBER([.H24]);COUNTIF([.$G$3:.$H$31];&quot;=&quot;&amp;[.H24])^2-1;0)" office:value-type="float" office:value="35">
            <text:p>35</text:p>
          </table:table-cell>
          <table:table-cell table:formula="of:=IF(ISNUMBER([.C24]);((RANK([.C24];[.$C$3:.$D$31];1)+(COUNT([.$C$3:.$D$31])-RANK([.C24];[.$C$3:.$D$31];0)+1))/2);&quot;&quot;)" office:value-type="float" office:value="37">
            <text:p>37</text:p>
          </table:table-cell>
          <table:table-cell table:formula="of:=IF(ISNUMBER([.D24]);((RANK([.D24];[.$C$3:.$D$31];1)+(COUNT([.$C$3:.$D$31])-RANK([.D24];[.$C$3:.$D$31];0)+1))/2);&quot;&quot;)" office:value-type="float" office:value="41.5">
            <text:p>41.5</text:p>
          </table:table-cell>
          <table:table-cell office:value-type="float" office:value="18">
            <text:p>18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Hennekam syndrome </text:p>
          </table:table-cell>
          <table:table-cell office:value-type="string">
            <text:p><text:s/>lymphoedema, intestinal lymphangiectasia, intellectual deficit and facial dysmorphism 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IF(ISNUMBER([.G25]);COUNTIF([.$G$3:.$H$31];&quot;=&quot;&amp;[.G25])^2-1;0)" office:value-type="float" office:value="575">
            <text:p>575</text:p>
          </table:table-cell>
          <table:table-cell table:formula="of:=IF(ISNUMBER([.H25]);COUNTIF([.$G$3:.$H$31];&quot;=&quot;&amp;[.H25])^2-1;0)" office:value-type="float" office:value="3">
            <text:p>3</text:p>
          </table:table-cell>
          <table:table-cell table:formula="of:=IF(ISNUMBER([.C25]);((RANK([.C25];[.$C$3:.$D$31];1)+(COUNT([.$C$3:.$D$31])-RANK([.C25];[.$C$3:.$D$31];0)+1))/2);&quot;&quot;)" office:value-type="float" office:value="12.5">
            <text:p>12.5</text:p>
          </table:table-cell>
          <table:table-cell table:formula="of:=IF(ISNUMBER([.D25]);((RANK([.D25];[.$C$3:.$D$31];1)+(COUNT([.$C$3:.$D$31])-RANK([.D25];[.$C$3:.$D$31];0)+1))/2);&quot;&quot;)" office:value-type="float" office:value="48.5">
            <text:p>48.5</text:p>
          </table:table-cell>
          <table:table-cell office:value-type="float" office:value="19">
            <text:p>19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Hyperlysinemia </text:p>
          </table:table-cell>
          <table:table-cell office:value-type="string">
            <text:p><text:s/>elevated levels of lysine in the cerebrospinal fluid and blood 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IF(ISNUMBER([.G26]);COUNTIF([.$G$3:.$H$31];&quot;=&quot;&amp;[.G26])^2-1;0)" office:value-type="float" office:value="575">
            <text:p>575</text:p>
          </table:table-cell>
          <table:table-cell table:formula="of:=IF(ISNUMBER([.H26]);COUNTIF([.$G$3:.$H$31];&quot;=&quot;&amp;[.H26])^2-1;0)" office:value-type="float" office:value="0">
            <text:p>0</text:p>
          </table:table-cell>
          <table:table-cell table:formula="of:=IF(ISNUMBER([.C26]);((RANK([.C26];[.$C$3:.$D$31];1)+(COUNT([.$C$3:.$D$31])-RANK([.C26];[.$C$3:.$D$31];0)+1))/2);&quot;&quot;)" office:value-type="float" office:value="12.5">
            <text:p>12.5</text:p>
          </table:table-cell>
          <table:table-cell table:formula="of:=IF(ISNUMBER([.D26]);((RANK([.D26];[.$C$3:.$D$31];1)+(COUNT([.$C$3:.$D$31])-RANK([.D26];[.$C$3:.$D$31];0)+1))/2);&quot;&quot;)" office:value-type="float" office:value="54">
            <text:p>54</text:p>
          </table:table-cell>
          <table:table-cell office:value-type="float" office:value="20">
            <text:p>20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>
            <text:p><text:s text:c="4"/>Jackson-Weiss syndrome </text:p>
          </table:table-cell>
          <table:table-cell office:value-type="string">
            <text:p><text:s/>tarsal and/or metatarsal coalitions and variable craniosynostosis, accompanied by facial anomalies, broad halluces and normal hands 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IF(ISNUMBER([.G27]);COUNTIF([.$G$3:.$H$31];&quot;=&quot;&amp;[.G27])^2-1;0)" office:value-type="float" office:value="575">
            <text:p>575</text:p>
          </table:table-cell>
          <table:table-cell table:formula="of:=IF(ISNUMBER([.H27]);COUNTIF([.$G$3:.$H$31];&quot;=&quot;&amp;[.H27])^2-1;0)" office:value-type="float" office:value="3">
            <text:p>3</text:p>
          </table:table-cell>
          <table:table-cell table:formula="of:=IF(ISNUMBER([.C27]);((RANK([.C27];[.$C$3:.$D$31];1)+(COUNT([.$C$3:.$D$31])-RANK([.C27];[.$C$3:.$D$31];0)+1))/2);&quot;&quot;)" office:value-type="float" office:value="12.5">
            <text:p>12.5</text:p>
          </table:table-cell>
          <table:table-cell table:formula="of:=IF(ISNUMBER([.D27]);((RANK([.D27];[.$C$3:.$D$31];1)+(COUNT([.$C$3:.$D$31])-RANK([.D27];[.$C$3:.$D$31];0)+1))/2);&quot;&quot;)" office:value-type="float" office:value="48.5">
            <text:p>48.5</text:p>
          </table:table-cell>
          <table:table-cell office:value-type="float" office:value="21">
            <text:p>21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Jalili syndrome </text:p>
          </table:table-cell>
          <table:table-cell office:value-type="string">
            <text:p><text:s/>amelogenesis imperfecta and cone-rod retinal dystrophy 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formula="of:=IF(ISNUMBER([.G28]);COUNTIF([.$G$3:.$H$31];&quot;=&quot;&amp;[.G28])^2-1;0)" office:value-type="float" office:value="8">
            <text:p>8</text:p>
          </table:table-cell>
          <table:table-cell table:formula="of:=IF(ISNUMBER([.H28]);COUNTIF([.$G$3:.$H$31];&quot;=&quot;&amp;[.H28])^2-1;0)" office:value-type="float" office:value="0">
            <text:p>0</text:p>
          </table:table-cell>
          <table:table-cell table:formula="of:=IF(ISNUMBER([.C28]);((RANK([.C28];[.$C$3:.$D$31];1)+(COUNT([.$C$3:.$D$31])-RANK([.C28];[.$C$3:.$D$31];0)+1))/2);&quot;&quot;)" office:value-type="float" office:value="35">
            <text:p>35</text:p>
          </table:table-cell>
          <table:table-cell table:formula="of:=IF(ISNUMBER([.D28]);((RANK([.D28];[.$C$3:.$D$31];1)+(COUNT([.$C$3:.$D$31])-RANK([.D28];[.$C$3:.$D$31];0)+1))/2);&quot;&quot;)" office:value-type="float" office:value="47">
            <text:p>47</text:p>
          </table:table-cell>
          <table:table-cell office:value-type="float" office:value="22">
            <text:p>22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Jeune syndrome </text:p>
          </table:table-cell>
          <table:table-cell office:value-type="string">
            <text:p><text:s/>narrow thorax and short limb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29]);COUNTIF([.$G$3:.$H$31];&quot;=&quot;&amp;[.G29])^2-1;0)" office:value-type="float" office:value="575">
            <text:p>575</text:p>
          </table:table-cell>
          <table:table-cell table:formula="of:=IF(ISNUMBER([.H29]);COUNTIF([.$G$3:.$H$31];&quot;=&quot;&amp;[.H29])^2-1;0)" office:value-type="float" office:value="35">
            <text:p>35</text:p>
          </table:table-cell>
          <table:table-cell table:formula="of:=IF(ISNUMBER([.C29]);((RANK([.C29];[.$C$3:.$D$31];1)+(COUNT([.$C$3:.$D$31])-RANK([.C29];[.$C$3:.$D$31];0)+1))/2);&quot;&quot;)" office:value-type="float" office:value="12.5">
            <text:p>12.5</text:p>
          </table:table-cell>
          <table:table-cell table:formula="of:=IF(ISNUMBER([.D29]);((RANK([.D29];[.$C$3:.$D$31];1)+(COUNT([.$C$3:.$D$31])-RANK([.D29];[.$C$3:.$D$31];0)+1))/2);&quot;&quot;)" office:value-type="float" office:value="27.5">
            <text:p>27.5</text:p>
          </table:table-cell>
          <table:table-cell office:value-type="float" office:value="23">
            <text:p>23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Myeloma, multiple </text:p>
          </table:table-cell>
          <table:table-cell office:value-type="string">
            <text:p><text:s/>overproduction of abnormal plasma cells in the bone marrow and manifested by skeletal destruction, bone pain, and presence of abnormous immunoglobulins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30]);COUNTIF([.$G$3:.$H$31];&quot;=&quot;&amp;[.G30])^2-1;0)" office:value-type="float" office:value="575">
            <text:p>575</text:p>
          </table:table-cell>
          <table:table-cell table:formula="of:=IF(ISNUMBER([.H30]);COUNTIF([.$G$3:.$H$31];&quot;=&quot;&amp;[.H30])^2-1;0)" office:value-type="float" office:value="8">
            <text:p>8</text:p>
          </table:table-cell>
          <table:table-cell table:formula="of:=IF(ISNUMBER([.C30]);((RANK([.C30];[.$C$3:.$D$31];1)+(COUNT([.$C$3:.$D$31])-RANK([.C30];[.$C$3:.$D$31];0)+1))/2);&quot;&quot;)" office:value-type="float" office:value="12.5">
            <text:p>12.5</text:p>
          </table:table-cell>
          <table:table-cell table:formula="of:=IF(ISNUMBER([.D30]);((RANK([.D30];[.$C$3:.$D$31];1)+(COUNT([.$C$3:.$D$31])-RANK([.D30];[.$C$3:.$D$31];0)+1))/2);&quot;&quot;)" office:value-type="float" office:value="32">
            <text:p>32</text:p>
          </table:table-cell>
          <table:table-cell office:value-type="float" office:value="24">
            <text:p>24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Trichodental syndrome </text:p>
          </table:table-cell>
          <table:table-cell office:value-type="string">
            <text:p><text:s/>fine, dry and short hair with dental anomalies 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IF(ISNUMBER([.G31]);COUNTIF([.$G$3:.$H$31];&quot;=&quot;&amp;[.G31])^2-1;0)" office:value-type="float" office:value="575">
            <text:p>575</text:p>
          </table:table-cell>
          <table:table-cell table:formula="of:=IF(ISNUMBER([.H31]);COUNTIF([.$G$3:.$H$31];&quot;=&quot;&amp;[.H31])^2-1;0)" office:value-type="float" office:value="0">
            <text:p>0</text:p>
          </table:table-cell>
          <table:table-cell table:formula="of:=IF(ISNUMBER([.C31]);((RANK([.C31];[.$C$3:.$D$31];1)+(COUNT([.$C$3:.$D$31])-RANK([.C31];[.$C$3:.$D$31];0)+1))/2);&quot;&quot;)" office:value-type="float" office:value="12.5">
            <text:p>12.5</text:p>
          </table:table-cell>
          <table:table-cell table:formula="of:=IF(ISNUMBER([.D31]);((RANK([.D31];[.$C$3:.$D$31];1)+(COUNT([.$C$3:.$D$31])-RANK([.D31];[.$C$3:.$D$31];0)+1))/2);&quot;&quot;)"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6">
            <text:p>26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7">
            <text:p>27</text:p>
          </table:table-cell>
          <table:table-cell table:formula="of:=AVERAGE([.I7:.I33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8">
            <text:p>28</text:p>
          </table:table-cell>
          <table:table-cell table:formula="of:=AVERAGE([.I34:.I39])" office:value-type="float" office:value="30.5">
            <text:p>30.5</text:p>
          </table:table-cell>
          <table:table-cell table:style-name="ce3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9">
            <text:p>29</text:p>
          </table:table-cell>
          <table:table-cell table:formula="of:=AVERAGE([.I34:.I39])" office:value-type="float" office:value="30.5">
            <text:p>30.5</text:p>
          </table:table-cell>
          <table:table-cell table:style-name="ce3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0">
            <text:p>30</text:p>
          </table:table-cell>
          <table:table-cell table:formula="of:=AVERAGE([.I34:.I39])" office:value-type="float" office:value="30.5">
            <text:p>30.5</text:p>
          </table:table-cell>
          <table:table-cell table:style-name="ce3"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1">
            <text:p>31</text:p>
          </table:table-cell>
          <table:table-cell table:formula="of:=AVERAGE([.I34:.I39])" office:value-type="float" office:value="30.5">
            <text:p>30.5</text:p>
          </table:table-cell>
          <table:table-cell table:style-name="ce3"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2">
            <text:p>32</text:p>
          </table:table-cell>
          <table:table-cell table:formula="of:=AVERAGE([.I34:.I39])" office:value-type="float" office:value="30.5">
            <text:p>30.5</text:p>
          </table:table-cell>
          <table:table-cell table:style-name="ce3"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new model</text:p>
          </table:table-cell>
          <table:table-cell office:value-type="string">
            <text:p>old model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3">
            <text:p>33</text:p>
          </table:table-cell>
          <table:table-cell table:formula="of:=AVERAGE([.I34:.I39])" office:value-type="float" office:value="30.5">
            <text:p>30.5</text:p>
          </table:table-cell>
          <table:table-cell table:style-name="ce3" office:value-type="float" office:value="2">
            <text:p>2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3:.C31]; &quot;&lt;=5&quot;)" office:value-type="float" office:value="28">
            <text:p>28</text:p>
          </table:table-cell>
          <table:table-cell table:formula="of:=COUNTIF([.D3:.D31]; &quot;&lt;=5&quot;)" office:value-type="float" office:value="8">
            <text:p>8</text:p>
          </table:table-cell>
          <table:table-cell/>
          <table:table-cell table:formula="of:=COUNT([.C3:.C31])" office:value-type="float" office:value="29">
            <text:p>29</text:p>
          </table:table-cell>
          <table:table-cell table:formula="of:=[.O39]/[.R39]*100" office:value-type="float" office:value="96.551724137931">
            <text:p>96.5517241379</text:p>
          </table:table-cell>
          <table:table-cell table:formula="of:=[.P39]/[.R39]*100" office:value-type="float" office:value="27.5862068965517">
            <text:p>27.586206896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4">
            <text:p>34</text:p>
          </table:table-cell>
          <table:table-cell table:formula="of:=AVERAGE([.I40:.I42])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5&quot;)" office:value-type="float" office:value="2">
            <text:p>2</text:p>
          </table:table-cell>
          <table:table-cell table:formula="of:=COUNTIF([.D66:.D77]; &quot;&lt;=5&quot;)" office:value-type="float" office:value="5">
            <text:p>5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40]/[.R40]*100" office:value-type="float" office:value="22.2222222222222">
            <text:p>22.2222222222</text:p>
          </table:table-cell>
          <table:table-cell table:formula="of:=[.P40]/[.R40]*100" office:value-type="float" office:value="55.5555555555556">
            <text:p>55.555555555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5">
            <text:p>35</text:p>
          </table:table-cell>
          <table:table-cell table:formula="of:=AVERAGE([.I40:.I42])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5&quot;)" office:value-type="float" office:value="2">
            <text:p>2</text:p>
          </table:table-cell>
          <table:table-cell table:formula="of:=COUNTIF([.D95:.D99]; &quot;&lt;=5&quot;)" office:value-type="float" office:value="1">
            <text:p>1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41]/[.R41]*100" office:value-type="float" office:value="40">
            <text:p>40</text:p>
          </table:table-cell>
          <table:table-cell table:formula="of:=[.P41]/[.R41]*100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6">
            <text:p>36</text:p>
          </table:table-cell>
          <table:table-cell table:formula="of:=AVERAGE([.I40:.I42])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37">
            <text:p>37</text:p>
          </table:table-cell>
          <table:table-cell table:style-name="ce3" office:value-type="float" office:value="4">
            <text:p>4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O39:.O41])" office:value-type="float" office:value="32">
            <text:p>32</text:p>
          </table:table-cell>
          <table:table-cell table:formula="of:=SUM([.P39:.P41])" office:value-type="float" office:value="14">
            <text:p>14</text:p>
          </table:table-cell>
          <table:table-cell/>
          <table:table-cell table:formula="of:=SUM([.R39:.R41])" office:value-type="float" office:value="43">
            <text:p>43</text:p>
          </table:table-cell>
          <table:table-cell table:formula="of:=[.O43]/[.R43]*100" office:value-type="float" office:value="74.4186046511628">
            <text:p>74.4186046512</text:p>
          </table:table-cell>
          <table:table-cell table:formula="of:=[.P43]/[.R43]*100" office:value-type="float" office:value="32.5581395348837">
            <text:p>32.558139534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8">
            <text:p>38</text:p>
          </table:table-cell>
          <table:table-cell table:formula="of:=AVERAGE([.I44:.I46])"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9">
            <text:p>39</text:p>
          </table:table-cell>
          <table:table-cell table:formula="of:=AVERAGE([.I44:.I46])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0">
            <text:p>40</text:p>
          </table:table-cell>
          <table:table-cell table:formula="of:=AVERAGE([.I44:.I46])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1">
            <text:p>41</text:p>
          </table:table-cell>
          <table:table-cell table:style-name="ce3"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2">
            <text:p>42</text:p>
          </table:table-cell>
          <table:table-cell table:style-name="ce3"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new model</text:p>
          </table:table-cell>
          <table:table-cell office:value-type="string">
            <text:p>old model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3">
            <text:p>43</text:p>
          </table:table-cell>
          <table:table-cell table:style-name="ce3" office:value-type="float" office:value="8">
            <text:p>8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3:.C31]; &quot;&lt;=20&quot;)" office:value-type="float" office:value="29">
            <text:p>29</text:p>
          </table:table-cell>
          <table:table-cell table:formula="of:=COUNTIF([.D3:.D31]; &quot;&lt;=20&quot;)" office:value-type="float" office:value="17">
            <text:p>17</text:p>
          </table:table-cell>
          <table:table-cell/>
          <table:table-cell table:formula="of:=COUNT([.D3:.D31])" office:value-type="float" office:value="29">
            <text:p>29</text:p>
          </table:table-cell>
          <table:table-cell table:formula="of:=[.O49]/[.R49]*100" office:value-type="float" office:value="100">
            <text:p>100</text:p>
          </table:table-cell>
          <table:table-cell table:formula="of:=[.P49]/[.R49]*100" office:value-type="float" office:value="58.6206896551724">
            <text:p>58.620689655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4">
            <text:p>44</text:p>
          </table:table-cell>
          <table:table-cell table:formula="of:=AVERAGE([.I50:.I52])" office:value-type="float" office:value="45">
            <text:p>45</text:p>
          </table:table-cell>
          <table:table-cell table:style-name="ce3" office:value-type="float" office:value="10">
            <text:p>10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20&quot;)" office:value-type="float" office:value="6">
            <text:p>6</text:p>
          </table:table-cell>
          <table:table-cell table:formula="of:=COUNTIF([.D66:.D77]; &quot;&lt;=20&quot;)" office:value-type="float" office:value="7">
            <text:p>7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50]/[.R50]*100" office:value-type="float" office:value="66.6666666666667">
            <text:p>66.6666666667</text:p>
          </table:table-cell>
          <table:table-cell table:formula="of:=[.P50]/[.R50]*100" office:value-type="float" office:value="77.7777777777778">
            <text:p>77.777777777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5">
            <text:p>45</text:p>
          </table:table-cell>
          <table:table-cell table:formula="of:=AVERAGE([.I50:.I52])" office:value-type="float" office:value="45">
            <text:p>45</text:p>
          </table:table-cell>
          <table:table-cell table:style-name="ce3" office:value-type="float" office:value="10">
            <text:p>10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20&quot;)" office:value-type="float" office:value="4">
            <text:p>4</text:p>
          </table:table-cell>
          <table:table-cell table:formula="of:=COUNTIF([.D95:.D99]; &quot;&lt;=20&quot;)" office:value-type="float" office:value="3">
            <text:p>3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51]/[.R51]*100" office:value-type="float" office:value="80">
            <text:p>80</text:p>
          </table:table-cell>
          <table:table-cell table:formula="of:=[.P51]/[.R51]*100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6">
            <text:p>46</text:p>
          </table:table-cell>
          <table:table-cell table:formula="of:=AVERAGE([.I50:.I52])" office:value-type="float" office:value="45">
            <text:p>45</text:p>
          </table:table-cell>
          <table:table-cell table:style-name="ce3" office:value-type="float" office:value="10">
            <text:p>1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7">
            <text:p>47</text:p>
          </table:table-cell>
          <table:table-cell table:style-name="ce3" office:value-type="float" office:value="17">
            <text:p>17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O49:.O51])" office:value-type="float" office:value="39">
            <text:p>39</text:p>
          </table:table-cell>
          <table:table-cell table:formula="of:=SUM([.P49:.P51])" office:value-type="float" office:value="27">
            <text:p>27</text:p>
          </table:table-cell>
          <table:table-cell/>
          <table:table-cell table:formula="of:=SUM([.R49:.R51])" office:value-type="float" office:value="43">
            <text:p>43</text:p>
          </table:table-cell>
          <table:table-cell table:formula="of:=[.O53]/[.R53]*100" office:value-type="float" office:value="90.6976744186047">
            <text:p>90.6976744186</text:p>
          </table:table-cell>
          <table:table-cell table:formula="of:=[.P53]/[.R53]*100" office:value-type="float" office:value="62.7906976744186">
            <text:p>62.790697674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8">
            <text:p>48</text:p>
          </table:table-cell>
          <table:table-cell table:style-name="ce3" office:value-type="float" office:value="18">
            <text:p>18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0">
            <text:p>50</text:p>
          </table:table-cell>
          <table:table-cell table:style-name="ce3" office:value-type="float" office:value="40">
            <text:p>4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1">
            <text:p>51</text:p>
          </table:table-cell>
          <table:table-cell table:style-name="ce3" office:value-type="float" office:value="60">
            <text:p>6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2">
            <text:p>52</text:p>
          </table:table-cell>
          <table:table-cell table:style-name="ce3" office:value-type="float" office:value="65">
            <text:p>65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3">
            <text:p>53</text:p>
          </table:table-cell>
          <table:table-cell table:style-name="ce3" office:value-type="float" office:value="80">
            <text:p>8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4">
            <text:p>54</text:p>
          </table:table-cell>
          <table:table-cell table:style-name="ce3" office:value-type="float" office:value="85">
            <text:p>85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5">
            <text:p>55</text:p>
          </table:table-cell>
          <table:table-cell table:style-name="ce3" office:value-type="float" office:value="87">
            <text:p>87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6">
            <text:p>56</text:p>
          </table:table-cell>
          <table:table-cell table:style-name="ce3" office:value-type="float" office:value="91">
            <text:p>9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7">
            <text:p>57</text:p>
          </table:table-cell>
          <table:table-cell table:style-name="ce3" office:value-type="float" office:value="106">
            <text:p>106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2"/>
          <table:table-cell table:number-columns-repeated="2" office:value-type="float" office:value="58">
            <text:p>58</text:p>
          </table:table-cell>
          <table:table-cell table:style-name="ce3" office:value-type="float" office:value="3001">
            <text:p>300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ew unigram</text:p>
          </table:table-cell>
          <table:table-cell office:value-type="string">
            <text:p>old unigram</text:p>
          </table:table-cell>
          <table:table-cell table:style-name="Default" office:value-type="string">
            <text:p>unigram</text:p>
          </table:table-cell>
          <table:table-cell table:style-name="Default" office:value-type="string">
            <text:p>old unigram</text:p>
          </table:table-cell>
          <table:table-cell office:value-type="string">
            <text:p>unigram</text:p>
          </table:table-cell>
          <table:table-cell office:value-type="string">
            <text:p>old unigram</text:p>
          </table:table-cell>
          <table:table-cell table:number-columns-repeated="14"/>
        </table:table-row>
        <table:table-row table:style-name="ro1">
          <table:table-cell office:value-type="string">
            <text:p><text:s text:c="4"/>Cushing syndrome </text:p>
          </table:table-cell>
          <table:table-cell office:value-type="string">
            <text:p><text:s/>hypertension, adrenal, mass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ISNUMBER([.G66]);COUNTIF([.$G$66:.$H$77];&quot;=&quot;&amp;[.G66])^2-1;0)" office:value-type="float" office:value="3">
            <text:p>3</text:p>
          </table:table-cell>
          <table:table-cell table:formula="of:=IF(ISNUMBER([.H66]);COUNTIF([.$G$66:.$H$77];&quot;=&quot;&amp;[.H66])^2-1;0)" office:value-type="float" office:value="3">
            <text:p>3</text:p>
          </table:table-cell>
          <table:table-cell table:formula="of:=IF(ISNUMBER([.C66]);((RANK([.C66];[.$C$66:.$D$77];1)+(COUNT([.$C$66:.$D$77])-RANK([.C66];[.$C$66:.$D$77];0)+1))/2);&quot;&quot;)" office:value-type="float" office:value="4.5">
            <text:p>4.5</text:p>
          </table:table-cell>
          <table:table-cell table:formula="of:=IF(ISNUMBER([.D66]);((RANK([.D66];[.$C$66:.$D$77];1)+(COUNT([.$C$66:.$D$77])-RANK([.D66];[.$C$66:.$D$77];0)+1))/2);&quot;&quot;)" office:value-type="float" office:value="2.5">
            <text:p>2.5</text:p>
          </table:table-cell>
          <table:table-cell table:number-columns-repeated="4"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8"/>
        </table:table-row>
        <table:table-row table:style-name="ro1">
          <table:table-cell office:value-type="string">
            <text:p><text:s text:c="4"/>Eosinophilic granuloma </text:p>
          </table:table-cell>
          <table:table-cell office:value-type="string">
            <text:p><text:s/>Hip, lesion, older, child </text:p>
          </table:table-cell>
          <table:table-cell table:number-columns-repeated="2"/>
          <table:table-cell table:formula="of:=IF(ISNUMBER([.G67]);COUNTIF([.$G$66:.$H$77];&quot;=&quot;&amp;[.G67])^2-1;0)" office:value-type="float" office:value="0">
            <text:p>0</text:p>
          </table:table-cell>
          <table:table-cell table:formula="of:=IF(ISNUMBER([.H67]);COUNTIF([.$G$66:.$H$77];&quot;=&quot;&amp;[.H67])^2-1;0)" office:value-type="float" office:value="0">
            <text:p>0</text:p>
          </table:table-cell>
          <table:table-cell table:formula="of:=IF(ISNUMBER([.C67]);((RANK([.C67];[.$C$66:.$D$77];1)+(COUNT([.$C$66:.$D$77])-RANK([.C67];[.$C$66:.$D$77];0)+1))/2);&quot;&quot;)">
            <text:p/>
          </table:table-cell>
          <table:table-cell table:formula="of:=IF(ISNUMBER([.D67]);((RANK([.D67];[.$C$66:.$D$77];1)+(COUNT([.$C$66:.$D$77])-RANK([.D67];[.$C$66:.$D$77];0)+1))/2)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<text:s text:c="4"/>Ehrlichiosis </text:p>
          </table:table-cell>
          <table:table-cell office:value-type="string">
            <text:p><text:s/>fever, bilateral, thigh, pain, weakness </text:p>
          </table:table-cell>
          <table:table-cell table:number-columns-repeated="2"/>
          <table:table-cell table:formula="of:=IF(ISNUMBER([.G68]);COUNTIF([.$G$66:.$H$77];&quot;=&quot;&amp;[.G68])^2-1;0)" office:value-type="float" office:value="0">
            <text:p>0</text:p>
          </table:table-cell>
          <table:table-cell table:formula="of:=IF(ISNUMBER([.H68]);COUNTIF([.$G$66:.$H$77];&quot;=&quot;&amp;[.H68])^2-1;0)" office:value-type="float" office:value="0">
            <text:p>0</text:p>
          </table:table-cell>
          <table:table-cell table:formula="of:=IF(ISNUMBER([.C68]);((RANK([.C68];[.$C$66:.$D$77];1)+(COUNT([.$C$66:.$D$77])-RANK([.C68];[.$C$66:.$D$77];0)+1))/2);&quot;&quot;)">
            <text:p/>
          </table:table-cell>
          <table:table-cell table:formula="of:=IF(ISNUMBER([.D68]);((RANK([.D68];[.$C$66:.$D$77];1)+(COUNT([.$C$66:.$D$77])-RANK([.D68];[.$C$66:.$D$77];0)+1))/2)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<text:s text:c="4"/>Neurofibromatosis type 1 </text:p>
          </table:table-cell>
          <table:table-cell office:value-type="string">
            <text:p><text:s/>multiple, spinal, tumours, skin, tumours </text:p>
          </table:table-cell>
          <table:table-cell table:number-columns-repeated="2"/>
          <table:table-cell table:formula="of:=IF(ISNUMBER([.G69]);COUNTIF([.$G$66:.$H$77];&quot;=&quot;&amp;[.G69])^2-1;0)" office:value-type="float" office:value="0">
            <text:p>0</text:p>
          </table:table-cell>
          <table:table-cell table:formula="of:=IF(ISNUMBER([.H69]);COUNTIF([.$G$66:.$H$77];&quot;=&quot;&amp;[.H69])^2-1;0)" office:value-type="float" office:value="0">
            <text:p>0</text:p>
          </table:table-cell>
          <table:table-cell table:formula="of:=IF(ISNUMBER([.C69]);((RANK([.C69];[.$C$66:.$D$77];1)+(COUNT([.$C$66:.$D$77])-RANK([.C69];[.$C$66:.$D$77];0)+1))/2);&quot;&quot;)">
            <text:p/>
          </table:table-cell>
          <table:table-cell table:formula="of:=IF(ISNUMBER([.D69]);((RANK([.D69];[.$C$66:.$D$77];1)+(COUNT([.$C$66:.$D$77])-RANK([.D69];[.$C$66:.$D$77];0)+1))/2);&quot;&quot;)">
            <text:p/>
          </table:table-cell>
          <table:table-cell table:number-columns-repeated="3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Hereditary pheochromocytoma-paraganglioma syndrome </text:p>
          </table:table-cell>
          <table:table-cell office:value-type="string">
            <text:p><text:s/>hypertension, papilledema, headache, renal, mass, cafe, au, lait </text:p>
          </table:table-cell>
          <table:table-cell office:value-type="float" office:value="10">
            <text:p>10</text:p>
          </table:table-cell>
          <table:table-cell office:value-type="float" office:value="414">
            <text:p>414</text:p>
          </table:table-cell>
          <table:table-cell table:formula="of:=IF(ISNUMBER([.G70]);COUNTIF([.$G$66:.$H$77];&quot;=&quot;&amp;[.G70])^2-1;0)" office:value-type="float" office:value="15">
            <text:p>15</text:p>
          </table:table-cell>
          <table:table-cell table:formula="of:=IF(ISNUMBER([.H70]);COUNTIF([.$G$66:.$H$77];&quot;=&quot;&amp;[.H70])^2-1;0)" office:value-type="float" office:value="0">
            <text:p>0</text:p>
          </table:table-cell>
          <table:table-cell table:formula="of:=IF(ISNUMBER([.C70]);((RANK([.C70];[.$C$66:.$D$77];1)+(COUNT([.$C$66:.$D$77])-RANK([.C70];[.$C$66:.$D$77];0)+1))/2);&quot;&quot;)" office:value-type="float" office:value="11.5">
            <text:p>11.5</text:p>
          </table:table-cell>
          <table:table-cell table:formula="of:=IF(ISNUMBER([.D70]);((RANK([.D70];[.$C$66:.$D$77];1)+(COUNT([.$C$66:.$D$77])-RANK([.D70];[.$C$66:.$D$77];0)+1))/2);&quot;&quot;)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office:value-type="string">
            <text:p><text:s text:c="4"/>Creutzfeldt-Jakob disease </text:p>
          </table:table-cell>
          <table:table-cell office:value-type="string">
            <text:p><text:s/>ataxia, confusion, insomnia, death </text:p>
          </table:table-cell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table:formula="of:=IF(ISNUMBER([.G71]);COUNTIF([.$G$66:.$H$77];&quot;=&quot;&amp;[.G71])^2-1;0)" office:value-type="float" office:value="0">
            <text:p>0</text:p>
          </table:table-cell>
          <table:table-cell table:formula="of:=IF(ISNUMBER([.H71]);COUNTIF([.$G$66:.$H$77];&quot;=&quot;&amp;[.H71])^2-1;0)" office:value-type="float" office:value="3">
            <text:p>3</text:p>
          </table:table-cell>
          <table:table-cell table:formula="of:=IF(ISNUMBER([.C71]);((RANK([.C71];[.$C$66:.$D$77];1)+(COUNT([.$C$66:.$D$77])-RANK([.C71];[.$C$66:.$D$77];0)+1))/2);&quot;&quot;)" office:value-type="float" office:value="17">
            <text:p>17</text:p>
          </table:table-cell>
          <table:table-cell table:formula="of:=IF(ISNUMBER([.D71]);((RANK([.D71];[.$C$66:.$D$77];1)+(COUNT([.$C$66:.$D$77])-RANK([.D71];[.$C$66:.$D$77];0)+1))/2);&quot;&quot;)" office:value-type="float" office:value="8.5">
            <text:p>8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/>
          <table:table-cell office:value-type="string">
            <text:p>Parameter</text:p>
          </table:table-cell>
          <table:table-cell office:value-type="string">
            <text:p>new unigram</text:p>
          </table:table-cell>
          <table:table-cell office:value-type="string">
            <text:p>old unigram</text:p>
          </table:table-cell>
          <table:table-cell table:number-columns-repeated="3"/>
        </table:table-row>
        <table:table-row table:style-name="ro1">
          <table:table-cell office:value-type="string">
            <text:p><text:s text:c="4"/>Churg-Strauss syndrome </text:p>
          </table:table-cell>
          <table:table-cell office:value-type="string">
            <text:p><text:s/>Wheeze, weight, loss, ANCA, haemoptysis, haematuria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ISNUMBER([.G72]);COUNTIF([.$G$66:.$H$77];&quot;=&quot;&amp;[.G72])^2-1;0)" office:value-type="float" office:value="3">
            <text:p>3</text:p>
          </table:table-cell>
          <table:table-cell table:formula="of:=IF(ISNUMBER([.H72]);COUNTIF([.$G$66:.$H$77];&quot;=&quot;&amp;[.H72])^2-1;0)" office:value-type="float" office:value="3">
            <text:p>3</text:p>
          </table:table-cell>
          <table:table-cell table:formula="of:=IF(ISNUMBER([.C72]);((RANK([.C72];[.$C$66:.$D$77];1)+(COUNT([.$C$66:.$D$77])-RANK([.C72];[.$C$66:.$D$77];0)+1))/2);&quot;&quot;)" office:value-type="float" office:value="4.5">
            <text:p>4.5</text:p>
          </table:table-cell>
          <table:table-cell table:formula="of:=IF(ISNUMBER([.D72]);((RANK([.D72];[.$C$66:.$D$77];1)+(COUNT([.$C$66:.$D$77])-RANK([.D72];[.$C$66:.$D$77];0)+1))/2);&quot;&quot;)"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Skrew</text:p>
          </table:table-cell>
          <table:table-cell table:formula="of:=SKEW([.C66:.C94])" office:value-type="float" office:value="2.54216604356697">
            <text:p>2.5421660436</text:p>
          </table:table-cell>
          <table:table-cell table:formula="of:=SKEW([.D66:.D94])" office:value-type="float" office:value="2.98082999877366">
            <text:p>2.9808299988</text:p>
          </table:table-cell>
          <table:table-cell/>
          <table:table-cell office:value-type="string">
            <text:p>R_{i}</text:p>
          </table:table-cell>
          <table:table-cell table:formula="of:=SUM([.G66:.G77])" office:value-type="float" office:value="103">
            <text:p>103</text:p>
          </table:table-cell>
          <table:table-cell table:formula="of:=SUM([.H66:.H77]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<text:s text:c="4"/>Dermatomyositis </text:p>
          </table:table-cell>
          <table:table-cell office:value-type="string">
            <text:p><text:s/>myopathy, neoplasia, dysphagia, rash, periorbital, swelling 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formula="of:=IF(ISNUMBER([.G73]);COUNTIF([.$G$66:.$H$77];&quot;=&quot;&amp;[.G73])^2-1;0)" office:value-type="float" office:value="0">
            <text:p>0</text:p>
          </table:table-cell>
          <table:table-cell table:formula="of:=IF(ISNUMBER([.H73]);COUNTIF([.$G$66:.$H$77];&quot;=&quot;&amp;[.H73])^2-1;0)" office:value-type="float" office:value="3">
            <text:p>3</text:p>
          </table:table-cell>
          <table:table-cell table:formula="of:=IF(ISNUMBER([.C73]);((RANK([.C73];[.$C$66:.$D$77];1)+(COUNT([.$C$66:.$D$77])-RANK([.C73];[.$C$66:.$D$77];0)+1))/2);&quot;&quot;)" office:value-type="float" office:value="16">
            <text:p>16</text:p>
          </table:table-cell>
          <table:table-cell table:formula="of:=IF(ISNUMBER([.D73]);((RANK([.D73];[.$C$66:.$D$77];1)+(COUNT([.$C$66:.$D$77])-RANK([.D73];[.$C$66:.$D$77];0)+1))/2);&quot;&quot;)" office:value-type="float" office:value="6.5">
            <text:p>6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_{i}</text:p>
          </table:table-cell>
          <table:table-cell table:formula="of:=SUMIF([.L69:.L92]; &quot;B&quot;;[.J69:.J92])" office:value-type="float" office:value="68">
            <text:p>68</text:p>
          </table:table-cell>
          <table:table-cell table:style-name="ce4" table:formula="of:=SUMIF([.L69:.L92]; &quot;A&quot;;[.J69:.J92])" office:value-type="float" office:value="103">
            <text:p>103</text:p>
          </table:table-cell>
          <table:table-cell/>
          <table:table-cell office:value-type="string">
            <text:p>R_{i}^2</text:p>
          </table:table-cell>
          <table:table-cell table:formula="of:=[.R72]^2/[.R74]" office:value-type="float" office:value="1178.77777777778">
            <text:p>1178.7777777778</text:p>
          </table:table-cell>
          <table:table-cell table:formula="of:=[.S72]^2/[.S74]" office:value-type="float" office:value="513.777777777778">
            <text:p>513.7777777778</text:p>
          </table:table-cell>
          <table:table-cell table:number-columns-repeated="3"/>
        </table:table-row>
        <table:table-row table:style-name="ro1">
          <table:table-cell office:value-type="string">
            <text:p><text:s text:c="4"/>Cat-scratch disease </text:p>
          </table:table-cell>
          <table:table-cell office:value-type="string">
            <text:p><text:s/>renal, transplant, fever, cat, lymphadenopathy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IF(ISNUMBER([.G74]);COUNTIF([.$G$66:.$H$77];&quot;=&quot;&amp;[.G74])^2-1;0)" office:value-type="float" office:value="15">
            <text:p>15</text:p>
          </table:table-cell>
          <table:table-cell table:formula="of:=IF(ISNUMBER([.H74]);COUNTIF([.$G$66:.$H$77];&quot;=&quot;&amp;[.H74])^2-1;0)" office:value-type="float" office:value="0">
            <text:p>0</text:p>
          </table:table-cell>
          <table:table-cell table:formula="of:=IF(ISNUMBER([.C74]);((RANK([.C74];[.$C$66:.$D$77];1)+(COUNT([.$C$66:.$D$77])-RANK([.C74];[.$C$66:.$D$77];0)+1))/2);&quot;&quot;)" office:value-type="float" office:value="11.5">
            <text:p>11.5</text:p>
          </table:table-cell>
          <table:table-cell table:formula="of:=IF(ISNUMBER([.D74]);((RANK([.D74];[.$C$66:.$D$77];1)+(COUNT([.$C$66:.$D$77])-RANK([.D74];[.$C$66:.$D$77];0)+1))/2);&quot;&quot;)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L69:.L92]; &quot;B&quot;)" office:value-type="float" office:value="9">
            <text:p>9</text:p>
          </table:table-cell>
          <table:table-cell table:style-name="ce4" table:formula="of:=COUNTIF([.L69:.L92]; &quot;A&quot;)" office:value-type="float" office:value="9">
            <text:p>9</text:p>
          </table:table-cell>
          <table:table-cell/>
          <table:table-cell office:value-type="string">
            <text:p>n_{i}</text:p>
          </table:table-cell>
          <table:table-cell table:formula="of:=COUNTIF([.L69:.L86]; &quot;B&quot;)" office:value-type="float" office:value="9">
            <text:p>9</text:p>
          </table:table-cell>
          <table:table-cell table:formula="of:=COUNTIF([.L69:.L86]; &quot;A&quot;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<text:s text:c="4"/>Toxic epidermal necrolysis (TEN) </text:p>
          </table:table-cell>
          <table:table-cell office:value-type="string">
            <text:p><text:s/>bullous, skin, conditions, respiratory, failure, carbamazepine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ISNUMBER([.G75]);COUNTIF([.$G$66:.$H$77];&quot;=&quot;&amp;[.G75])^2-1;0)" office:value-type="float" office:value="15">
            <text:p>15</text:p>
          </table:table-cell>
          <table:table-cell table:formula="of:=IF(ISNUMBER([.H75]);COUNTIF([.$G$66:.$H$77];&quot;=&quot;&amp;[.H75])^2-1;0)" office:value-type="float" office:value="3">
            <text:p>3</text:p>
          </table:table-cell>
          <table:table-cell table:formula="of:=IF(ISNUMBER([.C75]);((RANK([.C75];[.$C$66:.$D$77];1)+(COUNT([.$C$66:.$D$77])-RANK([.C75];[.$C$66:.$D$77];0)+1))/2);&quot;&quot;)" office:value-type="float" office:value="11.5">
            <text:p>11.5</text:p>
          </table:table-cell>
          <table:table-cell table:formula="of:=IF(ISNUMBER([.D75]);((RANK([.D75];[.$C$66:.$D$77];1)+(COUNT([.$C$66:.$D$77])-RANK([.D75];[.$C$66:.$D$77];0)+1))/2);&quot;&quot;)"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<text:s text:c="4"/>MELAS syndrome </text:p>
          </table:table-cell>
          <table:table-cell office:value-type="string">
            <text:p><text:s/>seizure, confusion, dysphasia, T2, lesions 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IF(ISNUMBER([.G76]);COUNTIF([.$G$66:.$H$77];&quot;=&quot;&amp;[.G76])^2-1;0)" office:value-type="float" office:value="15">
            <text:p>15</text:p>
          </table:table-cell>
          <table:table-cell table:formula="of:=IF(ISNUMBER([.H76]);COUNTIF([.$G$66:.$H$77];&quot;=&quot;&amp;[.H76])^2-1;0)" office:value-type="float" office:value="0">
            <text:p>0</text:p>
          </table:table-cell>
          <table:table-cell table:formula="of:=IF(ISNUMBER([.C76]);((RANK([.C76];[.$C$66:.$D$77];1)+(COUNT([.$C$66:.$D$77])-RANK([.C76];[.$C$66:.$D$77];0)+1))/2);&quot;&quot;)" office:value-type="float" office:value="11.5">
            <text:p>11.5</text:p>
          </table:table-cell>
          <table:table-cell table:formula="of:=IF(ISNUMBER([.D76]);((RANK([.D76];[.$C$66:.$D$77];1)+(COUNT([.$C$66:.$D$77])-RANK([.D76];[.$C$66:.$D$77];0)+1))/2);&quot;&quot;)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N74:.O74])" office:value-type="float" office:value="18">
            <text:p>18</text:p>
          </table:table-cell>
          <table:table-cell/>
          <table:table-cell office:value-type="string">
            <text:p>n</text:p>
          </table:table-cell>
          <table:table-cell/>
          <table:table-cell table:formula="of:=SUM([.R74:.S74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<text:s text:c="4"/>Brugada syndrome </text:p>
          </table:table-cell>
          <table:table-cell office:value-type="string">
            <text:p><text:s/>cardiac arrest sleep 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formula="of:=IF(ISNUMBER([.G77]);COUNTIF([.$G$66:.$H$77];&quot;=&quot;&amp;[.G77])^2-1;0)" office:value-type="float" office:value="0">
            <text:p>0</text:p>
          </table:table-cell>
          <table:table-cell table:formula="of:=IF(ISNUMBER([.H77]);COUNTIF([.$G$66:.$H$77];&quot;=&quot;&amp;[.H77])^2-1;0)" office:value-type="float" office:value="3">
            <text:p>3</text:p>
          </table:table-cell>
          <table:table-cell table:formula="of:=IF(ISNUMBER([.C77]);((RANK([.C77];[.$C$66:.$D$77];1)+(COUNT([.$C$66:.$D$77])-RANK([.C77];[.$C$66:.$D$77];0)+1))/2);&quot;&quot;)" office:value-type="float" office:value="15">
            <text:p>15</text:p>
          </table:table-cell>
          <table:table-cell table:formula="of:=IF(ISNUMBER([.D77]);((RANK([.D77];[.$C$66:.$D$77];1)+(COUNT([.$C$66:.$D$77])-RANK([.D77];[.$C$66:.$D$77];0)+1))/2);&quot;&quot;)" office:value-type="float" office:value="8.5">
            <text:p>8.5</text:p>
          </table:table-cell>
          <table:table-cell office:value-type="float" office:value="9">
            <text:p>9</text:p>
          </table:table-cell>
          <table:table-cell office:value-type="float" office:value="8.5">
            <text:p>8.5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0">
            <text:p>10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1">
            <text:p>11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O76]*([.O76]+1))) * ((([.O73]^2)/[.O74]) + (([.N73]^2)/[.N74])) - 3*([.O76]+1)" office:value-type="float" office:value="2.38791423001949">
            <text:p>2.38791423</text:p>
          </table:table-cell>
          <table:table-cell table:number-columns-repeated="3"/>
          <table:table-cell table:formula="of:=(12 / ([.S76]*([.S76]+1))) * (SUM([.R73:.S73])) - 3*([.S76]+1)" office:value-type="float" office:value="2.38791423001949">
            <text:p>2.38791423</text:p>
          </table:table-cell>
          <table:table-cell/>
          <table:table-cell office:value-type="string">
            <text:p>Adjust:</text:p>
          </table:table-cell>
          <table:table-cell table:formula="of:=1-SUM([.E66:.F77])/(([.S76]-1)*[.S76]*([.S76]+1))" office:value-type="float" office:value="0.985552115583075">
            <text:p>0.9855521156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2">
            <text:p>12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78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79]/[.V79]" office:value-type="float" office:value="2.42292030250145">
            <text:p>2.422920302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3">
            <text:p>13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string">
            <text:p>A</text:p>
          </table:table-cell>
          <table:table-cell office:value-type="string">
            <text:p>not significant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office:value-type="float" office:value="17">
            <text:p>17</text:p>
          </table:table-cell>
          <table:table-cell office:value-type="float" office:value="196">
            <text:p>196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8">
            <text:p>18</text:p>
          </table:table-cell>
          <table:table-cell office:value-type="float" office:value="414">
            <text:p>41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new unigram</text:p>
          </table:table-cell>
          <table:table-cell office:value-type="string">
            <text:p>old unigram</text:p>
          </table:table-cell>
          <table:table-cell table:style-name="Default" office:value-type="string">
            <text:p>unigram</text:p>
          </table:table-cell>
          <table:table-cell table:style-name="Default" office:value-type="string">
            <text:p>old unigram</text:p>
          </table:table-cell>
          <table:table-cell office:value-type="string">
            <text:p>unigram</text:p>
          </table:table-cell>
          <table:table-cell office:value-type="string">
            <text:p>old unigram</text:p>
          </table:table-cell>
          <table:table-cell table:number-columns-repeated="14"/>
        </table:table-row>
        <table:table-row table:style-name="ro1">
          <table:table-cell office:value-type="string">
            <text:p><text:s text:c="4"/>Fibrodysplasia ossificans progressiva </text:p>
          </table:table-cell>
          <table:table-cell office:value-type="string">
            <text:p><text:s/>Boy, normal birth, deformity of both big toes (missing joint), quick development of bone tumor near spine and osteogenesis at biopsy. </text:p>
          </table:table-cell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table:formula="of:=IF(ISNUMBER([.G95]);COUNTIF([.$G$95:.$H$99];&quot;=&quot;&amp;[.G95])^2-1;0)" office:value-type="float" office:value="0">
            <text:p>0</text:p>
          </table:table-cell>
          <table:table-cell table:formula="of:=IF(ISNUMBER([.H95]);COUNTIF([.$G$95:.$H$99];&quot;=&quot;&amp;[.H95])^2-1;0)" office:value-type="float" office:value="0">
            <text:p>0</text:p>
          </table:table-cell>
          <table:table-cell table:formula="of:=IF(ISNUMBER([.C95]);((RANK([.C95];[.$C$95:.$D$99];1)+(COUNT([.$C$95:.$D$99])-RANK([.C95];[.$C$95:.$D$99];0)+1))/2);&quot;&quot;)" office:value-type="float" office:value="8">
            <text:p>8</text:p>
          </table:table-cell>
          <table:table-cell table:formula="of:=IF(ISNUMBER([.D95]);((RANK([.D95];[.$C$95:.$D$99];1)+(COUNT([.$C$95:.$D$99])-RANK([.D95];[.$C$95:.$D$99];0)+1))/2);&quot;&quot;)" office:value-type="float" office:value="7">
            <text:p>7</text:p>
          </table:table-cell>
          <table:table-cell table:number-columns-repeated="14"/>
        </table:table-row>
        <table:table-row table:style-name="ro1">
          <table:table-cell office:value-type="string">
            <text:p><text:s text:c="4"/>Adrenoleukodystrophy, X-linked </text:p>
          </table:table-cell>
          <table:table-cell office:value-type="string">
            <text:p><text:s/>Normally developed boy age 5, progessive development of talking difficulties, seizures, ataxia, adrenal insufficiency and <text:s/>degeneration of visual and auditory functions </text:p>
          </table:table-cell>
          <table:table-cell office:value-type="float" office:value="14">
            <text:p>14</text:p>
          </table:table-cell>
          <table:table-cell office:value-type="float" office:value="1718">
            <text:p>1718</text:p>
          </table:table-cell>
          <table:table-cell table:formula="of:=IF(ISNUMBER([.G96]);COUNTIF([.$G$95:.$H$99];&quot;=&quot;&amp;[.G96])^2-1;0)" office:value-type="float" office:value="3">
            <text:p>3</text:p>
          </table:table-cell>
          <table:table-cell table:formula="of:=IF(ISNUMBER([.H96]);COUNTIF([.$G$95:.$H$99];&quot;=&quot;&amp;[.H96])^2-1;0)" office:value-type="float" office:value="0">
            <text:p>0</text:p>
          </table:table-cell>
          <table:table-cell table:formula="of:=IF(ISNUMBER([.C96]);((RANK([.C96];[.$C$95:.$D$99];1)+(COUNT([.$C$95:.$D$99])-RANK([.C96];[.$C$95:.$D$99];0)+1))/2);&quot;&quot;)" office:value-type="float" office:value="5.5">
            <text:p>5.5</text:p>
          </table:table-cell>
          <table:table-cell table:formula="of:=IF(ISNUMBER([.D96]);((RANK([.D96];[.$C$95:.$D$99];1)+(COUNT([.$C$95:.$D$99])-RANK([.D96];[.$C$95:.$D$99];0)+1))/2);&quot;&quot;)"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string">
            <text:p><text:s text:c="4"/>Papillon-Lefevre syndrome </text:p>
          </table:table-cell>
          <table:table-cell office:value-type="string">
            <text:p><text:s/>Boy age 14, yellow, keratotic plaques on the skin of palms and soles going up onto the dorsal side. Both hands and feet are affected. 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ISNUMBER([.G97]);COUNTIF([.$G$95:.$H$99];&quot;=&quot;&amp;[.G97])^2-1;0)" office:value-type="float" office:value="3">
            <text:p>3</text:p>
          </table:table-cell>
          <table:table-cell table:formula="of:=IF(ISNUMBER([.H97]);COUNTIF([.$G$95:.$H$99];&quot;=&quot;&amp;[.H97])^2-1;0)" office:value-type="float" office:value="0">
            <text:p>0</text:p>
          </table:table-cell>
          <table:table-cell table:formula="of:=IF(ISNUMBER([.C97]);((RANK([.C97];[.$C$95:.$D$99];1)+(COUNT([.$C$95:.$D$99])-RANK([.C97];[.$C$95:.$D$99];0)+1))/2);&quot;&quot;)" office:value-type="float" office:value="1.5">
            <text:p>1.5</text:p>
          </table:table-cell>
          <table:table-cell table:formula="of:=IF(ISNUMBER([.D97]);((RANK([.D97];[.$C$95:.$D$99];1)+(COUNT([.$C$95:.$D$99])-RANK([.D97];[.$C$95:.$D$99];0)+1))/2);&quot;&quot;)"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<text:s text:c="4"/>Kleine-Levin syndrome </text:p>
          </table:table-cell>
          <table:table-cell office:value-type="string">
            <text:p><text:s/>Jewish boy age 16, monthly seizures, sleep deficiency, aggressive and irritable when woken, highly increased sexual appetite and hunger.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IF(ISNUMBER([.G98]);COUNTIF([.$G$95:.$H$99];&quot;=&quot;&amp;[.G98])^2-1;0)" office:value-type="float" office:value="0">
            <text:p>0</text:p>
          </table:table-cell>
          <table:table-cell table:formula="of:=IF(ISNUMBER([.H98]);COUNTIF([.$G$95:.$H$99];&quot;=&quot;&amp;[.H98])^2-1;0)" office:value-type="float" office:value="3">
            <text:p>3</text:p>
          </table:table-cell>
          <table:table-cell table:formula="of:=IF(ISNUMBER([.C98]);((RANK([.C98];[.$C$95:.$D$99];1)+(COUNT([.$C$95:.$D$99])-RANK([.C98];[.$C$95:.$D$99];0)+1))/2);&quot;&quot;)" office:value-type="float" office:value="3">
            <text:p>3</text:p>
          </table:table-cell>
          <table:table-cell table:formula="of:=IF(ISNUMBER([.D98]);((RANK([.D98];[.$C$95:.$D$99];1)+(COUNT([.$C$95:.$D$99])-RANK([.D98];[.$C$95:.$D$99];0)+1))/2);&quot;&quot;)"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Midface retraction syndrome, Schinzel-Giedion type </text:p>
          </table:table-cell>
          <table:table-cell office:value-type="string">
            <text:p><text:s/>Male child, malformations at birth, midfacial retraction with a deep groove under the eyes, and hypertelorism, short nose with a low nasal bridge and large low-set ears, wide mouth and retrognathia. Hypertrichosis with bright reddish hair and a median frontal cutaneous angioma, short neck with redundant skin, Bilateral inguinal hernias, hypospadias with a megameatus, and cryptorchidism <text:s/></text:p>
          </table:table-cell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table:formula="of:=IF(ISNUMBER([.G99]);COUNTIF([.$G$95:.$H$99];&quot;=&quot;&amp;[.G99])^2-1;0)" office:value-type="float" office:value="3">
            <text:p>3</text:p>
          </table:table-cell>
          <table:table-cell table:formula="of:=IF(ISNUMBER([.H99]);COUNTIF([.$G$95:.$H$99];&quot;=&quot;&amp;[.H99])^2-1;0)" office:value-type="float" office:value="0">
            <text:p>0</text:p>
          </table:table-cell>
          <table:table-cell table:formula="of:=IF(ISNUMBER([.C99]);((RANK([.C99];[.$C$95:.$D$99];1)+(COUNT([.$C$95:.$D$99])-RANK([.C99];[.$C$95:.$D$99];0)+1))/2);&quot;&quot;)" office:value-type="float" office:value="5.5">
            <text:p>5.5</text:p>
          </table:table-cell>
          <table:table-cell table:formula="of:=IF(ISNUMBER([.D99]);((RANK([.D99];[.$C$95:.$D$99];1)+(COUNT([.$C$95:.$D$99])-RANK([.D99];[.$C$95:.$D$99];0)+1))/2);&quot;&quot;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/>
          <table:table-cell office:value-type="string">
            <text:p>Parameter</text:p>
          </table:table-cell>
          <table:table-cell office:value-type="string">
            <text:p>new unigram</text:p>
          </table:table-cell>
          <table:table-cell office:value-type="string">
            <text:p>old unigram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94:.C122])" office:value-type="float" office:value="2.12297070743315">
            <text:p>2.1229707074</text:p>
          </table:table-cell>
          <table:table-cell table:formula="of:=SKEW([.D94:.D122])" office:value-type="float" office:value="2.19251178623346">
            <text:p>2.1925117862</text:p>
          </table:table-cell>
          <table:table-cell/>
          <table:table-cell office:value-type="string">
            <text:p>R_{i}</text:p>
          </table:table-cell>
          <table:table-cell table:formula="of:=SUM([.G95:.G106])" office:value-type="float" office:value="23.5">
            <text:p>23.5</text:p>
          </table:table-cell>
          <table:table-cell table:formula="of:=SUM([.H95:.H106])" office:value-type="float" office:value="31.5">
            <text:p>31.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R_{i}</text:p>
          </table:table-cell>
          <table:table-cell table:formula="of:=SUMIF([.L98:.L121]; &quot;B&quot;;[.J98:.J121])" office:value-type="float" office:value="31.5">
            <text:p>31.5</text:p>
          </table:table-cell>
          <table:table-cell table:formula="of:=SUMIF([.L98:.L121]; &quot;A&quot;;[.J98:.J121])" office:value-type="float" office:value="23.5">
            <text:p>23.5</text:p>
          </table:table-cell>
          <table:table-cell/>
          <table:table-cell office:value-type="string">
            <text:p>R_{i}^2</text:p>
          </table:table-cell>
          <table:table-cell table:formula="of:=[.R101]^2/[.R103]" office:value-type="float" office:value="110.45">
            <text:p>110.45</text:p>
          </table:table-cell>
          <table:table-cell table:formula="of:=[.S101]^2/[.S103]" office:value-type="float" office:value="198.45">
            <text:p>198.4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98:.L107]; &quot;B&quot;)" office:value-type="float" office:value="5">
            <text:p>5</text:p>
          </table:table-cell>
          <table:table-cell table:formula="of:=COUNTIF([.L98:.L107]; &quot;A&quot;)" office:value-type="float" office:value="5">
            <text:p>5</text:p>
          </table:table-cell>
          <table:table-cell/>
          <table:table-cell office:value-type="string">
            <text:p>n_{i}</text:p>
          </table:table-cell>
          <table:table-cell table:formula="of:=COUNTIF([.L98:.L115]; &quot;B&quot;)" office:value-type="float" office:value="5">
            <text:p>5</text:p>
          </table:table-cell>
          <table:table-cell table:formula="of:=COUNTIF([.L98:.L115]; &quot;A&quot;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103:.O103])" office:value-type="float" office:value="10">
            <text:p>10</text:p>
          </table:table-cell>
          <table:table-cell/>
          <table:table-cell office:value-type="string">
            <text:p>n</text:p>
          </table:table-cell>
          <table:table-cell/>
          <table:table-cell table:formula="of:=SUM([.R103:.S103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9">
            <text:p>9</text:p>
          </table:table-cell>
          <table:table-cell office:value-type="float" office:value="164">
            <text:p>164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1718">
            <text:p>1718</text:p>
          </table:table-cell>
          <table:table-cell office:value-type="string">
            <text:p>B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stat}</text:p>
          </table:table-cell>
          <table:table-cell/>
          <table:table-cell table:formula="of:=(12 / ([.O105]*([.O105]+1))) * ((([.O102]^2)/[.O103]) + (([.N102]^2)/[.N103])) - 3*([.O105]+1)" office:value-type="float" office:value="0.698181818181816">
            <text:p>0.6981818182</text:p>
          </table:table-cell>
          <table:table-cell table:number-columns-repeated="3"/>
          <table:table-cell table:formula="of:=(12 / ([.S105]*([.S105]+1))) * (SUM([.R102:.S102])) - 3*([.S105]+1)" office:value-type="float" office:value="0.698181818181816">
            <text:p>0.6981818182</text:p>
          </table:table-cell>
          <table:table-cell/>
          <table:table-cell office:value-type="string">
            <text:p>Adjust:</text:p>
          </table:table-cell>
          <table:table-cell table:formula="of:=1-SUM([.E95:.F106])/(([.S105]-1)*[.S105]*([.S105]+1))" office:value-type="float" office:value="0.987878787878788">
            <text:p>0.987878787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crit}</text:p>
          </table:table-cell>
          <table:table-cell/>
          <table:table-cell table:formula="of:=LEGACY.CHIINV(0.05; [.O107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08]/[.V108]" office:value-type="float" office:value="0.706748466257666">
            <text:p>0.7067484663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not significant</text:p>
          </table:table-cell>
          <table:table-cell table:number-columns-repeated="9"/>
        </table:table-row>
      </table:table>
      <table:table table:name="B Tests" table:style-name="ta1" table:print="false">
        <table:table-column table:style-name="co1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3" table:number-columns-repeated="16" table:default-cell-style-name="Default"/>
        <table:table-row table:style-name="ro1">
          <table:table-cell table:number-columns-repeated="2"/>
          <table:table-cell table:style-name="ce1" table:number-columns-repeated="2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number-columns-repeated="14"/>
        </table:table-row>
        <table:table-row table:style-name="ro1">
          <table:table-cell office:value-type="string">
            <text:p><text:s text:c="4"/>Apparent mineralocorticoid excess 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ISNUMBER([.G3]);COUNTIF([.$G$3:.$H$31];&quot;=&quot;&amp;[.G3])^2-1;0)" office:value-type="float" office:value="35">
            <text:p>35</text:p>
          </table:table-cell>
          <table:table-cell table:formula="of:=IF(ISNUMBER([.H3]);COUNTIF([.$G$3:.$H$31];&quot;=&quot;&amp;[.H3])^2-1;0)" office:value-type="float" office:value="35">
            <text:p>35</text:p>
          </table:table-cell>
          <table:table-cell table:formula="of:=IF(ISNUMBER([.C3]);((RANK([.C3];[.$C$3:.$D$31];1)+(COUNT([.$C$3:.$D$31])-RANK([.C3];[.$C$3:.$D$31];0)+1))/2);&quot;&quot;)" office:value-type="float" office:value="13.5">
            <text:p>13.5</text:p>
          </table:table-cell>
          <table:table-cell table:formula="of:=IF(ISNUMBER([.D3]);((RANK([.D3];[.$C$3:.$D$31];1)+(COUNT([.$C$3:.$D$31])-RANK([.D3];[.$C$3:.$D$31];0)+1))/2);&quot;&quot;)" office:value-type="float" office:value="30.5">
            <text:p>30.5</text:p>
          </table:table-cell>
          <table:table-cell table:number-columns-repeated="4"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7"/>
        </table:table-row>
        <table:table-row table:style-name="ro1">
          <table:table-cell office:value-type="string">
            <text:p><text:s text:c="4"/>Rubinstein-Taybi syndrome <text:s/></text:p>
          </table:table-cell>
          <table:table-cell/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table:formula="of:=IF(ISNUMBER([.G4]);COUNTIF([.$G$3:.$H$31];&quot;=&quot;&amp;[.G4])^2-1;0)" office:value-type="float" office:value="0">
            <text:p>0</text:p>
          </table:table-cell>
          <table:table-cell table:formula="of:=IF(ISNUMBER([.H4]);COUNTIF([.$G$3:.$H$31];&quot;=&quot;&amp;[.H4])^2-1;0)" office:value-type="float" office:value="0">
            <text:p>0</text:p>
          </table:table-cell>
          <table:table-cell table:formula="of:=IF(ISNUMBER([.C4]);((RANK([.C4];[.$C$3:.$D$31];1)+(COUNT([.$C$3:.$D$31])-RANK([.C4];[.$C$3:.$D$31];0)+1))/2);&quot;&quot;)" office:value-type="float" office:value="57">
            <text:p>57</text:p>
          </table:table-cell>
          <table:table-cell table:formula="of:=IF(ISNUMBER([.D4]);((RANK([.D4];[.$C$3:.$D$31];1)+(COUNT([.$C$3:.$D$31])-RANK([.D4];[.$C$3:.$D$31];0)+1))/2);&quot;&quot;)" office:value-type="float" office:value="58">
            <text:p>58</text:p>
          </table:table-cell>
          <table:table-cell table:number-columns-repeated="4"/>
          <table:table-cell office:value-type="string">
            <text:p>Parameter</text:p>
          </table:table-cell>
          <table:table-cell office:value-type="string">
            <text:p>Raw google</text:p>
          </table:table-cell>
          <table:table-cell office:value-type="string">
            <text:p>Google noise reduced</text:p>
          </table:table-cell>
          <table:table-cell table:number-columns-repeated="2"/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number-columns-repeated="3"/>
        </table:table-row>
        <table:table-row table:style-name="ro1">
          <table:table-cell office:value-type="string">
            <text:p><text:s text:c="4"/>Cholestasis - lymphedema <text:s/>(Aagenaes syndrome) 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ISNUMBER([.G5]);COUNTIF([.$G$3:.$H$31];&quot;=&quot;&amp;[.G5])^2-1;0)" office:value-type="float" office:value="35">
            <text:p>35</text:p>
          </table:table-cell>
          <table:table-cell table:formula="of:=IF(ISNUMBER([.H5]);COUNTIF([.$G$3:.$H$31];&quot;=&quot;&amp;[.H5])^2-1;0)" office:value-type="float" office:value="120">
            <text:p>120</text:p>
          </table:table-cell>
          <table:table-cell table:formula="of:=IF(ISNUMBER([.C5]);((RANK([.C5];[.$C$3:.$D$31];1)+(COUNT([.$C$3:.$D$31])-RANK([.C5];[.$C$3:.$D$31];0)+1))/2);&quot;&quot;)" office:value-type="float" office:value="13.5">
            <text:p>13.5</text:p>
          </table:table-cell>
          <table:table-cell table:formula="of:=IF(ISNUMBER([.D5]);((RANK([.D5];[.$C$3:.$D$31];1)+(COUNT([.$C$3:.$D$31])-RANK([.D5];[.$C$3:.$D$31];0)+1))/2);&quot;&quot;)" office:value-type="float" office:value="22">
            <text:p>22</text:p>
          </table:table-cell>
          <table:table-cell table:number-columns-repeated="4"/>
          <table:table-cell office:value-type="string">
            <text:p>Skrew</text:p>
          </table:table-cell>
          <table:table-cell table:formula="of:=SKEW([.C3:.C31])" office:value-type="float" office:value="4.40895226013256">
            <text:p>4.4089522601</text:p>
          </table:table-cell>
          <table:table-cell table:formula="of:=SKEW([.D3:.D31])" office:value-type="float" office:value="4.79292134747736">
            <text:p>4.7929213475</text:p>
          </table:table-cell>
          <table:table-cell/>
          <table:table-cell office:value-type="string">
            <text:p>R_{i}</text:p>
          </table:table-cell>
          <table:table-cell table:formula="of:=SUM([.G3:.G31])" office:value-type="float" office:value="662.5">
            <text:p>662.5</text:p>
          </table:table-cell>
          <table:table-cell table:formula="of:=SUM([.H3:.H31])" office:value-type="float" office:value="1048.5">
            <text:p>1048.5</text:p>
          </table:table-cell>
          <table:table-cell table:number-columns-repeated="3"/>
        </table:table-row>
        <table:table-row table:style-name="ro1">
          <table:table-cell office:value-type="string">
            <text:p><text:s text:c="4"/>Aase-Smith syndrome <text:s/></text:p>
          </table:table-cell>
          <table:table-cell/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formula="of:=IF(ISNUMBER([.G6]);COUNTIF([.$G$3:.$H$31];&quot;=&quot;&amp;[.G6])^2-1;0)" office:value-type="float" office:value="15">
            <text:p>15</text:p>
          </table:table-cell>
          <table:table-cell table:formula="of:=IF(ISNUMBER([.H6]);COUNTIF([.$G$3:.$H$31];&quot;=&quot;&amp;[.H6])^2-1;0)" office:value-type="float" office:value="0">
            <text:p>0</text:p>
          </table:table-cell>
          <table:table-cell table:formula="of:=IF(ISNUMBER([.C6]);((RANK([.C6];[.$C$3:.$D$31];1)+(COUNT([.$C$3:.$D$31])-RANK([.C6];[.$C$3:.$D$31];0)+1))/2);&quot;&quot;)" office:value-type="float" office:value="47.5">
            <text:p>47.5</text:p>
          </table:table-cell>
          <table:table-cell table:formula="of:=IF(ISNUMBER([.D6]);((RANK([.D6];[.$C$3:.$D$31];1)+(COUNT([.$C$3:.$D$31])-RANK([.D6];[.$C$3:.$D$31];0)+1))/2);&quot;&quot;)" office:value-type="float" office:value="54">
            <text:p>54</text:p>
          </table:table-cell>
          <table:table-cell table:number-columns-repeated="2"/>
          <table:table-cell table:style-name="ce1"/>
          <table:table-cell/>
          <table:table-cell office:value-type="string">
            <text:p>R_{i}</text:p>
          </table:table-cell>
          <table:table-cell table:formula="of:=SUMIF([.L7:.L64]; &quot;B&quot;;[.J7:.J64])" office:value-type="float" office:value="1049.5">
            <text:p>1049.5</text:p>
          </table:table-cell>
          <table:table-cell table:formula="of:=SUMIF([.L7:.L64]; &quot;A&quot;;[.J7:.J64])" office:value-type="float" office:value="663.5">
            <text:p>663.5</text:p>
          </table:table-cell>
          <table:table-cell/>
          <table:table-cell office:value-type="string">
            <text:p>R_{i}^2</text:p>
          </table:table-cell>
          <table:table-cell table:formula="of:=[.R5]^2/[.R7]" office:value-type="float" office:value="15134.6982758621">
            <text:p>15134.6982758621</text:p>
          </table:table-cell>
          <table:table-cell table:formula="of:=[.S5]^2/[.S7]" office:value-type="float" office:value="37908.6982758621">
            <text:p>37908.6982758621</text:p>
          </table:table-cell>
          <table:table-cell table:number-columns-repeated="3"/>
        </table:table-row>
        <table:table-row table:style-name="ro1">
          <table:table-cell office:value-type="string">
            <text:p><text:s text:c="4"/>Achondroplasia <text:s/></text:p>
          </table:table-cell>
          <table:table-cell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IF(ISNUMBER([.G7]);COUNTIF([.$G$3:.$H$31];&quot;=&quot;&amp;[.G7])^2-1;0)" office:value-type="float" office:value="0">
            <text:p>0</text:p>
          </table:table-cell>
          <table:table-cell table:formula="of:=IF(ISNUMBER([.H7]);COUNTIF([.$G$3:.$H$31];&quot;=&quot;&amp;[.H7])^2-1;0)" office:value-type="float" office:value="0">
            <text:p>0</text:p>
          </table:table-cell>
          <table:table-cell table:formula="of:=IF(ISNUMBER([.C7]);((RANK([.C7];[.$C$3:.$D$31];1)+(COUNT([.$C$3:.$D$31])-RANK([.C7];[.$C$3:.$D$31];0)+1))/2);&quot;&quot;)" office:value-type="float" office:value="39">
            <text:p>39</text:p>
          </table:table-cell>
          <table:table-cell table:formula="of:=IF(ISNUMBER([.D7]);((RANK([.D7];[.$C$3:.$D$31];1)+(COUNT([.$C$3:.$D$31])-RANK([.D7];[.$C$3:.$D$31];0)+1))/2);&quot;&quot;)" office:value-type="float" office:value="52">
            <text:p>52</text:p>
          </table:table-cell>
          <table:table-cell office:value-type="float" office:value="1">
            <text:p>1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7:.L64]; &quot;B&quot;)" office:value-type="float" office:value="29">
            <text:p>29</text:p>
          </table:table-cell>
          <table:table-cell table:formula="of:=COUNTIF([.L7:.L64]; &quot;A&quot;)" office:value-type="float" office:value="29">
            <text:p>29</text:p>
          </table:table-cell>
          <table:table-cell/>
          <table:table-cell office:value-type="string">
            <text:p>n_{i}</text:p>
          </table:table-cell>
          <table:table-cell table:formula="of:=COUNTIF([.L7:.L64]; &quot;B&quot;)" office:value-type="float" office:value="29">
            <text:p>29</text:p>
          </table:table-cell>
          <table:table-cell table:formula="of:=COUNTIF([.L7:.L64]; &quot;A&quot;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<text:s text:c="4"/>Acalvaria <text:s text:c="3"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8]);COUNTIF([.$G$3:.$H$31];&quot;=&quot;&amp;[.G8])^2-1;0)" office:value-type="float" office:value="99">
            <text:p>99</text:p>
          </table:table-cell>
          <table:table-cell table:formula="of:=IF(ISNUMBER([.H8]);COUNTIF([.$G$3:.$H$31];&quot;=&quot;&amp;[.H8])^2-1;0)" office:value-type="float" office:value="120">
            <text:p>120</text:p>
          </table:table-cell>
          <table:table-cell table:formula="of:=IF(ISNUMBER([.C8]);((RANK([.C8];[.$C$3:.$D$31];1)+(COUNT([.$C$3:.$D$31])-RANK([.C8];[.$C$3:.$D$31];0)+1))/2);&quot;&quot;)" office:value-type="float" office:value="5.5">
            <text:p>5.5</text:p>
          </table:table-cell>
          <table:table-cell table:formula="of:=IF(ISNUMBER([.D8]);((RANK([.D8];[.$C$3:.$D$31];1)+(COUNT([.$C$3:.$D$31])-RANK([.D8];[.$C$3:.$D$31];0)+1))/2);&quot;&quot;)" office:value-type="float" office:value="22">
            <text:p>22</text:p>
          </table:table-cell>
          <table:table-cell office:value-type="float" office:value="2">
            <text:p>2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<text:s text:c="4"/>Acrodysostosis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F(ISNUMBER([.G9]);COUNTIF([.$G$3:.$H$31];&quot;=&quot;&amp;[.G9])^2-1;0)" office:value-type="float" office:value="99">
            <text:p>99</text:p>
          </table:table-cell>
          <table:table-cell table:formula="of:=IF(ISNUMBER([.H9]);COUNTIF([.$G$3:.$H$31];&quot;=&quot;&amp;[.H9])^2-1;0)" office:value-type="float" office:value="3">
            <text:p>3</text:p>
          </table:table-cell>
          <table:table-cell table:formula="of:=IF(ISNUMBER([.C9]);((RANK([.C9];[.$C$3:.$D$31];1)+(COUNT([.$C$3:.$D$31])-RANK([.C9];[.$C$3:.$D$31];0)+1))/2);&quot;&quot;)" office:value-type="float" office:value="5.5">
            <text:p>5.5</text:p>
          </table:table-cell>
          <table:table-cell table:formula="of:=IF(ISNUMBER([.D9]);((RANK([.D9];[.$C$3:.$D$31];1)+(COUNT([.$C$3:.$D$31])-RANK([.D9];[.$C$3:.$D$31];0)+1))/2);&quot;&quot;)" office:value-type="float" office:value="40.5">
            <text:p>40.5</text:p>
          </table:table-cell>
          <table:table-cell office:value-type="float" office:value="3">
            <text:p>3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7:.O7])" office:value-type="float" office:value="58">
            <text:p>58</text:p>
          </table:table-cell>
          <table:table-cell/>
          <table:table-cell office:value-type="string">
            <text:p>n</text:p>
          </table:table-cell>
          <table:table-cell/>
          <table:table-cell table:formula="of:=SUM([.R7:.S7]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<text:s text:c="4"/>Acromegaly </text:p>
          </table:table-cell>
          <table:table-cell/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table:formula="of:=IF(ISNUMBER([.G10]);COUNTIF([.$G$3:.$H$31];&quot;=&quot;&amp;[.G10])^2-1;0)" office:value-type="float" office:value="0">
            <text:p>0</text:p>
          </table:table-cell>
          <table:table-cell table:formula="of:=IF(ISNUMBER([.H10]);COUNTIF([.$G$3:.$H$31];&quot;=&quot;&amp;[.H10])^2-1;0)" office:value-type="float" office:value="0">
            <text:p>0</text:p>
          </table:table-cell>
          <table:table-cell table:formula="of:=IF(ISNUMBER([.C10]);((RANK([.C10];[.$C$3:.$D$31];1)+(COUNT([.$C$3:.$D$31])-RANK([.C10];[.$C$3:.$D$31];0)+1))/2);&quot;&quot;)" office:value-type="float" office:value="56">
            <text:p>56</text:p>
          </table:table-cell>
          <table:table-cell table:formula="of:=IF(ISNUMBER([.D10]);((RANK([.D10];[.$C$3:.$D$31];1)+(COUNT([.$C$3:.$D$31])-RANK([.D10];[.$C$3:.$D$31];0)+1))/2);&quot;&quot;)" office:value-type="float" office:value="55">
            <text:p>55</text:p>
          </table:table-cell>
          <table:table-cell office:value-type="float" office:value="4">
            <text:p>4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<text:s text:c="4"/>Biliary atresia <text:s/>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IF(ISNUMBER([.G11]);COUNTIF([.$G$3:.$H$31];&quot;=&quot;&amp;[.G11])^2-1;0)" office:value-type="float" office:value="120">
            <text:p>120</text:p>
          </table:table-cell>
          <table:table-cell table:formula="of:=IF(ISNUMBER([.H11]);COUNTIF([.$G$3:.$H$31];&quot;=&quot;&amp;[.H11])^2-1;0)" office:value-type="float" office:value="3">
            <text:p>3</text:p>
          </table:table-cell>
          <table:table-cell table:formula="of:=IF(ISNUMBER([.C11]);((RANK([.C11];[.$C$3:.$D$31];1)+(COUNT([.$C$3:.$D$31])-RANK([.C11];[.$C$3:.$D$31];0)+1))/2);&quot;&quot;)" office:value-type="float" office:value="22">
            <text:p>22</text:p>
          </table:table-cell>
          <table:table-cell table:formula="of:=IF(ISNUMBER([.D11]);((RANK([.D11];[.$C$3:.$D$31];1)+(COUNT([.$C$3:.$D$31])-RANK([.D11];[.$C$3:.$D$31];0)+1))/2);&quot;&quot;)" office:value-type="float" office:value="34.5">
            <text:p>34.5</text:p>
          </table:table-cell>
          <table:table-cell office:value-type="float" office:value="5">
            <text:p>5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<text:s text:c="4"/>Bronchiolitis obliterans with obstructive pulmonary disease <text:s/></text:p>
          </table:table-cell>
          <table:table-cell/>
          <table:table-cell table:number-columns-repeated="2" office:value-type="float" office:value="3">
            <text:p>3</text:p>
          </table:table-cell>
          <table:table-cell table:formula="of:=IF(ISNUMBER([.G12]);COUNTIF([.$G$3:.$H$31];&quot;=&quot;&amp;[.G12])^2-1;0)" office:value-type="float" office:value="120">
            <text:p>120</text:p>
          </table:table-cell>
          <table:table-cell table:formula="of:=IF(ISNUMBER([.H12]);COUNTIF([.$G$3:.$H$31];&quot;=&quot;&amp;[.H12])^2-1;0)" office:value-type="float" office:value="120">
            <text:p>120</text:p>
          </table:table-cell>
          <table:table-cell table:formula="of:=IF(ISNUMBER([.C12]);((RANK([.C12];[.$C$3:.$D$31];1)+(COUNT([.$C$3:.$D$31])-RANK([.C12];[.$C$3:.$D$31];0)+1))/2);&quot;&quot;)" office:value-type="float" office:value="22">
            <text:p>22</text:p>
          </table:table-cell>
          <table:table-cell table:formula="of:=IF(ISNUMBER([.D12]);((RANK([.D12];[.$C$3:.$D$31];1)+(COUNT([.$C$3:.$D$31])-RANK([.D12];[.$C$3:.$D$31];0)+1))/2);&quot;&quot;)" office:value-type="float" office:value="22">
            <text:p>22</text:p>
          </table:table-cell>
          <table:table-cell office:value-type="float" office:value="6">
            <text:p>6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O9]*([.O9]+1))) * ((([.O6]^2)/[.O7]) + (([.N6]^2)/[.N7])) - 3*([.O9]+1)" office:value-type="float" office:value="9.42243898506621">
            <text:p>9.4224389851</text:p>
          </table:table-cell>
          <table:table-cell table:number-columns-repeated="3"/>
          <table:table-cell table:formula="of:=(12 / ([.S9]*([.S9]+1))) * (SUM([.R6:.S6])) - 3*([.S9]+1)" office:value-type="float" office:value="9.0084040387755">
            <text:p>9.0084040388</text:p>
          </table:table-cell>
          <table:table-cell/>
          <table:table-cell office:value-type="string">
            <text:p>Adjust:</text:p>
          </table:table-cell>
          <table:table-cell table:formula="of:=1-SUM([.E3:.F31])/(([.S9]-1)*[.S9]*([.S9]+1))" office:value-type="float" office:value="0.985204097326894">
            <text:p>0.9852040973</text:p>
          </table:table-cell>
        </table:table-row>
        <table:table-row table:style-name="ro1">
          <table:table-cell office:value-type="string">
            <text:p><text:s text:c="4"/>Cholera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13]);COUNTIF([.$G$3:.$H$31];&quot;=&quot;&amp;[.G13])^2-1;0)" office:value-type="float" office:value="99">
            <text:p>99</text:p>
          </table:table-cell>
          <table:table-cell table:formula="of:=IF(ISNUMBER([.H13]);COUNTIF([.$G$3:.$H$31];&quot;=&quot;&amp;[.H13])^2-1;0)" office:value-type="float" office:value="120">
            <text:p>120</text:p>
          </table:table-cell>
          <table:table-cell table:formula="of:=IF(ISNUMBER([.C13]);((RANK([.C13];[.$C$3:.$D$31];1)+(COUNT([.$C$3:.$D$31])-RANK([.C13];[.$C$3:.$D$31];0)+1))/2);&quot;&quot;)" office:value-type="float" office:value="5.5">
            <text:p>5.5</text:p>
          </table:table-cell>
          <table:table-cell table:formula="of:=IF(ISNUMBER([.D13]);((RANK([.D13];[.$C$3:.$D$31];1)+(COUNT([.$C$3:.$D$31])-RANK([.D13];[.$C$3:.$D$31];0)+1))/2);&quot;&quot;)" office:value-type="float" office:value="22">
            <text:p>22</text:p>
          </table:table-cell>
          <table:table-cell office:value-type="float" office:value="7">
            <text:p>7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11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2]/[.V12]" office:value-type="float" office:value="9.14369323393757">
            <text:p>9.1436932339</text:p>
          </table:table-cell>
          <table:table-cell table:number-columns-repeated="3"/>
        </table:table-row>
        <table:table-row table:style-name="ro1">
          <table:table-cell office:value-type="string">
            <text:p><text:s text:c="4"/>Choroideremia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ISNUMBER([.G14]);COUNTIF([.$G$3:.$H$31];&quot;=&quot;&amp;[.G14])^2-1;0)" office:value-type="float" office:value="99">
            <text:p>99</text:p>
          </table:table-cell>
          <table:table-cell table:formula="of:=IF(ISNUMBER([.H14]);COUNTIF([.$G$3:.$H$31];&quot;=&quot;&amp;[.H14])^2-1;0)" office:value-type="float" office:value="35">
            <text:p>35</text:p>
          </table:table-cell>
          <table:table-cell table:formula="of:=IF(ISNUMBER([.C14]);((RANK([.C14];[.$C$3:.$D$31];1)+(COUNT([.$C$3:.$D$31])-RANK([.C14];[.$C$3:.$D$31];0)+1))/2);&quot;&quot;)" office:value-type="float" office:value="5.5">
            <text:p>5.5</text:p>
          </table:table-cell>
          <table:table-cell table:formula="of:=IF(ISNUMBER([.D14]);((RANK([.D14];[.$C$3:.$D$31];1)+(COUNT([.$C$3:.$D$31])-RANK([.D14];[.$C$3:.$D$31];0)+1))/2);&quot;&quot;)" office:value-type="float" office:value="30.5">
            <text:p>30.5</text:p>
          </table:table-cell>
          <table:table-cell office:value-type="float" office:value="8">
            <text:p>8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Coats disease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5]);COUNTIF([.$G$3:.$H$31];&quot;=&quot;&amp;[.G15])^2-1;0)" office:value-type="float" office:value="99">
            <text:p>99</text:p>
          </table:table-cell>
          <table:table-cell table:formula="of:=IF(ISNUMBER([.H15]);COUNTIF([.$G$3:.$H$31];&quot;=&quot;&amp;[.H15])^2-1;0)" office:value-type="float" office:value="99">
            <text:p>99</text:p>
          </table:table-cell>
          <table:table-cell table:formula="of:=IF(ISNUMBER([.C15]);((RANK([.C15];[.$C$3:.$D$31];1)+(COUNT([.$C$3:.$D$31])-RANK([.C15];[.$C$3:.$D$31];0)+1))/2);&quot;&quot;)" office:value-type="float" office:value="5.5">
            <text:p>5.5</text:p>
          </table:table-cell>
          <table:table-cell table:formula="of:=IF(ISNUMBER([.D15]);((RANK([.D15];[.$C$3:.$D$31];1)+(COUNT([.$C$3:.$D$31])-RANK([.D15];[.$C$3:.$D$31];0)+1))/2);&quot;&quot;)" office:value-type="float" office:value="5.5">
            <text:p>5.5</text:p>
          </table:table-cell>
          <table:table-cell office:value-type="float" office:value="9">
            <text:p>9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Omphalocele-cleft palate syndrome, lethal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16]);COUNTIF([.$G$3:.$H$31];&quot;=&quot;&amp;[.G16])^2-1;0)" office:value-type="float" office:value="99">
            <text:p>99</text:p>
          </table:table-cell>
          <table:table-cell table:formula="of:=IF(ISNUMBER([.H16]);COUNTIF([.$G$3:.$H$31];&quot;=&quot;&amp;[.H16])^2-1;0)" office:value-type="float" office:value="120">
            <text:p>120</text:p>
          </table:table-cell>
          <table:table-cell table:formula="of:=IF(ISNUMBER([.C16]);((RANK([.C16];[.$C$3:.$D$31];1)+(COUNT([.$C$3:.$D$31])-RANK([.C16];[.$C$3:.$D$31];0)+1))/2);&quot;&quot;)" office:value-type="float" office:value="5.5">
            <text:p>5.5</text:p>
          </table:table-cell>
          <table:table-cell table:formula="of:=IF(ISNUMBER([.D16]);((RANK([.D16];[.$C$3:.$D$31];1)+(COUNT([.$C$3:.$D$31])-RANK([.D16];[.$C$3:.$D$31];0)+1))/2);&quot;&quot;)"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AVERAGE([.I7:.I16])"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Darier disease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17]);COUNTIF([.$G$3:.$H$31];&quot;=&quot;&amp;[.G17])^2-1;0)" office:value-type="float" office:value="99">
            <text:p>99</text:p>
          </table:table-cell>
          <table:table-cell table:formula="of:=IF(ISNUMBER([.H17]);COUNTIF([.$G$3:.$H$31];&quot;=&quot;&amp;[.H17])^2-1;0)" office:value-type="float" office:value="120">
            <text:p>120</text:p>
          </table:table-cell>
          <table:table-cell table:formula="of:=IF(ISNUMBER([.C17]);((RANK([.C17];[.$C$3:.$D$31];1)+(COUNT([.$C$3:.$D$31])-RANK([.C17];[.$C$3:.$D$31];0)+1))/2);&quot;&quot;)" office:value-type="float" office:value="5.5">
            <text:p>5.5</text:p>
          </table:table-cell>
          <table:table-cell table:formula="of:=IF(ISNUMBER([.D17]);((RANK([.D17];[.$C$3:.$D$31];1)+(COUNT([.$C$3:.$D$31])-RANK([.D17];[.$C$3:.$D$31];0)+1))/2);&quot;&quot;)"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AVERAGE([.I17:.I22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Ichthyosis - hepatosplenomegaly - cerebellar degeneration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IF(ISNUMBER([.G18]);COUNTIF([.$G$3:.$H$31];&quot;=&quot;&amp;[.G18])^2-1;0)" office:value-type="float" office:value="35">
            <text:p>35</text:p>
          </table:table-cell>
          <table:table-cell table:formula="of:=IF(ISNUMBER([.H18]);COUNTIF([.$G$3:.$H$31];&quot;=&quot;&amp;[.H18])^2-1;0)" office:value-type="float" office:value="15">
            <text:p>15</text:p>
          </table:table-cell>
          <table:table-cell table:formula="of:=IF(ISNUMBER([.C18]);((RANK([.C18];[.$C$3:.$D$31];1)+(COUNT([.$C$3:.$D$31])-RANK([.C18];[.$C$3:.$D$31];0)+1))/2);&quot;&quot;)" office:value-type="float" office:value="13.5">
            <text:p>13.5</text:p>
          </table:table-cell>
          <table:table-cell table:formula="of:=IF(ISNUMBER([.D18]);((RANK([.D18];[.$C$3:.$D$31];1)+(COUNT([.$C$3:.$D$31])-RANK([.D18];[.$C$3:.$D$31];0)+1))/2);&quot;&quot;)" office:value-type="float" office:value="43.5">
            <text:p>43.5</text:p>
          </table:table-cell>
          <table:table-cell office:value-type="float" office:value="12">
            <text:p>12</text:p>
          </table:table-cell>
          <table:table-cell table:formula="of:=AVERAGE([.I17:.I22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Emery-Dreifuss muscular dystrophy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IF(ISNUMBER([.G19]);COUNTIF([.$G$3:.$H$31];&quot;=&quot;&amp;[.G19])^2-1;0)" office:value-type="float" office:value="35">
            <text:p>35</text:p>
          </table:table-cell>
          <table:table-cell table:formula="of:=IF(ISNUMBER([.H19]);COUNTIF([.$G$3:.$H$31];&quot;=&quot;&amp;[.H19])^2-1;0)" office:value-type="float" office:value="8">
            <text:p>8</text:p>
          </table:table-cell>
          <table:table-cell table:formula="of:=IF(ISNUMBER([.C19]);((RANK([.C19];[.$C$3:.$D$31];1)+(COUNT([.$C$3:.$D$31])-RANK([.C19];[.$C$3:.$D$31];0)+1))/2);&quot;&quot;)" office:value-type="float" office:value="30.5">
            <text:p>30.5</text:p>
          </table:table-cell>
          <table:table-cell table:formula="of:=IF(ISNUMBER([.D19]);((RANK([.D19];[.$C$3:.$D$31];1)+(COUNT([.$C$3:.$D$31])-RANK([.D19];[.$C$3:.$D$31];0)+1))/2);&quot;&quot;)" office:value-type="float" office:value="37">
            <text:p>37</text:p>
          </table:table-cell>
          <table:table-cell office:value-type="float" office:value="13">
            <text:p>13</text:p>
          </table:table-cell>
          <table:table-cell table:formula="of:=AVERAGE([.I17:.I22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Costello syndrome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IF(ISNUMBER([.G20]);COUNTIF([.$G$3:.$H$31];&quot;=&quot;&amp;[.G20])^2-1;0)" office:value-type="float" office:value="35">
            <text:p>35</text:p>
          </table:table-cell>
          <table:table-cell table:formula="of:=IF(ISNUMBER([.H20]);COUNTIF([.$G$3:.$H$31];&quot;=&quot;&amp;[.H20])^2-1;0)" office:value-type="float" office:value="15">
            <text:p>15</text:p>
          </table:table-cell>
          <table:table-cell table:formula="of:=IF(ISNUMBER([.C20]);((RANK([.C20];[.$C$3:.$D$31];1)+(COUNT([.$C$3:.$D$31])-RANK([.C20];[.$C$3:.$D$31];0)+1))/2);&quot;&quot;)" office:value-type="float" office:value="13.5">
            <text:p>13.5</text:p>
          </table:table-cell>
          <table:table-cell table:formula="of:=IF(ISNUMBER([.D20]);((RANK([.D20];[.$C$3:.$D$31];1)+(COUNT([.$C$3:.$D$31])-RANK([.D20];[.$C$3:.$D$31];0)+1))/2);&quot;&quot;)" office:value-type="float" office:value="43.5">
            <text:p>43.5</text:p>
          </table:table-cell>
          <table:table-cell office:value-type="float" office:value="14">
            <text:p>14</text:p>
          </table:table-cell>
          <table:table-cell table:formula="of:=AVERAGE([.I17:.I22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Fibrodysplasia ossificans progressiva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ISNUMBER([.G21]);COUNTIF([.$G$3:.$H$31];&quot;=&quot;&amp;[.G21])^2-1;0)" office:value-type="float" office:value="99">
            <text:p>99</text:p>
          </table:table-cell>
          <table:table-cell table:formula="of:=IF(ISNUMBER([.H21]);COUNTIF([.$G$3:.$H$31];&quot;=&quot;&amp;[.H21])^2-1;0)" office:value-type="float" office:value="35">
            <text:p>35</text:p>
          </table:table-cell>
          <table:table-cell table:formula="of:=IF(ISNUMBER([.C21]);((RANK([.C21];[.$C$3:.$D$31];1)+(COUNT([.$C$3:.$D$31])-RANK([.C21];[.$C$3:.$D$31];0)+1))/2);&quot;&quot;)" office:value-type="float" office:value="5.5">
            <text:p>5.5</text:p>
          </table:table-cell>
          <table:table-cell table:formula="of:=IF(ISNUMBER([.D21]);((RANK([.D21];[.$C$3:.$D$31];1)+(COUNT([.$C$3:.$D$31])-RANK([.D21];[.$C$3:.$D$31];0)+1))/2);&quot;&quot;)" office:value-type="float" office:value="30.5">
            <text:p>30.5</text:p>
          </table:table-cell>
          <table:table-cell office:value-type="float" office:value="15">
            <text:p>15</text:p>
          </table:table-cell>
          <table:table-cell table:formula="of:=AVERAGE([.I17:.I22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Acropectorovertebral dysplasia <text:s/>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IF(ISNUMBER([.G22]);COUNTIF([.$G$3:.$H$31];&quot;=&quot;&amp;[.G22])^2-1;0)" office:value-type="float" office:value="8">
            <text:p>8</text:p>
          </table:table-cell>
          <table:table-cell table:formula="of:=IF(ISNUMBER([.H22]);COUNTIF([.$G$3:.$H$31];&quot;=&quot;&amp;[.H22])^2-1;0)" office:value-type="float" office:value="0">
            <text:p>0</text:p>
          </table:table-cell>
          <table:table-cell table:formula="of:=IF(ISNUMBER([.C22]);((RANK([.C22];[.$C$3:.$D$31];1)+(COUNT([.$C$3:.$D$31])-RANK([.C22];[.$C$3:.$D$31];0)+1))/2);&quot;&quot;)" office:value-type="float" office:value="37">
            <text:p>37</text:p>
          </table:table-cell>
          <table:table-cell table:formula="of:=IF(ISNUMBER([.D22]);((RANK([.D22];[.$C$3:.$D$31];1)+(COUNT([.$C$3:.$D$31])-RANK([.D22];[.$C$3:.$D$31];0)+1))/2);&quot;&quot;)" office:value-type="float" office:value="51">
            <text:p>51</text:p>
          </table:table-cell>
          <table:table-cell office:value-type="float" office:value="16">
            <text:p>16</text:p>
          </table:table-cell>
          <table:table-cell table:formula="of:=AVERAGE([.I17:.I22])"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Osteogenesis imperfecta <text:s/>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IF(ISNUMBER([.G23]);COUNTIF([.$G$3:.$H$31];&quot;=&quot;&amp;[.G23])^2-1;0)" office:value-type="float" office:value="0">
            <text:p>0</text:p>
          </table:table-cell>
          <table:table-cell table:formula="of:=IF(ISNUMBER([.H23]);COUNTIF([.$G$3:.$H$31];&quot;=&quot;&amp;[.H23])^2-1;0)" office:value-type="float" office:value="0">
            <text:p>0</text:p>
          </table:table-cell>
          <table:table-cell table:formula="of:=IF(ISNUMBER([.C23]);((RANK([.C23];[.$C$3:.$D$31];1)+(COUNT([.$C$3:.$D$31])-RANK([.C23];[.$C$3:.$D$31];0)+1))/2);&quot;&quot;)" office:value-type="float" office:value="50">
            <text:p>50</text:p>
          </table:table-cell>
          <table:table-cell table:formula="of:=IF(ISNUMBER([.D23]);((RANK([.D23];[.$C$3:.$D$31];1)+(COUNT([.$C$3:.$D$31])-RANK([.D23];[.$C$3:.$D$31];0)+1))/2);&quot;&quot;)" office:value-type="float" office:value="53">
            <text:p>53</text:p>
          </table:table-cell>
          <table:table-cell office:value-type="float" office:value="17">
            <text:p>17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Primary biliary cirrhosis <text:s/>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IF(ISNUMBER([.G24]);COUNTIF([.$G$3:.$H$31];&quot;=&quot;&amp;[.G24])^2-1;0)" office:value-type="float" office:value="3">
            <text:p>3</text:p>
          </table:table-cell>
          <table:table-cell table:formula="of:=IF(ISNUMBER([.H24]);COUNTIF([.$G$3:.$H$31];&quot;=&quot;&amp;[.H24])^2-1;0)" office:value-type="float" office:value="15">
            <text:p>15</text:p>
          </table:table-cell>
          <table:table-cell table:formula="of:=IF(ISNUMBER([.C24]);((RANK([.C24];[.$C$3:.$D$31];1)+(COUNT([.$C$3:.$D$31])-RANK([.C24];[.$C$3:.$D$31];0)+1))/2);&quot;&quot;)" office:value-type="float" office:value="40.5">
            <text:p>40.5</text:p>
          </table:table-cell>
          <table:table-cell table:formula="of:=IF(ISNUMBER([.D24]);((RANK([.D24];[.$C$3:.$D$31];1)+(COUNT([.$C$3:.$D$31])-RANK([.D24];[.$C$3:.$D$31];0)+1))/2);&quot;&quot;)" office:value-type="float" office:value="47.5">
            <text:p>47.5</text:p>
          </table:table-cell>
          <table:table-cell office:value-type="float" office:value="18">
            <text:p>18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Hennekam syndrome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25]);COUNTIF([.$G$3:.$H$31];&quot;=&quot;&amp;[.G25])^2-1;0)" office:value-type="float" office:value="99">
            <text:p>99</text:p>
          </table:table-cell>
          <table:table-cell table:formula="of:=IF(ISNUMBER([.H25]);COUNTIF([.$G$3:.$H$31];&quot;=&quot;&amp;[.H25])^2-1;0)" office:value-type="float" office:value="120">
            <text:p>120</text:p>
          </table:table-cell>
          <table:table-cell table:formula="of:=IF(ISNUMBER([.C25]);((RANK([.C25];[.$C$3:.$D$31];1)+(COUNT([.$C$3:.$D$31])-RANK([.C25];[.$C$3:.$D$31];0)+1))/2);&quot;&quot;)" office:value-type="float" office:value="5.5">
            <text:p>5.5</text:p>
          </table:table-cell>
          <table:table-cell table:formula="of:=IF(ISNUMBER([.D25]);((RANK([.D25];[.$C$3:.$D$31];1)+(COUNT([.$C$3:.$D$31])-RANK([.D25];[.$C$3:.$D$31];0)+1))/2);&quot;&quot;)"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Hyperlysinemia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ISNUMBER([.G26]);COUNTIF([.$G$3:.$H$31];&quot;=&quot;&amp;[.G26])^2-1;0)" office:value-type="float" office:value="35">
            <text:p>35</text:p>
          </table:table-cell>
          <table:table-cell table:formula="of:=IF(ISNUMBER([.H26]);COUNTIF([.$G$3:.$H$31];&quot;=&quot;&amp;[.H26])^2-1;0)" office:value-type="float" office:value="120">
            <text:p>120</text:p>
          </table:table-cell>
          <table:table-cell table:formula="of:=IF(ISNUMBER([.C26]);((RANK([.C26];[.$C$3:.$D$31];1)+(COUNT([.$C$3:.$D$31])-RANK([.C26];[.$C$3:.$D$31];0)+1))/2);&quot;&quot;)" office:value-type="float" office:value="13.5">
            <text:p>13.5</text:p>
          </table:table-cell>
          <table:table-cell table:formula="of:=IF(ISNUMBER([.D26]);((RANK([.D26];[.$C$3:.$D$31];1)+(COUNT([.$C$3:.$D$31])-RANK([.D26];[.$C$3:.$D$31];0)+1))/2);&quot;&quot;)"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>
            <text:p><text:s text:c="4"/>Jackson-Weiss syndrome <text:s/></text:p>
          </table:table-cell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IF(ISNUMBER([.G27]);COUNTIF([.$G$3:.$H$31];&quot;=&quot;&amp;[.G27])^2-1;0)" office:value-type="float" office:value="120">
            <text:p>120</text:p>
          </table:table-cell>
          <table:table-cell table:formula="of:=IF(ISNUMBER([.H27]);COUNTIF([.$G$3:.$H$31];&quot;=&quot;&amp;[.H27])^2-1;0)" office:value-type="float" office:value="15">
            <text:p>15</text:p>
          </table:table-cell>
          <table:table-cell table:formula="of:=IF(ISNUMBER([.C27]);((RANK([.C27];[.$C$3:.$D$31];1)+(COUNT([.$C$3:.$D$31])-RANK([.C27];[.$C$3:.$D$31];0)+1))/2);&quot;&quot;)" office:value-type="float" office:value="22">
            <text:p>22</text:p>
          </table:table-cell>
          <table:table-cell table:formula="of:=IF(ISNUMBER([.D27]);((RANK([.D27];[.$C$3:.$D$31];1)+(COUNT([.$C$3:.$D$31])-RANK([.D27];[.$C$3:.$D$31];0)+1))/2);&quot;&quot;)" office:value-type="float" office:value="47.5">
            <text:p>47.5</text:p>
          </table:table-cell>
          <table:table-cell office:value-type="float" office:value="21">
            <text:p>21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Jalili syndrome 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IF(ISNUMBER([.G28]);COUNTIF([.$G$3:.$H$31];&quot;=&quot;&amp;[.G28])^2-1;0)" office:value-type="float" office:value="35">
            <text:p>35</text:p>
          </table:table-cell>
          <table:table-cell table:formula="of:=IF(ISNUMBER([.H28]);COUNTIF([.$G$3:.$H$31];&quot;=&quot;&amp;[.H28])^2-1;0)" office:value-type="float" office:value="15">
            <text:p>15</text:p>
          </table:table-cell>
          <table:table-cell table:formula="of:=IF(ISNUMBER([.C28]);((RANK([.C28];[.$C$3:.$D$31];1)+(COUNT([.$C$3:.$D$31])-RANK([.C28];[.$C$3:.$D$31];0)+1))/2);&quot;&quot;)" office:value-type="float" office:value="13.5">
            <text:p>13.5</text:p>
          </table:table-cell>
          <table:table-cell table:formula="of:=IF(ISNUMBER([.D28]);((RANK([.D28];[.$C$3:.$D$31];1)+(COUNT([.$C$3:.$D$31])-RANK([.D28];[.$C$3:.$D$31];0)+1))/2);&quot;&quot;)" office:value-type="float" office:value="43.5">
            <text:p>43.5</text:p>
          </table:table-cell>
          <table:table-cell office:value-type="float" office:value="22">
            <text:p>22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Jeune syndrome 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IF(ISNUMBER([.G29]);COUNTIF([.$G$3:.$H$31];&quot;=&quot;&amp;[.G29])^2-1;0)" office:value-type="float" office:value="15">
            <text:p>15</text:p>
          </table:table-cell>
          <table:table-cell table:formula="of:=IF(ISNUMBER([.H29]);COUNTIF([.$G$3:.$H$31];&quot;=&quot;&amp;[.H29])^2-1;0)" office:value-type="float" office:value="15">
            <text:p>15</text:p>
          </table:table-cell>
          <table:table-cell table:formula="of:=IF(ISNUMBER([.C29]);((RANK([.C29];[.$C$3:.$D$31];1)+(COUNT([.$C$3:.$D$31])-RANK([.C29];[.$C$3:.$D$31];0)+1))/2);&quot;&quot;)" office:value-type="float" office:value="47.5">
            <text:p>47.5</text:p>
          </table:table-cell>
          <table:table-cell table:formula="of:=IF(ISNUMBER([.D29]);((RANK([.D29];[.$C$3:.$D$31];1)+(COUNT([.$C$3:.$D$31])-RANK([.D29];[.$C$3:.$D$31];0)+1))/2);&quot;&quot;)" office:value-type="float" office:value="43.5">
            <text:p>43.5</text:p>
          </table:table-cell>
          <table:table-cell office:value-type="float" office:value="23">
            <text:p>23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Myeloma, multipl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IF(ISNUMBER([.G30]);COUNTIF([.$G$3:.$H$31];&quot;=&quot;&amp;[.G30])^2-1;0)" office:value-type="float" office:value="35">
            <text:p>35</text:p>
          </table:table-cell>
          <table:table-cell table:formula="of:=IF(ISNUMBER([.H30]);COUNTIF([.$G$3:.$H$31];&quot;=&quot;&amp;[.H30])^2-1;0)" office:value-type="float" office:value="3">
            <text:p>3</text:p>
          </table:table-cell>
          <table:table-cell table:formula="of:=IF(ISNUMBER([.C30]);((RANK([.C30];[.$C$3:.$D$31];1)+(COUNT([.$C$3:.$D$31])-RANK([.C30];[.$C$3:.$D$31];0)+1))/2);&quot;&quot;)" office:value-type="float" office:value="30.5">
            <text:p>30.5</text:p>
          </table:table-cell>
          <table:table-cell table:formula="of:=IF(ISNUMBER([.D30]);((RANK([.D30];[.$C$3:.$D$31];1)+(COUNT([.$C$3:.$D$31])-RANK([.D30];[.$C$3:.$D$31];0)+1))/2);&quot;&quot;)" office:value-type="float" office:value="34.5">
            <text:p>34.5</text:p>
          </table:table-cell>
          <table:table-cell office:value-type="float" office:value="24">
            <text:p>24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Trichodental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IF(ISNUMBER([.G31]);COUNTIF([.$G$3:.$H$31];&quot;=&quot;&amp;[.G31])^2-1;0)" office:value-type="float" office:value="35">
            <text:p>35</text:p>
          </table:table-cell>
          <table:table-cell table:formula="of:=IF(ISNUMBER([.H31]);COUNTIF([.$G$3:.$H$31];&quot;=&quot;&amp;[.H31])^2-1;0)" office:value-type="float" office:value="8">
            <text:p>8</text:p>
          </table:table-cell>
          <table:table-cell table:formula="of:=IF(ISNUMBER([.C31]);((RANK([.C31];[.$C$3:.$D$31];1)+(COUNT([.$C$3:.$D$31])-RANK([.C31];[.$C$3:.$D$31];0)+1))/2);&quot;&quot;)" office:value-type="float" office:value="30.5">
            <text:p>30.5</text:p>
          </table:table-cell>
          <table:table-cell table:formula="of:=IF(ISNUMBER([.D31]);((RANK([.D31];[.$C$3:.$D$31];1)+(COUNT([.$C$3:.$D$31])-RANK([.D31];[.$C$3:.$D$31];0)+1))/2);&quot;&quot;)" office:value-type="float" office:value="37">
            <text:p>37</text:p>
          </table:table-cell>
          <table:table-cell office:value-type="float" office:value="25">
            <text:p>25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6">
            <text:p>26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7">
            <text:p>27</text:p>
          </table:table-cell>
          <table:table-cell table:formula="of:=AVERAGE([.I23:.I33]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8">
            <text:p>28</text:p>
          </table:table-cell>
          <table:table-cell table:formula="of:=AVERAGE([.I34:.I39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9">
            <text:p>29</text:p>
          </table:table-cell>
          <table:table-cell table:formula="of:=AVERAGE([.I34:.I39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0">
            <text:p>30</text:p>
          </table:table-cell>
          <table:table-cell table:formula="of:=AVERAGE([.I34:.I39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1">
            <text:p>31</text:p>
          </table:table-cell>
          <table:table-cell table:formula="of:=AVERAGE([.I34:.I39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2">
            <text:p>32</text:p>
          </table:table-cell>
          <table:table-cell table:formula="of:=AVERAGE([.I34:.I39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/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3">
            <text:p>33</text:p>
          </table:table-cell>
          <table:table-cell table:formula="of:=AVERAGE([.I34:.I39])" office:value-type="float" office:value="30.5">
            <text:p>30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3:.C31]; &quot;&lt;=5&quot;)" office:value-type="float" office:value="21">
            <text:p>21</text:p>
          </table:table-cell>
          <table:table-cell table:formula="of:=COUNTIF([.D3:.D31]; &quot;&lt;=5&quot;)" office:value-type="float" office:value="12">
            <text:p>12</text:p>
          </table:table-cell>
          <table:table-cell/>
          <table:table-cell table:formula="of:=COUNT([.C3:.C31])" office:value-type="float" office:value="29">
            <text:p>29</text:p>
          </table:table-cell>
          <table:table-cell table:formula="of:=[.O39]/[.R39]*100" office:value-type="float" office:value="72.4137931034483">
            <text:p>72.4137931034</text:p>
          </table:table-cell>
          <table:table-cell table:formula="of:=[.P39]/[.R39]*100" office:value-type="float" office:value="41.3793103448276">
            <text:p>41.379310344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4">
            <text:p>34</text:p>
          </table:table-cell>
          <table:table-cell table:formula="of:=AVERAGE([.I40:.I41])" office:value-type="float" office:value="34.5">
            <text:p>34.5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5&quot;)" office:value-type="float" office:value="8">
            <text:p>8</text:p>
          </table:table-cell>
          <table:table-cell table:formula="of:=COUNTIF([.D66:.D77]; &quot;&lt;=5&quot;)" office:value-type="float" office:value="5">
            <text:p>5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40]/[.R40]*100" office:value-type="float" office:value="88.8888888888889">
            <text:p>88.8888888889</text:p>
          </table:table-cell>
          <table:table-cell table:formula="of:=[.P40]/[.R40]*100" office:value-type="float" office:value="55.5555555555556">
            <text:p>55.555555555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5">
            <text:p>35</text:p>
          </table:table-cell>
          <table:table-cell table:formula="of:=AVERAGE([.I40:.I41])" office:value-type="float" office:value="34.5">
            <text:p>34.5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5&quot;)" office:value-type="float" office:value="4">
            <text:p>4</text:p>
          </table:table-cell>
          <table:table-cell table:formula="of:=COUNTIF([.D95:.D99]; &quot;&lt;=5&quot;)" office:value-type="float" office:value="2">
            <text:p>2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41]/[.R41]*100" office:value-type="float" office:value="80">
            <text:p>80</text:p>
          </table:table-cell>
          <table:table-cell table:formula="of:=[.P41]/[.R41]*100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6">
            <text:p>36</text:p>
          </table:table-cell>
          <table:table-cell table:formula="of:=AVERAGE([.I42:.I44])"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7">
            <text:p>37</text:p>
          </table:table-cell>
          <table:table-cell table:formula="of:=AVERAGE([.I42:.I44])"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O39:.O41])" office:value-type="float" office:value="33">
            <text:p>33</text:p>
          </table:table-cell>
          <table:table-cell table:formula="of:=SUM([.P39:.P41])" office:value-type="float" office:value="19">
            <text:p>19</text:p>
          </table:table-cell>
          <table:table-cell/>
          <table:table-cell table:formula="of:=SUM([.R39:.R41])" office:value-type="float" office:value="43">
            <text:p>43</text:p>
          </table:table-cell>
          <table:table-cell table:formula="of:=[.O43]/[.R43]*100" office:value-type="float" office:value="76.7441860465116">
            <text:p>76.7441860465</text:p>
          </table:table-cell>
          <table:table-cell table:formula="of:=[.P43]/[.R43]*100" office:value-type="float" office:value="44.1860465116279">
            <text:p>44.186046511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8">
            <text:p>38</text:p>
          </table:table-cell>
          <table:table-cell table:formula="of:=AVERAGE([.I42:.I44])"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0">
            <text:p>40</text:p>
          </table:table-cell>
          <table:table-cell office:value-type="float" office:value="41.5">
            <text:p>4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1">
            <text:p>41</text:p>
          </table:table-cell>
          <table:table-cell office:value-type="float" office:value="41.5">
            <text:p>41.5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2">
            <text:p>42</text:p>
          </table:table-cell>
          <table:table-cell table:formula="of:=AVERAGE([.I48:.I51])" office:value-type="float" office:value="43.5">
            <text:p>43.5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table:number-columns-repeated="2"/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3">
            <text:p>43</text:p>
          </table:table-cell>
          <table:table-cell table:formula="of:=AVERAGE([.I48:.I51])" office:value-type="float" office:value="43.5">
            <text:p>43.5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3:.C31]; &quot;&lt;=20&quot;)" office:value-type="float" office:value="27">
            <text:p>27</text:p>
          </table:table-cell>
          <table:table-cell table:formula="of:=COUNTIF([.D3:.D31]; &quot;&lt;=20&quot;)" office:value-type="float" office:value="25">
            <text:p>25</text:p>
          </table:table-cell>
          <table:table-cell/>
          <table:table-cell table:formula="of:=COUNT([.D3:.D31])" office:value-type="float" office:value="29">
            <text:p>29</text:p>
          </table:table-cell>
          <table:table-cell table:formula="of:=[.O49]/[.R49]*100" office:value-type="float" office:value="93.1034482758621">
            <text:p>93.1034482759</text:p>
          </table:table-cell>
          <table:table-cell table:formula="of:=[.P49]/[.R49]*100" office:value-type="float" office:value="86.2068965517241">
            <text:p>86.206896551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4">
            <text:p>44</text:p>
          </table:table-cell>
          <table:table-cell table:formula="of:=AVERAGE([.I48:.I51])" office:value-type="float" office:value="43.5">
            <text:p>43.5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20&quot;)" office:value-type="float" office:value="9">
            <text:p>9</text:p>
          </table:table-cell>
          <table:table-cell table:formula="of:=COUNTIF([.D66:.D77]; &quot;&lt;=20&quot;)" office:value-type="float" office:value="9">
            <text:p>9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50]/[.R50]*100" office:value-type="float" office:value="100">
            <text:p>100</text:p>
          </table:table-cell>
          <table:table-cell table:formula="of:=[.P50]/[.R50]*10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5">
            <text:p>45</text:p>
          </table:table-cell>
          <table:table-cell table:formula="of:=AVERAGE([.I48:.I51])" office:value-type="float" office:value="43.5">
            <text:p>43.5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20&quot;)" office:value-type="float" office:value="4">
            <text:p>4</text:p>
          </table:table-cell>
          <table:table-cell table:formula="of:=COUNTIF([.D95:.D99]; &quot;&lt;=20&quot;)" office:value-type="float" office:value="4">
            <text:p>4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51]/[.R51]*100" office:value-type="float" office:value="80">
            <text:p>80</text:p>
          </table:table-cell>
          <table:table-cell table:formula="of:=[.P51]/[.R51]*100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6">
            <text:p>46</text:p>
          </table:table-cell>
          <table:table-cell table:formula="of:=AVERAGE([.I52:.I55])" office:value-type="float" office:value="47.5">
            <text:p>47.5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7">
            <text:p>47</text:p>
          </table:table-cell>
          <table:table-cell table:formula="of:=AVERAGE([.I52:.I55])" office:value-type="float" office:value="47.5">
            <text:p>47.5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/>
          <table:table-cell office:value-type="string">
            <text:p>all</text:p>
          </table:table-cell>
          <table:table-cell table:formula="of:=SUM([.O49:.O51])" office:value-type="float" office:value="40">
            <text:p>40</text:p>
          </table:table-cell>
          <table:table-cell table:formula="of:=SUM([.P49:.P51])" office:value-type="float" office:value="38">
            <text:p>38</text:p>
          </table:table-cell>
          <table:table-cell/>
          <table:table-cell table:formula="of:=SUM([.R49:.R51])" office:value-type="float" office:value="43">
            <text:p>43</text:p>
          </table:table-cell>
          <table:table-cell table:formula="of:=[.O53]/[.R53]*100" office:value-type="float" office:value="93.0232558139535">
            <text:p>93.023255814</text:p>
          </table:table-cell>
          <table:table-cell table:formula="of:=[.P53]/[.R53]*100" office:value-type="float" office:value="88.3720930232558">
            <text:p>88.372093023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8">
            <text:p>48</text:p>
          </table:table-cell>
          <table:table-cell table:formula="of:=AVERAGE([.I52:.I55])" office:value-type="float" office:value="47.5">
            <text:p>47.5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9">
            <text:p>49</text:p>
          </table:table-cell>
          <table:table-cell table:formula="of:=AVERAGE([.I52:.I55])" office:value-type="float" office:value="47.5">
            <text:p>47.5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BMJ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number-columns-repeated="2"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7">
            <text:p>57</text:p>
          </table:table-cell>
          <table:table-cell office:value-type="float" office:value="190">
            <text:p>190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googled cleansed</text:p>
          </table:table-cell>
          <table:table-cell office:value-type="string">
            <text:p>Googled</text:p>
          </table:table-cell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2"/>
          <table:table-cell table:number-columns-repeated="2" office:value-type="float" office:value="58">
            <text:p>58</text:p>
          </table:table-cell>
          <table:table-cell office:value-type="float" office:value="230">
            <text:p>23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number-columns-repeated="14"/>
        </table:table-row>
        <table:table-row table:style-name="ro1">
          <table:table-cell office:value-type="string">
            <text:p><text:s text:c="4"/>Cushing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IF(ISNUMBER([.G66]);COUNTIF([.$G$66:.$H$77];&quot;=&quot;&amp;[.G66])^2-1;0)" office:value-type="float" office:value="8">
            <text:p>8</text:p>
          </table:table-cell>
          <table:table-cell table:formula="of:=IF(ISNUMBER([.H66]);COUNTIF([.$G$66:.$H$77];&quot;=&quot;&amp;[.H66])^2-1;0)" office:value-type="float" office:value="3">
            <text:p>3</text:p>
          </table:table-cell>
          <table:table-cell table:formula="of:=IF(ISNUMBER([.C66]);((RANK([.C66];[.$C$66:.$D$77];1)+(COUNT([.$C$66:.$D$77])-RANK([.C66];[.$C$66:.$D$77];0)+1))/2);&quot;&quot;)" office:value-type="float" office:value="10">
            <text:p>10</text:p>
          </table:table-cell>
          <table:table-cell table:formula="of:=IF(ISNUMBER([.D66]);((RANK([.D66];[.$C$66:.$D$77];1)+(COUNT([.$C$66:.$D$77])-RANK([.D66];[.$C$66:.$D$77];0)+1))/2);&quot;&quot;)" office:value-type="float" office:value="14.5">
            <text:p>14.5</text:p>
          </table:table-cell>
          <table:table-cell table:number-columns-repeated="4"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8"/>
        </table:table-row>
        <table:table-row table:style-name="ro1">
          <table:table-cell office:value-type="string">
            <text:p><text:s text:c="4"/>Hereditary pheochromocytoma-paraganglioma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IF(ISNUMBER([.G67]);COUNTIF([.$G$66:.$H$77];&quot;=&quot;&amp;[.G67])^2-1;0)" office:value-type="float" office:value="8">
            <text:p>8</text:p>
          </table:table-cell>
          <table:table-cell table:formula="of:=IF(ISNUMBER([.H67]);COUNTIF([.$G$66:.$H$77];&quot;=&quot;&amp;[.H67])^2-1;0)" office:value-type="float" office:value="3">
            <text:p>3</text:p>
          </table:table-cell>
          <table:table-cell table:formula="of:=IF(ISNUMBER([.C67]);((RANK([.C67];[.$C$66:.$D$77];1)+(COUNT([.$C$66:.$D$77])-RANK([.C67];[.$C$66:.$D$77];0)+1))/2);&quot;&quot;)" office:value-type="float" office:value="10">
            <text:p>10</text:p>
          </table:table-cell>
          <table:table-cell table:formula="of:=IF(ISNUMBER([.D67]);((RANK([.D67];[.$C$66:.$D$77];1)+(COUNT([.$C$66:.$D$77])-RANK([.D67];[.$C$66:.$D$77];0)+1))/2);&quot;&quot;)" office:value-type="float" office:value="14.5">
            <text:p>14.5</text:p>
          </table:table-cell>
          <table:table-cell table:number-columns-repeated="14"/>
        </table:table-row>
        <table:table-row table:style-name="ro1">
          <table:table-cell office:value-type="string">
            <text:p><text:s text:c="4"/>Creutzfeldt-Jakob disease <text:s/></text:p>
          </table:table-cell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IF(ISNUMBER([.G68]);COUNTIF([.$G$66:.$H$77];&quot;=&quot;&amp;[.G68])^2-1;0)" office:value-type="float" office:value="3">
            <text:p>3</text:p>
          </table:table-cell>
          <table:table-cell table:formula="of:=IF(ISNUMBER([.H68]);COUNTIF([.$G$66:.$H$77];&quot;=&quot;&amp;[.H68])^2-1;0)" office:value-type="float" office:value="0">
            <text:p>0</text:p>
          </table:table-cell>
          <table:table-cell table:formula="of:=IF(ISNUMBER([.C68]);((RANK([.C68];[.$C$66:.$D$77];1)+(COUNT([.$C$66:.$D$77])-RANK([.C68];[.$C$66:.$D$77];0)+1))/2);&quot;&quot;)" office:value-type="float" office:value="12.5">
            <text:p>12.5</text:p>
          </table:table-cell>
          <table:table-cell table:formula="of:=IF(ISNUMBER([.D68]);((RANK([.D68];[.$C$66:.$D$77];1)+(COUNT([.$C$66:.$D$77])-RANK([.D68];[.$C$66:.$D$77];0)+1))/2);&quot;&quot;)" office:value-type="float" office:value="18">
            <text:p>18</text:p>
          </table:table-cell>
          <table:table-cell table:number-columns-repeated="14"/>
        </table:table-row>
        <table:table-row table:style-name="ro1">
          <table:table-cell office:value-type="string">
            <text:p><text:s text:c="4"/>Churg-Strauss syndrome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G69]);COUNTIF([.$G$66:.$H$77];&quot;=&quot;&amp;[.G69])^2-1;0)" office:value-type="float" office:value="8">
            <text:p>8</text:p>
          </table:table-cell>
          <table:table-cell table:formula="of:=IF(ISNUMBER([.H69]);COUNTIF([.$G$66:.$H$77];&quot;=&quot;&amp;[.H69])^2-1;0)" office:value-type="float" office:value="8">
            <text:p>8</text:p>
          </table:table-cell>
          <table:table-cell table:formula="of:=IF(ISNUMBER([.C69]);((RANK([.C69];[.$C$66:.$D$77];1)+(COUNT([.$C$66:.$D$77])-RANK([.C69];[.$C$66:.$D$77];0)+1))/2);&quot;&quot;)" office:value-type="float" office:value="5">
            <text:p>5</text:p>
          </table:table-cell>
          <table:table-cell table:formula="of:=IF(ISNUMBER([.D69]);((RANK([.D69];[.$C$66:.$D$77];1)+(COUNT([.$C$66:.$D$77])-RANK([.D69];[.$C$66:.$D$77];0)+1))/2);&quot;&quot;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I69:.I71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Dermatomyositis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70]);COUNTIF([.$G$66:.$H$77];&quot;=&quot;&amp;[.G70])^2-1;0)" office:value-type="float" office:value="8">
            <text:p>8</text:p>
          </table:table-cell>
          <table:table-cell table:formula="of:=IF(ISNUMBER([.H70]);COUNTIF([.$G$66:.$H$77];&quot;=&quot;&amp;[.H70])^2-1;0)" office:value-type="float" office:value="3">
            <text:p>3</text:p>
          </table:table-cell>
          <table:table-cell table:formula="of:=IF(ISNUMBER([.C70]);((RANK([.C70];[.$C$66:.$D$77];1)+(COUNT([.$C$66:.$D$77])-RANK([.C70];[.$C$66:.$D$77];0)+1))/2);&quot;&quot;)" office:value-type="float" office:value="2">
            <text:p>2</text:p>
          </table:table-cell>
          <table:table-cell table:formula="of:=IF(ISNUMBER([.D70]);((RANK([.D70];[.$C$66:.$D$77];1)+(COUNT([.$C$66:.$D$77])-RANK([.D70];[.$C$66:.$D$77];0)+1))/2);&quot;&quot;)" office:value-type="float" office:value="7.5">
            <text:p>7.5</text:p>
          </table:table-cell>
          <table:table-cell office:value-type="float" office:value="2">
            <text:p>2</text:p>
          </table:table-cell>
          <table:table-cell table:formula="of:=AVERAGE([.I69:.I71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office:value-type="string">
            <text:p><text:s text:c="4"/>Cat-scratch disease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ISNUMBER([.G71]);COUNTIF([.$G$66:.$H$77];&quot;=&quot;&amp;[.G71])^2-1;0)" office:value-type="float" office:value="8">
            <text:p>8</text:p>
          </table:table-cell>
          <table:table-cell table:formula="of:=IF(ISNUMBER([.H71]);COUNTIF([.$G$66:.$H$77];&quot;=&quot;&amp;[.H71])^2-1;0)" office:value-type="float" office:value="8">
            <text:p>8</text:p>
          </table:table-cell>
          <table:table-cell table:formula="of:=IF(ISNUMBER([.C71]);((RANK([.C71];[.$C$66:.$D$77];1)+(COUNT([.$C$66:.$D$77])-RANK([.C71];[.$C$66:.$D$77];0)+1))/2);&quot;&quot;)" office:value-type="float" office:value="5">
            <text:p>5</text:p>
          </table:table-cell>
          <table:table-cell table:formula="of:=IF(ISNUMBER([.D71]);((RANK([.D71];[.$C$66:.$D$77];1)+(COUNT([.$C$66:.$D$77])-RANK([.D71];[.$C$66:.$D$77];0)+1))/2);&quot;&quot;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AVERAGE([.I69:.I71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number-columns-repeated="3"/>
        </table:table-row>
        <table:table-row table:style-name="ro1">
          <table:table-cell office:value-type="string">
            <text:p><text:s text:c="4"/>Toxic epidermal necrolysis (TEN)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72]);COUNTIF([.$G$66:.$H$77];&quot;=&quot;&amp;[.G72])^2-1;0)" office:value-type="float" office:value="8">
            <text:p>8</text:p>
          </table:table-cell>
          <table:table-cell table:formula="of:=IF(ISNUMBER([.H72]);COUNTIF([.$G$66:.$H$77];&quot;=&quot;&amp;[.H72])^2-1;0)" office:value-type="float" office:value="8">
            <text:p>8</text:p>
          </table:table-cell>
          <table:table-cell table:formula="of:=IF(ISNUMBER([.C72]);((RANK([.C72];[.$C$66:.$D$77];1)+(COUNT([.$C$66:.$D$77])-RANK([.C72];[.$C$66:.$D$77];0)+1))/2);&quot;&quot;)" office:value-type="float" office:value="2">
            <text:p>2</text:p>
          </table:table-cell>
          <table:table-cell table:formula="of:=IF(ISNUMBER([.D72]);((RANK([.D72];[.$C$66:.$D$77];1)+(COUNT([.$C$66:.$D$77])-RANK([.D72];[.$C$66:.$D$77];0)+1))/2);&quot;&quot;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AVERAGE([.I72:.I74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krew</text:p>
          </table:table-cell>
          <table:table-cell table:formula="of:=SKEW([.C66:.C94])" office:value-type="float" office:value="1.1020620746249">
            <text:p>1.1020620746</text:p>
          </table:table-cell>
          <table:table-cell table:formula="of:=SKEW([.D66:.D94])" office:value-type="float" office:value="0.905149240783147">
            <text:p>0.9051492408</text:p>
          </table:table-cell>
          <table:table-cell/>
          <table:table-cell office:value-type="string">
            <text:p>R_{i}</text:p>
          </table:table-cell>
          <table:table-cell table:formula="of:=SUM([.G66:.G77])" office:value-type="float" office:value="70">
            <text:p>70</text:p>
          </table:table-cell>
          <table:table-cell table:formula="of:=SUM([.H66:.H77]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<text:s text:c="4"/>MELAS syndrome <text:s/>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IF(ISNUMBER([.G73]);COUNTIF([.$G$66:.$H$77];&quot;=&quot;&amp;[.G73])^2-1;0)" office:value-type="float" office:value="0">
            <text:p>0</text:p>
          </table:table-cell>
          <table:table-cell table:formula="of:=IF(ISNUMBER([.H73]);COUNTIF([.$G$66:.$H$77];&quot;=&quot;&amp;[.H73])^2-1;0)" office:value-type="float" office:value="0">
            <text:p>0</text:p>
          </table:table-cell>
          <table:table-cell table:formula="of:=IF(ISNUMBER([.C73]);((RANK([.C73];[.$C$66:.$D$77];1)+(COUNT([.$C$66:.$D$77])-RANK([.C73];[.$C$66:.$D$77];0)+1))/2);&quot;&quot;)" office:value-type="float" office:value="16">
            <text:p>16</text:p>
          </table:table-cell>
          <table:table-cell table:formula="of:=IF(ISNUMBER([.D73]);((RANK([.D73];[.$C$66:.$D$77];1)+(COUNT([.$C$66:.$D$77])-RANK([.D73];[.$C$66:.$D$77];0)+1))/2);&quot;&quot;)"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AVERAGE([.I72:.I74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R_{i}</text:p>
          </table:table-cell>
          <table:table-cell table:formula="of:=SUMIF([.L69:.L92]; &quot;B&quot;;[.J69:.J92])" office:value-type="float" office:value="101">
            <text:p>101</text:p>
          </table:table-cell>
          <table:table-cell table:style-name="ce4" table:formula="of:=SUMIF([.L69:.L92]; &quot;A&quot;;[.J69:.J92])" office:value-type="float" office:value="70">
            <text:p>70</text:p>
          </table:table-cell>
          <table:table-cell/>
          <table:table-cell office:value-type="string">
            <text:p>R_{i}^2</text:p>
          </table:table-cell>
          <table:table-cell table:formula="of:=[.R72]^2/[.R74]" office:value-type="float" office:value="544.444444444444">
            <text:p>544.4444444444</text:p>
          </table:table-cell>
          <table:table-cell table:formula="of:=[.S72]^2/[.S74]" office:value-type="float" office:value="1133.44444444444">
            <text:p>1133.4444444445</text:p>
          </table:table-cell>
          <table:table-cell table:number-columns-repeated="3"/>
        </table:table-row>
        <table:table-row table:style-name="ro1">
          <table:table-cell office:value-type="string">
            <text:p><text:s text:c="4"/>Brugada syndrome <text:s/>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IF(ISNUMBER([.G74]);COUNTIF([.$G$66:.$H$77];&quot;=&quot;&amp;[.G74])^2-1;0)" office:value-type="float" office:value="3">
            <text:p>3</text:p>
          </table:table-cell>
          <table:table-cell table:formula="of:=IF(ISNUMBER([.H74]);COUNTIF([.$G$66:.$H$77];&quot;=&quot;&amp;[.H74])^2-1;0)" office:value-type="float" office:value="3">
            <text:p>3</text:p>
          </table:table-cell>
          <table:table-cell table:formula="of:=IF(ISNUMBER([.C74]);((RANK([.C74];[.$C$66:.$D$77];1)+(COUNT([.$C$66:.$D$77])-RANK([.C74];[.$C$66:.$D$77];0)+1))/2);&quot;&quot;)" office:value-type="float" office:value="7.5">
            <text:p>7.5</text:p>
          </table:table-cell>
          <table:table-cell table:formula="of:=IF(ISNUMBER([.D74]);((RANK([.D74];[.$C$66:.$D$77];1)+(COUNT([.$C$66:.$D$77])-RANK([.D74];[.$C$66:.$D$77];0)+1))/2);&quot;&quot;)" office:value-type="float" office:value="12.5">
            <text:p>12.5</text:p>
          </table:table-cell>
          <table:table-cell office:value-type="float" office:value="6">
            <text:p>6</text:p>
          </table:table-cell>
          <table:table-cell table:formula="of:=AVERAGE([.I72:.I74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L69:.L92]; &quot;B&quot;)" office:value-type="float" office:value="9">
            <text:p>9</text:p>
          </table:table-cell>
          <table:table-cell table:style-name="ce4" table:formula="of:=COUNTIF([.L69:.L92]; &quot;A&quot;)" office:value-type="float" office:value="9">
            <text:p>9</text:p>
          </table:table-cell>
          <table:table-cell/>
          <table:table-cell office:value-type="string">
            <text:p>n_{i}</text:p>
          </table:table-cell>
          <table:table-cell table:formula="of:=COUNTIF([.L69:.L86]; &quot;B&quot;)" office:value-type="float" office:value="9">
            <text:p>9</text:p>
          </table:table-cell>
          <table:table-cell table:formula="of:=COUNTIF([.L69:.L86]; &quot;A&quot;)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5]);((RANK([.C75];[.$C$66:.$D$77];1)+(COUNT([.$C$66:.$D$77])-RANK([.C75];[.$C$66:.$D$77];0)+1))/2);&quot;&quot;)">
            <text:p/>
          </table:table-cell>
          <table:table-cell table:formula="of:=IF(ISNUMBER([.D75]);((RANK([.D75];[.$C$66:.$D$77];1)+(COUNT([.$C$66:.$D$77])-RANK([.D75];[.$C$66:.$D$77];0)+1))/2);&quot;&quot;)">
            <text:p/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6]);((RANK([.C76];[.$C$66:.$D$77];1)+(COUNT([.$C$66:.$D$77])-RANK([.C76];[.$C$66:.$D$77];0)+1))/2);&quot;&quot;)">
            <text:p/>
          </table:table-cell>
          <table:table-cell table:formula="of:=IF(ISNUMBER([.D76]);((RANK([.D76];[.$C$66:.$D$77];1)+(COUNT([.$C$66:.$D$77])-RANK([.D76];[.$C$66:.$D$77];0)+1))/2);&quot;&quot;)">
            <text:p/>
          </table:table-cell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N74:.O74])" office:value-type="float" office:value="18">
            <text:p>18</text:p>
          </table:table-cell>
          <table:table-cell/>
          <table:table-cell office:value-type="string">
            <text:p>n</text:p>
          </table:table-cell>
          <table:table-cell/>
          <table:table-cell table:formula="of:=SUM([.R74:.S74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7]);((RANK([.C77];[.$C$66:.$D$77];1)+(COUNT([.$C$66:.$D$77])-RANK([.C77];[.$C$66:.$D$77];0)+1))/2);&quot;&quot;)">
            <text:p/>
          </table:table-cell>
          <table:table-cell table:formula="of:=IF(ISNUMBER([.D77]);((RANK([.D77];[.$C$66:.$D$77];1)+(COUNT([.$C$66:.$D$77])-RANK([.D77];[.$C$66:.$D$77];0)+1))/2);&quot;&quot;)">
            <text:p/>
          </table:table-cell>
          <table:table-cell office:value-type="float" office:value="9">
            <text:p>9</text:p>
          </table:table-cell>
          <table:table-cell table:formula="of:=AVERAGE([.I77:.I79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0">
            <text:p>10</text:p>
          </table:table-cell>
          <table:table-cell table:formula="of:=AVERAGE([.I77:.I79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1">
            <text:p>11</text:p>
          </table:table-cell>
          <table:table-cell table:formula="of:=AVERAGE([.I77:.I79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H_{stat}</text:p>
          </table:table-cell>
          <table:table-cell/>
          <table:table-cell table:formula="of:=(12 / ([.O76]*([.O76]+1))) * ((([.O73]^2)/[.O74]) + (([.N73]^2)/[.N74])) - 3*([.O76]+1)" office:value-type="float" office:value="1.87329434697855">
            <text:p>1.873294347</text:p>
          </table:table-cell>
          <table:table-cell table:number-columns-repeated="3"/>
          <table:table-cell table:formula="of:=(12 / ([.S76]*([.S76]+1))) * (SUM([.R73:.S73])) - 3*([.S76]+1)" office:value-type="float" office:value="1.87329434697855">
            <text:p>1.873294347</text:p>
          </table:table-cell>
          <table:table-cell/>
          <table:table-cell office:value-type="string">
            <text:p>Adjust:</text:p>
          </table:table-cell>
          <table:table-cell table:formula="of:=1-SUM([.E66:.F77])/(([.S76]-1)*[.S76]*([.S76]+1))" office:value-type="float" office:value="0.984520123839009">
            <text:p>0.984520123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78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79]/[.V79]" office:value-type="float" office:value="1.90274866061028">
            <text:p>1.90274866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3">
            <text:p>13</text:p>
          </table:table-cell>
          <table:table-cell office:value-type="float" office:value="12.5">
            <text:p>12.5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14.5">
            <text:p>14.5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14.5">
            <text:p>14.5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not significant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googled cleansed</text:p>
          </table:table-cell>
          <table:table-cell office:value-type="string">
            <text:p>Googled</text:p>
          </table:table-cell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number-columns-repeated="14"/>
        </table:table-row>
        <table:table-row table:style-name="ro1">
          <table:table-cell office:value-type="string">
            <text:p><text:s text:c="4"/>Fibrodysplasia ossificans progressiva 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IF(ISNUMBER([.G95]);COUNTIF([.$G$95:.$H$99];&quot;=&quot;&amp;[.G95])^2-1;0)" office:value-type="float" office:value="0">
            <text:p>0</text:p>
          </table:table-cell>
          <table:table-cell table:formula="of:=IF(ISNUMBER([.H95]);COUNTIF([.$G$95:.$H$99];&quot;=&quot;&amp;[.H95])^2-1;0)" office:value-type="float" office:value="0">
            <text:p>0</text:p>
          </table:table-cell>
          <table:table-cell table:formula="of:=IF(ISNUMBER([.C95]);((RANK([.C95];[.$C$95:.$D$99];1)+(COUNT([.$C$95:.$D$99])-RANK([.C95];[.$C$95:.$D$99];0)+1))/2);&quot;&quot;)" office:value-type="float" office:value="6">
            <text:p>6</text:p>
          </table:table-cell>
          <table:table-cell table:formula="of:=IF(ISNUMBER([.D95]);((RANK([.D95];[.$C$95:.$D$99];1)+(COUNT([.$C$95:.$D$99])-RANK([.D95];[.$C$95:.$D$99];0)+1))/2);&quot;&quot;)" office:value-type="float" office:value="7">
            <text:p>7</text:p>
          </table:table-cell>
          <table:table-cell table:number-columns-repeated="14"/>
        </table:table-row>
        <table:table-row table:style-name="ro1">
          <table:table-cell office:value-type="string">
            <text:p><text:s text:c="4"/>Adrenoleukodystrophy, X-linked 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F(ISNUMBER([.G96]);COUNTIF([.$G$95:.$H$99];&quot;=&quot;&amp;[.G96])^2-1;0)" office:value-type="float" office:value="8">
            <text:p>8</text:p>
          </table:table-cell>
          <table:table-cell table:formula="of:=IF(ISNUMBER([.H96]);COUNTIF([.$G$95:.$H$99];&quot;=&quot;&amp;[.H96])^2-1;0)" office:value-type="float" office:value="0">
            <text:p>0</text:p>
          </table:table-cell>
          <table:table-cell table:formula="of:=IF(ISNUMBER([.C96]);((RANK([.C96];[.$C$95:.$D$99];1)+(COUNT([.$C$95:.$D$99])-RANK([.C96];[.$C$95:.$D$99];0)+1))/2);&quot;&quot;)" office:value-type="float" office:value="2">
            <text:p>2</text:p>
          </table:table-cell>
          <table:table-cell table:formula="of:=IF(ISNUMBER([.D96]);((RANK([.D96];[.$C$95:.$D$99];1)+(COUNT([.$C$95:.$D$99])-RANK([.D96];[.$C$95:.$D$99];0)+1))/2);&quot;&quot;)" office:value-type="float" office:value="8">
            <text:p>8</text:p>
          </table:table-cell>
          <table:table-cell table:number-columns-repeated="14"/>
        </table:table-row>
        <table:table-row table:style-name="ro1">
          <table:table-cell office:value-type="string">
            <text:p><text:s text:c="4"/>Papillon-Lefevre syndrome 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97]);COUNTIF([.$G$95:.$H$99];&quot;=&quot;&amp;[.G97])^2-1;0)" office:value-type="float" office:value="8">
            <text:p>8</text:p>
          </table:table-cell>
          <table:table-cell table:formula="of:=IF(ISNUMBER([.H97]);COUNTIF([.$G$95:.$H$99];&quot;=&quot;&amp;[.H97])^2-1;0)" office:value-type="float" office:value="3">
            <text:p>3</text:p>
          </table:table-cell>
          <table:table-cell table:formula="of:=IF(ISNUMBER([.C97]);((RANK([.C97];[.$C$95:.$D$99];1)+(COUNT([.$C$95:.$D$99])-RANK([.C97];[.$C$95:.$D$99];0)+1))/2);&quot;&quot;)" office:value-type="float" office:value="2">
            <text:p>2</text:p>
          </table:table-cell>
          <table:table-cell table:formula="of:=IF(ISNUMBER([.D97]);((RANK([.D97];[.$C$95:.$D$99];1)+(COUNT([.$C$95:.$D$99])-RANK([.D97];[.$C$95:.$D$99];0)+1))/2);&quot;&quot;)" office:value-type="float" office:value="4.5">
            <text:p>4.5</text:p>
          </table:table-cell>
          <table:table-cell table:number-columns-repeated="14"/>
        </table:table-row>
        <table:table-row table:style-name="ro1">
          <table:table-cell office:value-type="string">
            <text:p><text:s text:c="4"/>Kleine-Levin syndrome 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98]);COUNTIF([.$G$95:.$H$99];&quot;=&quot;&amp;[.G98])^2-1;0)" office:value-type="float" office:value="8">
            <text:p>8</text:p>
          </table:table-cell>
          <table:table-cell table:formula="of:=IF(ISNUMBER([.H98]);COUNTIF([.$G$95:.$H$99];&quot;=&quot;&amp;[.H98])^2-1;0)" office:value-type="float" office:value="3">
            <text:p>3</text:p>
          </table:table-cell>
          <table:table-cell table:formula="of:=IF(ISNUMBER([.C98]);((RANK([.C98];[.$C$95:.$D$99];1)+(COUNT([.$C$95:.$D$99])-RANK([.C98];[.$C$95:.$D$99];0)+1))/2);&quot;&quot;)" office:value-type="float" office:value="2">
            <text:p>2</text:p>
          </table:table-cell>
          <table:table-cell table:formula="of:=IF(ISNUMBER([.D98]);((RANK([.D98];[.$C$95:.$D$99];1)+(COUNT([.$C$95:.$D$99])-RANK([.D98];[.$C$95:.$D$99];0)+1))/2);&quot;&quot;)"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Midface retraction syndrome, Schinzel-Giedion type </text:p>
          </table:table-cell>
          <table:table-cell/>
          <table:table-cell office:value-type="float" office:value="274">
            <text:p>274</text:p>
          </table:table-cell>
          <table:table-cell office:value-type="float" office:value="329">
            <text:p>329</text:p>
          </table:table-cell>
          <table:table-cell table:formula="of:=IF(ISNUMBER([.G99]);COUNTIF([.$G$95:.$H$99];&quot;=&quot;&amp;[.G99])^2-1;0)" office:value-type="float" office:value="0">
            <text:p>0</text:p>
          </table:table-cell>
          <table:table-cell table:formula="of:=IF(ISNUMBER([.H99]);COUNTIF([.$G$95:.$H$99];&quot;=&quot;&amp;[.H99])^2-1;0)" office:value-type="float" office:value="0">
            <text:p>0</text:p>
          </table:table-cell>
          <table:table-cell table:formula="of:=IF(ISNUMBER([.C99]);((RANK([.C99];[.$C$95:.$D$99];1)+(COUNT([.$C$95:.$D$99])-RANK([.C99];[.$C$95:.$D$99];0)+1))/2);&quot;&quot;)" office:value-type="float" office:value="9">
            <text:p>9</text:p>
          </table:table-cell>
          <table:table-cell table:formula="of:=IF(ISNUMBER([.D99]);((RANK([.D99];[.$C$95:.$D$99];1)+(COUNT([.$C$95:.$D$99])-RANK([.D99];[.$C$95:.$D$99];0)+1))/2);&quot;&quot;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google reduced</text:p>
          </table:table-cell>
          <table:table-cell table:style-name="ce1" office:value-type="string">
            <text:p>google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94:.C122])" office:value-type="float" office:value="2.23494045416064">
            <text:p>2.2349404542</text:p>
          </table:table-cell>
          <table:table-cell table:formula="of:=SKEW([.D94:.D122])" office:value-type="float" office:value="2.23352687650499">
            <text:p>2.2335268765</text:p>
          </table:table-cell>
          <table:table-cell/>
          <table:table-cell office:value-type="string">
            <text:p>R_{i}</text:p>
          </table:table-cell>
          <table:table-cell table:formula="of:=SUM([.G95:.G106])" office:value-type="float" office:value="21">
            <text:p>21</text:p>
          </table:table-cell>
          <table:table-cell table:formula="of:=SUM([.H95:.H106])"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R_{i}</text:p>
          </table:table-cell>
          <table:table-cell table:formula="of:=SUMIF([.L98:.L121]; &quot;B&quot;;[.J98:.J121])" office:value-type="float" office:value="31.5">
            <text:p>31.5</text:p>
          </table:table-cell>
          <table:table-cell table:formula="of:=SUMIF([.L98:.L121]; &quot;A&quot;;[.J98:.J121])" office:value-type="float" office:value="23.5">
            <text:p>23.5</text:p>
          </table:table-cell>
          <table:table-cell/>
          <table:table-cell office:value-type="string">
            <text:p>R_{i}^2</text:p>
          </table:table-cell>
          <table:table-cell table:formula="of:=[.R101]^2/[.R103]" office:value-type="float" office:value="88.2">
            <text:p>88.2</text:p>
          </table:table-cell>
          <table:table-cell table:formula="of:=[.S101]^2/[.S103]" office:value-type="float" office:value="231.2">
            <text:p>231.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98:.L107]; &quot;B&quot;)" office:value-type="float" office:value="5">
            <text:p>5</text:p>
          </table:table-cell>
          <table:table-cell table:formula="of:=COUNTIF([.L98:.L107]; &quot;A&quot;)" office:value-type="float" office:value="5">
            <text:p>5</text:p>
          </table:table-cell>
          <table:table-cell/>
          <table:table-cell office:value-type="string">
            <text:p>n_{i}</text:p>
          </table:table-cell>
          <table:table-cell table:formula="of:=COUNTIF([.L98:.L115]; &quot;B&quot;)" office:value-type="float" office:value="5">
            <text:p>5</text:p>
          </table:table-cell>
          <table:table-cell table:formula="of:=COUNTIF([.L98:.L115]; &quot;A&quot;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103:.O103])" office:value-type="float" office:value="10">
            <text:p>10</text:p>
          </table:table-cell>
          <table:table-cell/>
          <table:table-cell office:value-type="string">
            <text:p>n</text:p>
          </table:table-cell>
          <table:table-cell/>
          <table:table-cell table:formula="of:=SUM([.R103:.S103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9">
            <text:p>9</text:p>
          </table:table-cell>
          <table:table-cell office:value-type="float" office:value="164">
            <text:p>164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1718">
            <text:p>1718</text:p>
          </table:table-cell>
          <table:table-cell office:value-type="string">
            <text:p>B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stat}</text:p>
          </table:table-cell>
          <table:table-cell/>
          <table:table-cell table:formula="of:=(12 / ([.O105]*([.O105]+1))) * ((([.O102]^2)/[.O103]) + (([.N102]^2)/[.N103])) - 3*([.O105]+1)" office:value-type="float" office:value="0.698181818181816">
            <text:p>0.6981818182</text:p>
          </table:table-cell>
          <table:table-cell table:number-columns-repeated="3"/>
          <table:table-cell table:formula="of:=(12 / ([.S105]*([.S105]+1))) * (SUM([.R102:.S102])) - 3*([.S105]+1)" office:value-type="float" office:value="1.84363636363636">
            <text:p>1.8436363636</text:p>
          </table:table-cell>
          <table:table-cell/>
          <table:table-cell office:value-type="string">
            <text:p>Adjust:</text:p>
          </table:table-cell>
          <table:table-cell table:formula="of:=1-SUM([.E95:.F106])/(([.S105]-1)*[.S105]*([.S105]+1))" office:value-type="float" office:value="0.96969696969697">
            <text:p>0.969696969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crit}</text:p>
          </table:table-cell>
          <table:table-cell/>
          <table:table-cell table:formula="of:=LEGACY.CHIINV(0.05; [.O107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08]/[.V108]" office:value-type="float" office:value="1.90124999999999">
            <text:p>1.90125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not significant</text:p>
          </table:table-cell>
          <table:table-cell table:number-columns-repeated="9"/>
        </table:table-row>
      </table:table>
      <table:table table:name="C Tests using TFIDF and TFIDF NLP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3" table:number-columns-repeated="16" table:default-cell-style-name="Default"/>
        <table:table-row table:style-name="ro1">
          <table:table-cell table:number-columns-repeated="2"/>
          <table:table-cell table:style-name="ce1" table:number-columns-repeated="2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number-columns-repeated="14"/>
        </table:table-row>
        <table:table-row table:style-name="ro1">
          <table:table-cell office:value-type="string">
            <text:p><text:s text:c="4"/>Apparent mineralocorticoid excess </text:p>
          </table:table-cell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IF(ISNUMBER([.G3]);COUNTIF([.$G$3:.$H$31];&quot;=&quot;&amp;[.G3])^2-1;0)" office:value-type="float" office:value="0">
            <text:p>0</text:p>
          </table:table-cell>
          <table:table-cell table:formula="of:=IF(ISNUMBER([.H3]);COUNTIF([.$G$3:.$H$31];&quot;=&quot;&amp;[.H3])^2-1;0)" office:value-type="float" office:value="899">
            <text:p>899</text:p>
          </table:table-cell>
          <table:table-cell table:formula="of:=IF(ISNUMBER([.C3]);((RANK([.C3];[.$C$3:.$D$31];1)+(COUNT([.$C$3:.$D$31])-RANK([.C3];[.$C$3:.$D$31];0)+1))/2);&quot;&quot;)" office:value-type="float" office:value="52">
            <text:p>52</text:p>
          </table:table-cell>
          <table:table-cell table:formula="of:=IF(ISNUMBER([.D3]);((RANK([.D3];[.$C$3:.$D$31];1)+(COUNT([.$C$3:.$D$31])-RANK([.D3];[.$C$3:.$D$31];0)+1))/2);&quot;&quot;)" office:value-type="float" office:value="15.5">
            <text:p>15.5</text:p>
          </table:table-cell>
          <table:table-cell table:number-columns-repeated="4"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7"/>
        </table:table-row>
        <table:table-row table:style-name="ro1">
          <table:table-cell office:value-type="string">
            <text:p><text:s text:c="4"/>Rubinstein-Taybi syndrome <text:s/></text:p>
          </table:table-cell>
          <table:table-cell/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table:formula="of:=IF(ISNUMBER([.G4]);COUNTIF([.$G$3:.$H$31];&quot;=&quot;&amp;[.G4])^2-1;0)" office:value-type="float" office:value="0">
            <text:p>0</text:p>
          </table:table-cell>
          <table:table-cell table:formula="of:=IF(ISNUMBER([.H4]);COUNTIF([.$G$3:.$H$31];&quot;=&quot;&amp;[.H4])^2-1;0)" office:value-type="float" office:value="899">
            <text:p>899</text:p>
          </table:table-cell>
          <table:table-cell table:formula="of:=IF(ISNUMBER([.C4]);((RANK([.C4];[.$C$3:.$D$31];1)+(COUNT([.$C$3:.$D$31])-RANK([.C4];[.$C$3:.$D$31];0)+1))/2);&quot;&quot;)" office:value-type="float" office:value="58">
            <text:p>58</text:p>
          </table:table-cell>
          <table:table-cell table:formula="of:=IF(ISNUMBER([.D4]);((RANK([.D4];[.$C$3:.$D$31];1)+(COUNT([.$C$3:.$D$31])-RANK([.D4];[.$C$3:.$D$31];0)+1))/2);&quot;&quot;)" office:value-type="float" office:value="15.5">
            <text:p>15.5</text:p>
          </table:table-cell>
          <table:table-cell table:number-columns-repeated="4"/>
          <table:table-cell office:value-type="string">
            <text:p>Parameter</text:p>
          </table:table-cell>
          <table:table-cell office:value-type="string">
            <text:p>Unigram</text:p>
          </table:table-cell>
          <table:table-cell office:value-type="string">
            <text:p>TFIDF NLP</text:p>
          </table:table-cell>
          <table:table-cell table:number-columns-repeated="2"/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number-columns-repeated="3"/>
        </table:table-row>
        <table:table-row table:style-name="ro1">
          <table:table-cell office:value-type="string">
            <text:p><text:s text:c="4"/>Cholestasis - lymphedema <text:s/>(Aagenaes syndrome)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5]);COUNTIF([.$G$3:.$H$31];&quot;=&quot;&amp;[.G5])^2-1;0)" office:value-type="float" office:value="899">
            <text:p>899</text:p>
          </table:table-cell>
          <table:table-cell table:formula="of:=IF(ISNUMBER([.H5]);COUNTIF([.$G$3:.$H$31];&quot;=&quot;&amp;[.H5])^2-1;0)" office:value-type="float" office:value="899">
            <text:p>899</text:p>
          </table:table-cell>
          <table:table-cell table:formula="of:=IF(ISNUMBER([.C5]);((RANK([.C5];[.$C$3:.$D$31];1)+(COUNT([.$C$3:.$D$31])-RANK([.C5];[.$C$3:.$D$31];0)+1))/2);&quot;&quot;)" office:value-type="float" office:value="15.5">
            <text:p>15.5</text:p>
          </table:table-cell>
          <table:table-cell table:formula="of:=IF(ISNUMBER([.D5]);((RANK([.D5];[.$C$3:.$D$31];1)+(COUNT([.$C$3:.$D$31])-RANK([.D5];[.$C$3:.$D$31];0)+1))/2);&quot;&quot;)" office:value-type="float" office:value="15.5">
            <text:p>15.5</text:p>
          </table:table-cell>
          <table:table-cell table:number-columns-repeated="4"/>
          <table:table-cell office:value-type="string">
            <text:p>Skrew</text:p>
          </table:table-cell>
          <table:table-cell table:formula="of:=SKEW([.C3:.C31])" office:value-type="float" office:value="3.50963132457773">
            <text:p>3.5096313246</text:p>
          </table:table-cell>
          <table:table-cell table:formula="of:=SKEW([.D3:.D31])" office:value-type="float" office:value="2.6569379569537">
            <text:p>2.656937957</text:p>
          </table:table-cell>
          <table:table-cell/>
          <table:table-cell office:value-type="string">
            <text:p>R_{i}</text:p>
          </table:table-cell>
          <table:table-cell table:formula="of:=SUM([.G3:.G31])" office:value-type="float" office:value="1146">
            <text:p>1146</text:p>
          </table:table-cell>
          <table:table-cell table:formula="of:=SUM([.H3:.H31])" office:value-type="float" office:value="565">
            <text:p>565</text:p>
          </table:table-cell>
          <table:table-cell table:number-columns-repeated="3"/>
        </table:table-row>
        <table:table-row table:style-name="ro1">
          <table:table-cell office:value-type="string">
            <text:p><text:s text:c="4"/>Aase-Smith syndrome <text:s/>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IF(ISNUMBER([.G6]);COUNTIF([.$G$3:.$H$31];&quot;=&quot;&amp;[.G6])^2-1;0)" office:value-type="float" office:value="8">
            <text:p>8</text:p>
          </table:table-cell>
          <table:table-cell table:formula="of:=IF(ISNUMBER([.H6]);COUNTIF([.$G$3:.$H$31];&quot;=&quot;&amp;[.H6])^2-1;0)" office:value-type="float" office:value="35">
            <text:p>35</text:p>
          </table:table-cell>
          <table:table-cell table:formula="of:=IF(ISNUMBER([.C6]);((RANK([.C6];[.$C$3:.$D$31];1)+(COUNT([.$C$3:.$D$31])-RANK([.C6];[.$C$3:.$D$31];0)+1))/2);&quot;&quot;)" office:value-type="float" office:value="47">
            <text:p>47</text:p>
          </table:table-cell>
          <table:table-cell table:formula="of:=IF(ISNUMBER([.D6]);((RANK([.D6];[.$C$3:.$D$31];1)+(COUNT([.$C$3:.$D$31])-RANK([.D6];[.$C$3:.$D$31];0)+1))/2);&quot;&quot;)" office:value-type="float" office:value="33.5">
            <text:p>33.5</text:p>
          </table:table-cell>
          <table:table-cell table:number-columns-repeated="2"/>
          <table:table-cell table:style-name="ce1"/>
          <table:table-cell/>
          <table:table-cell office:value-type="string">
            <text:p>R_{i}</text:p>
          </table:table-cell>
          <table:table-cell table:formula="of:=SUMIF([.L7:.L64]; &quot;B&quot;;[.J7:.J64])" office:value-type="float" office:value="1146">
            <text:p>1146</text:p>
          </table:table-cell>
          <table:table-cell table:formula="of:=SUMIF([.L7:.L64]; &quot;A&quot;;[.J7:.J64])" office:value-type="float" office:value="565">
            <text:p>565</text:p>
          </table:table-cell>
          <table:table-cell/>
          <table:table-cell office:value-type="string">
            <text:p>R_{i}^2</text:p>
          </table:table-cell>
          <table:table-cell table:formula="of:=[.R5]^2/[.R7]" office:value-type="float" office:value="45286.7586206897">
            <text:p>45286.7586206897</text:p>
          </table:table-cell>
          <table:table-cell table:formula="of:=[.S5]^2/[.S7]" office:value-type="float" office:value="11007.7586206897">
            <text:p>11007.7586206897</text:p>
          </table:table-cell>
          <table:table-cell table:number-columns-repeated="3"/>
        </table:table-row>
        <table:table-row table:style-name="ro1">
          <table:table-cell office:value-type="string">
            <text:p><text:s text:c="4"/>Achondroplasia <text:s/></text:p>
          </table:table-cell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IF(ISNUMBER([.G7]);COUNTIF([.$G$3:.$H$31];&quot;=&quot;&amp;[.G7])^2-1;0)" office:value-type="float" office:value="0">
            <text:p>0</text:p>
          </table:table-cell>
          <table:table-cell table:formula="of:=IF(ISNUMBER([.H7]);COUNTIF([.$G$3:.$H$31];&quot;=&quot;&amp;[.H7])^2-1;0)" office:value-type="float" office:value="899">
            <text:p>899</text:p>
          </table:table-cell>
          <table:table-cell table:formula="of:=IF(ISNUMBER([.C7]);((RANK([.C7];[.$C$3:.$D$31];1)+(COUNT([.$C$3:.$D$31])-RANK([.C7];[.$C$3:.$D$31];0)+1))/2);&quot;&quot;)" office:value-type="float" office:value="50">
            <text:p>50</text:p>
          </table:table-cell>
          <table:table-cell table:formula="of:=IF(ISNUMBER([.D7]);((RANK([.D7];[.$C$3:.$D$31];1)+(COUNT([.$C$3:.$D$31])-RANK([.D7];[.$C$3:.$D$31];0)+1))/2);&quot;&quot;)" office:value-type="float" office:value="15.5">
            <text:p>15.5</text:p>
          </table:table-cell>
          <table:table-cell office:value-type="float" office:value="1">
            <text:p>1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7:.L64]; &quot;B&quot;)" office:value-type="float" office:value="29">
            <text:p>29</text:p>
          </table:table-cell>
          <table:table-cell table:formula="of:=COUNTIF([.L7:.L64]; &quot;A&quot;)" office:value-type="float" office:value="29">
            <text:p>29</text:p>
          </table:table-cell>
          <table:table-cell/>
          <table:table-cell office:value-type="string">
            <text:p>n_{i}</text:p>
          </table:table-cell>
          <table:table-cell table:formula="of:=COUNTIF([.L7:.L64]; &quot;B&quot;)" office:value-type="float" office:value="29">
            <text:p>29</text:p>
          </table:table-cell>
          <table:table-cell table:formula="of:=COUNTIF([.L7:.L64]; &quot;A&quot;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<text:s text:c="4"/>Acalvaria <text:s text:c="3"/>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IF(ISNUMBER([.G8]);COUNTIF([.$G$3:.$H$31];&quot;=&quot;&amp;[.G8])^2-1;0)" office:value-type="float" office:value="15">
            <text:p>15</text:p>
          </table:table-cell>
          <table:table-cell table:formula="of:=IF(ISNUMBER([.H8]);COUNTIF([.$G$3:.$H$31];&quot;=&quot;&amp;[.H8])^2-1;0)" office:value-type="float" office:value="899">
            <text:p>899</text:p>
          </table:table-cell>
          <table:table-cell table:formula="of:=IF(ISNUMBER([.C8]);((RANK([.C8];[.$C$3:.$D$31];1)+(COUNT([.$C$3:.$D$31])-RANK([.C8];[.$C$3:.$D$31];0)+1))/2);&quot;&quot;)" office:value-type="float" office:value="38.5">
            <text:p>38.5</text:p>
          </table:table-cell>
          <table:table-cell table:formula="of:=IF(ISNUMBER([.D8]);((RANK([.D8];[.$C$3:.$D$31];1)+(COUNT([.$C$3:.$D$31])-RANK([.D8];[.$C$3:.$D$31];0)+1))/2);&quot;&quot;)" office:value-type="float" office:value="15.5">
            <text:p>15.5</text:p>
          </table:table-cell>
          <table:table-cell office:value-type="float" office:value="2">
            <text:p>2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<text:s text:c="4"/>Acrodysostosis <text:s/></text:p>
          </table:table-cell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IF(ISNUMBER([.G9]);COUNTIF([.$G$3:.$H$31];&quot;=&quot;&amp;[.G9])^2-1;0)" office:value-type="float" office:value="0">
            <text:p>0</text:p>
          </table:table-cell>
          <table:table-cell table:formula="of:=IF(ISNUMBER([.H9]);COUNTIF([.$G$3:.$H$31];&quot;=&quot;&amp;[.H9])^2-1;0)" office:value-type="float" office:value="899">
            <text:p>899</text:p>
          </table:table-cell>
          <table:table-cell table:formula="of:=IF(ISNUMBER([.C9]);((RANK([.C9];[.$C$3:.$D$31];1)+(COUNT([.$C$3:.$D$31])-RANK([.C9];[.$C$3:.$D$31];0)+1))/2);&quot;&quot;)" office:value-type="float" office:value="54">
            <text:p>54</text:p>
          </table:table-cell>
          <table:table-cell table:formula="of:=IF(ISNUMBER([.D9]);((RANK([.D9];[.$C$3:.$D$31];1)+(COUNT([.$C$3:.$D$31])-RANK([.D9];[.$C$3:.$D$31];0)+1))/2);&quot;&quot;)" office:value-type="float" office:value="15.5">
            <text:p>15.5</text:p>
          </table:table-cell>
          <table:table-cell office:value-type="float" office:value="3">
            <text:p>3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7:.O7])" office:value-type="float" office:value="58">
            <text:p>58</text:p>
          </table:table-cell>
          <table:table-cell/>
          <table:table-cell office:value-type="string">
            <text:p>n</text:p>
          </table:table-cell>
          <table:table-cell/>
          <table:table-cell table:formula="of:=SUM([.R7:.S7]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<text:s text:c="4"/>Acromegaly </text:p>
          </table:table-cell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IF(ISNUMBER([.G10]);COUNTIF([.$G$3:.$H$31];&quot;=&quot;&amp;[.G10])^2-1;0)" office:value-type="float" office:value="0">
            <text:p>0</text:p>
          </table:table-cell>
          <table:table-cell table:formula="of:=IF(ISNUMBER([.H10]);COUNTIF([.$G$3:.$H$31];&quot;=&quot;&amp;[.H10])^2-1;0)" office:value-type="float" office:value="899">
            <text:p>899</text:p>
          </table:table-cell>
          <table:table-cell table:formula="of:=IF(ISNUMBER([.C10]);((RANK([.C10];[.$C$3:.$D$31];1)+(COUNT([.$C$3:.$D$31])-RANK([.C10];[.$C$3:.$D$31];0)+1))/2);&quot;&quot;)" office:value-type="float" office:value="55">
            <text:p>55</text:p>
          </table:table-cell>
          <table:table-cell table:formula="of:=IF(ISNUMBER([.D10]);((RANK([.D10];[.$C$3:.$D$31];1)+(COUNT([.$C$3:.$D$31])-RANK([.D10];[.$C$3:.$D$31];0)+1))/2);&quot;&quot;)" office:value-type="float" office:value="15.5">
            <text:p>15.5</text:p>
          </table:table-cell>
          <table:table-cell office:value-type="float" office:value="4">
            <text:p>4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<text:s text:c="4"/>Biliary atresia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1]);COUNTIF([.$G$3:.$H$31];&quot;=&quot;&amp;[.G11])^2-1;0)" office:value-type="float" office:value="899">
            <text:p>899</text:p>
          </table:table-cell>
          <table:table-cell table:formula="of:=IF(ISNUMBER([.H11]);COUNTIF([.$G$3:.$H$31];&quot;=&quot;&amp;[.H11])^2-1;0)" office:value-type="float" office:value="899">
            <text:p>899</text:p>
          </table:table-cell>
          <table:table-cell table:formula="of:=IF(ISNUMBER([.C11]);((RANK([.C11];[.$C$3:.$D$31];1)+(COUNT([.$C$3:.$D$31])-RANK([.C11];[.$C$3:.$D$31];0)+1))/2);&quot;&quot;)" office:value-type="float" office:value="15.5">
            <text:p>15.5</text:p>
          </table:table-cell>
          <table:table-cell table:formula="of:=IF(ISNUMBER([.D11]);((RANK([.D11];[.$C$3:.$D$31];1)+(COUNT([.$C$3:.$D$31])-RANK([.D11];[.$C$3:.$D$31];0)+1))/2);&quot;&quot;)" office:value-type="float" office:value="15.5">
            <text:p>15.5</text:p>
          </table:table-cell>
          <table:table-cell office:value-type="float" office:value="5">
            <text:p>5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<text:s text:c="4"/>Bronchiolitis obliterans with obstructive pulmonary diseas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IF(ISNUMBER([.G12]);COUNTIF([.$G$3:.$H$31];&quot;=&quot;&amp;[.G12])^2-1;0)" office:value-type="float" office:value="15">
            <text:p>15</text:p>
          </table:table-cell>
          <table:table-cell table:formula="of:=IF(ISNUMBER([.H12]);COUNTIF([.$G$3:.$H$31];&quot;=&quot;&amp;[.H12])^2-1;0)" office:value-type="float" office:value="899">
            <text:p>899</text:p>
          </table:table-cell>
          <table:table-cell table:formula="of:=IF(ISNUMBER([.C12]);((RANK([.C12];[.$C$3:.$D$31];1)+(COUNT([.$C$3:.$D$31])-RANK([.C12];[.$C$3:.$D$31];0)+1))/2);&quot;&quot;)" office:value-type="float" office:value="38.5">
            <text:p>38.5</text:p>
          </table:table-cell>
          <table:table-cell table:formula="of:=IF(ISNUMBER([.D12]);((RANK([.D12];[.$C$3:.$D$31];1)+(COUNT([.$C$3:.$D$31])-RANK([.D12];[.$C$3:.$D$31];0)+1))/2);&quot;&quot;)" office:value-type="float" office:value="15.5">
            <text:p>15.5</text:p>
          </table:table-cell>
          <table:table-cell office:value-type="float" office:value="6">
            <text:p>6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O9]*([.O9]+1))) * ((([.O6]^2)/[.O7]) + (([.N6]^2)/[.N7])) - 3*([.O9]+1)" office:value-type="float" office:value="20.4091779358713">
            <text:p>20.4091779359</text:p>
          </table:table-cell>
          <table:table-cell table:number-columns-repeated="3"/>
          <table:table-cell table:formula="of:=(12 / ([.S9]*([.S9]+1))) * (SUM([.R6:.S6])) - 3*([.S9]+1)" office:value-type="float" office:value="20.4091779358713">
            <text:p>20.4091779359</text:p>
          </table:table-cell>
          <table:table-cell/>
          <table:table-cell office:value-type="string">
            <text:p>Adjust:</text:p>
          </table:table-cell>
          <table:table-cell table:formula="of:=1-SUM([.E3:.F31])/(([.S9]-1)*[.S9]*([.S9]+1))" office:value-type="float" office:value="0.860192562059737">
            <text:p>0.8601925621</text:p>
          </table:table-cell>
        </table:table-row>
        <table:table-row table:style-name="ro1">
          <table:table-cell office:value-type="string">
            <text:p><text:s text:c="4"/>Cholera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G13]);COUNTIF([.$G$3:.$H$31];&quot;=&quot;&amp;[.G13])^2-1;0)" office:value-type="float" office:value="35">
            <text:p>35</text:p>
          </table:table-cell>
          <table:table-cell table:formula="of:=IF(ISNUMBER([.H13]);COUNTIF([.$G$3:.$H$31];&quot;=&quot;&amp;[.H13])^2-1;0)" office:value-type="float" office:value="899">
            <text:p>899</text:p>
          </table:table-cell>
          <table:table-cell table:formula="of:=IF(ISNUMBER([.C13]);((RANK([.C13];[.$C$3:.$D$31];1)+(COUNT([.$C$3:.$D$31])-RANK([.C13];[.$C$3:.$D$31];0)+1))/2);&quot;&quot;)" office:value-type="float" office:value="33.5">
            <text:p>33.5</text:p>
          </table:table-cell>
          <table:table-cell table:formula="of:=IF(ISNUMBER([.D13]);((RANK([.D13];[.$C$3:.$D$31];1)+(COUNT([.$C$3:.$D$31])-RANK([.D13];[.$C$3:.$D$31];0)+1))/2);&quot;&quot;)" office:value-type="float" office:value="15.5">
            <text:p>15.5</text:p>
          </table:table-cell>
          <table:table-cell office:value-type="float" office:value="7">
            <text:p>7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11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2]/[.V12]" office:value-type="float" office:value="23.7262897123888">
            <text:p>23.7262897124</text:p>
          </table:table-cell>
          <table:table-cell table:number-columns-repeated="3"/>
        </table:table-row>
        <table:table-row table:style-name="ro1">
          <table:table-cell office:value-type="string">
            <text:p><text:s text:c="4"/>Choroideremia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4]);COUNTIF([.$G$3:.$H$31];&quot;=&quot;&amp;[.G14])^2-1;0)" office:value-type="float" office:value="899">
            <text:p>899</text:p>
          </table:table-cell>
          <table:table-cell table:formula="of:=IF(ISNUMBER([.H14]);COUNTIF([.$G$3:.$H$31];&quot;=&quot;&amp;[.H14])^2-1;0)" office:value-type="float" office:value="899">
            <text:p>899</text:p>
          </table:table-cell>
          <table:table-cell table:formula="of:=IF(ISNUMBER([.C14]);((RANK([.C14];[.$C$3:.$D$31];1)+(COUNT([.$C$3:.$D$31])-RANK([.C14];[.$C$3:.$D$31];0)+1))/2);&quot;&quot;)" office:value-type="float" office:value="15.5">
            <text:p>15.5</text:p>
          </table:table-cell>
          <table:table-cell table:formula="of:=IF(ISNUMBER([.D14]);((RANK([.D14];[.$C$3:.$D$31];1)+(COUNT([.$C$3:.$D$31])-RANK([.D14];[.$C$3:.$D$31];0)+1))/2);&quot;&quot;)" office:value-type="float" office:value="15.5">
            <text:p>15.5</text:p>
          </table:table-cell>
          <table:table-cell office:value-type="float" office:value="8">
            <text:p>8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Coats disease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5]);COUNTIF([.$G$3:.$H$31];&quot;=&quot;&amp;[.G15])^2-1;0)" office:value-type="float" office:value="899">
            <text:p>899</text:p>
          </table:table-cell>
          <table:table-cell table:formula="of:=IF(ISNUMBER([.H15]);COUNTIF([.$G$3:.$H$31];&quot;=&quot;&amp;[.H15])^2-1;0)" office:value-type="float" office:value="899">
            <text:p>899</text:p>
          </table:table-cell>
          <table:table-cell table:formula="of:=IF(ISNUMBER([.C15]);((RANK([.C15];[.$C$3:.$D$31];1)+(COUNT([.$C$3:.$D$31])-RANK([.C15];[.$C$3:.$D$31];0)+1))/2);&quot;&quot;)" office:value-type="float" office:value="15.5">
            <text:p>15.5</text:p>
          </table:table-cell>
          <table:table-cell table:formula="of:=IF(ISNUMBER([.D15]);((RANK([.D15];[.$C$3:.$D$31];1)+(COUNT([.$C$3:.$D$31])-RANK([.D15];[.$C$3:.$D$31];0)+1))/2);&quot;&quot;)" office:value-type="float" office:value="15.5">
            <text:p>15.5</text:p>
          </table:table-cell>
          <table:table-cell office:value-type="float" office:value="9">
            <text:p>9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Omphalocele-cleft palate syndrome, lethal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16]);COUNTIF([.$G$3:.$H$31];&quot;=&quot;&amp;[.G16])^2-1;0)" office:value-type="float" office:value="899">
            <text:p>899</text:p>
          </table:table-cell>
          <table:table-cell table:formula="of:=IF(ISNUMBER([.H16]);COUNTIF([.$G$3:.$H$31];&quot;=&quot;&amp;[.H16])^2-1;0)" office:value-type="float" office:value="35">
            <text:p>35</text:p>
          </table:table-cell>
          <table:table-cell table:formula="of:=IF(ISNUMBER([.C16]);((RANK([.C16];[.$C$3:.$D$31];1)+(COUNT([.$C$3:.$D$31])-RANK([.C16];[.$C$3:.$D$31];0)+1))/2);&quot;&quot;)" office:value-type="float" office:value="15.5">
            <text:p>15.5</text:p>
          </table:table-cell>
          <table:table-cell table:formula="of:=IF(ISNUMBER([.D16]);((RANK([.D16];[.$C$3:.$D$31];1)+(COUNT([.$C$3:.$D$31])-RANK([.D16];[.$C$3:.$D$31];0)+1))/2);&quot;&quot;)" office:value-type="float" office:value="33.5">
            <text:p>33.5</text:p>
          </table:table-cell>
          <table:table-cell office:value-type="float" office:value="10">
            <text:p>10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Darier disease <text:s/>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7]);COUNTIF([.$G$3:.$H$31];&quot;=&quot;&amp;[.G17])^2-1;0)" office:value-type="float" office:value="899">
            <text:p>899</text:p>
          </table:table-cell>
          <table:table-cell table:formula="of:=IF(ISNUMBER([.H17]);COUNTIF([.$G$3:.$H$31];&quot;=&quot;&amp;[.H17])^2-1;0)" office:value-type="float" office:value="899">
            <text:p>899</text:p>
          </table:table-cell>
          <table:table-cell table:formula="of:=IF(ISNUMBER([.C17]);((RANK([.C17];[.$C$3:.$D$31];1)+(COUNT([.$C$3:.$D$31])-RANK([.C17];[.$C$3:.$D$31];0)+1))/2);&quot;&quot;)" office:value-type="float" office:value="15.5">
            <text:p>15.5</text:p>
          </table:table-cell>
          <table:table-cell table:formula="of:=IF(ISNUMBER([.D17]);((RANK([.D17];[.$C$3:.$D$31];1)+(COUNT([.$C$3:.$D$31])-RANK([.D17];[.$C$3:.$D$31];0)+1))/2);&quot;&quot;)" office:value-type="float" office:value="15.5">
            <text:p>15.5</text:p>
          </table:table-cell>
          <table:table-cell office:value-type="float" office:value="11">
            <text:p>11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Ichthyosis - hepatosplenomegaly - cerebellar degeneration <text:s/>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formula="of:=IF(ISNUMBER([.G18]);COUNTIF([.$G$3:.$H$31];&quot;=&quot;&amp;[.G18])^2-1;0)" office:value-type="float" office:value="0">
            <text:p>0</text:p>
          </table:table-cell>
          <table:table-cell table:formula="of:=IF(ISNUMBER([.H18]);COUNTIF([.$G$3:.$H$31];&quot;=&quot;&amp;[.H18])^2-1;0)" office:value-type="float" office:value="3">
            <text:p>3</text:p>
          </table:table-cell>
          <table:table-cell table:formula="of:=IF(ISNUMBER([.C18]);((RANK([.C18];[.$C$3:.$D$31];1)+(COUNT([.$C$3:.$D$31])-RANK([.C18];[.$C$3:.$D$31];0)+1))/2);&quot;&quot;)" office:value-type="float" office:value="53">
            <text:p>53</text:p>
          </table:table-cell>
          <table:table-cell table:formula="of:=IF(ISNUMBER([.D18]);((RANK([.D18];[.$C$3:.$D$31];1)+(COUNT([.$C$3:.$D$31])-RANK([.D18];[.$C$3:.$D$31];0)+1))/2);&quot;&quot;)" office:value-type="float" office:value="41.5">
            <text:p>41.5</text:p>
          </table:table-cell>
          <table:table-cell office:value-type="float" office:value="12">
            <text:p>12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Emery-Dreifuss muscular dystrophy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G19]);COUNTIF([.$G$3:.$H$31];&quot;=&quot;&amp;[.G19])^2-1;0)" office:value-type="float" office:value="35">
            <text:p>35</text:p>
          </table:table-cell>
          <table:table-cell table:formula="of:=IF(ISNUMBER([.H19]);COUNTIF([.$G$3:.$H$31];&quot;=&quot;&amp;[.H19])^2-1;0)" office:value-type="float" office:value="899">
            <text:p>899</text:p>
          </table:table-cell>
          <table:table-cell table:formula="of:=IF(ISNUMBER([.C19]);((RANK([.C19];[.$C$3:.$D$31];1)+(COUNT([.$C$3:.$D$31])-RANK([.C19];[.$C$3:.$D$31];0)+1))/2);&quot;&quot;)" office:value-type="float" office:value="33.5">
            <text:p>33.5</text:p>
          </table:table-cell>
          <table:table-cell table:formula="of:=IF(ISNUMBER([.D19]);((RANK([.D19];[.$C$3:.$D$31];1)+(COUNT([.$C$3:.$D$31])-RANK([.D19];[.$C$3:.$D$31];0)+1))/2);&quot;&quot;)" office:value-type="float" office:value="15.5">
            <text:p>15.5</text:p>
          </table:table-cell>
          <table:table-cell office:value-type="float" office:value="13">
            <text:p>13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Costello syndrome <text:s/></text:p>
          </table:table-cell>
          <table:table-cell/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IF(ISNUMBER([.G20]);COUNTIF([.$G$3:.$H$31];&quot;=&quot;&amp;[.G20])^2-1;0)" office:value-type="float" office:value="0">
            <text:p>0</text:p>
          </table:table-cell>
          <table:table-cell table:formula="of:=IF(ISNUMBER([.H20]);COUNTIF([.$G$3:.$H$31];&quot;=&quot;&amp;[.H20])^2-1;0)" office:value-type="float" office:value="899">
            <text:p>899</text:p>
          </table:table-cell>
          <table:table-cell table:formula="of:=IF(ISNUMBER([.C20]);((RANK([.C20];[.$C$3:.$D$31];1)+(COUNT([.$C$3:.$D$31])-RANK([.C20];[.$C$3:.$D$31];0)+1))/2);&quot;&quot;)" office:value-type="float" office:value="56">
            <text:p>56</text:p>
          </table:table-cell>
          <table:table-cell table:formula="of:=IF(ISNUMBER([.D20]);((RANK([.D20];[.$C$3:.$D$31];1)+(COUNT([.$C$3:.$D$31])-RANK([.D20];[.$C$3:.$D$31];0)+1))/2);&quot;&quot;)" office:value-type="float" office:value="15.5">
            <text:p>15.5</text:p>
          </table:table-cell>
          <table:table-cell office:value-type="float" office:value="14">
            <text:p>14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Fibrodysplasia ossificans progressiva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G21]);COUNTIF([.$G$3:.$H$31];&quot;=&quot;&amp;[.G21])^2-1;0)" office:value-type="float" office:value="35">
            <text:p>35</text:p>
          </table:table-cell>
          <table:table-cell table:formula="of:=IF(ISNUMBER([.H21]);COUNTIF([.$G$3:.$H$31];&quot;=&quot;&amp;[.H21])^2-1;0)" office:value-type="float" office:value="899">
            <text:p>899</text:p>
          </table:table-cell>
          <table:table-cell table:formula="of:=IF(ISNUMBER([.C21]);((RANK([.C21];[.$C$3:.$D$31];1)+(COUNT([.$C$3:.$D$31])-RANK([.C21];[.$C$3:.$D$31];0)+1))/2);&quot;&quot;)" office:value-type="float" office:value="33.5">
            <text:p>33.5</text:p>
          </table:table-cell>
          <table:table-cell table:formula="of:=IF(ISNUMBER([.D21]);((RANK([.D21];[.$C$3:.$D$31];1)+(COUNT([.$C$3:.$D$31])-RANK([.D21];[.$C$3:.$D$31];0)+1))/2);&quot;&quot;)" office:value-type="float" office:value="15.5">
            <text:p>15.5</text:p>
          </table:table-cell>
          <table:table-cell office:value-type="float" office:value="15">
            <text:p>15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Acropectorovertebral dysplasia <text:s/>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IF(ISNUMBER([.G22]);COUNTIF([.$G$3:.$H$31];&quot;=&quot;&amp;[.G22])^2-1;0)" office:value-type="float" office:value="0">
            <text:p>0</text:p>
          </table:table-cell>
          <table:table-cell table:formula="of:=IF(ISNUMBER([.H22]);COUNTIF([.$G$3:.$H$31];&quot;=&quot;&amp;[.H22])^2-1;0)" office:value-type="float" office:value="899">
            <text:p>899</text:p>
          </table:table-cell>
          <table:table-cell table:formula="of:=IF(ISNUMBER([.C22]);((RANK([.C22];[.$C$3:.$D$31];1)+(COUNT([.$C$3:.$D$31])-RANK([.C22];[.$C$3:.$D$31];0)+1))/2);&quot;&quot;)" office:value-type="float" office:value="44">
            <text:p>44</text:p>
          </table:table-cell>
          <table:table-cell table:formula="of:=IF(ISNUMBER([.D22]);((RANK([.D22];[.$C$3:.$D$31];1)+(COUNT([.$C$3:.$D$31])-RANK([.D22];[.$C$3:.$D$31];0)+1))/2);&quot;&quot;)" office:value-type="float" office:value="15.5">
            <text:p>15.5</text:p>
          </table:table-cell>
          <table:table-cell office:value-type="float" office:value="16">
            <text:p>16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Osteogenesis imperfecta <text:s/>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IF(ISNUMBER([.G23]);COUNTIF([.$G$3:.$H$31];&quot;=&quot;&amp;[.G23])^2-1;0)" office:value-type="float" office:value="8">
            <text:p>8</text:p>
          </table:table-cell>
          <table:table-cell table:formula="of:=IF(ISNUMBER([.H23]);COUNTIF([.$G$3:.$H$31];&quot;=&quot;&amp;[.H23])^2-1;0)" office:value-type="float" office:value="899">
            <text:p>899</text:p>
          </table:table-cell>
          <table:table-cell table:formula="of:=IF(ISNUMBER([.C23]);((RANK([.C23];[.$C$3:.$D$31];1)+(COUNT([.$C$3:.$D$31])-RANK([.C23];[.$C$3:.$D$31];0)+1))/2);&quot;&quot;)" office:value-type="float" office:value="47">
            <text:p>47</text:p>
          </table:table-cell>
          <table:table-cell table:formula="of:=IF(ISNUMBER([.D23]);((RANK([.D23];[.$C$3:.$D$31];1)+(COUNT([.$C$3:.$D$31])-RANK([.D23];[.$C$3:.$D$31];0)+1))/2);&quot;&quot;)" office:value-type="float" office:value="15.5">
            <text:p>15.5</text:p>
          </table:table-cell>
          <table:table-cell office:value-type="float" office:value="17">
            <text:p>17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Primary biliary cirrhosis <text:s/>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IF(ISNUMBER([.G24]);COUNTIF([.$G$3:.$H$31];&quot;=&quot;&amp;[.G24])^2-1;0)" office:value-type="float" office:value="0">
            <text:p>0</text:p>
          </table:table-cell>
          <table:table-cell table:formula="of:=IF(ISNUMBER([.H24]);COUNTIF([.$G$3:.$H$31];&quot;=&quot;&amp;[.H24])^2-1;0)" office:value-type="float" office:value="0">
            <text:p>0</text:p>
          </table:table-cell>
          <table:table-cell table:formula="of:=IF(ISNUMBER([.C24]);((RANK([.C24];[.$C$3:.$D$31];1)+(COUNT([.$C$3:.$D$31])-RANK([.C24];[.$C$3:.$D$31];0)+1))/2);&quot;&quot;)" office:value-type="float" office:value="45">
            <text:p>45</text:p>
          </table:table-cell>
          <table:table-cell table:formula="of:=IF(ISNUMBER([.D24]);((RANK([.D24];[.$C$3:.$D$31];1)+(COUNT([.$C$3:.$D$31])-RANK([.D24];[.$C$3:.$D$31];0)+1))/2);&quot;&quot;)" office:value-type="float" office:value="43">
            <text:p>43</text:p>
          </table:table-cell>
          <table:table-cell office:value-type="float" office:value="18">
            <text:p>18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Hennekam syndrome <text:s/></text:p>
          </table:table-cell>
          <table:table-cell/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formula="of:=IF(ISNUMBER([.G25]);COUNTIF([.$G$3:.$H$31];&quot;=&quot;&amp;[.G25])^2-1;0)" office:value-type="float" office:value="0">
            <text:p>0</text:p>
          </table:table-cell>
          <table:table-cell table:formula="of:=IF(ISNUMBER([.H25]);COUNTIF([.$G$3:.$H$31];&quot;=&quot;&amp;[.H25])^2-1;0)" office:value-type="float" office:value="899">
            <text:p>899</text:p>
          </table:table-cell>
          <table:table-cell table:formula="of:=IF(ISNUMBER([.C25]);((RANK([.C25];[.$C$3:.$D$31];1)+(COUNT([.$C$3:.$D$31])-RANK([.C25];[.$C$3:.$D$31];0)+1))/2);&quot;&quot;)" office:value-type="float" office:value="57">
            <text:p>57</text:p>
          </table:table-cell>
          <table:table-cell table:formula="of:=IF(ISNUMBER([.D25]);((RANK([.D25];[.$C$3:.$D$31];1)+(COUNT([.$C$3:.$D$31])-RANK([.D25];[.$C$3:.$D$31];0)+1))/2);&quot;&quot;)" office:value-type="float" office:value="15.5">
            <text:p>15.5</text:p>
          </table:table-cell>
          <table:table-cell office:value-type="float" office:value="19">
            <text:p>19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Hyperlysinemia <text:s/></text:p>
          </table:table-cell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IF(ISNUMBER([.G26]);COUNTIF([.$G$3:.$H$31];&quot;=&quot;&amp;[.G26])^2-1;0)" office:value-type="float" office:value="0">
            <text:p>0</text:p>
          </table:table-cell>
          <table:table-cell table:formula="of:=IF(ISNUMBER([.H26]);COUNTIF([.$G$3:.$H$31];&quot;=&quot;&amp;[.H26])^2-1;0)" office:value-type="float" office:value="899">
            <text:p>899</text:p>
          </table:table-cell>
          <table:table-cell table:formula="of:=IF(ISNUMBER([.C26]);((RANK([.C26];[.$C$3:.$D$31];1)+(COUNT([.$C$3:.$D$31])-RANK([.C26];[.$C$3:.$D$31];0)+1))/2);&quot;&quot;)" office:value-type="float" office:value="51">
            <text:p>51</text:p>
          </table:table-cell>
          <table:table-cell table:formula="of:=IF(ISNUMBER([.D26]);((RANK([.D26];[.$C$3:.$D$31];1)+(COUNT([.$C$3:.$D$31])-RANK([.D26];[.$C$3:.$D$31];0)+1))/2);&quot;&quot;)" office:value-type="float" office:value="15.5">
            <text:p>15.5</text:p>
          </table:table-cell>
          <table:table-cell office:value-type="float" office:value="20">
            <text:p>20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>
            <text:p><text:s text:c="4"/>Jackson-Weiss syndrome <text:s/>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[.G27]);COUNTIF([.$G$3:.$H$31];&quot;=&quot;&amp;[.G27])^2-1;0)" office:value-type="float" office:value="35">
            <text:p>35</text:p>
          </table:table-cell>
          <table:table-cell table:formula="of:=IF(ISNUMBER([.H27]);COUNTIF([.$G$3:.$H$31];&quot;=&quot;&amp;[.H27])^2-1;0)" office:value-type="float" office:value="899">
            <text:p>899</text:p>
          </table:table-cell>
          <table:table-cell table:formula="of:=IF(ISNUMBER([.C27]);((RANK([.C27];[.$C$3:.$D$31];1)+(COUNT([.$C$3:.$D$31])-RANK([.C27];[.$C$3:.$D$31];0)+1))/2);&quot;&quot;)" office:value-type="float" office:value="33.5">
            <text:p>33.5</text:p>
          </table:table-cell>
          <table:table-cell table:formula="of:=IF(ISNUMBER([.D27]);((RANK([.D27];[.$C$3:.$D$31];1)+(COUNT([.$C$3:.$D$31])-RANK([.D27];[.$C$3:.$D$31];0)+1))/2);&quot;&quot;)" office:value-type="float" office:value="15.5">
            <text:p>15.5</text:p>
          </table:table-cell>
          <table:table-cell office:value-type="float" office:value="21">
            <text:p>21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Jalili syndrome 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IF(ISNUMBER([.G28]);COUNTIF([.$G$3:.$H$31];&quot;=&quot;&amp;[.G28])^2-1;0)" office:value-type="float" office:value="15">
            <text:p>15</text:p>
          </table:table-cell>
          <table:table-cell table:formula="of:=IF(ISNUMBER([.H28]);COUNTIF([.$G$3:.$H$31];&quot;=&quot;&amp;[.H28])^2-1;0)" office:value-type="float" office:value="3">
            <text:p>3</text:p>
          </table:table-cell>
          <table:table-cell table:formula="of:=IF(ISNUMBER([.C28]);((RANK([.C28];[.$C$3:.$D$31];1)+(COUNT([.$C$3:.$D$31])-RANK([.C28];[.$C$3:.$D$31];0)+1))/2);&quot;&quot;)" office:value-type="float" office:value="38.5">
            <text:p>38.5</text:p>
          </table:table-cell>
          <table:table-cell table:formula="of:=IF(ISNUMBER([.D28]);((RANK([.D28];[.$C$3:.$D$31];1)+(COUNT([.$C$3:.$D$31])-RANK([.D28];[.$C$3:.$D$31];0)+1))/2);&quot;&quot;)" office:value-type="float" office:value="41.5">
            <text:p>41.5</text:p>
          </table:table-cell>
          <table:table-cell office:value-type="float" office:value="22">
            <text:p>22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Jeune syndrome 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IF(ISNUMBER([.G29]);COUNTIF([.$G$3:.$H$31];&quot;=&quot;&amp;[.G29])^2-1;0)" office:value-type="float" office:value="8">
            <text:p>8</text:p>
          </table:table-cell>
          <table:table-cell table:formula="of:=IF(ISNUMBER([.H29]);COUNTIF([.$G$3:.$H$31];&quot;=&quot;&amp;[.H29])^2-1;0)" office:value-type="float" office:value="899">
            <text:p>899</text:p>
          </table:table-cell>
          <table:table-cell table:formula="of:=IF(ISNUMBER([.C29]);((RANK([.C29];[.$C$3:.$D$31];1)+(COUNT([.$C$3:.$D$31])-RANK([.C29];[.$C$3:.$D$31];0)+1))/2);&quot;&quot;)" office:value-type="float" office:value="47">
            <text:p>47</text:p>
          </table:table-cell>
          <table:table-cell table:formula="of:=IF(ISNUMBER([.D29]);((RANK([.D29];[.$C$3:.$D$31];1)+(COUNT([.$C$3:.$D$31])-RANK([.D29];[.$C$3:.$D$31];0)+1))/2);&quot;&quot;)" office:value-type="float" office:value="15.5">
            <text:p>15.5</text:p>
          </table:table-cell>
          <table:table-cell office:value-type="float" office:value="23">
            <text:p>23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Myeloma, multipl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IF(ISNUMBER([.G30]);COUNTIF([.$G$3:.$H$31];&quot;=&quot;&amp;[.G30])^2-1;0)" office:value-type="float" office:value="15">
            <text:p>15</text:p>
          </table:table-cell>
          <table:table-cell table:formula="of:=IF(ISNUMBER([.H30]);COUNTIF([.$G$3:.$H$31];&quot;=&quot;&amp;[.H30])^2-1;0)" office:value-type="float" office:value="899">
            <text:p>899</text:p>
          </table:table-cell>
          <table:table-cell table:formula="of:=IF(ISNUMBER([.C30]);((RANK([.C30];[.$C$3:.$D$31];1)+(COUNT([.$C$3:.$D$31])-RANK([.C30];[.$C$3:.$D$31];0)+1))/2);&quot;&quot;)" office:value-type="float" office:value="38.5">
            <text:p>38.5</text:p>
          </table:table-cell>
          <table:table-cell table:formula="of:=IF(ISNUMBER([.D30]);((RANK([.D30];[.$C$3:.$D$31];1)+(COUNT([.$C$3:.$D$31])-RANK([.D30];[.$C$3:.$D$31];0)+1))/2);&quot;&quot;)" office:value-type="float" office:value="15.5">
            <text:p>15.5</text:p>
          </table:table-cell>
          <table:table-cell office:value-type="float" office:value="24">
            <text:p>24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<text:s text:c="4"/>Trichodental syndrome <text:s/>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IF(ISNUMBER([.G31]);COUNTIF([.$G$3:.$H$31];&quot;=&quot;&amp;[.G31])^2-1;0)" office:value-type="float" office:value="0">
            <text:p>0</text:p>
          </table:table-cell>
          <table:table-cell table:formula="of:=IF(ISNUMBER([.H31]);COUNTIF([.$G$3:.$H$31];&quot;=&quot;&amp;[.H31])^2-1;0)" office:value-type="float" office:value="899">
            <text:p>899</text:p>
          </table:table-cell>
          <table:table-cell table:formula="of:=IF(ISNUMBER([.C31]);((RANK([.C31];[.$C$3:.$D$31];1)+(COUNT([.$C$3:.$D$31])-RANK([.C31];[.$C$3:.$D$31];0)+1))/2);&quot;&quot;)" office:value-type="float" office:value="49">
            <text:p>49</text:p>
          </table:table-cell>
          <table:table-cell table:formula="of:=IF(ISNUMBER([.D31]);((RANK([.D31];[.$C$3:.$D$31];1)+(COUNT([.$C$3:.$D$31])-RANK([.D31];[.$C$3:.$D$31];0)+1))/2);&quot;&quot;)" office:value-type="float" office:value="15.5">
            <text:p>15.5</text:p>
          </table:table-cell>
          <table:table-cell office:value-type="float" office:value="25">
            <text:p>25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6">
            <text:p>26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7">
            <text:p>27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8">
            <text:p>28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9">
            <text:p>29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0">
            <text:p>30</text:p>
          </table:table-cell>
          <table:table-cell table:formula="of:=AVERAGE([.I7:.I36])"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1">
            <text:p>31</text:p>
          </table:table-cell>
          <table:table-cell table:formula="of:=AVERAGE([.I37:.I42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2">
            <text:p>32</text:p>
          </table:table-cell>
          <table:table-cell table:formula="of:=AVERAGE([.I37:.I42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TFIDF NLP</text:p>
          </table:table-cell>
          <table:table-cell office:value-type="string">
            <text:p>Unigram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3">
            <text:p>33</text:p>
          </table:table-cell>
          <table:table-cell table:formula="of:=AVERAGE([.I37:.I42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3:.C31]; &quot;&lt;=5&quot;)" office:value-type="float" office:value="14">
            <text:p>14</text:p>
          </table:table-cell>
          <table:table-cell table:formula="of:=COUNTIF([.D3:.D31]; &quot;&lt;=5&quot;)" office:value-type="float" office:value="28">
            <text:p>28</text:p>
          </table:table-cell>
          <table:table-cell/>
          <table:table-cell table:formula="of:=COUNT([.C3:.C31])" office:value-type="float" office:value="29">
            <text:p>29</text:p>
          </table:table-cell>
          <table:table-cell table:formula="of:=[.O39]/[.R39]*100" office:value-type="float" office:value="48.2758620689655">
            <text:p>48.275862069</text:p>
          </table:table-cell>
          <table:table-cell table:formula="of:=[.P39]/[.R39]*100" office:value-type="float" office:value="96.551724137931">
            <text:p>96.551724137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4">
            <text:p>34</text:p>
          </table:table-cell>
          <table:table-cell table:formula="of:=AVERAGE([.I37:.I42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5&quot;)" office:value-type="float" office:value="5">
            <text:p>5</text:p>
          </table:table-cell>
          <table:table-cell table:formula="of:=COUNTIF([.D66:.D77]; &quot;&lt;=5&quot;)" office:value-type="float" office:value="2">
            <text:p>2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40]/[.R40]*100" office:value-type="float" office:value="55.5555555555556">
            <text:p>55.5555555556</text:p>
          </table:table-cell>
          <table:table-cell table:formula="of:=[.P40]/[.R40]*100" office:value-type="float" office:value="22.2222222222222">
            <text:p>22.222222222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5">
            <text:p>35</text:p>
          </table:table-cell>
          <table:table-cell table:formula="of:=AVERAGE([.I37:.I42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5&quot;)" office:value-type="float" office:value="3">
            <text:p>3</text:p>
          </table:table-cell>
          <table:table-cell table:formula="of:=COUNTIF([.D95:.D99]; &quot;&lt;=5&quot;)" office:value-type="float" office:value="2">
            <text:p>2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41]/[.R41]*100" office:value-type="float" office:value="60">
            <text:p>60</text:p>
          </table:table-cell>
          <table:table-cell table:formula="of:=[.P41]/[.R41]*100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6">
            <text:p>36</text:p>
          </table:table-cell>
          <table:table-cell table:formula="of:=AVERAGE([.I37:.I42])" office:value-type="float" office:value="33.5">
            <text:p>33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7">
            <text:p>37</text:p>
          </table:table-cell>
          <table:table-cell table:formula="of:=AVERAGE([.I43:.I46])" office:value-type="float" office:value="38.5">
            <text:p>38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O39:.O41])" office:value-type="float" office:value="22">
            <text:p>22</text:p>
          </table:table-cell>
          <table:table-cell table:formula="of:=SUM([.P39:.P41])" office:value-type="float" office:value="32">
            <text:p>32</text:p>
          </table:table-cell>
          <table:table-cell/>
          <table:table-cell table:formula="of:=SUM([.R39:.R41])" office:value-type="float" office:value="43">
            <text:p>43</text:p>
          </table:table-cell>
          <table:table-cell table:formula="of:=[.O43]/[.R43]*100" office:value-type="float" office:value="51.1627906976744">
            <text:p>51.1627906977</text:p>
          </table:table-cell>
          <table:table-cell table:formula="of:=[.P43]/[.R43]*100" office:value-type="float" office:value="74.4186046511628">
            <text:p>74.418604651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8">
            <text:p>38</text:p>
          </table:table-cell>
          <table:table-cell table:formula="of:=AVERAGE([.I43:.I46])" office:value-type="float" office:value="38.5">
            <text:p>38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9">
            <text:p>39</text:p>
          </table:table-cell>
          <table:table-cell table:formula="of:=AVERAGE([.I43:.I46])" office:value-type="float" office:value="38.5">
            <text:p>38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0">
            <text:p>40</text:p>
          </table:table-cell>
          <table:table-cell table:formula="of:=AVERAGE([.I43:.I46])" office:value-type="float" office:value="38.5">
            <text:p>38.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1">
            <text:p>41</text:p>
          </table:table-cell>
          <table:table-cell office:value-type="float" office:value="41.5">
            <text:p>41.5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2">
            <text:p>42</text:p>
          </table:table-cell>
          <table:table-cell office:value-type="float" office:value="41.5">
            <text:p>41.5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</text:p>
          </table:table-cell>
          <table:table-cell office:value-type="string">
            <text:p>Without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/>
          <table:table-cell office:value-type="string">
            <text:p>orphanet</text:p>
          </table:table-cell>
          <table:table-cell table:formula="of:=COUNTIF([.C3:.C31]; &quot;&lt;=20&quot;)" office:value-type="float" office:value="20">
            <text:p>20</text:p>
          </table:table-cell>
          <table:table-cell table:formula="of:=COUNTIF([.D3:.D31]; &quot;&lt;=20&quot;)" office:value-type="float" office:value="29">
            <text:p>29</text:p>
          </table:table-cell>
          <table:table-cell/>
          <table:table-cell table:formula="of:=COUNT([.D3:.D31])" office:value-type="float" office:value="29">
            <text:p>29</text:p>
          </table:table-cell>
          <table:table-cell table:formula="of:=[.O49]/[.R49]*100" office:value-type="float" office:value="68.9655172413793">
            <text:p>68.9655172414</text:p>
          </table:table-cell>
          <table:table-cell table:formula="of:=[.P49]/[.R49]*10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20&quot;)" office:value-type="float" office:value="9">
            <text:p>9</text:p>
          </table:table-cell>
          <table:table-cell table:formula="of:=COUNTIF([.D66:.D77]; &quot;&lt;=20&quot;)" office:value-type="float" office:value="6">
            <text:p>6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50]/[.R50]*100" office:value-type="float" office:value="100">
            <text:p>100</text:p>
          </table:table-cell>
          <table:table-cell table:formula="of:=[.P50]/[.R50]*100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20&quot;)" office:value-type="float" office:value="4">
            <text:p>4</text:p>
          </table:table-cell>
          <table:table-cell table:formula="of:=COUNTIF([.D95:.D99]; &quot;&lt;=20&quot;)" office:value-type="float" office:value="4">
            <text:p>4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51]/[.R51]*100" office:value-type="float" office:value="80">
            <text:p>80</text:p>
          </table:table-cell>
          <table:table-cell table:formula="of:=[.P51]/[.R51]*100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6">
            <text:p>46</text:p>
          </table:table-cell>
          <table:table-cell table:formula="of:=AVERAGE([.I52:.I54])"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7">
            <text:p>47</text:p>
          </table:table-cell>
          <table:table-cell table:formula="of:=AVERAGE([.I52:.I54])"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O49:.O51])" office:value-type="float" office:value="33">
            <text:p>33</text:p>
          </table:table-cell>
          <table:table-cell table:formula="of:=SUM([.P49:.P51])" office:value-type="float" office:value="39">
            <text:p>39</text:p>
          </table:table-cell>
          <table:table-cell/>
          <table:table-cell table:formula="of:=SUM([.R49:.R51])" office:value-type="float" office:value="43">
            <text:p>43</text:p>
          </table:table-cell>
          <table:table-cell table:formula="of:=[.O53]/[.R53]*100" office:value-type="float" office:value="76.7441860465116">
            <text:p>76.7441860465</text:p>
          </table:table-cell>
          <table:table-cell table:formula="of:=[.P53]/[.R53]*100" office:value-type="float" office:value="90.6976744186047">
            <text:p>90.697674418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8">
            <text:p>48</text:p>
          </table:table-cell>
          <table:table-cell table:formula="of:=AVERAGE([.I52:.I54])"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BMJ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number-columns-repeated="2"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7">
            <text:p>57</text:p>
          </table:table-cell>
          <table:table-cell office:value-type="float" office:value="99">
            <text:p>99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2"/>
          <table:table-cell table:number-columns-repeated="2" office:value-type="float" office:value="58">
            <text:p>58</text:p>
          </table:table-cell>
          <table:table-cell office:value-type="float" office:value="226">
            <text:p>226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number-columns-repeated="14"/>
        </table:table-row>
        <table:table-row table:style-name="ro1">
          <table:table-cell office:value-type="string">
            <text:p><text:s text:c="4"/>Cushing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IF(ISNUMBER([.G66]);COUNTIF([.$G$66:.$H$77];&quot;=&quot;&amp;[.G66])^2-1;0)" office:value-type="float" office:value="8">
            <text:p>8</text:p>
          </table:table-cell>
          <table:table-cell table:formula="of:=IF(ISNUMBER([.H66]);COUNTIF([.$G$66:.$H$77];&quot;=&quot;&amp;[.H66])^2-1;0)" office:value-type="float" office:value="3">
            <text:p>3</text:p>
          </table:table-cell>
          <table:table-cell table:formula="of:=IF(ISNUMBER([.C66]);((RANK([.C66];[.$C$66:.$D$77];1)+(COUNT([.$C$66:.$D$77])-RANK([.C66];[.$C$66:.$D$77];0)+1))/2);&quot;&quot;)" office:value-type="float" office:value="5">
            <text:p>5</text:p>
          </table:table-cell>
          <table:table-cell table:formula="of:=IF(ISNUMBER([.D66]);((RANK([.D66];[.$C$66:.$D$77];1)+(COUNT([.$C$66:.$D$77])-RANK([.D66];[.$C$66:.$D$77];0)+1))/2);&quot;&quot;)" office:value-type="float" office:value="2.5">
            <text:p>2.5</text:p>
          </table:table-cell>
          <table:table-cell table:number-columns-repeated="4"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8"/>
        </table:table-row>
        <table:table-row table:style-name="ro1">
          <table:table-cell office:value-type="string">
            <text:p><text:s text:c="4"/>Hereditary pheochromocytoma-paraganglioma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IF(ISNUMBER([.G67]);COUNTIF([.$G$66:.$H$77];&quot;=&quot;&amp;[.G67])^2-1;0)" office:value-type="float" office:value="8">
            <text:p>8</text:p>
          </table:table-cell>
          <table:table-cell table:formula="of:=IF(ISNUMBER([.H67]);COUNTIF([.$G$66:.$H$77];&quot;=&quot;&amp;[.H67])^2-1;0)" office:value-type="float" office:value="15">
            <text:p>15</text:p>
          </table:table-cell>
          <table:table-cell table:formula="of:=IF(ISNUMBER([.C67]);((RANK([.C67];[.$C$66:.$D$77];1)+(COUNT([.$C$66:.$D$77])-RANK([.C67];[.$C$66:.$D$77];0)+1))/2);&quot;&quot;)" office:value-type="float" office:value="5">
            <text:p>5</text:p>
          </table:table-cell>
          <table:table-cell table:formula="of:=IF(ISNUMBER([.D67]);((RANK([.D67];[.$C$66:.$D$77];1)+(COUNT([.$C$66:.$D$77])-RANK([.D67];[.$C$66:.$D$77];0)+1))/2);&quot;&quot;)" office:value-type="float" office:value="11.5">
            <text:p>11.5</text:p>
          </table:table-cell>
          <table:table-cell table:number-columns-repeated="14"/>
        </table:table-row>
        <table:table-row table:style-name="ro1">
          <table:table-cell office:value-type="string">
            <text:p><text:s text:c="4"/>Creutzfeldt-Jakob disease <text:s/></text:p>
          </table:table-cell>
          <table:table-cell/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 table:formula="of:=IF(ISNUMBER([.G68]);COUNTIF([.$G$66:.$H$77];&quot;=&quot;&amp;[.G68])^2-1;0)" office:value-type="float" office:value="0">
            <text:p>0</text:p>
          </table:table-cell>
          <table:table-cell table:formula="of:=IF(ISNUMBER([.H68]);COUNTIF([.$G$66:.$H$77];&quot;=&quot;&amp;[.H68])^2-1;0)" office:value-type="float" office:value="0">
            <text:p>0</text:p>
          </table:table-cell>
          <table:table-cell table:formula="of:=IF(ISNUMBER([.C68]);((RANK([.C68];[.$C$66:.$D$77];1)+(COUNT([.$C$66:.$D$77])-RANK([.C68];[.$C$66:.$D$77];0)+1))/2);&quot;&quot;)" office:value-type="float" office:value="8">
            <text:p>8</text:p>
          </table:table-cell>
          <table:table-cell table:formula="of:=IF(ISNUMBER([.D68]);((RANK([.D68];[.$C$66:.$D$77];1)+(COUNT([.$C$66:.$D$77])-RANK([.D68];[.$C$66:.$D$77];0)+1))/2);&quot;&quot;)" office:value-type="float" office:value="18">
            <text:p>18</text:p>
          </table:table-cell>
          <table:table-cell table:number-columns-repeated="14"/>
        </table:table-row>
        <table:table-row table:style-name="ro1">
          <table:table-cell office:value-type="string">
            <text:p><text:s text:c="4"/>Churg-Strauss syndrome 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IF(ISNUMBER([.G69]);COUNTIF([.$G$66:.$H$77];&quot;=&quot;&amp;[.G69])^2-1;0)" office:value-type="float" office:value="8">
            <text:p>8</text:p>
          </table:table-cell>
          <table:table-cell table:formula="of:=IF(ISNUMBER([.H69]);COUNTIF([.$G$66:.$H$77];&quot;=&quot;&amp;[.H69])^2-1;0)" office:value-type="float" office:value="3">
            <text:p>3</text:p>
          </table:table-cell>
          <table:table-cell table:formula="of:=IF(ISNUMBER([.C69]);((RANK([.C69];[.$C$66:.$D$77];1)+(COUNT([.$C$66:.$D$77])-RANK([.C69];[.$C$66:.$D$77];0)+1))/2);&quot;&quot;)" office:value-type="float" office:value="5">
            <text:p>5</text:p>
          </table:table-cell>
          <table:table-cell table:formula="of:=IF(ISNUMBER([.D69]);((RANK([.D69];[.$C$66:.$D$77];1)+(COUNT([.$C$66:.$D$77])-RANK([.D69];[.$C$66:.$D$77];0)+1))/2);&quot;&quot;)" office:value-type="float" office:value="2.5">
            <text:p>2.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Dermatomyositis <text:s/></text:p>
          </table:table-cell>
          <table:table-cell/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table:formula="of:=IF(ISNUMBER([.G70]);COUNTIF([.$G$66:.$H$77];&quot;=&quot;&amp;[.G70])^2-1;0)" office:value-type="float" office:value="0">
            <text:p>0</text:p>
          </table:table-cell>
          <table:table-cell table:formula="of:=IF(ISNUMBER([.H70]);COUNTIF([.$G$66:.$H$77];&quot;=&quot;&amp;[.H70])^2-1;0)" office:value-type="float" office:value="0">
            <text:p>0</text:p>
          </table:table-cell>
          <table:table-cell table:formula="of:=IF(ISNUMBER([.C70]);((RANK([.C70];[.$C$66:.$D$77];1)+(COUNT([.$C$66:.$D$77])-RANK([.C70];[.$C$66:.$D$77];0)+1))/2);&quot;&quot;)" office:value-type="float" office:value="14">
            <text:p>14</text:p>
          </table:table-cell>
          <table:table-cell table:formula="of:=IF(ISNUMBER([.D70]);((RANK([.D70];[.$C$66:.$D$77];1)+(COUNT([.$C$66:.$D$77])-RANK([.D70];[.$C$66:.$D$77];0)+1))/2);&quot;&quot;)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office:value-type="string">
            <text:p><text:s text:c="4"/>Cat-scratch disease <text:s/>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IF(ISNUMBER([.G71]);COUNTIF([.$G$66:.$H$77];&quot;=&quot;&amp;[.G71])^2-1;0)" office:value-type="float" office:value="0">
            <text:p>0</text:p>
          </table:table-cell>
          <table:table-cell table:formula="of:=IF(ISNUMBER([.H71]);COUNTIF([.$G$66:.$H$77];&quot;=&quot;&amp;[.H71])^2-1;0)" office:value-type="float" office:value="15">
            <text:p>15</text:p>
          </table:table-cell>
          <table:table-cell table:formula="of:=IF(ISNUMBER([.C71]);((RANK([.C71];[.$C$66:.$D$77];1)+(COUNT([.$C$66:.$D$77])-RANK([.C71];[.$C$66:.$D$77];0)+1))/2);&quot;&quot;)" office:value-type="float" office:value="7">
            <text:p>7</text:p>
          </table:table-cell>
          <table:table-cell table:formula="of:=IF(ISNUMBER([.D71]);((RANK([.D71];[.$C$66:.$D$77];1)+(COUNT([.$C$66:.$D$77])-RANK([.D71];[.$C$66:.$D$77];0)+1))/2);&quot;&quot;)"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Unigram</text:p>
          </table:table-cell>
          <table:table-cell office:value-type="string">
            <text:p>TFIDF NLP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number-columns-repeated="3"/>
        </table:table-row>
        <table:table-row table:style-name="ro1">
          <table:table-cell office:value-type="string">
            <text:p><text:s text:c="4"/>Toxic epidermal necrolysis (TEN) <text:s/>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F(ISNUMBER([.G72]);COUNTIF([.$G$66:.$H$77];&quot;=&quot;&amp;[.G72])^2-1;0)" office:value-type="float" office:value="0">
            <text:p>0</text:p>
          </table:table-cell>
          <table:table-cell table:formula="of:=IF(ISNUMBER([.H72]);COUNTIF([.$G$66:.$H$77];&quot;=&quot;&amp;[.H72])^2-1;0)" office:value-type="float" office:value="15">
            <text:p>15</text:p>
          </table:table-cell>
          <table:table-cell table:formula="of:=IF(ISNUMBER([.C72]);((RANK([.C72];[.$C$66:.$D$77];1)+(COUNT([.$C$66:.$D$77])-RANK([.C72];[.$C$66:.$D$77];0)+1))/2);&quot;&quot;)" office:value-type="float" office:value="1">
            <text:p>1</text:p>
          </table:table-cell>
          <table:table-cell table:formula="of:=IF(ISNUMBER([.D72]);((RANK([.D72];[.$C$66:.$D$77];1)+(COUNT([.$C$66:.$D$77])-RANK([.D72];[.$C$66:.$D$77];0)+1))/2);&quot;&quot;)" office:value-type="float" office:value="11.5">
            <text:p>11.5</text:p>
          </table:table-cell>
          <table:table-cell office:value-type="float" office:value="4">
            <text:p>4</text:p>
          </table:table-cell>
          <table:table-cell table:formula="of:=AVERAGE([.I72:.I74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D66:.D94])" office:value-type="float" office:value="2.54216604356697">
            <text:p>2.5421660436</text:p>
          </table:table-cell>
          <table:table-cell table:formula="of:=SKEW([.D66:.D94])" office:value-type="float" office:value="2.54216604356697">
            <text:p>2.5421660436</text:p>
          </table:table-cell>
          <table:table-cell/>
          <table:table-cell office:value-type="string">
            <text:p>R_{i}</text:p>
          </table:table-cell>
          <table:table-cell table:formula="of:=SUM([.G66:.G77])" office:value-type="float" office:value="69">
            <text:p>69</text:p>
          </table:table-cell>
          <table:table-cell table:formula="of:=SUM([.H66:.H77]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<text:s text:c="4"/>MELAS syndrome <text:s/>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IF(ISNUMBER([.G73]);COUNTIF([.$G$66:.$H$77];&quot;=&quot;&amp;[.G73])^2-1;0)" office:value-type="float" office:value="0">
            <text:p>0</text:p>
          </table:table-cell>
          <table:table-cell table:formula="of:=IF(ISNUMBER([.H73]);COUNTIF([.$G$66:.$H$77];&quot;=&quot;&amp;[.H73])^2-1;0)" office:value-type="float" office:value="15">
            <text:p>15</text:p>
          </table:table-cell>
          <table:table-cell table:formula="of:=IF(ISNUMBER([.C73]);((RANK([.C73];[.$C$66:.$D$77];1)+(COUNT([.$C$66:.$D$77])-RANK([.C73];[.$C$66:.$D$77];0)+1))/2);&quot;&quot;)" office:value-type="float" office:value="9">
            <text:p>9</text:p>
          </table:table-cell>
          <table:table-cell table:formula="of:=IF(ISNUMBER([.D73]);((RANK([.D73];[.$C$66:.$D$77];1)+(COUNT([.$C$66:.$D$77])-RANK([.D73];[.$C$66:.$D$77];0)+1))/2);&quot;&quot;)" office:value-type="float" office:value="11.5">
            <text:p>11.5</text:p>
          </table:table-cell>
          <table:table-cell office:value-type="float" office:value="5">
            <text:p>5</text:p>
          </table:table-cell>
          <table:table-cell table:formula="of:=AVERAGE([.I72:.I74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L69:.L92]; &quot;B&quot;;[.J69:.J92])" office:value-type="float" office:value="69">
            <text:p>69</text:p>
          </table:table-cell>
          <table:table-cell table:style-name="ce4" table:formula="of:=SUMIF([.L69:.L92]; &quot;A&quot;;[.J69:.J92])" office:value-type="float" office:value="102">
            <text:p>102</text:p>
          </table:table-cell>
          <table:table-cell/>
          <table:table-cell office:value-type="string">
            <text:p>R_{i}^2</text:p>
          </table:table-cell>
          <table:table-cell table:formula="of:=[.R72]^2/[.R74]" office:value-type="float" office:value="529">
            <text:p>529</text:p>
          </table:table-cell>
          <table:table-cell table:formula="of:=[.S72]^2/[.S74]" office:value-type="float" office:value="1156">
            <text:p>1156</text:p>
          </table:table-cell>
          <table:table-cell table:number-columns-repeated="3"/>
        </table:table-row>
        <table:table-row table:style-name="ro1">
          <table:table-cell office:value-type="string">
            <text:p><text:s text:c="4"/>Brugada syndrome <text:s/></text:p>
          </table:table-cell>
          <table:table-cell/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IF(ISNUMBER([.G74]);COUNTIF([.$G$66:.$H$77];&quot;=&quot;&amp;[.G74])^2-1;0)" office:value-type="float" office:value="0">
            <text:p>0</text:p>
          </table:table-cell>
          <table:table-cell table:formula="of:=IF(ISNUMBER([.H74]);COUNTIF([.$G$66:.$H$77];&quot;=&quot;&amp;[.H74])^2-1;0)" office:value-type="float" office:value="0">
            <text:p>0</text:p>
          </table:table-cell>
          <table:table-cell table:formula="of:=IF(ISNUMBER([.C74]);((RANK([.C74];[.$C$66:.$D$77];1)+(COUNT([.$C$66:.$D$77])-RANK([.C74];[.$C$66:.$D$77];0)+1))/2);&quot;&quot;)" office:value-type="float" office:value="15">
            <text:p>15</text:p>
          </table:table-cell>
          <table:table-cell table:formula="of:=IF(ISNUMBER([.D74]);((RANK([.D74];[.$C$66:.$D$77];1)+(COUNT([.$C$66:.$D$77])-RANK([.D74];[.$C$66:.$D$77];0)+1))/2);&quot;&quot;)"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AVERAGE([.I72:.I74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L69:.L92]; &quot;B&quot;)" office:value-type="float" office:value="9">
            <text:p>9</text:p>
          </table:table-cell>
          <table:table-cell table:style-name="ce4" table:formula="of:=COUNTIF([.L69:.L92]; &quot;A&quot;)" office:value-type="float" office:value="9">
            <text:p>9</text:p>
          </table:table-cell>
          <table:table-cell/>
          <table:table-cell office:value-type="string">
            <text:p>n_{i}</text:p>
          </table:table-cell>
          <table:table-cell table:formula="of:=COUNTIF([.L69:.L86]; &quot;B&quot;)" office:value-type="float" office:value="9">
            <text:p>9</text:p>
          </table:table-cell>
          <table:table-cell table:formula="of:=COUNTIF([.L69:.L86]; &quot;A&quot;)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5]);((RANK([.C75];[.$C$66:.$D$77];1)+(COUNT([.$C$66:.$D$77])-RANK([.C75];[.$C$66:.$D$77];0)+1))/2);&quot;&quot;)">
            <text:p/>
          </table:table-cell>
          <table:table-cell table:formula="of:=IF(ISNUMBER([.D75]);((RANK([.D75];[.$C$66:.$D$77];1)+(COUNT([.$C$66:.$D$77])-RANK([.D75];[.$C$66:.$D$77];0)+1))/2);&quot;&quot;)">
            <text:p/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6]);((RANK([.C76];[.$C$66:.$D$77];1)+(COUNT([.$C$66:.$D$77])-RANK([.C76];[.$C$66:.$D$77];0)+1))/2);&quot;&quot;)">
            <text:p/>
          </table:table-cell>
          <table:table-cell table:formula="of:=IF(ISNUMBER([.D76]);((RANK([.D76];[.$C$66:.$D$77];1)+(COUNT([.$C$66:.$D$77])-RANK([.D76];[.$C$66:.$D$77];0)+1))/2);&quot;&quot;)">
            <text:p/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N74:.O74])" office:value-type="float" office:value="18">
            <text:p>18</text:p>
          </table:table-cell>
          <table:table-cell/>
          <table:table-cell office:value-type="string">
            <text:p>n</text:p>
          </table:table-cell>
          <table:table-cell/>
          <table:table-cell table:formula="of:=SUM([.R74:.S74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7]);((RANK([.C77];[.$C$66:.$D$77];1)+(COUNT([.$C$66:.$D$77])-RANK([.C77];[.$C$66:.$D$77];0)+1))/2);&quot;&quot;)">
            <text:p/>
          </table:table-cell>
          <table:table-cell table:formula="of:=IF(ISNUMBER([.D77]);((RANK([.D77];[.$C$66:.$D$77];1)+(COUNT([.$C$66:.$D$77])-RANK([.D77];[.$C$66:.$D$77];0)+1))/2);&quot;&quot;)">
            <text:p/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0">
            <text:p>10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1">
            <text:p>11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O76]*([.O76]+1))) * ((([.O73]^2)/[.O74]) + (([.N73]^2)/[.N74])) - 3*([.O76]+1)" office:value-type="float" office:value="2.12280701754386">
            <text:p>2.1228070175</text:p>
          </table:table-cell>
          <table:table-cell table:number-columns-repeated="3"/>
          <table:table-cell table:formula="of:=(12 / ([.S76]*([.S76]+1))) * (SUM([.R73:.S73])) - 3*([.S76]+1)" office:value-type="float" office:value="2.12280701754386">
            <text:p>2.1228070175</text:p>
          </table:table-cell>
          <table:table-cell/>
          <table:table-cell office:value-type="string">
            <text:p>Adjust:</text:p>
          </table:table-cell>
          <table:table-cell table:formula="of:=1-SUM([.E66:.F77])/(([.S76]-1)*[.S76]*([.S76]+1))" office:value-type="float" office:value="0.984520123839009">
            <text:p>0.984520123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2">
            <text:p>12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78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79]/[.V79]" office:value-type="float" office:value="2.15618448637316">
            <text:p>2.156184486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3">
            <text:p>13</text:p>
          </table:table-cell>
          <table:table-cell table:formula="of:=AVERAGE([.I78:.I81])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string">
            <text:p>A</text:p>
          </table:table-cell>
          <table:table-cell office:value-type="string">
            <text:p>not significant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18">
            <text:p>18</text:p>
          </table:table-cell>
          <table:table-cell office:value-type="float" office:value="196">
            <text:p>196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number-columns-repeated="14"/>
        </table:table-row>
        <table:table-row table:style-name="ro1">
          <table:table-cell office:value-type="string">
            <text:p><text:s text:c="4"/>Fibrodysplasia ossificans progressiva </text:p>
          </table:table-cell>
          <table:table-cell office:value-type="string">
            <text:p><text:s/>Boy, normal birth, deformity of both big toes (missing joint), quick development of bone tumor near spine and osteogenesis at biopsy. 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table:formula="of:=IF(ISNUMBER([.G95]);COUNTIF([.$G$95:.$H$99];&quot;=&quot;&amp;[.G95])^2-1;0)" office:value-type="float" office:value="3">
            <text:p>3</text:p>
          </table:table-cell>
          <table:table-cell table:formula="of:=IF(ISNUMBER([.H95]);COUNTIF([.$G$95:.$H$99];&quot;=&quot;&amp;[.H95])^2-1;0)" office:value-type="float" office:value="0">
            <text:p>0</text:p>
          </table:table-cell>
          <table:table-cell table:formula="of:=IF(ISNUMBER([.C95]);((RANK([.C95];[.$C$95:.$D$99];1)+(COUNT([.$C$95:.$D$99])-RANK([.C95];[.$C$95:.$D$99];0)+1))/2);&quot;&quot;)" office:value-type="float" office:value="4.5">
            <text:p>4.5</text:p>
          </table:table-cell>
          <table:table-cell table:formula="of:=IF(ISNUMBER([.D95]);((RANK([.D95];[.$C$95:.$D$99];1)+(COUNT([.$C$95:.$D$99])-RANK([.D95];[.$C$95:.$D$99];0)+1))/2);&quot;&quot;)"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string">
            <text:p><text:s text:c="4"/>Adrenoleukodystrophy, X-linked </text:p>
          </table:table-cell>
          <table:table-cell office:value-type="string">
            <text:p><text:s/>Normally developed boy age 5, progessive development of talking difficulties, seizures, ataxia, adrenal insufficiency and <text:s/>degeneration of visual and auditory functions 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IF(ISNUMBER([.G96]);COUNTIF([.$G$95:.$H$99];&quot;=&quot;&amp;[.G96])^2-1;0)" office:value-type="float" office:value="0">
            <text:p>0</text:p>
          </table:table-cell>
          <table:table-cell table:formula="of:=IF(ISNUMBER([.H96]);COUNTIF([.$G$95:.$H$99];&quot;=&quot;&amp;[.H96])^2-1;0)" office:value-type="float" office:value="3">
            <text:p>3</text:p>
          </table:table-cell>
          <table:table-cell table:formula="of:=IF(ISNUMBER([.C96]);((RANK([.C96];[.$C$95:.$D$99];1)+(COUNT([.$C$95:.$D$99])-RANK([.C96];[.$C$95:.$D$99];0)+1))/2);&quot;&quot;)" office:value-type="float" office:value="6">
            <text:p>6</text:p>
          </table:table-cell>
          <table:table-cell table:formula="of:=IF(ISNUMBER([.D96]);((RANK([.D96];[.$C$95:.$D$99];1)+(COUNT([.$C$95:.$D$99])-RANK([.D96];[.$C$95:.$D$99];0)+1))/2);&quot;&quot;)" office:value-type="float" office:value="7.5">
            <text:p>7.5</text:p>
          </table:table-cell>
          <table:table-cell table:number-columns-repeated="14"/>
        </table:table-row>
        <table:table-row table:style-name="ro1">
          <table:table-cell office:value-type="string">
            <text:p><text:s text:c="4"/>Papillon-Lefevre syndrome </text:p>
          </table:table-cell>
          <table:table-cell office:value-type="string">
            <text:p><text:s/>Boy age 14, yellow, keratotic plaques on the skin of palms and soles going up onto the dorsal side. Both hands and feet are affected. </text:p>
          </table:table-cell>
          <table:table-cell table:number-columns-repeated="2" office:value-type="float" office:value="2">
            <text:p>2</text:p>
          </table:table-cell>
          <table:table-cell table:formula="of:=IF(ISNUMBER([.G97]);COUNTIF([.$G$95:.$H$99];&quot;=&quot;&amp;[.G97])^2-1;0)" office:value-type="float" office:value="3">
            <text:p>3</text:p>
          </table:table-cell>
          <table:table-cell table:formula="of:=IF(ISNUMBER([.H97]);COUNTIF([.$G$95:.$H$99];&quot;=&quot;&amp;[.H97])^2-1;0)" office:value-type="float" office:value="3">
            <text:p>3</text:p>
          </table:table-cell>
          <table:table-cell table:formula="of:=IF(ISNUMBER([.C97]);((RANK([.C97];[.$C$95:.$D$99];1)+(COUNT([.$C$95:.$D$99])-RANK([.C97];[.$C$95:.$D$99];0)+1))/2);&quot;&quot;)" office:value-type="float" office:value="2.5">
            <text:p>2.5</text:p>
          </table:table-cell>
          <table:table-cell table:formula="of:=IF(ISNUMBER([.D97]);((RANK([.D97];[.$C$95:.$D$99];1)+(COUNT([.$C$95:.$D$99])-RANK([.D97];[.$C$95:.$D$99];0)+1))/2);&quot;&quot;)" office:value-type="float" office:value="2.5">
            <text:p>2.5</text:p>
          </table:table-cell>
          <table:table-cell table:number-columns-repeated="14"/>
        </table:table-row>
        <table:table-row table:style-name="ro1">
          <table:table-cell office:value-type="string">
            <text:p><text:s text:c="4"/>Kleine-Levin syndrome </text:p>
          </table:table-cell>
          <table:table-cell office:value-type="string">
            <text:p><text:s/>Jewish boy age 16, monthly seizures, sleep deficiency, aggressive and irritable when woken, highly increased sexual appetite and hunger.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ISNUMBER([.G98]);COUNTIF([.$G$95:.$H$99];&quot;=&quot;&amp;[.G98])^2-1;0)" office:value-type="float" office:value="0">
            <text:p>0</text:p>
          </table:table-cell>
          <table:table-cell table:formula="of:=IF(ISNUMBER([.H98]);COUNTIF([.$G$95:.$H$99];&quot;=&quot;&amp;[.H98])^2-1;0)" office:value-type="float" office:value="3">
            <text:p>3</text:p>
          </table:table-cell>
          <table:table-cell table:formula="of:=IF(ISNUMBER([.C98]);((RANK([.C98];[.$C$95:.$D$99];1)+(COUNT([.$C$95:.$D$99])-RANK([.C98];[.$C$95:.$D$99];0)+1))/2);&quot;&quot;)" office:value-type="float" office:value="1">
            <text:p>1</text:p>
          </table:table-cell>
          <table:table-cell table:formula="of:=IF(ISNUMBER([.D98]);((RANK([.D98];[.$C$95:.$D$99];1)+(COUNT([.$C$95:.$D$99])-RANK([.D98];[.$C$95:.$D$99];0)+1))/2);&quot;&quot;)" office:value-type="float" office:value="4.5">
            <text:p>4.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<text:s text:c="4"/>Midface retraction syndrome, Schinzel-Giedion type </text:p>
          </table:table-cell>
          <table:table-cell office:value-type="string">
            <text:p><text:s/>Male child, malformations at birth, midfacial retraction with a deep groove under the eyes, and hypertelorism, short nose with a low nasal bridge and large low-set ears, wide mouth and retrognathia. Hypertrichosis with bright reddish hair and a median frontal cutaneous angioma, short neck with redundant skin, Bilateral inguinal hernias, hypospadias with a megameatus, and cryptorchidism <text:s/>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IF(ISNUMBER([.G99]);COUNTIF([.$G$95:.$H$99];&quot;=&quot;&amp;[.G99])^2-1;0)" office:value-type="float" office:value="0">
            <text:p>0</text:p>
          </table:table-cell>
          <table:table-cell table:formula="of:=IF(ISNUMBER([.H99]);COUNTIF([.$G$95:.$H$99];&quot;=&quot;&amp;[.H99])^2-1;0)" office:value-type="float" office:value="3">
            <text:p>3</text:p>
          </table:table-cell>
          <table:table-cell table:formula="of:=IF(ISNUMBER([.C99]);((RANK([.C99];[.$C$95:.$D$99];1)+(COUNT([.$C$95:.$D$99])-RANK([.C99];[.$C$95:.$D$99];0)+1))/2);&quot;&quot;)" office:value-type="float" office:value="9">
            <text:p>9</text:p>
          </table:table-cell>
          <table:table-cell table:formula="of:=IF(ISNUMBER([.D99]);((RANK([.D99];[.$C$95:.$D$99];1)+(COUNT([.$C$95:.$D$99])-RANK([.D99];[.$C$95:.$D$99];0)+1))/2);&quot;&quot;)" office:value-type="float" office:value="7.5">
            <text:p>7.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TFIDF NLP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TFIDF NLP</text:p>
          </table:table-cell>
          <table:table-cell table:style-name="ce1" office:value-type="string">
            <text:p>Unigram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krew</text:p>
          </table:table-cell>
          <table:table-cell table:formula="of:=SKEW([.C94:.C122])" office:value-type="float" office:value="1.94574416925257">
            <text:p>1.9457441693</text:p>
          </table:table-cell>
          <table:table-cell table:formula="of:=SKEW([.D94:.D122])" office:value-type="float" office:value="2.12297070743315">
            <text:p>2.1229707074</text:p>
          </table:table-cell>
          <table:table-cell/>
          <table:table-cell office:value-type="string">
            <text:p>R_{i}</text:p>
          </table:table-cell>
          <table:table-cell table:formula="of:=SUM([.G95:.G106])" office:value-type="float" office:value="23">
            <text:p>23</text:p>
          </table:table-cell>
          <table:table-cell table:formula="of:=SUM([.H95:.H106])"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L98:.L121]; &quot;B&quot;;[.J98:.J121])" office:value-type="float" office:value="23">
            <text:p>23</text:p>
          </table:table-cell>
          <table:table-cell table:formula="of:=SUMIF([.L98:.L121]; &quot;A&quot;;[.J98:.J121])" office:value-type="float" office:value="32">
            <text:p>32</text:p>
          </table:table-cell>
          <table:table-cell/>
          <table:table-cell office:value-type="string">
            <text:p>R_{i}^2</text:p>
          </table:table-cell>
          <table:table-cell table:formula="of:=[.R101]^2/[.R103]" office:value-type="float" office:value="105.8">
            <text:p>105.8</text:p>
          </table:table-cell>
          <table:table-cell table:formula="of:=[.S101]^2/[.S103]" office:value-type="float" office:value="204.8">
            <text:p>204.8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3"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L98:.L107]; &quot;B&quot;)" office:value-type="float" office:value="5">
            <text:p>5</text:p>
          </table:table-cell>
          <table:table-cell table:formula="of:=COUNTIF([.L98:.L107]; &quot;A&quot;)" office:value-type="float" office:value="5">
            <text:p>5</text:p>
          </table:table-cell>
          <table:table-cell/>
          <table:table-cell office:value-type="string">
            <text:p>n_{i}</text:p>
          </table:table-cell>
          <table:table-cell table:formula="of:=COUNTIF([.L98:.L115]; &quot;B&quot;)" office:value-type="float" office:value="5">
            <text:p>5</text:p>
          </table:table-cell>
          <table:table-cell table:formula="of:=COUNTIF([.L98:.L115]; &quot;A&quot;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103:.O103])" office:value-type="float" office:value="10">
            <text:p>10</text:p>
          </table:table-cell>
          <table:table-cell/>
          <table:table-cell office:value-type="string">
            <text:p>n</text:p>
          </table:table-cell>
          <table:table-cell/>
          <table:table-cell table:formula="of:=SUM([.R103:.S103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stat}</text:p>
          </table:table-cell>
          <table:table-cell/>
          <table:table-cell table:formula="of:=(12 / ([.O105]*([.O105]+1))) * ((([.O102]^2)/[.O103]) + (([.N102]^2)/[.N103])) - 3*([.O105]+1)" office:value-type="float" office:value="0.883636363636363">
            <text:p>0.8836363636</text:p>
          </table:table-cell>
          <table:table-cell table:number-columns-repeated="3"/>
          <table:table-cell table:formula="of:=(12 / ([.S105]*([.S105]+1))) * (SUM([.R102:.S102])) - 3*([.S105]+1)" office:value-type="float" office:value="0.883636363636363">
            <text:p>0.8836363636</text:p>
          </table:table-cell>
          <table:table-cell/>
          <table:table-cell office:value-type="string">
            <text:p>Adjust:</text:p>
          </table:table-cell>
          <table:table-cell table:formula="of:=1-SUM([.E95:.F106])/(([.S105]-1)*[.S105]*([.S105]+1))" office:value-type="float" office:value="0.981818181818182">
            <text:p>0.981818181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crit}</text:p>
          </table:table-cell>
          <table:table-cell/>
          <table:table-cell table:formula="of:=LEGACY.CHIINV(0.05; [.O107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08]/[.V108]" office:value-type="float" office:value="0.899999999999999">
            <text:p>0.9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not significant</text:p>
          </table:table-cell>
          <table:table-cell table:number-columns-repeated="9"/>
        </table:table-row>
      </table:table>
      <table:table table:name="D Tests using ICD10 grouping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3" table:number-columns-repeated="16" table:default-cell-style-name="Default"/>
        <table:table-row table:style-name="ro1">
          <table:table-cell table:number-columns-repeated="2"/>
          <table:table-cell table:style-name="ce1" table:number-columns-repeated="2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number-columns-repeated="14"/>
        </table:table-row>
        <table:table-row table:style-name="ro1">
          <table:table-cell office:value-type="string">
            <text:p>Apparent mineralocorticoid excess 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ISNUMBER([.G3]);COUNTIF([.$G$3:.$H$31];&quot;=&quot;&amp;[.G3])^2-1;0)" office:value-type="float" office:value="63">
            <text:p>63</text:p>
          </table:table-cell>
          <table:table-cell table:formula="of:=IF(ISNUMBER([.H3]);COUNTIF([.$G$3:.$H$31];&quot;=&quot;&amp;[.H3])^2-1;0)" office:value-type="float" office:value="63">
            <text:p>63</text:p>
          </table:table-cell>
          <table:table-cell table:formula="of:=IF(ISNUMBER([.C3]);((RANK([.C3];[.$C$3:.$D$31];1)+(COUNT([.$C$3:.$D$31])-RANK([.C3];[.$C$3:.$D$31];0)+1))/2);&quot;&quot;)" office:value-type="float" office:value="32.5">
            <text:p>32.5</text:p>
          </table:table-cell>
          <table:table-cell table:formula="of:=IF(ISNUMBER([.D3]);((RANK([.D3];[.$C$3:.$D$31];1)+(COUNT([.$C$3:.$D$31])-RANK([.D3];[.$C$3:.$D$31];0)+1))/2);&quot;&quot;)" office:value-type="float" office:value="24.5">
            <text:p>24.5</text:p>
          </table:table-cell>
          <table:table-cell table:number-columns-repeated="4"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7"/>
        </table:table-row>
        <table:table-row table:style-name="ro1">
          <table:table-cell office:value-type="string">
            <text:p>Rubinstein-Taybi syndrome </text:p>
          </table:table-cell>
          <table:table-cell/>
          <table:table-cell office:value-type="float" office:value="167">
            <text:p>167</text:p>
          </table:table-cell>
          <table:table-cell office:value-type="float" office:value="80">
            <text:p>80</text:p>
          </table:table-cell>
          <table:table-cell table:formula="of:=IF(ISNUMBER([.G4]);COUNTIF([.$G$3:.$H$31];&quot;=&quot;&amp;[.G4])^2-1;0)" office:value-type="float" office:value="0">
            <text:p>0</text:p>
          </table:table-cell>
          <table:table-cell table:formula="of:=IF(ISNUMBER([.H4]);COUNTIF([.$G$3:.$H$31];&quot;=&quot;&amp;[.H4])^2-1;0)" office:value-type="float" office:value="0">
            <text:p>0</text:p>
          </table:table-cell>
          <table:table-cell table:formula="of:=IF(ISNUMBER([.C4]);((RANK([.C4];[.$C$3:.$D$31];1)+(COUNT([.$C$3:.$D$31])-RANK([.C4];[.$C$3:.$D$31];0)+1))/2);&quot;&quot;)" office:value-type="float" office:value="50">
            <text:p>50</text:p>
          </table:table-cell>
          <table:table-cell table:formula="of:=IF(ISNUMBER([.D4]);((RANK([.D4];[.$C$3:.$D$31];1)+(COUNT([.$C$3:.$D$31])-RANK([.D4];[.$C$3:.$D$31];0)+1))/2);&quot;&quot;)" office:value-type="float" office:value="49">
            <text:p>49</text:p>
          </table:table-cell>
          <table:table-cell table:number-columns-repeated="4"/>
          <table:table-cell office:value-type="string">
            <text:p>Parameter</text:p>
          </table:table-cell>
          <table:table-cell office:value-type="string">
            <text:p>ICD10</text:p>
          </table:table-cell>
          <table:table-cell office:value-type="string">
            <text:p>ICD10 recalc</text:p>
          </table:table-cell>
          <table:table-cell table:number-columns-repeated="2"/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number-columns-repeated="3"/>
        </table:table-row>
        <table:table-row table:style-name="ro1">
          <table:table-cell office:value-type="string">
            <text:p>Cholestasis - lymphedema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5]);COUNTIF([.$G$3:.$H$31];&quot;=&quot;&amp;[.G5])^2-1;0)" office:value-type="float" office:value="399">
            <text:p>399</text:p>
          </table:table-cell>
          <table:table-cell table:formula="of:=IF(ISNUMBER([.H5]);COUNTIF([.$G$3:.$H$31];&quot;=&quot;&amp;[.H5])^2-1;0)" office:value-type="float" office:value="63">
            <text:p>63</text:p>
          </table:table-cell>
          <table:table-cell table:formula="of:=IF(ISNUMBER([.C5]);((RANK([.C5];[.$C$3:.$D$31];1)+(COUNT([.$C$3:.$D$31])-RANK([.C5];[.$C$3:.$D$31];0)+1))/2);&quot;&quot;)" office:value-type="float" office:value="10.5">
            <text:p>10.5</text:p>
          </table:table-cell>
          <table:table-cell table:formula="of:=IF(ISNUMBER([.D5]);((RANK([.D5];[.$C$3:.$D$31];1)+(COUNT([.$C$3:.$D$31])-RANK([.D5];[.$C$3:.$D$31];0)+1))/2);&quot;&quot;)" office:value-type="float" office:value="24.5">
            <text:p>24.5</text:p>
          </table:table-cell>
          <table:table-cell table:number-columns-repeated="4"/>
          <table:table-cell office:value-type="string">
            <text:p>Skrew</text:p>
          </table:table-cell>
          <table:table-cell table:formula="of:=SKEW([.C3:.C31])" office:value-type="float" office:value="4.22405851237535">
            <text:p>4.2240585124</text:p>
          </table:table-cell>
          <table:table-cell table:formula="of:=SKEW([.D3:.D31])" office:value-type="float" office:value="3.43159894319704">
            <text:p>3.4315989432</text:p>
          </table:table-cell>
          <table:table-cell/>
          <table:table-cell office:value-type="string">
            <text:p>R_{i}</text:p>
          </table:table-cell>
          <table:table-cell table:formula="of:=SUM([.G3:.G31])" office:value-type="float" office:value="605.5">
            <text:p>605.5</text:p>
          </table:table-cell>
          <table:table-cell table:formula="of:=SUM([.H3:.H31])" office:value-type="float" office:value="669.5">
            <text:p>669.5</text:p>
          </table:table-cell>
          <table:table-cell table:number-columns-repeated="3"/>
        </table:table-row>
        <table:table-row table:style-name="ro1">
          <table:table-cell office:value-type="string">
            <text:p>Aase-Smith syndrome 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IF(ISNUMBER([.G6]);COUNTIF([.$G$3:.$H$31];&quot;=&quot;&amp;[.G6])^2-1;0)" office:value-type="float" office:value="63">
            <text:p>63</text:p>
          </table:table-cell>
          <table:table-cell table:formula="of:=IF(ISNUMBER([.H6]);COUNTIF([.$G$3:.$H$31];&quot;=&quot;&amp;[.H6])^2-1;0)" office:value-type="float" office:value="3">
            <text:p>3</text:p>
          </table:table-cell>
          <table:table-cell table:formula="of:=IF(ISNUMBER([.C6]);((RANK([.C6];[.$C$3:.$D$31];1)+(COUNT([.$C$3:.$D$31])-RANK([.C6];[.$C$3:.$D$31];0)+1))/2);&quot;&quot;)" office:value-type="float" office:value="32.5">
            <text:p>32.5</text:p>
          </table:table-cell>
          <table:table-cell table:formula="of:=IF(ISNUMBER([.D6]);((RANK([.D6];[.$C$3:.$D$31];1)+(COUNT([.$C$3:.$D$31])-RANK([.D6];[.$C$3:.$D$31];0)+1))/2);&quot;&quot;)" office:value-type="float" office:value="42.5">
            <text:p>42.5</text:p>
          </table:table-cell>
          <table:table-cell table:number-columns-repeated="2"/>
          <table:table-cell table:style-name="ce1"/>
          <table:table-cell/>
          <table:table-cell office:value-type="string">
            <text:p>R_{i}</text:p>
          </table:table-cell>
          <table:table-cell table:formula="of:=SUMIF([.L7:.L64]; &quot;B&quot;;[.J7:.J64])" office:value-type="float" office:value="718">
            <text:p>718</text:p>
          </table:table-cell>
          <table:table-cell table:formula="of:=SUMIF([.L7:.L64]; &quot;A&quot;;[.J7:.J64])" office:value-type="float" office:value="660">
            <text:p>660</text:p>
          </table:table-cell>
          <table:table-cell/>
          <table:table-cell office:value-type="string">
            <text:p>R_{i}^2</text:p>
          </table:table-cell>
          <table:table-cell table:formula="of:=[.R5]^2/[.R7]" office:value-type="float" office:value="14101.1634615385">
            <text:p>14101.1634615385</text:p>
          </table:table-cell>
          <table:table-cell table:formula="of:=[.S5]^2/[.S7]" office:value-type="float" office:value="17239.625">
            <text:p>17239.625</text:p>
          </table:table-cell>
          <table:table-cell table:number-columns-repeated="3"/>
        </table:table-row>
        <table:table-row table:style-name="ro1">
          <table:table-cell office:value-type="string">
            <text:p>Achondroplasia 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IF(ISNUMBER([.G7]);COUNTIF([.$G$3:.$H$31];&quot;=&quot;&amp;[.G7])^2-1;0)" office:value-type="float" office:value="3">
            <text:p>3</text:p>
          </table:table-cell>
          <table:table-cell table:formula="of:=IF(ISNUMBER([.H7]);COUNTIF([.$G$3:.$H$31];&quot;=&quot;&amp;[.H7])^2-1;0)" office:value-type="float" office:value="0">
            <text:p>0</text:p>
          </table:table-cell>
          <table:table-cell table:formula="of:=IF(ISNUMBER([.C7]);((RANK([.C7];[.$C$3:.$D$31];1)+(COUNT([.$C$3:.$D$31])-RANK([.C7];[.$C$3:.$D$31];0)+1))/2);&quot;&quot;)" office:value-type="float" office:value="45.5">
            <text:p>45.5</text:p>
          </table:table-cell>
          <table:table-cell table:formula="of:=IF(ISNUMBER([.D7]);((RANK([.D7];[.$C$3:.$D$31];1)+(COUNT([.$C$3:.$D$31])-RANK([.D7];[.$C$3:.$D$31];0)+1))/2);&quot;&quot;)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7:.L64]; &quot;B&quot;)" office:value-type="float" office:value="26">
            <text:p>26</text:p>
          </table:table-cell>
          <table:table-cell table:formula="of:=COUNTIF([.L7:.L64]; &quot;A&quot;)" office:value-type="float" office:value="26">
            <text:p>26</text:p>
          </table:table-cell>
          <table:table-cell/>
          <table:table-cell office:value-type="string">
            <text:p>n_{i}</text:p>
          </table:table-cell>
          <table:table-cell table:formula="of:=COUNTIF([.L7:.L64]; &quot;B&quot;)" office:value-type="float" office:value="26">
            <text:p>26</text:p>
          </table:table-cell>
          <table:table-cell table:formula="of:=COUNTIF([.L7:.L64]; &quot;A&quot;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Acalvari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8]);COUNTIF([.$G$3:.$H$31];&quot;=&quot;&amp;[.G8])^2-1;0)" office:value-type="float" office:value="399">
            <text:p>399</text:p>
          </table:table-cell>
          <table:table-cell table:formula="of:=IF(ISNUMBER([.H8]);COUNTIF([.$G$3:.$H$31];&quot;=&quot;&amp;[.H8])^2-1;0)" office:value-type="float" office:value="399">
            <text:p>399</text:p>
          </table:table-cell>
          <table:table-cell table:formula="of:=IF(ISNUMBER([.C8]);((RANK([.C8];[.$C$3:.$D$31];1)+(COUNT([.$C$3:.$D$31])-RANK([.C8];[.$C$3:.$D$31];0)+1))/2);&quot;&quot;)" office:value-type="float" office:value="10.5">
            <text:p>10.5</text:p>
          </table:table-cell>
          <table:table-cell table:formula="of:=IF(ISNUMBER([.D8]);((RANK([.D8];[.$C$3:.$D$31];1)+(COUNT([.$C$3:.$D$31])-RANK([.D8];[.$C$3:.$D$31];0)+1))/2);&quot;&quot;)" office:value-type="float" office:value="10.5">
            <text:p>10.5</text:p>
          </table:table-cell>
          <table:table-cell office:value-type="float" office:value="2">
            <text:p>2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Acrodysostosis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]);COUNTIF([.$G$3:.$H$31];&quot;=&quot;&amp;[.G9])^2-1;0)" office:value-type="float" office:value="399">
            <text:p>399</text:p>
          </table:table-cell>
          <table:table-cell table:formula="of:=IF(ISNUMBER([.H9]);COUNTIF([.$G$3:.$H$31];&quot;=&quot;&amp;[.H9])^2-1;0)" office:value-type="float" office:value="399">
            <text:p>399</text:p>
          </table:table-cell>
          <table:table-cell table:formula="of:=IF(ISNUMBER([.C9]);((RANK([.C9];[.$C$3:.$D$31];1)+(COUNT([.$C$3:.$D$31])-RANK([.C9];[.$C$3:.$D$31];0)+1))/2);&quot;&quot;)" office:value-type="float" office:value="10.5">
            <text:p>10.5</text:p>
          </table:table-cell>
          <table:table-cell table:formula="of:=IF(ISNUMBER([.D9]);((RANK([.D9];[.$C$3:.$D$31];1)+(COUNT([.$C$3:.$D$31])-RANK([.D9];[.$C$3:.$D$31];0)+1))/2);&quot;&quot;)" office:value-type="float" office:value="10.5">
            <text:p>10.5</text:p>
          </table:table-cell>
          <table:table-cell office:value-type="float" office:value="3">
            <text:p>3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7:.O7])" office:value-type="float" office:value="52">
            <text:p>52</text:p>
          </table:table-cell>
          <table:table-cell/>
          <table:table-cell office:value-type="string">
            <text:p>n</text:p>
          </table:table-cell>
          <table:table-cell/>
          <table:table-cell table:formula="of:=SUM([.R7:.S7]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Acromegaly </text:p>
          </table:table-cell>
          <table:table-cell/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table:formula="of:=IF(ISNUMBER([.G10]);COUNTIF([.$G$3:.$H$31];&quot;=&quot;&amp;[.G10])^2-1;0)" office:value-type="float" office:value="0">
            <text:p>0</text:p>
          </table:table-cell>
          <table:table-cell table:formula="of:=IF(ISNUMBER([.H10]);COUNTIF([.$G$3:.$H$31];&quot;=&quot;&amp;[.H10])^2-1;0)" office:value-type="float" office:value="0">
            <text:p>0</text:p>
          </table:table-cell>
          <table:table-cell table:formula="of:=IF(ISNUMBER([.C10]);((RANK([.C10];[.$C$3:.$D$31];1)+(COUNT([.$C$3:.$D$31])-RANK([.C10];[.$C$3:.$D$31];0)+1))/2);&quot;&quot;)" office:value-type="float" office:value="48">
            <text:p>48</text:p>
          </table:table-cell>
          <table:table-cell table:formula="of:=IF(ISNUMBER([.D10]);((RANK([.D10];[.$C$3:.$D$31];1)+(COUNT([.$C$3:.$D$31])-RANK([.D10];[.$C$3:.$D$31];0)+1))/2);&quot;&quot;)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Biliary atresia </text:p>
          </table:table-cell>
          <table:table-cell/>
          <table:table-cell table:number-columns-repeated="2" office:value-type="float" office:value="3">
            <text:p>3</text:p>
          </table:table-cell>
          <table:table-cell table:formula="of:=IF(ISNUMBER([.G11]);COUNTIF([.$G$3:.$H$31];&quot;=&quot;&amp;[.G11])^2-1;0)" office:value-type="float" office:value="63">
            <text:p>63</text:p>
          </table:table-cell>
          <table:table-cell table:formula="of:=IF(ISNUMBER([.H11]);COUNTIF([.$G$3:.$H$31];&quot;=&quot;&amp;[.H11])^2-1;0)" office:value-type="float" office:value="63">
            <text:p>63</text:p>
          </table:table-cell>
          <table:table-cell table:formula="of:=IF(ISNUMBER([.C11]);((RANK([.C11];[.$C$3:.$D$31];1)+(COUNT([.$C$3:.$D$31])-RANK([.C11];[.$C$3:.$D$31];0)+1))/2);&quot;&quot;)" office:value-type="float" office:value="32.5">
            <text:p>32.5</text:p>
          </table:table-cell>
          <table:table-cell table:formula="of:=IF(ISNUMBER([.D11]);((RANK([.D11];[.$C$3:.$D$31];1)+(COUNT([.$C$3:.$D$31])-RANK([.D11];[.$C$3:.$D$31];0)+1))/2);&quot;&quot;)" office:value-type="float" office:value="32.5">
            <text:p>32.5</text:p>
          </table:table-cell>
          <table:table-cell office:value-type="float" office:value="5">
            <text:p>5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ronchiolitis obliterans with obstructive pulmonary disease </text:p>
          </table:table-cell>
          <table:table-cell table:number-columns-repeated="7"/>
          <table:table-cell office:value-type="float" office:value="6">
            <text:p>6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O9]*([.O9]+1))) * ((([.O6]^2)/[.O7]) + (([.N6]^2)/[.N7])) - 3*([.O9]+1)" office:value-type="float" office:value="0.281679133638477">
            <text:p>0.2816791336</text:p>
          </table:table-cell>
          <table:table-cell table:number-columns-repeated="3"/>
          <table:table-cell table:formula="of:=(12 / ([.S9]*([.S9]+1))) * (SUM([.R6:.S6])) - 3*([.S9]+1)" office:value-type="float" office:value="-22.5379312269733">
            <text:p>-22.537931227</text:p>
          </table:table-cell>
          <table:table-cell/>
          <table:table-cell office:value-type="string">
            <text:p>Adjust:</text:p>
          </table:table-cell>
          <table:table-cell table:formula="of:=1-SUM([.E3:.F31])/(([.S9]-1)*[.S9]*([.S9]+1))" office:value-type="float" office:value="0.935797831469308">
            <text:p>0.9357978315</text:p>
          </table:table-cell>
        </table:table-row>
        <table:table-row table:style-name="ro1">
          <table:table-cell office:value-type="string">
            <text:p>Choler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3]);COUNTIF([.$G$3:.$H$31];&quot;=&quot;&amp;[.G13])^2-1;0)" office:value-type="float" office:value="399">
            <text:p>399</text:p>
          </table:table-cell>
          <table:table-cell table:formula="of:=IF(ISNUMBER([.H13]);COUNTIF([.$G$3:.$H$31];&quot;=&quot;&amp;[.H13])^2-1;0)" office:value-type="float" office:value="399">
            <text:p>399</text:p>
          </table:table-cell>
          <table:table-cell table:formula="of:=IF(ISNUMBER([.C13]);((RANK([.C13];[.$C$3:.$D$31];1)+(COUNT([.$C$3:.$D$31])-RANK([.C13];[.$C$3:.$D$31];0)+1))/2);&quot;&quot;)" office:value-type="float" office:value="10.5">
            <text:p>10.5</text:p>
          </table:table-cell>
          <table:table-cell table:formula="of:=IF(ISNUMBER([.D13]);((RANK([.D13];[.$C$3:.$D$31];1)+(COUNT([.$C$3:.$D$31])-RANK([.D13];[.$C$3:.$D$31];0)+1))/2);&quot;&quot;)" office:value-type="float" office:value="10.5">
            <text:p>10.5</text:p>
          </table:table-cell>
          <table:table-cell office:value-type="float" office:value="7">
            <text:p>7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11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2]/[.V12]" office:value-type="float" office:value="-24.0841883460942">
            <text:p>-24.0841883461</text:p>
          </table:table-cell>
          <table:table-cell table:number-columns-repeated="3"/>
        </table:table-row>
        <table:table-row table:style-name="ro1">
          <table:table-cell office:value-type="string">
            <text:p>Choroideremi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4]);COUNTIF([.$G$3:.$H$31];&quot;=&quot;&amp;[.G14])^2-1;0)" office:value-type="float" office:value="399">
            <text:p>399</text:p>
          </table:table-cell>
          <table:table-cell table:formula="of:=IF(ISNUMBER([.H14]);COUNTIF([.$G$3:.$H$31];&quot;=&quot;&amp;[.H14])^2-1;0)" office:value-type="float" office:value="399">
            <text:p>399</text:p>
          </table:table-cell>
          <table:table-cell table:formula="of:=IF(ISNUMBER([.C14]);((RANK([.C14];[.$C$3:.$D$31];1)+(COUNT([.$C$3:.$D$31])-RANK([.C14];[.$C$3:.$D$31];0)+1))/2);&quot;&quot;)" office:value-type="float" office:value="10.5">
            <text:p>10.5</text:p>
          </table:table-cell>
          <table:table-cell table:formula="of:=IF(ISNUMBER([.D14]);((RANK([.D14];[.$C$3:.$D$31];1)+(COUNT([.$C$3:.$D$31])-RANK([.D14];[.$C$3:.$D$31];0)+1))/2);&quot;&quot;)" office:value-type="float" office:value="10.5">
            <text:p>10.5</text:p>
          </table:table-cell>
          <table:table-cell office:value-type="float" office:value="8">
            <text:p>8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Coats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5]);COUNTIF([.$G$3:.$H$31];&quot;=&quot;&amp;[.G15])^2-1;0)" office:value-type="float" office:value="399">
            <text:p>399</text:p>
          </table:table-cell>
          <table:table-cell table:formula="of:=IF(ISNUMBER([.H15]);COUNTIF([.$G$3:.$H$31];&quot;=&quot;&amp;[.H15])^2-1;0)" office:value-type="float" office:value="399">
            <text:p>399</text:p>
          </table:table-cell>
          <table:table-cell table:formula="of:=IF(ISNUMBER([.C15]);((RANK([.C15];[.$C$3:.$D$31];1)+(COUNT([.$C$3:.$D$31])-RANK([.C15];[.$C$3:.$D$31];0)+1))/2);&quot;&quot;)" office:value-type="float" office:value="10.5">
            <text:p>10.5</text:p>
          </table:table-cell>
          <table:table-cell table:formula="of:=IF(ISNUMBER([.D15]);((RANK([.D15];[.$C$3:.$D$31];1)+(COUNT([.$C$3:.$D$31])-RANK([.D15];[.$C$3:.$D$31];0)+1))/2);&quot;&quot;)" office:value-type="float" office:value="10.5">
            <text:p>10.5</text:p>
          </table:table-cell>
          <table:table-cell office:value-type="float" office:value="9">
            <text:p>9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Omphalocele-cleft palate syndrome, lethal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6]);COUNTIF([.$G$3:.$H$31];&quot;=&quot;&amp;[.G16])^2-1;0)" office:value-type="float" office:value="399">
            <text:p>399</text:p>
          </table:table-cell>
          <table:table-cell table:formula="of:=IF(ISNUMBER([.H16]);COUNTIF([.$G$3:.$H$31];&quot;=&quot;&amp;[.H16])^2-1;0)" office:value-type="float" office:value="399">
            <text:p>399</text:p>
          </table:table-cell>
          <table:table-cell table:formula="of:=IF(ISNUMBER([.C16]);((RANK([.C16];[.$C$3:.$D$31];1)+(COUNT([.$C$3:.$D$31])-RANK([.C16];[.$C$3:.$D$31];0)+1))/2);&quot;&quot;)" office:value-type="float" office:value="10.5">
            <text:p>10.5</text:p>
          </table:table-cell>
          <table:table-cell table:formula="of:=IF(ISNUMBER([.D16]);((RANK([.D16];[.$C$3:.$D$31];1)+(COUNT([.$C$3:.$D$31])-RANK([.D16];[.$C$3:.$D$31];0)+1))/2);&quot;&quot;)" office:value-type="float" office:value="10.5">
            <text:p>10.5</text:p>
          </table:table-cell>
          <table:table-cell office:value-type="float" office:value="10">
            <text:p>10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Darier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7]);COUNTIF([.$G$3:.$H$31];&quot;=&quot;&amp;[.G17])^2-1;0)" office:value-type="float" office:value="399">
            <text:p>399</text:p>
          </table:table-cell>
          <table:table-cell table:formula="of:=IF(ISNUMBER([.H17]);COUNTIF([.$G$3:.$H$31];&quot;=&quot;&amp;[.H17])^2-1;0)" office:value-type="float" office:value="399">
            <text:p>399</text:p>
          </table:table-cell>
          <table:table-cell table:formula="of:=IF(ISNUMBER([.C17]);((RANK([.C17];[.$C$3:.$D$31];1)+(COUNT([.$C$3:.$D$31])-RANK([.C17];[.$C$3:.$D$31];0)+1))/2);&quot;&quot;)" office:value-type="float" office:value="10.5">
            <text:p>10.5</text:p>
          </table:table-cell>
          <table:table-cell table:formula="of:=IF(ISNUMBER([.D17]);((RANK([.D17];[.$C$3:.$D$31];1)+(COUNT([.$C$3:.$D$31])-RANK([.D17];[.$C$3:.$D$31];0)+1))/2);&quot;&quot;)" office:value-type="float" office:value="10.5">
            <text:p>10.5</text:p>
          </table:table-cell>
          <table:table-cell office:value-type="float" office:value="11">
            <text:p>11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Ichthyosis - hepatosplenomegaly - cerebellar degeneration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18]);COUNTIF([.$G$3:.$H$31];&quot;=&quot;&amp;[.G18])^2-1;0)" office:value-type="float" office:value="399">
            <text:p>399</text:p>
          </table:table-cell>
          <table:table-cell table:formula="of:=IF(ISNUMBER([.H18]);COUNTIF([.$G$3:.$H$31];&quot;=&quot;&amp;[.H18])^2-1;0)" office:value-type="float" office:value="63">
            <text:p>63</text:p>
          </table:table-cell>
          <table:table-cell table:formula="of:=IF(ISNUMBER([.C18]);((RANK([.C18];[.$C$3:.$D$31];1)+(COUNT([.$C$3:.$D$31])-RANK([.C18];[.$C$3:.$D$31];0)+1))/2);&quot;&quot;)" office:value-type="float" office:value="10.5">
            <text:p>10.5</text:p>
          </table:table-cell>
          <table:table-cell table:formula="of:=IF(ISNUMBER([.D18]);((RANK([.D18];[.$C$3:.$D$31];1)+(COUNT([.$C$3:.$D$31])-RANK([.D18];[.$C$3:.$D$31];0)+1))/2);&quot;&quot;)" office:value-type="float" office:value="24.5">
            <text:p>24.5</text:p>
          </table:table-cell>
          <table:table-cell office:value-type="float" office:value="12">
            <text:p>12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Emery-Dreifuss muscular dystrophy 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ISNUMBER([.G19]);COUNTIF([.$G$3:.$H$31];&quot;=&quot;&amp;[.G19])^2-1;0)" office:value-type="float" office:value="63">
            <text:p>63</text:p>
          </table:table-cell>
          <table:table-cell table:formula="of:=IF(ISNUMBER([.H19]);COUNTIF([.$G$3:.$H$31];&quot;=&quot;&amp;[.H19])^2-1;0)" office:value-type="float" office:value="8">
            <text:p>8</text:p>
          </table:table-cell>
          <table:table-cell table:formula="of:=IF(ISNUMBER([.C19]);((RANK([.C19];[.$C$3:.$D$31];1)+(COUNT([.$C$3:.$D$31])-RANK([.C19];[.$C$3:.$D$31];0)+1))/2);&quot;&quot;)" office:value-type="float" office:value="24.5">
            <text:p>24.5</text:p>
          </table:table-cell>
          <table:table-cell table:formula="of:=IF(ISNUMBER([.D19]);((RANK([.D19];[.$C$3:.$D$31];1)+(COUNT([.$C$3:.$D$31])-RANK([.D19];[.$C$3:.$D$31];0)+1))/2);&quot;&quot;)" office:value-type="float" office:value="38">
            <text:p>38</text:p>
          </table:table-cell>
          <table:table-cell office:value-type="float" office:value="13">
            <text:p>13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Costello syndrome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IF(ISNUMBER([.G20]);COUNTIF([.$G$3:.$H$31];&quot;=&quot;&amp;[.G20])^2-1;0)" office:value-type="float" office:value="63">
            <text:p>63</text:p>
          </table:table-cell>
          <table:table-cell table:formula="of:=IF(ISNUMBER([.H20]);COUNTIF([.$G$3:.$H$31];&quot;=&quot;&amp;[.H20])^2-1;0)" office:value-type="float" office:value="63">
            <text:p>63</text:p>
          </table:table-cell>
          <table:table-cell table:formula="of:=IF(ISNUMBER([.C20]);((RANK([.C20];[.$C$3:.$D$31];1)+(COUNT([.$C$3:.$D$31])-RANK([.C20];[.$C$3:.$D$31];0)+1))/2);&quot;&quot;)" office:value-type="float" office:value="24.5">
            <text:p>24.5</text:p>
          </table:table-cell>
          <table:table-cell table:formula="of:=IF(ISNUMBER([.D20]);((RANK([.D20];[.$C$3:.$D$31];1)+(COUNT([.$C$3:.$D$31])-RANK([.D20];[.$C$3:.$D$31];0)+1))/2);&quot;&quot;)" office:value-type="float" office:value="24.5">
            <text:p>24.5</text:p>
          </table:table-cell>
          <table:table-cell office:value-type="float" office:value="14">
            <text:p>14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Fibrodysplasia ossificans progressiv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21]);COUNTIF([.$G$3:.$H$31];&quot;=&quot;&amp;[.G21])^2-1;0)" office:value-type="float" office:value="399">
            <text:p>399</text:p>
          </table:table-cell>
          <table:table-cell table:formula="of:=IF(ISNUMBER([.H21]);COUNTIF([.$G$3:.$H$31];&quot;=&quot;&amp;[.H21])^2-1;0)" office:value-type="float" office:value="399">
            <text:p>399</text:p>
          </table:table-cell>
          <table:table-cell table:formula="of:=IF(ISNUMBER([.C21]);((RANK([.C21];[.$C$3:.$D$31];1)+(COUNT([.$C$3:.$D$31])-RANK([.C21];[.$C$3:.$D$31];0)+1))/2);&quot;&quot;)" office:value-type="float" office:value="10.5">
            <text:p>10.5</text:p>
          </table:table-cell>
          <table:table-cell table:formula="of:=IF(ISNUMBER([.D21]);((RANK([.D21];[.$C$3:.$D$31];1)+(COUNT([.$C$3:.$D$31])-RANK([.D21];[.$C$3:.$D$31];0)+1))/2);&quot;&quot;)" office:value-type="float" office:value="10.5">
            <text:p>10.5</text:p>
          </table:table-cell>
          <table:table-cell office:value-type="float" office:value="15">
            <text:p>15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Acropectorovertebral dysplasia 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ISNUMBER([.G22]);COUNTIF([.$G$3:.$H$31];&quot;=&quot;&amp;[.G22])^2-1;0)" office:value-type="float" office:value="399">
            <text:p>399</text:p>
          </table:table-cell>
          <table:table-cell table:formula="of:=IF(ISNUMBER([.H22]);COUNTIF([.$G$3:.$H$31];&quot;=&quot;&amp;[.H22])^2-1;0)" office:value-type="float" office:value="63">
            <text:p>63</text:p>
          </table:table-cell>
          <table:table-cell table:formula="of:=IF(ISNUMBER([.C22]);((RANK([.C22];[.$C$3:.$D$31];1)+(COUNT([.$C$3:.$D$31])-RANK([.C22];[.$C$3:.$D$31];0)+1))/2);&quot;&quot;)" office:value-type="float" office:value="10.5">
            <text:p>10.5</text:p>
          </table:table-cell>
          <table:table-cell table:formula="of:=IF(ISNUMBER([.D22]);((RANK([.D22];[.$C$3:.$D$31];1)+(COUNT([.$C$3:.$D$31])-RANK([.D22];[.$C$3:.$D$31];0)+1))/2);&quot;&quot;)" office:value-type="float" office:value="32.5">
            <text:p>32.5</text:p>
          </table:table-cell>
          <table:table-cell office:value-type="float" office:value="16">
            <text:p>16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Osteogenesis imperfecta 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F(ISNUMBER([.G23]);COUNTIF([.$G$3:.$H$31];&quot;=&quot;&amp;[.G23])^2-1;0)" office:value-type="float" office:value="0">
            <text:p>0</text:p>
          </table:table-cell>
          <table:table-cell table:formula="of:=IF(ISNUMBER([.H23]);COUNTIF([.$G$3:.$H$31];&quot;=&quot;&amp;[.H23])^2-1;0)" office:value-type="float" office:value="3">
            <text:p>3</text:p>
          </table:table-cell>
          <table:table-cell table:formula="of:=IF(ISNUMBER([.C23]);((RANK([.C23];[.$C$3:.$D$31];1)+(COUNT([.$C$3:.$D$31])-RANK([.C23];[.$C$3:.$D$31];0)+1))/2);&quot;&quot;)" office:value-type="float" office:value="41">
            <text:p>41</text:p>
          </table:table-cell>
          <table:table-cell table:formula="of:=IF(ISNUMBER([.D23]);((RANK([.D23];[.$C$3:.$D$31];1)+(COUNT([.$C$3:.$D$31])-RANK([.D23];[.$C$3:.$D$31];0)+1))/2);&quot;&quot;)" office:value-type="float" office:value="42.5">
            <text:p>42.5</text:p>
          </table:table-cell>
          <table:table-cell office:value-type="float" office:value="17">
            <text:p>17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Primary biliary cirrhosis </text:p>
          </table:table-cell>
          <table:table-cell/>
          <table:table-cell table:number-columns-repeated="2" office:value-type="float" office:value="3">
            <text:p>3</text:p>
          </table:table-cell>
          <table:table-cell table:formula="of:=IF(ISNUMBER([.G24]);COUNTIF([.$G$3:.$H$31];&quot;=&quot;&amp;[.G24])^2-1;0)" office:value-type="float" office:value="63">
            <text:p>63</text:p>
          </table:table-cell>
          <table:table-cell table:formula="of:=IF(ISNUMBER([.H24]);COUNTIF([.$G$3:.$H$31];&quot;=&quot;&amp;[.H24])^2-1;0)" office:value-type="float" office:value="63">
            <text:p>63</text:p>
          </table:table-cell>
          <table:table-cell table:formula="of:=IF(ISNUMBER([.C24]);((RANK([.C24];[.$C$3:.$D$31];1)+(COUNT([.$C$3:.$D$31])-RANK([.C24];[.$C$3:.$D$31];0)+1))/2);&quot;&quot;)" office:value-type="float" office:value="32.5">
            <text:p>32.5</text:p>
          </table:table-cell>
          <table:table-cell table:formula="of:=IF(ISNUMBER([.D24]);((RANK([.D24];[.$C$3:.$D$31];1)+(COUNT([.$C$3:.$D$31])-RANK([.D24];[.$C$3:.$D$31];0)+1))/2);&quot;&quot;)" office:value-type="float" office:value="32.5">
            <text:p>32.5</text:p>
          </table:table-cell>
          <table:table-cell office:value-type="float" office:value="18">
            <text:p>18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Hennekam syndrome </text:p>
          </table:table-cell>
          <table:table-cell table:number-columns-repeated="7"/>
          <table:table-cell office:value-type="float" office:value="19">
            <text:p>19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Hyperlysinemia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26]);COUNTIF([.$G$3:.$H$31];&quot;=&quot;&amp;[.G26])^2-1;0)" office:value-type="float" office:value="399">
            <text:p>399</text:p>
          </table:table-cell>
          <table:table-cell table:formula="of:=IF(ISNUMBER([.H26]);COUNTIF([.$G$3:.$H$31];&quot;=&quot;&amp;[.H26])^2-1;0)" office:value-type="float" office:value="63">
            <text:p>63</text:p>
          </table:table-cell>
          <table:table-cell table:formula="of:=IF(ISNUMBER([.C26]);((RANK([.C26];[.$C$3:.$D$31];1)+(COUNT([.$C$3:.$D$31])-RANK([.C26];[.$C$3:.$D$31];0)+1))/2);&quot;&quot;)" office:value-type="float" office:value="10.5">
            <text:p>10.5</text:p>
          </table:table-cell>
          <table:table-cell table:formula="of:=IF(ISNUMBER([.D26]);((RANK([.D26];[.$C$3:.$D$31];1)+(COUNT([.$C$3:.$D$31])-RANK([.D26];[.$C$3:.$D$31];0)+1))/2);&quot;&quot;)" office:value-type="float" office:value="24.5">
            <text:p>24.5</text:p>
          </table:table-cell>
          <table:table-cell office:value-type="float" office:value="20">
            <text:p>20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>
            <text:p>Jackson-Weiss syndrome 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ISNUMBER([.G27]);COUNTIF([.$G$3:.$H$31];&quot;=&quot;&amp;[.G27])^2-1;0)" office:value-type="float" office:value="63">
            <text:p>63</text:p>
          </table:table-cell>
          <table:table-cell table:formula="of:=IF(ISNUMBER([.H27]);COUNTIF([.$G$3:.$H$31];&quot;=&quot;&amp;[.H27])^2-1;0)" office:value-type="float" office:value="63">
            <text:p>63</text:p>
          </table:table-cell>
          <table:table-cell table:formula="of:=IF(ISNUMBER([.C27]);((RANK([.C27];[.$C$3:.$D$31];1)+(COUNT([.$C$3:.$D$31])-RANK([.C27];[.$C$3:.$D$31];0)+1))/2);&quot;&quot;)" office:value-type="float" office:value="32.5">
            <text:p>32.5</text:p>
          </table:table-cell>
          <table:table-cell table:formula="of:=IF(ISNUMBER([.D27]);((RANK([.D27];[.$C$3:.$D$31];1)+(COUNT([.$C$3:.$D$31])-RANK([.D27];[.$C$3:.$D$31];0)+1))/2);&quot;&quot;)" office:value-type="float" office:value="24.5">
            <text:p>24.5</text:p>
          </table:table-cell>
          <table:table-cell office:value-type="float" office:value="21">
            <text:p>21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Jalili syndrome </text:p>
          </table:table-cell>
          <table:table-cell table:number-columns-repeated="7"/>
          <table:table-cell office:value-type="float" office:value="22">
            <text:p>22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Jeune syndrome </text:p>
          </table:table-cell>
          <table:table-cell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IF(ISNUMBER([.G29]);COUNTIF([.$G$3:.$H$31];&quot;=&quot;&amp;[.G29])^2-1;0)" office:value-type="float" office:value="3">
            <text:p>3</text:p>
          </table:table-cell>
          <table:table-cell table:formula="of:=IF(ISNUMBER([.H29]);COUNTIF([.$G$3:.$H$31];&quot;=&quot;&amp;[.H29])^2-1;0)" office:value-type="float" office:value="0">
            <text:p>0</text:p>
          </table:table-cell>
          <table:table-cell table:formula="of:=IF(ISNUMBER([.C29]);((RANK([.C29];[.$C$3:.$D$31];1)+(COUNT([.$C$3:.$D$31])-RANK([.C29];[.$C$3:.$D$31];0)+1))/2);&quot;&quot;)" office:value-type="float" office:value="45.5">
            <text:p>45.5</text:p>
          </table:table-cell>
          <table:table-cell table:formula="of:=IF(ISNUMBER([.D29]);((RANK([.D29];[.$C$3:.$D$31];1)+(COUNT([.$C$3:.$D$31])-RANK([.D29];[.$C$3:.$D$31];0)+1))/2);&quot;&quot;)" office:value-type="float" office:value="44">
            <text:p>44</text:p>
          </table:table-cell>
          <table:table-cell office:value-type="float" office:value="23">
            <text:p>23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Myeloma, multiple </text:p>
          </table:table-cell>
          <table:table-cell/>
          <table:table-cell table:number-columns-repeated="2" office:value-type="float" office:value="4">
            <text:p>4</text:p>
          </table:table-cell>
          <table:table-cell table:formula="of:=IF(ISNUMBER([.G30]);COUNTIF([.$G$3:.$H$31];&quot;=&quot;&amp;[.G30])^2-1;0)" office:value-type="float" office:value="8">
            <text:p>8</text:p>
          </table:table-cell>
          <table:table-cell table:formula="of:=IF(ISNUMBER([.H30]);COUNTIF([.$G$3:.$H$31];&quot;=&quot;&amp;[.H30])^2-1;0)" office:value-type="float" office:value="8">
            <text:p>8</text:p>
          </table:table-cell>
          <table:table-cell table:formula="of:=IF(ISNUMBER([.C30]);((RANK([.C30];[.$C$3:.$D$31];1)+(COUNT([.$C$3:.$D$31])-RANK([.C30];[.$C$3:.$D$31];0)+1))/2);&quot;&quot;)" office:value-type="float" office:value="38">
            <text:p>38</text:p>
          </table:table-cell>
          <table:table-cell table:formula="of:=IF(ISNUMBER([.D30]);((RANK([.D30];[.$C$3:.$D$31];1)+(COUNT([.$C$3:.$D$31])-RANK([.D30];[.$C$3:.$D$31];0)+1))/2);&quot;&quot;)" office:value-type="float" office:value="38">
            <text:p>38</text:p>
          </table:table-cell>
          <table:table-cell office:value-type="float" office:value="24">
            <text:p>24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Trichodental syndrome </text:p>
          </table:table-cell>
          <table:table-cell/>
          <table:table-cell table:number-columns-repeated="2"/>
          <table:table-cell table:number-columns-repeated="2"/>
          <table:table-cell table:formula="of:=IF(ISNUMBER([.C31]);((RANK([.C31];[.$C$3:.$D$31];1)+(COUNT([.$C$3:.$D$31])-RANK([.C31];[.$C$3:.$D$31];0)+1))/2);&quot;&quot;)">
            <text:p/>
          </table:table-cell>
          <table:table-cell table:formula="of:=IF(ISNUMBER([.D31]);((RANK([.D31];[.$C$3:.$D$31];1)+(COUNT([.$C$3:.$D$31])-RANK([.D31];[.$C$3:.$D$31];0)+1))/2);&quot;&quot;)">
            <text:p/>
          </table:table-cell>
          <table:table-cell office:value-type="float" office:value="25">
            <text:p>25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6">
            <text:p>26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7">
            <text:p>27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8">
            <text:p>28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9">
            <text:p>29</text:p>
          </table:table-cell>
          <table:table-cell table:formula="of:=AVERAGE([.I27:.I35])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0">
            <text:p>30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1">
            <text:p>31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2">
            <text:p>32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ICD10</text:p>
          </table:table-cell>
          <table:table-cell office:value-type="string">
            <text:p>ICD10 recalc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3">
            <text:p>33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orphanet</text:p>
          </table:table-cell>
          <table:table-cell table:formula="of:=COUNTIF([.C3:.C31]; &quot;&lt;=5&quot;)" office:value-type="float" office:value="20">
            <text:p>20</text:p>
          </table:table-cell>
          <table:table-cell table:formula="of:=COUNTIF([.D3:.D31]; &quot;&lt;=5&quot;)" office:value-type="float" office:value="19">
            <text:p>19</text:p>
          </table:table-cell>
          <table:table-cell/>
          <table:table-cell table:formula="of:=COUNT([.C3:.C31])" office:value-type="float" office:value="25">
            <text:p>25</text:p>
          </table:table-cell>
          <table:table-cell table:formula="of:=[.O39]/[.R39]*100" office:value-type="float" office:value="80">
            <text:p>80</text:p>
          </table:table-cell>
          <table:table-cell table:formula="of:=[.P39]/[.R39]*100" office:value-type="float" office:value="76">
            <text:p>7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4">
            <text:p>34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BMJ</text:p>
          </table:table-cell>
          <table:table-cell table:formula="of:=COUNTIF([.C66:.C77]; &quot;&lt;=5&quot;)" office:value-type="float" office:value="8">
            <text:p>8</text:p>
          </table:table-cell>
          <table:table-cell table:formula="of:=COUNTIF([.D66:.D77]; &quot;&lt;=5&quot;)" office:value-type="float" office:value="9">
            <text:p>9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40]/[.R40]*100" office:value-type="float" office:value="88.8888888888889">
            <text:p>88.8888888889</text:p>
          </table:table-cell>
          <table:table-cell table:formula="of:=[.P40]/[.R40]*10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5">
            <text:p>35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Blind test</text:p>
          </table:table-cell>
          <table:table-cell table:formula="of:=COUNTIF([.C95:.C99]; &quot;&lt;=5&quot;)" office:value-type="float" office:value="4">
            <text:p>4</text:p>
          </table:table-cell>
          <table:table-cell table:formula="of:=COUNTIF([.D95:.D99]; &quot;&lt;=5&quot;)" office:value-type="float" office:value="4">
            <text:p>4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41]/[.R41]*100" office:value-type="float" office:value="80">
            <text:p>80</text:p>
          </table:table-cell>
          <table:table-cell table:formula="of:=[.P41]/[.R41]*100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6">
            <text:p>36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7">
            <text:p>37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O39:.O41])" office:value-type="float" office:value="32">
            <text:p>32</text:p>
          </table:table-cell>
          <table:table-cell table:formula="of:=SUM([.P39:.P41])" office:value-type="float" office:value="32">
            <text:p>32</text:p>
          </table:table-cell>
          <table:table-cell/>
          <table:table-cell table:formula="of:=SUM([.R39:.R41])" office:value-type="float" office:value="39">
            <text:p>39</text:p>
          </table:table-cell>
          <table:table-cell table:formula="of:=[.O43]/[.R43]*100" office:value-type="float" office:value="82.051282051282">
            <text:p>82.0512820513</text:p>
          </table:table-cell>
          <table:table-cell table:formula="of:=[.P43]/[.R43]*100" office:value-type="float" office:value="82.051282051282">
            <text:p>82.051282051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8">
            <text:p>38</text:p>
          </table:table-cell>
          <table:table-cell table:formula="of:=AVERAGE([.I36:.I44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9">
            <text:p>39</text:p>
          </table:table-cell>
          <table:table-cell table:formula="of:=AVERAGE([.I45:.I47])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0">
            <text:p>40</text:p>
          </table:table-cell>
          <table:table-cell table:formula="of:=AVERAGE([.I45:.I47])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1">
            <text:p>41</text:p>
          </table:table-cell>
          <table:table-cell table:formula="of:=AVERAGE([.I45:.I47])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ICD10</text:p>
          </table:table-cell>
          <table:table-cell office:value-type="string">
            <text:p>ICD10 recalc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/>
          <table:table-cell office:value-type="string">
            <text:p>orphanet</text:p>
          </table:table-cell>
          <table:table-cell table:formula="of:=COUNTIF([.C3:.C31]; &quot;&lt;=20&quot;)" office:value-type="float" office:value="23">
            <text:p>23</text:p>
          </table:table-cell>
          <table:table-cell table:formula="of:=COUNTIF([.D3:.D31]; &quot;&lt;=20&quot;)" office:value-type="float" office:value="23">
            <text:p>23</text:p>
          </table:table-cell>
          <table:table-cell/>
          <table:table-cell table:formula="of:=COUNT([.D3:.D31])" office:value-type="float" office:value="25">
            <text:p>25</text:p>
          </table:table-cell>
          <table:table-cell table:formula="of:=[.O49]/[.R49]*100" office:value-type="float" office:value="92">
            <text:p>92</text:p>
          </table:table-cell>
          <table:table-cell table:formula="of:=[.P49]/[.R49]*100" office:value-type="float" office:value="92">
            <text:p>9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4">
            <text:p>44</text:p>
          </table:table-cell>
          <table:table-cell office:value-type="float" office:value="44.5">
            <text:p>44.5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20&quot;)" office:value-type="float" office:value="9">
            <text:p>9</text:p>
          </table:table-cell>
          <table:table-cell table:formula="of:=COUNTIF([.D66:.D77]; &quot;&lt;=20&quot;)" office:value-type="float" office:value="9">
            <text:p>9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50]/[.R50]*100" office:value-type="float" office:value="100">
            <text:p>100</text:p>
          </table:table-cell>
          <table:table-cell table:formula="of:=[.P50]/[.R50]*10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5">
            <text:p>45</text:p>
          </table:table-cell>
          <table:table-cell office:value-type="float" office:value="44.5">
            <text:p>44.5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20&quot;)" office:value-type="float" office:value="4">
            <text:p>4</text:p>
          </table:table-cell>
          <table:table-cell table:formula="of:=COUNTIF([.D95:.D99]; &quot;&lt;=20&quot;)" office:value-type="float" office:value="4">
            <text:p>4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51]/[.R51]*100" office:value-type="float" office:value="80">
            <text:p>80</text:p>
          </table:table-cell>
          <table:table-cell table:formula="of:=[.P51]/[.R51]*100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7">
            <text:p>47</text:p>
          </table:table-cell>
          <table:table-cell office:value-type="float" office:value="47.5">
            <text:p>47.5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/>
          <table:table-cell office:value-type="string">
            <text:p>all</text:p>
          </table:table-cell>
          <table:table-cell table:formula="of:=SUM([.O49:.O51])" office:value-type="float" office:value="36">
            <text:p>36</text:p>
          </table:table-cell>
          <table:table-cell table:formula="of:=SUM([.P49:.P51])" office:value-type="float" office:value="36">
            <text:p>36</text:p>
          </table:table-cell>
          <table:table-cell/>
          <table:table-cell table:formula="of:=SUM([.R49:.R51])" office:value-type="float" office:value="39">
            <text:p>39</text:p>
          </table:table-cell>
          <table:table-cell table:formula="of:=[.O53]/[.R53]*100" office:value-type="float" office:value="92.3076923076923">
            <text:p>92.3076923077</text:p>
          </table:table-cell>
          <table:table-cell table:formula="of:=[.P53]/[.R53]*100" office:value-type="float" office:value="92.3076923076923">
            <text:p>92.307692307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8">
            <text:p>48</text:p>
          </table:table-cell>
          <table:table-cell office:value-type="float" office:value="47.5">
            <text:p>47.5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BMJ</text:p>
          </table:table-cell>
          <table:table-cell table:number-columns-repeated="3"/>
          <table:table-cell table:style-name="Default" table:number-columns-repeated="2"/>
          <table:table-cell table:number-columns-repeated="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number-columns-repeated="14"/>
        </table:table-row>
        <table:table-row table:style-name="ro1">
          <table:table-cell office:value-type="string">
            <text:p>Cushing syndrome 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IF(ISNUMBER([.G66]);COUNTIF([.$G$66:.$H$77];&quot;=&quot;&amp;[.G66])^2-1;0)" office:value-type="float" office:value="0">
            <text:p>0</text:p>
          </table:table-cell>
          <table:table-cell table:formula="of:=IF(ISNUMBER([.H66]);COUNTIF([.$G$66:.$H$77];&quot;=&quot;&amp;[.H66])^2-1;0)" office:value-type="float" office:value="24">
            <text:p>24</text:p>
          </table:table-cell>
          <table:table-cell table:formula="of:=IF(ISNUMBER([.C66]);((RANK([.C66];[.$C$66:.$D$77];1)+(COUNT([.$C$66:.$D$77])-RANK([.C66];[.$C$66:.$D$77];0)+1))/2);&quot;&quot;)" office:value-type="float" office:value="18">
            <text:p>18</text:p>
          </table:table-cell>
          <table:table-cell table:formula="of:=IF(ISNUMBER([.D66]);((RANK([.D66];[.$C$66:.$D$77];1)+(COUNT([.$C$66:.$D$77])-RANK([.D66];[.$C$66:.$D$77];0)+1))/2);&quot;&quot;)" office:value-type="float" office:value="15">
            <text:p>15</text:p>
          </table:table-cell>
          <table:table-cell table:number-columns-repeated="4"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8"/>
        </table:table-row>
        <table:table-row table:style-name="ro1">
          <table:table-cell office:value-type="string">
            <text:p>Hereditary pheochromocytoma-paraganglioma syndrome 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ISNUMBER([.G67]);COUNTIF([.$G$66:.$H$77];&quot;=&quot;&amp;[.G67])^2-1;0)" office:value-type="float" office:value="3">
            <text:p>3</text:p>
          </table:table-cell>
          <table:table-cell table:formula="of:=IF(ISNUMBER([.H67]);COUNTIF([.$G$66:.$H$77];&quot;=&quot;&amp;[.H67])^2-1;0)" office:value-type="float" office:value="24">
            <text:p>24</text:p>
          </table:table-cell>
          <table:table-cell table:formula="of:=IF(ISNUMBER([.C67]);((RANK([.C67];[.$C$66:.$D$77];1)+(COUNT([.$C$66:.$D$77])-RANK([.C67];[.$C$66:.$D$77];0)+1))/2);&quot;&quot;)" office:value-type="float" office:value="11.5">
            <text:p>11.5</text:p>
          </table:table-cell>
          <table:table-cell table:formula="of:=IF(ISNUMBER([.D67]);((RANK([.D67];[.$C$66:.$D$77];1)+(COUNT([.$C$66:.$D$77])-RANK([.D67];[.$C$66:.$D$77];0)+1))/2);&quot;&quot;)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string">
            <text:p>Creutzfeldt-Jakob disease 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IF(ISNUMBER([.G68]);COUNTIF([.$G$66:.$H$77];&quot;=&quot;&amp;[.G68])^2-1;0)" office:value-type="float" office:value="24">
            <text:p>24</text:p>
          </table:table-cell>
          <table:table-cell table:formula="of:=IF(ISNUMBER([.H68]);COUNTIF([.$G$66:.$H$77];&quot;=&quot;&amp;[.H68])^2-1;0)" office:value-type="float" office:value="3">
            <text:p>3</text:p>
          </table:table-cell>
          <table:table-cell table:formula="of:=IF(ISNUMBER([.C68]);((RANK([.C68];[.$C$66:.$D$77];1)+(COUNT([.$C$66:.$D$77])-RANK([.C68];[.$C$66:.$D$77];0)+1))/2);&quot;&quot;)" office:value-type="float" office:value="15">
            <text:p>15</text:p>
          </table:table-cell>
          <table:table-cell table:formula="of:=IF(ISNUMBER([.D68]);((RANK([.D68];[.$C$66:.$D$77];1)+(COUNT([.$C$66:.$D$77])-RANK([.D68];[.$C$66:.$D$77];0)+1))/2);&quot;&quot;)" office:value-type="float" office:value="11.5">
            <text:p>11.5</text:p>
          </table:table-cell>
          <table:table-cell office:value-type="float" office:value="1">
            <text:p>1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Churg-Strauss syndrome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IF(ISNUMBER([.G69]);COUNTIF([.$G$66:.$H$77];&quot;=&quot;&amp;[.G69])^2-1;0)" office:value-type="float" office:value="15">
            <text:p>15</text:p>
          </table:table-cell>
          <table:table-cell table:formula="of:=IF(ISNUMBER([.H69]);COUNTIF([.$G$66:.$H$77];&quot;=&quot;&amp;[.H69])^2-1;0)" office:value-type="float" office:value="15">
            <text:p>15</text:p>
          </table:table-cell>
          <table:table-cell table:formula="of:=IF(ISNUMBER([.C69]);((RANK([.C69];[.$C$66:.$D$77];1)+(COUNT([.$C$66:.$D$77])-RANK([.C69];[.$C$66:.$D$77];0)+1))/2);&quot;&quot;)" office:value-type="float" office:value="8.5">
            <text:p>8.5</text:p>
          </table:table-cell>
          <table:table-cell table:formula="of:=IF(ISNUMBER([.D69]);((RANK([.D69];[.$C$66:.$D$77];1)+(COUNT([.$C$66:.$D$77])-RANK([.D69];[.$C$66:.$D$77];0)+1))/2);&quot;&quot;)" office:value-type="float" office:value="8.5">
            <text:p>8.5</text:p>
          </table:table-cell>
          <table:table-cell office:value-type="float" office:value="2">
            <text:p>2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Dermatomyositis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70]);COUNTIF([.$G$66:.$H$77];&quot;=&quot;&amp;[.G70])^2-1;0)" office:value-type="float" office:value="35">
            <text:p>35</text:p>
          </table:table-cell>
          <table:table-cell table:formula="of:=IF(ISNUMBER([.H70]);COUNTIF([.$G$66:.$H$77];&quot;=&quot;&amp;[.H70])^2-1;0)" office:value-type="float" office:value="35">
            <text:p>35</text:p>
          </table:table-cell>
          <table:table-cell table:formula="of:=IF(ISNUMBER([.C70]);((RANK([.C70];[.$C$66:.$D$77];1)+(COUNT([.$C$66:.$D$77])-RANK([.C70];[.$C$66:.$D$77];0)+1))/2);&quot;&quot;)" office:value-type="float" office:value="3.5">
            <text:p>3.5</text:p>
          </table:table-cell>
          <table:table-cell table:formula="of:=IF(ISNUMBER([.D70]);((RANK([.D70];[.$C$66:.$D$77];1)+(COUNT([.$C$66:.$D$77])-RANK([.D70];[.$C$66:.$D$77];0)+1))/2);&quot;&quot;)" office:value-type="float" office:value="3.5">
            <text:p>3.5</text:p>
          </table:table-cell>
          <table:table-cell office:value-type="float" office:value="3">
            <text:p>3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office:value-type="string">
            <text:p>Cat-scratch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71]);COUNTIF([.$G$66:.$H$77];&quot;=&quot;&amp;[.G71])^2-1;0)" office:value-type="float" office:value="35">
            <text:p>35</text:p>
          </table:table-cell>
          <table:table-cell table:formula="of:=IF(ISNUMBER([.H71]);COUNTIF([.$G$66:.$H$77];&quot;=&quot;&amp;[.H71])^2-1;0)" office:value-type="float" office:value="35">
            <text:p>35</text:p>
          </table:table-cell>
          <table:table-cell table:formula="of:=IF(ISNUMBER([.C71]);((RANK([.C71];[.$C$66:.$D$77];1)+(COUNT([.$C$66:.$D$77])-RANK([.C71];[.$C$66:.$D$77];0)+1))/2);&quot;&quot;)" office:value-type="float" office:value="3.5">
            <text:p>3.5</text:p>
          </table:table-cell>
          <table:table-cell table:formula="of:=IF(ISNUMBER([.D71]);((RANK([.D71];[.$C$66:.$D$77];1)+(COUNT([.$C$66:.$D$77])-RANK([.D71];[.$C$66:.$D$77];0)+1))/2);&quot;&quot;)" office:value-type="float" office:value="3.5">
            <text:p>3.5</text:p>
          </table:table-cell>
          <table:table-cell office:value-type="float" office:value="4">
            <text:p>4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number-columns-repeated="3"/>
        </table:table-row>
        <table:table-row table:style-name="ro1">
          <table:table-cell office:value-type="string">
            <text:p>Toxic epidermal necrolysis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72]);COUNTIF([.$G$66:.$H$77];&quot;=&quot;&amp;[.G72])^2-1;0)" office:value-type="float" office:value="35">
            <text:p>35</text:p>
          </table:table-cell>
          <table:table-cell table:formula="of:=IF(ISNUMBER([.H72]);COUNTIF([.$G$66:.$H$77];&quot;=&quot;&amp;[.H72])^2-1;0)" office:value-type="float" office:value="35">
            <text:p>35</text:p>
          </table:table-cell>
          <table:table-cell table:formula="of:=IF(ISNUMBER([.C72]);((RANK([.C72];[.$C$66:.$D$77];1)+(COUNT([.$C$66:.$D$77])-RANK([.C72];[.$C$66:.$D$77];0)+1))/2);&quot;&quot;)" office:value-type="float" office:value="3.5">
            <text:p>3.5</text:p>
          </table:table-cell>
          <table:table-cell table:formula="of:=IF(ISNUMBER([.D72]);((RANK([.D72];[.$C$66:.$D$77];1)+(COUNT([.$C$66:.$D$77])-RANK([.D72];[.$C$66:.$D$77];0)+1))/2);&quot;&quot;)" office:value-type="float" office:value="3.5">
            <text:p>3.5</text:p>
          </table:table-cell>
          <table:table-cell office:value-type="float" office:value="5">
            <text:p>5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66:.C94])" office:value-type="float" office:value="0.84540575131338">
            <text:p>0.8454057513</text:p>
          </table:table-cell>
          <table:table-cell table:formula="of:=SKEW([.D66:.D94])" office:value-type="float" office:value="0.15234375">
            <text:p>0.15234375</text:p>
          </table:table-cell>
          <table:table-cell/>
          <table:table-cell office:value-type="string">
            <text:p>R_{i}</text:p>
          </table:table-cell>
          <table:table-cell table:formula="of:=SUM([.G66:.G77])" office:value-type="float" office:value="87">
            <text:p>87</text:p>
          </table:table-cell>
          <table:table-cell table:formula="of:=SUM([.H66:.H77]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MELAS syndrome </text:p>
          </table:table-cell>
          <table:table-cell/>
          <table:table-cell table:number-columns-repeated="2" office:value-type="float" office:value="4">
            <text:p>4</text:p>
          </table:table-cell>
          <table:table-cell table:formula="of:=IF(ISNUMBER([.G73]);COUNTIF([.$G$66:.$H$77];&quot;=&quot;&amp;[.G73])^2-1;0)" office:value-type="float" office:value="24">
            <text:p>24</text:p>
          </table:table-cell>
          <table:table-cell table:formula="of:=IF(ISNUMBER([.H73]);COUNTIF([.$G$66:.$H$77];&quot;=&quot;&amp;[.H73])^2-1;0)" office:value-type="float" office:value="24">
            <text:p>24</text:p>
          </table:table-cell>
          <table:table-cell table:formula="of:=IF(ISNUMBER([.C73]);((RANK([.C73];[.$C$66:.$D$77];1)+(COUNT([.$C$66:.$D$77])-RANK([.C73];[.$C$66:.$D$77];0)+1))/2);&quot;&quot;)" office:value-type="float" office:value="15">
            <text:p>15</text:p>
          </table:table-cell>
          <table:table-cell table:formula="of:=IF(ISNUMBER([.D73]);((RANK([.D73];[.$C$66:.$D$77];1)+(COUNT([.$C$66:.$D$77])-RANK([.D73];[.$C$66:.$D$77];0)+1))/2);&quot;&quot;)"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L69:.L92]; &quot;B&quot;;[.J69:.J92])" office:value-type="float" office:value="84">
            <text:p>84</text:p>
          </table:table-cell>
          <table:table-cell table:style-name="ce4" table:formula="of:=SUMIF([.L69:.L92]; &quot;A&quot;;[.J69:.J92])" office:value-type="float" office:value="83.5">
            <text:p>83.5</text:p>
          </table:table-cell>
          <table:table-cell/>
          <table:table-cell office:value-type="string">
            <text:p>R_{i}^2</text:p>
          </table:table-cell>
          <table:table-cell table:formula="of:=[.R72]^2/[.R74]" office:value-type="float" office:value="841">
            <text:p>841</text:p>
          </table:table-cell>
          <table:table-cell table:formula="of:=[.S72]^2/[.S74]" office:value-type="float" office:value="784">
            <text:p>784</text:p>
          </table:table-cell>
          <table:table-cell table:number-columns-repeated="3"/>
        </table:table-row>
        <table:table-row table:style-name="ro1">
          <table:table-cell office:value-type="string">
            <text:p>Brugada syndrome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IF(ISNUMBER([.G74]);COUNTIF([.$G$66:.$H$77];&quot;=&quot;&amp;[.G74])^2-1;0)" office:value-type="float" office:value="15">
            <text:p>15</text:p>
          </table:table-cell>
          <table:table-cell table:formula="of:=IF(ISNUMBER([.H74]);COUNTIF([.$G$66:.$H$77];&quot;=&quot;&amp;[.H74])^2-1;0)" office:value-type="float" office:value="15">
            <text:p>15</text:p>
          </table:table-cell>
          <table:table-cell table:formula="of:=IF(ISNUMBER([.C74]);((RANK([.C74];[.$C$66:.$D$77];1)+(COUNT([.$C$66:.$D$77])-RANK([.C74];[.$C$66:.$D$77];0)+1))/2);&quot;&quot;)" office:value-type="float" office:value="8.5">
            <text:p>8.5</text:p>
          </table:table-cell>
          <table:table-cell table:formula="of:=IF(ISNUMBER([.D74]);((RANK([.D74];[.$C$66:.$D$77];1)+(COUNT([.$C$66:.$D$77])-RANK([.D74];[.$C$66:.$D$77];0)+1))/2);&quot;&quot;)" office:value-type="float" office:value="8.5">
            <text:p>8.5</text:p>
          </table:table-cell>
          <table:table-cell office:value-type="float" office:value="7">
            <text:p>7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69:.L92]; &quot;B&quot;)" office:value-type="float" office:value="9">
            <text:p>9</text:p>
          </table:table-cell>
          <table:table-cell table:style-name="ce4" table:formula="of:=COUNTIF([.L69:.L92]; &quot;A&quot;)" office:value-type="float" office:value="8">
            <text:p>8</text:p>
          </table:table-cell>
          <table:table-cell/>
          <table:table-cell office:value-type="string">
            <text:p>n_{i}</text:p>
          </table:table-cell>
          <table:table-cell table:formula="of:=COUNTIF([.L68:.L85]; &quot;B&quot;)" office:value-type="float" office:value="9">
            <text:p>9</text:p>
          </table:table-cell>
          <table:table-cell table:formula="of:=COUNTIF([.L68:.L85]; &quot;A&quot;)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5]);((RANK([.C75];[.$C$66:.$D$77];1)+(COUNT([.$C$66:.$D$77])-RANK([.C75];[.$C$66:.$D$77];0)+1))/2);&quot;&quot;)">
            <text:p/>
          </table:table-cell>
          <table:table-cell table:formula="of:=IF(ISNUMBER([.D75]);((RANK([.D75];[.$C$66:.$D$77];1)+(COUNT([.$C$66:.$D$77])-RANK([.D75];[.$C$66:.$D$77];0)+1))/2);&quot;&quot;)">
            <text:p/>
          </table:table-cell>
          <table:table-cell office:value-type="float" office:value="8">
            <text:p>8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6]);((RANK([.C76];[.$C$66:.$D$77];1)+(COUNT([.$C$66:.$D$77])-RANK([.C76];[.$C$66:.$D$77];0)+1))/2);&quot;&quot;)">
            <text:p/>
          </table:table-cell>
          <table:table-cell table:formula="of:=IF(ISNUMBER([.D76]);((RANK([.D76];[.$C$66:.$D$77];1)+(COUNT([.$C$66:.$D$77])-RANK([.D76];[.$C$66:.$D$77];0)+1))/2);&quot;&quot;)">
            <text:p/>
          </table:table-cell>
          <table:table-cell office:value-type="float" office:value="9">
            <text:p>9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N74:.O74])" office:value-type="float" office:value="17">
            <text:p>17</text:p>
          </table:table-cell>
          <table:table-cell/>
          <table:table-cell office:value-type="string">
            <text:p>n</text:p>
          </table:table-cell>
          <table:table-cell/>
          <table:table-cell table:formula="of:=SUM([.R74:.S74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7]);((RANK([.C77];[.$C$66:.$D$77];1)+(COUNT([.$C$66:.$D$77])-RANK([.C77];[.$C$66:.$D$77];0)+1))/2);&quot;&quot;)">
            <text:p/>
          </table:table-cell>
          <table:table-cell table:formula="of:=IF(ISNUMBER([.D77]);((RANK([.D77];[.$C$66:.$D$77];1)+(COUNT([.$C$66:.$D$77])-RANK([.D77];[.$C$66:.$D$77];0)+1))/2);&quot;&quot;)">
            <text:p/>
          </table:table-cell>
          <table:table-cell office:value-type="float" office:value="10">
            <text:p>10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1">
            <text:p>11</text:p>
          </table:table-cell>
          <table:table-cell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H_{stat}</text:p>
          </table:table-cell>
          <table:table-cell/>
          <table:table-cell table:formula="of:=(12 / ([.O76]*([.O76]+1))) * ((([.O73]^2)/[.O74]) + (([.N73]^2)/[.N74])) - 3*([.O76]+1)" office:value-type="float" office:value="10.9227941176471">
            <text:p>10.9227941176</text:p>
          </table:table-cell>
          <table:table-cell table:number-columns-repeated="3"/>
          <table:table-cell table:formula="of:=(12 / ([.S76]*([.S76]+1))) * (SUM([.R73:.S73])) - 3*([.S76]+1)" office:value-type="float" office:value="0.0175438596491162">
            <text:p>0.0175438596</text:p>
          </table:table-cell>
          <table:table-cell/>
          <table:table-cell office:value-type="string">
            <text:p>Adjust:</text:p>
          </table:table-cell>
          <table:table-cell table:formula="of:=1-SUM([.E66:.F77])/(([.S76]-1)*[.S76]*([.S76]+1))" office:value-type="float" office:value="0.931888544891641">
            <text:p>0.931888544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3">
            <text:p>13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78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79]/[.V79]" office:value-type="float" office:value="0.0188261351051978">
            <text:p>0.018826135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4">
            <text:p>14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not significant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 table:number-rows-repeated="7"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number-columns-repeated="14"/>
        </table:table-row>
        <table:table-row table:style-name="ro1">
          <table:table-cell office:value-type="string">
            <text:p>Fibrodysplasia ossificans progressiva 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IF(ISNUMBER([.G95]);COUNTIF([.$G$95:.$H$99];&quot;=&quot;&amp;[.G95])^2-1;0)" office:value-type="float" office:value="0">
            <text:p>0</text:p>
          </table:table-cell>
          <table:table-cell table:formula="of:=IF(ISNUMBER([.H95]);COUNTIF([.$G$95:.$H$99];&quot;=&quot;&amp;[.H95])^2-1;0)" office:value-type="float" office:value="0">
            <text:p>0</text:p>
          </table:table-cell>
          <table:table-cell table:formula="of:=IF(ISNUMBER([.C95]);((RANK([.C95];[.$C$95:.$D$99];1)+(COUNT([.$C$95:.$D$99])-RANK([.C95];[.$C$95:.$D$99];0)+1))/2);&quot;&quot;)" office:value-type="float" office:value="8">
            <text:p>8</text:p>
          </table:table-cell>
          <table:table-cell table:formula="of:=IF(ISNUMBER([.D95]);((RANK([.D95];[.$C$95:.$D$99];1)+(COUNT([.$C$95:.$D$99])-RANK([.D95];[.$C$95:.$D$99];0)+1))/2);&quot;&quot;)" office:value-type="float" office:value="7">
            <text:p>7</text:p>
          </table:table-cell>
          <table:table-cell table:number-columns-repeated="14"/>
        </table:table-row>
        <table:table-row table:style-name="ro1">
          <table:table-cell office:value-type="string">
            <text:p>Adrenoleukodystrophy, X-linked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6]);COUNTIF([.$G$95:.$H$99];&quot;=&quot;&amp;[.G96])^2-1;0)" office:value-type="float" office:value="35">
            <text:p>35</text:p>
          </table:table-cell>
          <table:table-cell table:formula="of:=IF(ISNUMBER([.H96]);COUNTIF([.$G$95:.$H$99];&quot;=&quot;&amp;[.H96])^2-1;0)" office:value-type="float" office:value="35">
            <text:p>35</text:p>
          </table:table-cell>
          <table:table-cell table:formula="of:=IF(ISNUMBER([.C96]);((RANK([.C96];[.$C$95:.$D$99];1)+(COUNT([.$C$95:.$D$99])-RANK([.C96];[.$C$95:.$D$99];0)+1))/2);&quot;&quot;)" office:value-type="float" office:value="3.5">
            <text:p>3.5</text:p>
          </table:table-cell>
          <table:table-cell table:formula="of:=IF(ISNUMBER([.D96]);((RANK([.D96];[.$C$95:.$D$99];1)+(COUNT([.$C$95:.$D$99])-RANK([.D96];[.$C$95:.$D$99];0)+1))/2);&quot;&quot;)" office:value-type="float" office:value="3.5">
            <text:p>3.5</text:p>
          </table:table-cell>
          <table:table-cell table:number-columns-repeated="14"/>
        </table:table-row>
        <table:table-row table:style-name="ro1">
          <table:table-cell office:value-type="string">
            <text:p>Papillon-Lefevre syndrom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7]);COUNTIF([.$G$95:.$H$99];&quot;=&quot;&amp;[.G97])^2-1;0)" office:value-type="float" office:value="35">
            <text:p>35</text:p>
          </table:table-cell>
          <table:table-cell table:formula="of:=IF(ISNUMBER([.H97]);COUNTIF([.$G$95:.$H$99];&quot;=&quot;&amp;[.H97])^2-1;0)" office:value-type="float" office:value="35">
            <text:p>35</text:p>
          </table:table-cell>
          <table:table-cell table:formula="of:=IF(ISNUMBER([.C97]);((RANK([.C97];[.$C$95:.$D$99];1)+(COUNT([.$C$95:.$D$99])-RANK([.C97];[.$C$95:.$D$99];0)+1))/2);&quot;&quot;)" office:value-type="float" office:value="3.5">
            <text:p>3.5</text:p>
          </table:table-cell>
          <table:table-cell table:formula="of:=IF(ISNUMBER([.D97]);((RANK([.D97];[.$C$95:.$D$99];1)+(COUNT([.$C$95:.$D$99])-RANK([.D97];[.$C$95:.$D$99];0)+1))/2);&quot;&quot;)" office:value-type="float" office:value="3.5">
            <text:p>3.5</text:p>
          </table:table-cell>
          <table:table-cell table:number-columns-repeated="14"/>
        </table:table-row>
        <table:table-row table:style-name="ro1">
          <table:table-cell office:value-type="string">
            <text:p>Kleine-Levin syndrom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8]);COUNTIF([.$G$95:.$H$99];&quot;=&quot;&amp;[.G98])^2-1;0)" office:value-type="float" office:value="35">
            <text:p>35</text:p>
          </table:table-cell>
          <table:table-cell table:formula="of:=IF(ISNUMBER([.H98]);COUNTIF([.$G$95:.$H$99];&quot;=&quot;&amp;[.H98])^2-1;0)" office:value-type="float" office:value="35">
            <text:p>35</text:p>
          </table:table-cell>
          <table:table-cell table:formula="of:=IF(ISNUMBER([.C98]);((RANK([.C98];[.$C$95:.$D$99];1)+(COUNT([.$C$95:.$D$99])-RANK([.C98];[.$C$95:.$D$99];0)+1))/2);&quot;&quot;)" office:value-type="float" office:value="3.5">
            <text:p>3.5</text:p>
          </table:table-cell>
          <table:table-cell table:formula="of:=IF(ISNUMBER([.D98]);((RANK([.D98];[.$C$95:.$D$99];1)+(COUNT([.$C$95:.$D$99])-RANK([.D98];[.$C$95:.$D$99];0)+1))/2);&quot;&quot;)"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Midface retraction syndrome, Schinzel-Giedion type </text:p>
          </table:table-cell>
          <table:table-cell/>
          <table:table-cell office:value-type="float" office:value="49">
            <text:p>49</text:p>
          </table:table-cell>
          <table:table-cell office:value-type="float" office:value="199">
            <text:p>199</text:p>
          </table:table-cell>
          <table:table-cell table:formula="of:=IF(ISNUMBER([.G99]);COUNTIF([.$G$95:.$H$99];&quot;=&quot;&amp;[.G99])^2-1;0)" office:value-type="float" office:value="0">
            <text:p>0</text:p>
          </table:table-cell>
          <table:table-cell table:formula="of:=IF(ISNUMBER([.H99]);COUNTIF([.$G$95:.$H$99];&quot;=&quot;&amp;[.H99])^2-1;0)" office:value-type="float" office:value="0">
            <text:p>0</text:p>
          </table:table-cell>
          <table:table-cell table:formula="of:=IF(ISNUMBER([.C99]);((RANK([.C99];[.$C$95:.$D$99];1)+(COUNT([.$C$95:.$D$99])-RANK([.C99];[.$C$95:.$D$99];0)+1))/2);&quot;&quot;)" office:value-type="float" office:value="9">
            <text:p>9</text:p>
          </table:table-cell>
          <table:table-cell table:formula="of:=IF(ISNUMBER([.D99]);((RANK([.D99];[.$C$95:.$D$99];1)+(COUNT([.$C$95:.$D$99])-RANK([.D99];[.$C$95:.$D$99];0)+1))/2);&quot;&quot;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Old model</text:p>
          </table:table-cell>
          <table:table-cell office:value-type="string">
            <text:p>New model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ICD10</text:p>
          </table:table-cell>
          <table:table-cell table:style-name="ce1" office:value-type="string">
            <text:p>ICD10 recalc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94:.C122])" office:value-type="float" office:value="2.21549301558752">
            <text:p>2.2154930156</text:p>
          </table:table-cell>
          <table:table-cell table:formula="of:=SKEW([.D94:.D122])" office:value-type="float" office:value="2.23553243087786">
            <text:p>2.2355324309</text:p>
          </table:table-cell>
          <table:table-cell/>
          <table:table-cell office:value-type="string">
            <text:p>R_{i}</text:p>
          </table:table-cell>
          <table:table-cell table:formula="of:=SUM([.G95:.G106])" office:value-type="float" office:value="27.5">
            <text:p>27.5</text:p>
          </table:table-cell>
          <table:table-cell table:formula="of:=SUM([.H95:.H106])" office:value-type="float" office:value="27.5">
            <text:p>27.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L98:.L121]; &quot;B&quot;;[.J98:.J121])" office:value-type="float" office:value="27.5">
            <text:p>27.5</text:p>
          </table:table-cell>
          <table:table-cell table:formula="of:=SUMIF([.L98:.L121]; &quot;A&quot;;[.J98:.J121])" office:value-type="float" office:value="27.5">
            <text:p>27.5</text:p>
          </table:table-cell>
          <table:table-cell/>
          <table:table-cell office:value-type="string">
            <text:p>R_{i}^2</text:p>
          </table:table-cell>
          <table:table-cell table:formula="of:=[.R101]^2/[.R103]" office:value-type="float" office:value="151.25">
            <text:p>151.25</text:p>
          </table:table-cell>
          <table:table-cell table:formula="of:=[.S101]^2/[.S103]" office:value-type="float" office:value="151.25">
            <text:p>151.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L98:.L107]; &quot;B&quot;)" office:value-type="float" office:value="5">
            <text:p>5</text:p>
          </table:table-cell>
          <table:table-cell table:formula="of:=COUNTIF([.L98:.L107]; &quot;A&quot;)" office:value-type="float" office:value="5">
            <text:p>5</text:p>
          </table:table-cell>
          <table:table-cell/>
          <table:table-cell office:value-type="string">
            <text:p>n_{i}</text:p>
          </table:table-cell>
          <table:table-cell table:formula="of:=COUNTIF([.L98:.L115]; &quot;B&quot;)" office:value-type="float" office:value="5">
            <text:p>5</text:p>
          </table:table-cell>
          <table:table-cell table:formula="of:=COUNTIF([.L98:.L115]; &quot;A&quot;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103:.O103])" office:value-type="float" office:value="10">
            <text:p>10</text:p>
          </table:table-cell>
          <table:table-cell/>
          <table:table-cell office:value-type="string">
            <text:p>n</text:p>
          </table:table-cell>
          <table:table-cell/>
          <table:table-cell table:formula="of:=SUM([.R103:.S103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string">
            <text:p>B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stat}</text:p>
          </table:table-cell>
          <table:table-cell/>
          <table:table-cell table:formula="of:=(12 / ([.O105]*([.O105]+1))) * ((([.O102]^2)/[.O103]) + (([.N102]^2)/[.N103])) - 3*([.O105]+1)" office:value-type="float" office:value="0">
            <text:p>0</text:p>
          </table:table-cell>
          <table:table-cell table:number-columns-repeated="3"/>
          <table:table-cell table:formula="of:=(12 / ([.S105]*([.S105]+1))) * (SUM([.R102:.S102])) - 3*([.S105]+1)" office:value-type="float" office:value="0">
            <text:p>0</text:p>
          </table:table-cell>
          <table:table-cell/>
          <table:table-cell office:value-type="string">
            <text:p>Adjust:</text:p>
          </table:table-cell>
          <table:table-cell table:formula="of:=1-SUM([.E95:.F106])/(([.S105]-1)*[.S105]*([.S105]+1))" office:value-type="float" office:value="0.787878787878788">
            <text:p>0.787878787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crit}</text:p>
          </table:table-cell>
          <table:table-cell/>
          <table:table-cell table:formula="of:=LEGACY.CHIINV(0.05; [.O107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08]/[.V108]" office:value-type="float" office:value="0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not significant</text:p>
          </table:table-cell>
          <table:table-cell table:number-columns-repeated="9"/>
        </table:table-row>
      </table:table>
      <table:table table:name="E Comparison of with and without orphanet abstracts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3" table:number-columns-repeated="16" table:default-cell-style-name="Default"/>
        <table:table-row table:style-name="ro1">
          <table:table-cell table:number-columns-repeated="2"/>
          <table:table-cell table:style-name="ce1" table:number-columns-repeated="2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number-columns-repeated="14"/>
        </table:table-row>
        <table:table-row table:style-name="ro1">
          <table:table-cell office:value-type="string">
            <text:p>Apparent mineralocorticoid excess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IF(ISNUMBER([.G3]);COUNTIF([.$G$3:.$H$31];&quot;=&quot;&amp;[.G3])^2-1;0)" office:value-type="float" office:value="195">
            <text:p>195</text:p>
          </table:table-cell>
          <table:table-cell table:formula="of:=IF(ISNUMBER([.H3]);COUNTIF([.$G$3:.$H$31];&quot;=&quot;&amp;[.H3])^2-1;0)" office:value-type="float" office:value="195">
            <text:p>195</text:p>
          </table:table-cell>
          <table:table-cell table:formula="of:=IF(ISNUMBER([.C3]);((RANK([.C3];[.$C$3:.$D$31];1)+(COUNT([.$C$3:.$D$31])-RANK([.C3];[.$C$3:.$D$31];0)+1))/2);&quot;&quot;)" office:value-type="float" office:value="29.5">
            <text:p>29.5</text:p>
          </table:table-cell>
          <table:table-cell table:formula="of:=IF(ISNUMBER([.D3]);((RANK([.D3];[.$C$3:.$D$31];1)+(COUNT([.$C$3:.$D$31])-RANK([.D3];[.$C$3:.$D$31];0)+1))/2);&quot;&quot;)" office:value-type="float" office:value="29.5">
            <text:p>29.5</text:p>
          </table:table-cell>
          <table:table-cell table:number-columns-repeated="4"/>
          <table:table-cell office:value-type="string">
            <text:p>Data set</text:p>
          </table:table-cell>
          <table:table-cell/>
          <table:table-cell office:value-type="string">
            <text:p>Orphanet</text:p>
          </table:table-cell>
          <table:table-cell table:number-columns-repeated="7"/>
        </table:table-row>
        <table:table-row table:style-name="ro1">
          <table:table-cell office:value-type="string">
            <text:p>Rubinstein-Taybi syndrome </text:p>
          </table:table-cell>
          <table:table-cell/>
          <table:table-cell office:value-type="float" office:value="40">
            <text:p>40</text:p>
          </table:table-cell>
          <table:table-cell office:value-type="float" office:value="190">
            <text:p>190</text:p>
          </table:table-cell>
          <table:table-cell table:formula="of:=IF(ISNUMBER([.G4]);COUNTIF([.$G$3:.$H$31];&quot;=&quot;&amp;[.G4])^2-1;0)" office:value-type="float" office:value="0">
            <text:p>0</text:p>
          </table:table-cell>
          <table:table-cell table:formula="of:=IF(ISNUMBER([.H4]);COUNTIF([.$G$3:.$H$31];&quot;=&quot;&amp;[.H4])^2-1;0)" office:value-type="float" office:value="0">
            <text:p>0</text:p>
          </table:table-cell>
          <table:table-cell table:formula="of:=IF(ISNUMBER([.C4]);((RANK([.C4];[.$C$3:.$D$31];1)+(COUNT([.$C$3:.$D$31])-RANK([.C4];[.$C$3:.$D$31];0)+1))/2);&quot;&quot;)" office:value-type="float" office:value="56">
            <text:p>56</text:p>
          </table:table-cell>
          <table:table-cell table:formula="of:=IF(ISNUMBER([.D4]);((RANK([.D4];[.$C$3:.$D$31];1)+(COUNT([.$C$3:.$D$31])-RANK([.D4];[.$C$3:.$D$31];0)+1))/2);&quot;&quot;)" office:value-type="float" office:value="58">
            <text:p>58</text:p>
          </table:table-cell>
          <table:table-cell table:number-columns-repeated="4"/>
          <table:table-cell office:value-type="string">
            <text:p>Parameter</text:p>
          </table:table-cell>
          <table:table-cell office:value-type="string">
            <text:p>Without</text:p>
          </table:table-cell>
          <table:table-cell office:value-type="string">
            <text:p>With</text:p>
          </table:table-cell>
          <table:table-cell table:number-columns-repeated="2"/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Cholestasis - lymphedema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IF(ISNUMBER([.G5]);COUNTIF([.$G$3:.$H$31];&quot;=&quot;&amp;[.G5])^2-1;0)" office:value-type="float" office:value="195">
            <text:p>195</text:p>
          </table:table-cell>
          <table:table-cell table:formula="of:=IF(ISNUMBER([.H5]);COUNTIF([.$G$3:.$H$31];&quot;=&quot;&amp;[.H5])^2-1;0)" office:value-type="float" office:value="195">
            <text:p>195</text:p>
          </table:table-cell>
          <table:table-cell table:formula="of:=IF(ISNUMBER([.C5]);((RANK([.C5];[.$C$3:.$D$31];1)+(COUNT([.$C$3:.$D$31])-RANK([.C5];[.$C$3:.$D$31];0)+1))/2);&quot;&quot;)" office:value-type="float" office:value="29.5">
            <text:p>29.5</text:p>
          </table:table-cell>
          <table:table-cell table:formula="of:=IF(ISNUMBER([.D5]);((RANK([.D5];[.$C$3:.$D$31];1)+(COUNT([.$C$3:.$D$31])-RANK([.D5];[.$C$3:.$D$31];0)+1))/2);&quot;&quot;)" office:value-type="float" office:value="29.5">
            <text:p>29.5</text:p>
          </table:table-cell>
          <table:table-cell table:number-columns-repeated="4"/>
          <table:table-cell office:value-type="string">
            <text:p>Skrew</text:p>
          </table:table-cell>
          <table:table-cell table:formula="of:=SKEW([.C3:.C31])" office:value-type="float" office:value="4.69529940406501">
            <text:p>4.6952994041</text:p>
          </table:table-cell>
          <table:table-cell table:formula="of:=SKEW([.D3:.D31])" office:value-type="float" office:value="4.40895226013256">
            <text:p>4.4089522601</text:p>
          </table:table-cell>
          <table:table-cell/>
          <table:table-cell office:value-type="string">
            <text:p>R_{i}</text:p>
          </table:table-cell>
          <table:table-cell table:formula="of:=SUM([.G3:.G31])" office:value-type="float" office:value="759.5">
            <text:p>759.5</text:p>
          </table:table-cell>
          <table:table-cell table:formula="of:=SUM([.H3:.H31])" office:value-type="float" office:value="951.5">
            <text:p>951.5</text:p>
          </table:table-cell>
          <table:table-cell table:number-columns-repeated="3"/>
        </table:table-row>
        <table:table-row table:style-name="ro1">
          <table:table-cell office:value-type="string">
            <text:p>Aase-Smith syndrome 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IF(ISNUMBER([.G6]);COUNTIF([.$G$3:.$H$31];&quot;=&quot;&amp;[.G6])^2-1;0)" office:value-type="float" office:value="0">
            <text:p>0</text:p>
          </table:table-cell>
          <table:table-cell table:formula="of:=IF(ISNUMBER([.H6]);COUNTIF([.$G$3:.$H$31];&quot;=&quot;&amp;[.H6])^2-1;0)" office:value-type="float" office:value="3">
            <text:p>3</text:p>
          </table:table-cell>
          <table:table-cell table:formula="of:=IF(ISNUMBER([.C6]);((RANK([.C6];[.$C$3:.$D$31];1)+(COUNT([.$C$3:.$D$31])-RANK([.C6];[.$C$3:.$D$31];0)+1))/2);&quot;&quot;)" office:value-type="float" office:value="46">
            <text:p>46</text:p>
          </table:table-cell>
          <table:table-cell table:formula="of:=IF(ISNUMBER([.D6]);((RANK([.D6];[.$C$3:.$D$31];1)+(COUNT([.$C$3:.$D$31])-RANK([.D6];[.$C$3:.$D$31];0)+1))/2);&quot;&quot;)" office:value-type="float" office:value="53.5">
            <text:p>53.5</text:p>
          </table:table-cell>
          <table:table-cell table:number-columns-repeated="2"/>
          <table:table-cell table:style-name="ce1"/>
          <table:table-cell/>
          <table:table-cell office:value-type="string">
            <text:p>R_{i}</text:p>
          </table:table-cell>
          <table:table-cell table:formula="of:=SUMIF([.L7:.L64]; &quot;B&quot;;[.J7:.J64])" office:value-type="float" office:value="669.5">
            <text:p>669.5</text:p>
          </table:table-cell>
          <table:table-cell table:formula="of:=SUMIF([.L7:.L64]; &quot;A&quot;;[.J7:.J64])" office:value-type="float" office:value="605.5">
            <text:p>605.5</text:p>
          </table:table-cell>
          <table:table-cell/>
          <table:table-cell office:value-type="string">
            <text:p>R_{i}^2</text:p>
          </table:table-cell>
          <table:table-cell table:formula="of:=[.R5]^2/[.R7]" office:value-type="float" office:value="23073.61">
            <text:p>23073.61</text:p>
          </table:table-cell>
          <table:table-cell table:formula="of:=[.S5]^2/[.S7]" office:value-type="float" office:value="36214.09">
            <text:p>36214.09</text:p>
          </table:table-cell>
          <table:table-cell table:number-columns-repeated="3"/>
        </table:table-row>
        <table:table-row table:style-name="ro1">
          <table:table-cell office:value-type="string">
            <text:p>Achondroplasia 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IF(ISNUMBER([.G7]);COUNTIF([.$G$3:.$H$31];&quot;=&quot;&amp;[.G7])^2-1;0)" office:value-type="float" office:value="483">
            <text:p>483</text:p>
          </table:table-cell>
          <table:table-cell table:formula="of:=IF(ISNUMBER([.H7]);COUNTIF([.$G$3:.$H$31];&quot;=&quot;&amp;[.H7])^2-1;0)" office:value-type="float" office:value="8">
            <text:p>8</text:p>
          </table:table-cell>
          <table:table-cell table:formula="of:=IF(ISNUMBER([.C7]);((RANK([.C7];[.$C$3:.$D$31];1)+(COUNT([.$C$3:.$D$31])-RANK([.C7];[.$C$3:.$D$31];0)+1))/2);&quot;&quot;)" office:value-type="float" office:value="11.5">
            <text:p>11.5</text:p>
          </table:table-cell>
          <table:table-cell table:formula="of:=IF(ISNUMBER([.D7]);((RANK([.D7];[.$C$3:.$D$31];1)+(COUNT([.$C$3:.$D$31])-RANK([.D7];[.$C$3:.$D$31];0)+1))/2);&quot;&quot;)"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7:.L64]; &quot;B&quot;)" office:value-type="float" office:value="25">
            <text:p>25</text:p>
          </table:table-cell>
          <table:table-cell table:formula="of:=COUNTIF([.L7:.L64]; &quot;A&quot;)" office:value-type="float" office:value="25">
            <text:p>25</text:p>
          </table:table-cell>
          <table:table-cell/>
          <table:table-cell office:value-type="string">
            <text:p>n_{i}</text:p>
          </table:table-cell>
          <table:table-cell table:formula="of:=COUNTIF([.L7:.L64]; &quot;B&quot;)" office:value-type="float" office:value="25">
            <text:p>25</text:p>
          </table:table-cell>
          <table:table-cell table:formula="of:=COUNTIF([.L7:.L64]; &quot;A&quot;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Acalvari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8]);COUNTIF([.$G$3:.$H$31];&quot;=&quot;&amp;[.G8])^2-1;0)" office:value-type="float" office:value="483">
            <text:p>483</text:p>
          </table:table-cell>
          <table:table-cell table:formula="of:=IF(ISNUMBER([.H8]);COUNTIF([.$G$3:.$H$31];&quot;=&quot;&amp;[.H8])^2-1;0)" office:value-type="float" office:value="483">
            <text:p>483</text:p>
          </table:table-cell>
          <table:table-cell table:formula="of:=IF(ISNUMBER([.C8]);((RANK([.C8];[.$C$3:.$D$31];1)+(COUNT([.$C$3:.$D$31])-RANK([.C8];[.$C$3:.$D$31];0)+1))/2);&quot;&quot;)" office:value-type="float" office:value="11.5">
            <text:p>11.5</text:p>
          </table:table-cell>
          <table:table-cell table:formula="of:=IF(ISNUMBER([.D8]);((RANK([.D8];[.$C$3:.$D$31];1)+(COUNT([.$C$3:.$D$31])-RANK([.D8];[.$C$3:.$D$31];0)+1))/2);&quot;&quot;)" office:value-type="float" office:value="11.5">
            <text:p>11.5</text:p>
          </table:table-cell>
          <table:table-cell office:value-type="float" office:value="2">
            <text:p>2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Acrodysostosis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]);COUNTIF([.$G$3:.$H$31];&quot;=&quot;&amp;[.G9])^2-1;0)" office:value-type="float" office:value="483">
            <text:p>483</text:p>
          </table:table-cell>
          <table:table-cell table:formula="of:=IF(ISNUMBER([.H9]);COUNTIF([.$G$3:.$H$31];&quot;=&quot;&amp;[.H9])^2-1;0)" office:value-type="float" office:value="483">
            <text:p>483</text:p>
          </table:table-cell>
          <table:table-cell table:formula="of:=IF(ISNUMBER([.C9]);((RANK([.C9];[.$C$3:.$D$31];1)+(COUNT([.$C$3:.$D$31])-RANK([.C9];[.$C$3:.$D$31];0)+1))/2);&quot;&quot;)" office:value-type="float" office:value="11.5">
            <text:p>11.5</text:p>
          </table:table-cell>
          <table:table-cell table:formula="of:=IF(ISNUMBER([.D9]);((RANK([.D9];[.$C$3:.$D$31];1)+(COUNT([.$C$3:.$D$31])-RANK([.D9];[.$C$3:.$D$31];0)+1))/2);&quot;&quot;)" office:value-type="float" office:value="11.5">
            <text:p>11.5</text:p>
          </table:table-cell>
          <table:table-cell office:value-type="float" office:value="3">
            <text:p>3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7:.O7])" office:value-type="float" office:value="50">
            <text:p>50</text:p>
          </table:table-cell>
          <table:table-cell/>
          <table:table-cell office:value-type="string">
            <text:p>n</text:p>
          </table:table-cell>
          <table:table-cell/>
          <table:table-cell table:formula="of:=SUM([.R7:.S7]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Acromegaly </text:p>
          </table:table-cell>
          <table:table-cell/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table:formula="of:=IF(ISNUMBER([.G10]);COUNTIF([.$G$3:.$H$31];&quot;=&quot;&amp;[.G10])^2-1;0)" office:value-type="float" office:value="3">
            <text:p>3</text:p>
          </table:table-cell>
          <table:table-cell table:formula="of:=IF(ISNUMBER([.H10]);COUNTIF([.$G$3:.$H$31];&quot;=&quot;&amp;[.H10])^2-1;0)" office:value-type="float" office:value="0">
            <text:p>0</text:p>
          </table:table-cell>
          <table:table-cell table:formula="of:=IF(ISNUMBER([.C10]);((RANK([.C10];[.$C$3:.$D$31];1)+(COUNT([.$C$3:.$D$31])-RANK([.C10];[.$C$3:.$D$31];0)+1))/2);&quot;&quot;)" office:value-type="float" office:value="47.5">
            <text:p>47.5</text:p>
          </table:table-cell>
          <table:table-cell table:formula="of:=IF(ISNUMBER([.D10]);((RANK([.D10];[.$C$3:.$D$31];1)+(COUNT([.$C$3:.$D$31])-RANK([.D10];[.$C$3:.$D$31];0)+1))/2);&quot;&quot;)" office:value-type="float" office:value="57">
            <text:p>57</text:p>
          </table:table-cell>
          <table:table-cell office:value-type="float" office:value="4">
            <text:p>4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Biliary atresia 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ISNUMBER([.G11]);COUNTIF([.$G$3:.$H$31];&quot;=&quot;&amp;[.G11])^2-1;0)" office:value-type="float" office:value="195">
            <text:p>195</text:p>
          </table:table-cell>
          <table:table-cell table:formula="of:=IF(ISNUMBER([.H11]);COUNTIF([.$G$3:.$H$31];&quot;=&quot;&amp;[.H11])^2-1;0)" office:value-type="float" office:value="15">
            <text:p>15</text:p>
          </table:table-cell>
          <table:table-cell table:formula="of:=IF(ISNUMBER([.C11]);((RANK([.C11];[.$C$3:.$D$31];1)+(COUNT([.$C$3:.$D$31])-RANK([.C11];[.$C$3:.$D$31];0)+1))/2);&quot;&quot;)" office:value-type="float" office:value="29.5">
            <text:p>29.5</text:p>
          </table:table-cell>
          <table:table-cell table:formula="of:=IF(ISNUMBER([.D11]);((RANK([.D11];[.$C$3:.$D$31];1)+(COUNT([.$C$3:.$D$31])-RANK([.D11];[.$C$3:.$D$31];0)+1))/2);&quot;&quot;)" office:value-type="float" office:value="38.5">
            <text:p>38.5</text:p>
          </table:table-cell>
          <table:table-cell office:value-type="float" office:value="5">
            <text:p>5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ronchiolitis obliterans with obstructive pulmonary disease 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ISNUMBER([.G12]);COUNTIF([.$G$3:.$H$31];&quot;=&quot;&amp;[.G12])^2-1;0)" office:value-type="float" office:value="195">
            <text:p>195</text:p>
          </table:table-cell>
          <table:table-cell table:formula="of:=IF(ISNUMBER([.H12]);COUNTIF([.$G$3:.$H$31];&quot;=&quot;&amp;[.H12])^2-1;0)" office:value-type="float" office:value="15">
            <text:p>15</text:p>
          </table:table-cell>
          <table:table-cell table:formula="of:=IF(ISNUMBER([.C12]);((RANK([.C12];[.$C$3:.$D$31];1)+(COUNT([.$C$3:.$D$31])-RANK([.C12];[.$C$3:.$D$31];0)+1))/2);&quot;&quot;)" office:value-type="float" office:value="29.5">
            <text:p>29.5</text:p>
          </table:table-cell>
          <table:table-cell table:formula="of:=IF(ISNUMBER([.D12]);((RANK([.D12];[.$C$3:.$D$31];1)+(COUNT([.$C$3:.$D$31])-RANK([.D12];[.$C$3:.$D$31];0)+1))/2);&quot;&quot;)" office:value-type="float" office:value="38.5">
            <text:p>38.5</text:p>
          </table:table-cell>
          <table:table-cell office:value-type="float" office:value="6">
            <text:p>6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stat}</text:p>
          </table:table-cell>
          <table:table-cell/>
          <table:table-cell table:formula="of:=(12 / ([.O9]*([.O9]+1))) * ((([.O6]^2)/[.O7]) + (([.N6]^2)/[.N7])) - 3*([.O9]+1)" office:value-type="float" office:value="0.38550588235293">
            <text:p>0.3855058824</text:p>
          </table:table-cell>
          <table:table-cell table:number-columns-repeated="3"/>
          <table:table-cell table:formula="of:=(12 / ([.S9]*([.S9]+1))) * (SUM([.R6:.S6])) - 3*([.S9]+1)" office:value-type="float" office:value="126.000941176471">
            <text:p>126.0009411765</text:p>
          </table:table-cell>
          <table:table-cell/>
          <table:table-cell office:value-type="string">
            <text:p>Adjust:</text:p>
          </table:table-cell>
          <table:table-cell table:formula="of:=1-SUM([.E3:.F31])/(([.S9]-1)*[.S9]*([.S9]+1))" office:value-type="float" office:value="0.891380552220888">
            <text:p>0.8913805522</text:p>
          </table:table-cell>
        </table:table-row>
        <table:table-row table:style-name="ro1">
          <table:table-cell office:value-type="string">
            <text:p>Choler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3]);COUNTIF([.$G$3:.$H$31];&quot;=&quot;&amp;[.G13])^2-1;0)" office:value-type="float" office:value="483">
            <text:p>483</text:p>
          </table:table-cell>
          <table:table-cell table:formula="of:=IF(ISNUMBER([.H13]);COUNTIF([.$G$3:.$H$31];&quot;=&quot;&amp;[.H13])^2-1;0)" office:value-type="float" office:value="483">
            <text:p>483</text:p>
          </table:table-cell>
          <table:table-cell table:formula="of:=IF(ISNUMBER([.C13]);((RANK([.C13];[.$C$3:.$D$31];1)+(COUNT([.$C$3:.$D$31])-RANK([.C13];[.$C$3:.$D$31];0)+1))/2);&quot;&quot;)" office:value-type="float" office:value="11.5">
            <text:p>11.5</text:p>
          </table:table-cell>
          <table:table-cell table:formula="of:=IF(ISNUMBER([.D13]);((RANK([.D13];[.$C$3:.$D$31];1)+(COUNT([.$C$3:.$D$31])-RANK([.D13];[.$C$3:.$D$31];0)+1))/2);&quot;&quot;)" office:value-type="float" office:value="11.5">
            <text:p>11.5</text:p>
          </table:table-cell>
          <table:table-cell office:value-type="float" office:value="7">
            <text:p>7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11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2]/[.V12]" office:value-type="float" office:value="141.354824112482">
            <text:p>141.3548241125</text:p>
          </table:table-cell>
          <table:table-cell table:number-columns-repeated="3"/>
        </table:table-row>
        <table:table-row table:style-name="ro1">
          <table:table-cell office:value-type="string">
            <text:p>Choroideremi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4]);COUNTIF([.$G$3:.$H$31];&quot;=&quot;&amp;[.G14])^2-1;0)" office:value-type="float" office:value="483">
            <text:p>483</text:p>
          </table:table-cell>
          <table:table-cell table:formula="of:=IF(ISNUMBER([.H14]);COUNTIF([.$G$3:.$H$31];&quot;=&quot;&amp;[.H14])^2-1;0)" office:value-type="float" office:value="483">
            <text:p>483</text:p>
          </table:table-cell>
          <table:table-cell table:formula="of:=IF(ISNUMBER([.C14]);((RANK([.C14];[.$C$3:.$D$31];1)+(COUNT([.$C$3:.$D$31])-RANK([.C14];[.$C$3:.$D$31];0)+1))/2);&quot;&quot;)" office:value-type="float" office:value="11.5">
            <text:p>11.5</text:p>
          </table:table-cell>
          <table:table-cell table:formula="of:=IF(ISNUMBER([.D14]);((RANK([.D14];[.$C$3:.$D$31];1)+(COUNT([.$C$3:.$D$31])-RANK([.D14];[.$C$3:.$D$31];0)+1))/2);&quot;&quot;)" office:value-type="float" office:value="11.5">
            <text:p>11.5</text:p>
          </table:table-cell>
          <table:table-cell office:value-type="float" office:value="8">
            <text:p>8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Coats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5]);COUNTIF([.$G$3:.$H$31];&quot;=&quot;&amp;[.G15])^2-1;0)" office:value-type="float" office:value="483">
            <text:p>483</text:p>
          </table:table-cell>
          <table:table-cell table:formula="of:=IF(ISNUMBER([.H15]);COUNTIF([.$G$3:.$H$31];&quot;=&quot;&amp;[.H15])^2-1;0)" office:value-type="float" office:value="483">
            <text:p>483</text:p>
          </table:table-cell>
          <table:table-cell table:formula="of:=IF(ISNUMBER([.C15]);((RANK([.C15];[.$C$3:.$D$31];1)+(COUNT([.$C$3:.$D$31])-RANK([.C15];[.$C$3:.$D$31];0)+1))/2);&quot;&quot;)" office:value-type="float" office:value="11.5">
            <text:p>11.5</text:p>
          </table:table-cell>
          <table:table-cell table:formula="of:=IF(ISNUMBER([.D15]);((RANK([.D15];[.$C$3:.$D$31];1)+(COUNT([.$C$3:.$D$31])-RANK([.D15];[.$C$3:.$D$31];0)+1))/2);&quot;&quot;)" office:value-type="float" office:value="11.5">
            <text:p>11.5</text:p>
          </table:table-cell>
          <table:table-cell office:value-type="float" office:value="9">
            <text:p>9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Omphalocele-cleft palate syndrome, lethal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6]);COUNTIF([.$G$3:.$H$31];&quot;=&quot;&amp;[.G16])^2-1;0)" office:value-type="float" office:value="483">
            <text:p>483</text:p>
          </table:table-cell>
          <table:table-cell table:formula="of:=IF(ISNUMBER([.H16]);COUNTIF([.$G$3:.$H$31];&quot;=&quot;&amp;[.H16])^2-1;0)" office:value-type="float" office:value="483">
            <text:p>483</text:p>
          </table:table-cell>
          <table:table-cell table:formula="of:=IF(ISNUMBER([.C16]);((RANK([.C16];[.$C$3:.$D$31];1)+(COUNT([.$C$3:.$D$31])-RANK([.C16];[.$C$3:.$D$31];0)+1))/2);&quot;&quot;)" office:value-type="float" office:value="11.5">
            <text:p>11.5</text:p>
          </table:table-cell>
          <table:table-cell table:formula="of:=IF(ISNUMBER([.D16]);((RANK([.D16];[.$C$3:.$D$31];1)+(COUNT([.$C$3:.$D$31])-RANK([.D16];[.$C$3:.$D$31];0)+1))/2);&quot;&quot;)" office:value-type="float" office:value="11.5">
            <text:p>11.5</text:p>
          </table:table-cell>
          <table:table-cell office:value-type="float" office:value="10">
            <text:p>10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Darier diseas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17]);COUNTIF([.$G$3:.$H$31];&quot;=&quot;&amp;[.G17])^2-1;0)" office:value-type="float" office:value="483">
            <text:p>483</text:p>
          </table:table-cell>
          <table:table-cell table:formula="of:=IF(ISNUMBER([.H17]);COUNTIF([.$G$3:.$H$31];&quot;=&quot;&amp;[.H17])^2-1;0)" office:value-type="float" office:value="483">
            <text:p>483</text:p>
          </table:table-cell>
          <table:table-cell table:formula="of:=IF(ISNUMBER([.C17]);((RANK([.C17];[.$C$3:.$D$31];1)+(COUNT([.$C$3:.$D$31])-RANK([.C17];[.$C$3:.$D$31];0)+1))/2);&quot;&quot;)" office:value-type="float" office:value="11.5">
            <text:p>11.5</text:p>
          </table:table-cell>
          <table:table-cell table:formula="of:=IF(ISNUMBER([.D17]);((RANK([.D17];[.$C$3:.$D$31];1)+(COUNT([.$C$3:.$D$31])-RANK([.D17];[.$C$3:.$D$31];0)+1))/2);&quot;&quot;)" office:value-type="float" office:value="11.5">
            <text:p>11.5</text:p>
          </table:table-cell>
          <table:table-cell office:value-type="float" office:value="11">
            <text:p>11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Ichthyosis - hepatosplenomegaly - cerebellar degeneration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18]);COUNTIF([.$G$3:.$H$31];&quot;=&quot;&amp;[.G18])^2-1;0)" office:value-type="float" office:value="483">
            <text:p>483</text:p>
          </table:table-cell>
          <table:table-cell table:formula="of:=IF(ISNUMBER([.H18]);COUNTIF([.$G$3:.$H$31];&quot;=&quot;&amp;[.H18])^2-1;0)" office:value-type="float" office:value="195">
            <text:p>195</text:p>
          </table:table-cell>
          <table:table-cell table:formula="of:=IF(ISNUMBER([.C18]);((RANK([.C18];[.$C$3:.$D$31];1)+(COUNT([.$C$3:.$D$31])-RANK([.C18];[.$C$3:.$D$31];0)+1))/2);&quot;&quot;)" office:value-type="float" office:value="11.5">
            <text:p>11.5</text:p>
          </table:table-cell>
          <table:table-cell table:formula="of:=IF(ISNUMBER([.D18]);((RANK([.D18];[.$C$3:.$D$31];1)+(COUNT([.$C$3:.$D$31])-RANK([.D18];[.$C$3:.$D$31];0)+1))/2);&quot;&quot;)" office:value-type="float" office:value="29.5">
            <text:p>29.5</text:p>
          </table:table-cell>
          <table:table-cell office:value-type="float" office:value="12">
            <text:p>12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Emery-Dreifuss muscular dystrophy 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ISNUMBER([.G19]);COUNTIF([.$G$3:.$H$31];&quot;=&quot;&amp;[.G19])^2-1;0)" office:value-type="float" office:value="195">
            <text:p>195</text:p>
          </table:table-cell>
          <table:table-cell table:formula="of:=IF(ISNUMBER([.H19]);COUNTIF([.$G$3:.$H$31];&quot;=&quot;&amp;[.H19])^2-1;0)" office:value-type="float" office:value="24">
            <text:p>24</text:p>
          </table:table-cell>
          <table:table-cell table:formula="of:=IF(ISNUMBER([.C19]);((RANK([.C19];[.$C$3:.$D$31];1)+(COUNT([.$C$3:.$D$31])-RANK([.C19];[.$C$3:.$D$31];0)+1))/2);&quot;&quot;)" office:value-type="float" office:value="29.5">
            <text:p>29.5</text:p>
          </table:table-cell>
          <table:table-cell table:formula="of:=IF(ISNUMBER([.D19]);((RANK([.D19];[.$C$3:.$D$31];1)+(COUNT([.$C$3:.$D$31])-RANK([.D19];[.$C$3:.$D$31];0)+1))/2);&quot;&quot;)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Costello syndrome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20]);COUNTIF([.$G$3:.$H$31];&quot;=&quot;&amp;[.G20])^2-1;0)" office:value-type="float" office:value="483">
            <text:p>483</text:p>
          </table:table-cell>
          <table:table-cell table:formula="of:=IF(ISNUMBER([.H20]);COUNTIF([.$G$3:.$H$31];&quot;=&quot;&amp;[.H20])^2-1;0)" office:value-type="float" office:value="195">
            <text:p>195</text:p>
          </table:table-cell>
          <table:table-cell table:formula="of:=IF(ISNUMBER([.C20]);((RANK([.C20];[.$C$3:.$D$31];1)+(COUNT([.$C$3:.$D$31])-RANK([.C20];[.$C$3:.$D$31];0)+1))/2);&quot;&quot;)" office:value-type="float" office:value="11.5">
            <text:p>11.5</text:p>
          </table:table-cell>
          <table:table-cell table:formula="of:=IF(ISNUMBER([.D20]);((RANK([.D20];[.$C$3:.$D$31];1)+(COUNT([.$C$3:.$D$31])-RANK([.D20];[.$C$3:.$D$31];0)+1))/2);&quot;&quot;)" office:value-type="float" office:value="29.5">
            <text:p>29.5</text:p>
          </table:table-cell>
          <table:table-cell office:value-type="float" office:value="14">
            <text:p>14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Fibrodysplasia ossificans progressiva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21]);COUNTIF([.$G$3:.$H$31];&quot;=&quot;&amp;[.G21])^2-1;0)" office:value-type="float" office:value="483">
            <text:p>483</text:p>
          </table:table-cell>
          <table:table-cell table:formula="of:=IF(ISNUMBER([.H21]);COUNTIF([.$G$3:.$H$31];&quot;=&quot;&amp;[.H21])^2-1;0)" office:value-type="float" office:value="483">
            <text:p>483</text:p>
          </table:table-cell>
          <table:table-cell table:formula="of:=IF(ISNUMBER([.C21]);((RANK([.C21];[.$C$3:.$D$31];1)+(COUNT([.$C$3:.$D$31])-RANK([.C21];[.$C$3:.$D$31];0)+1))/2);&quot;&quot;)" office:value-type="float" office:value="11.5">
            <text:p>11.5</text:p>
          </table:table-cell>
          <table:table-cell table:formula="of:=IF(ISNUMBER([.D21]);((RANK([.D21];[.$C$3:.$D$31];1)+(COUNT([.$C$3:.$D$31])-RANK([.D21];[.$C$3:.$D$31];0)+1))/2);&quot;&quot;)" office:value-type="float" office:value="11.5">
            <text:p>11.5</text:p>
          </table:table-cell>
          <table:table-cell office:value-type="float" office:value="15">
            <text:p>15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Acropectorovertebral dysplasia 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IF(ISNUMBER([.G22]);COUNTIF([.$G$3:.$H$31];&quot;=&quot;&amp;[.G22])^2-1;0)" office:value-type="float" office:value="24">
            <text:p>24</text:p>
          </table:table-cell>
          <table:table-cell table:formula="of:=IF(ISNUMBER([.H22]);COUNTIF([.$G$3:.$H$31];&quot;=&quot;&amp;[.H22])^2-1;0)" office:value-type="float" office:value="3">
            <text:p>3</text:p>
          </table:table-cell>
          <table:table-cell table:formula="of:=IF(ISNUMBER([.C22]);((RANK([.C22];[.$C$3:.$D$31];1)+(COUNT([.$C$3:.$D$31])-RANK([.C22];[.$C$3:.$D$31];0)+1))/2);&quot;&quot;)" office:value-type="float" office:value="43">
            <text:p>43</text:p>
          </table:table-cell>
          <table:table-cell table:formula="of:=IF(ISNUMBER([.D22]);((RANK([.D22];[.$C$3:.$D$31];1)+(COUNT([.$C$3:.$D$31])-RANK([.D22];[.$C$3:.$D$31];0)+1))/2);&quot;&quot;)" office:value-type="float" office:value="47.5">
            <text:p>47.5</text:p>
          </table:table-cell>
          <table:table-cell office:value-type="float" office:value="16">
            <text:p>16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Osteogenesis imperfecta 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IF(ISNUMBER([.G23]);COUNTIF([.$G$3:.$H$31];&quot;=&quot;&amp;[.G23])^2-1;0)" office:value-type="float" office:value="24">
            <text:p>24</text:p>
          </table:table-cell>
          <table:table-cell table:formula="of:=IF(ISNUMBER([.H23]);COUNTIF([.$G$3:.$H$31];&quot;=&quot;&amp;[.H23])^2-1;0)" office:value-type="float" office:value="0">
            <text:p>0</text:p>
          </table:table-cell>
          <table:table-cell table:formula="of:=IF(ISNUMBER([.C23]);((RANK([.C23];[.$C$3:.$D$31];1)+(COUNT([.$C$3:.$D$31])-RANK([.C23];[.$C$3:.$D$31];0)+1))/2);&quot;&quot;)" office:value-type="float" office:value="43">
            <text:p>43</text:p>
          </table:table-cell>
          <table:table-cell table:formula="of:=IF(ISNUMBER([.D23]);((RANK([.D23];[.$C$3:.$D$31];1)+(COUNT([.$C$3:.$D$31])-RANK([.D23];[.$C$3:.$D$31];0)+1))/2);&quot;&quot;)" office:value-type="float" office:value="55">
            <text:p>55</text:p>
          </table:table-cell>
          <table:table-cell office:value-type="float" office:value="17">
            <text:p>17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Primary biliary cirrhosis 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IF(ISNUMBER([.G24]);COUNTIF([.$G$3:.$H$31];&quot;=&quot;&amp;[.G24])^2-1;0)" office:value-type="float" office:value="8">
            <text:p>8</text:p>
          </table:table-cell>
          <table:table-cell table:formula="of:=IF(ISNUMBER([.H24]);COUNTIF([.$G$3:.$H$31];&quot;=&quot;&amp;[.H24])^2-1;0)" office:value-type="float" office:value="0">
            <text:p>0</text:p>
          </table:table-cell>
          <table:table-cell table:formula="of:=IF(ISNUMBER([.C24]);((RANK([.C24];[.$C$3:.$D$31];1)+(COUNT([.$C$3:.$D$31])-RANK([.C24];[.$C$3:.$D$31];0)+1))/2);&quot;&quot;)" office:value-type="float" office:value="50">
            <text:p>50</text:p>
          </table:table-cell>
          <table:table-cell table:formula="of:=IF(ISNUMBER([.D24]);((RANK([.D24];[.$C$3:.$D$31];1)+(COUNT([.$C$3:.$D$31])-RANK([.D24];[.$C$3:.$D$31];0)+1))/2);&quot;&quot;)" office:value-type="float" office:value="52">
            <text:p>52</text:p>
          </table:table-cell>
          <table:table-cell office:value-type="float" office:value="18">
            <text:p>18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Hennekam syndrom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25]);COUNTIF([.$G$3:.$H$31];&quot;=&quot;&amp;[.G25])^2-1;0)" office:value-type="float" office:value="483">
            <text:p>483</text:p>
          </table:table-cell>
          <table:table-cell table:formula="of:=IF(ISNUMBER([.H25]);COUNTIF([.$G$3:.$H$31];&quot;=&quot;&amp;[.H25])^2-1;0)" office:value-type="float" office:value="483">
            <text:p>483</text:p>
          </table:table-cell>
          <table:table-cell table:formula="of:=IF(ISNUMBER([.C25]);((RANK([.C25];[.$C$3:.$D$31];1)+(COUNT([.$C$3:.$D$31])-RANK([.C25];[.$C$3:.$D$31];0)+1))/2);&quot;&quot;)" office:value-type="float" office:value="11.5">
            <text:p>11.5</text:p>
          </table:table-cell>
          <table:table-cell table:formula="of:=IF(ISNUMBER([.D25]);((RANK([.D25];[.$C$3:.$D$31];1)+(COUNT([.$C$3:.$D$31])-RANK([.D25];[.$C$3:.$D$31];0)+1))/2);&quot;&quot;)" office:value-type="float" office:value="11.5">
            <text:p>11.5</text:p>
          </table:table-cell>
          <table:table-cell office:value-type="float" office:value="19">
            <text:p>19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Hyperlysinemia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26]);COUNTIF([.$G$3:.$H$31];&quot;=&quot;&amp;[.G26])^2-1;0)" office:value-type="float" office:value="483">
            <text:p>483</text:p>
          </table:table-cell>
          <table:table-cell table:formula="of:=IF(ISNUMBER([.H26]);COUNTIF([.$G$3:.$H$31];&quot;=&quot;&amp;[.H26])^2-1;0)" office:value-type="float" office:value="195">
            <text:p>195</text:p>
          </table:table-cell>
          <table:table-cell table:formula="of:=IF(ISNUMBER([.C26]);((RANK([.C26];[.$C$3:.$D$31];1)+(COUNT([.$C$3:.$D$31])-RANK([.C26];[.$C$3:.$D$31];0)+1))/2);&quot;&quot;)" office:value-type="float" office:value="11.5">
            <text:p>11.5</text:p>
          </table:table-cell>
          <table:table-cell table:formula="of:=IF(ISNUMBER([.D26]);((RANK([.D26];[.$C$3:.$D$31];1)+(COUNT([.$C$3:.$D$31])-RANK([.D26];[.$C$3:.$D$31];0)+1))/2);&quot;&quot;)" office:value-type="float" office:value="29.5">
            <text:p>29.5</text:p>
          </table:table-cell>
          <table:table-cell office:value-type="float" office:value="20">
            <text:p>20</text:p>
          </table:table-cell>
          <table:table-cell table:formula="of:=AVERAGE([.I7:.I26])" office:value-type="float" office:value="10.5">
            <text:p>10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>
            <text:p>Jackson-Weiss syndrome 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ISNUMBER([.G27]);COUNTIF([.$G$3:.$H$31];&quot;=&quot;&amp;[.G27])^2-1;0)" office:value-type="float" office:value="195">
            <text:p>195</text:p>
          </table:table-cell>
          <table:table-cell table:formula="of:=IF(ISNUMBER([.H27]);COUNTIF([.$G$3:.$H$31];&quot;=&quot;&amp;[.H27])^2-1;0)" office:value-type="float" office:value="15">
            <text:p>15</text:p>
          </table:table-cell>
          <table:table-cell table:formula="of:=IF(ISNUMBER([.C27]);((RANK([.C27];[.$C$3:.$D$31];1)+(COUNT([.$C$3:.$D$31])-RANK([.C27];[.$C$3:.$D$31];0)+1))/2);&quot;&quot;)" office:value-type="float" office:value="29.5">
            <text:p>29.5</text:p>
          </table:table-cell>
          <table:table-cell table:formula="of:=IF(ISNUMBER([.D27]);((RANK([.D27];[.$C$3:.$D$31];1)+(COUNT([.$C$3:.$D$31])-RANK([.D27];[.$C$3:.$D$31];0)+1))/2);&quot;&quot;)" office:value-type="float" office:value="38.5">
            <text:p>38.5</text:p>
          </table:table-cell>
          <table:table-cell office:value-type="float" office:value="21">
            <text:p>21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Jalili syndrome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IF(ISNUMBER([.G28]);COUNTIF([.$G$3:.$H$31];&quot;=&quot;&amp;[.G28])^2-1;0)" office:value-type="float" office:value="195">
            <text:p>195</text:p>
          </table:table-cell>
          <table:table-cell table:formula="of:=IF(ISNUMBER([.H28]);COUNTIF([.$G$3:.$H$31];&quot;=&quot;&amp;[.H28])^2-1;0)" office:value-type="float" office:value="195">
            <text:p>195</text:p>
          </table:table-cell>
          <table:table-cell table:formula="of:=IF(ISNUMBER([.C28]);((RANK([.C28];[.$C$3:.$D$31];1)+(COUNT([.$C$3:.$D$31])-RANK([.C28];[.$C$3:.$D$31];0)+1))/2);&quot;&quot;)" office:value-type="float" office:value="29.5">
            <text:p>29.5</text:p>
          </table:table-cell>
          <table:table-cell table:formula="of:=IF(ISNUMBER([.D28]);((RANK([.D28];[.$C$3:.$D$31];1)+(COUNT([.$C$3:.$D$31])-RANK([.D28];[.$C$3:.$D$31];0)+1))/2);&quot;&quot;)" office:value-type="float" office:value="29.5">
            <text:p>29.5</text:p>
          </table:table-cell>
          <table:table-cell office:value-type="float" office:value="22">
            <text:p>22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Jeune syndrome 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IF(ISNUMBER([.G29]);COUNTIF([.$G$3:.$H$31];&quot;=&quot;&amp;[.G29])^2-1;0)" office:value-type="float" office:value="8">
            <text:p>8</text:p>
          </table:table-cell>
          <table:table-cell table:formula="of:=IF(ISNUMBER([.H29]);COUNTIF([.$G$3:.$H$31];&quot;=&quot;&amp;[.H29])^2-1;0)" office:value-type="float" office:value="3">
            <text:p>3</text:p>
          </table:table-cell>
          <table:table-cell table:formula="of:=IF(ISNUMBER([.C29]);((RANK([.C29];[.$C$3:.$D$31];1)+(COUNT([.$C$3:.$D$31])-RANK([.C29];[.$C$3:.$D$31];0)+1))/2);&quot;&quot;)" office:value-type="float" office:value="50">
            <text:p>50</text:p>
          </table:table-cell>
          <table:table-cell table:formula="of:=IF(ISNUMBER([.D29]);((RANK([.D29];[.$C$3:.$D$31];1)+(COUNT([.$C$3:.$D$31])-RANK([.D29];[.$C$3:.$D$31];0)+1))/2);&quot;&quot;)" office:value-type="float" office:value="53.5">
            <text:p>53.5</text:p>
          </table:table-cell>
          <table:table-cell office:value-type="float" office:value="23">
            <text:p>23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Myeloma, multiple 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ISNUMBER([.G30]);COUNTIF([.$G$3:.$H$31];&quot;=&quot;&amp;[.G30])^2-1;0)" office:value-type="float" office:value="195">
            <text:p>195</text:p>
          </table:table-cell>
          <table:table-cell table:formula="of:=IF(ISNUMBER([.H30]);COUNTIF([.$G$3:.$H$31];&quot;=&quot;&amp;[.H30])^2-1;0)" office:value-type="float" office:value="24">
            <text:p>24</text:p>
          </table:table-cell>
          <table:table-cell table:formula="of:=IF(ISNUMBER([.C30]);((RANK([.C30];[.$C$3:.$D$31];1)+(COUNT([.$C$3:.$D$31])-RANK([.C30];[.$C$3:.$D$31];0)+1))/2);&quot;&quot;)" office:value-type="float" office:value="29.5">
            <text:p>29.5</text:p>
          </table:table-cell>
          <table:table-cell table:formula="of:=IF(ISNUMBER([.D30]);((RANK([.D30];[.$C$3:.$D$31];1)+(COUNT([.$C$3:.$D$31])-RANK([.D30];[.$C$3:.$D$31];0)+1))/2);&quot;&quot;)"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string">
            <text:p>Trichodental syndrome 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ISNUMBER([.G31]);COUNTIF([.$G$3:.$H$31];&quot;=&quot;&amp;[.G31])^2-1;0)" office:value-type="float" office:value="15">
            <text:p>15</text:p>
          </table:table-cell>
          <table:table-cell table:formula="of:=IF(ISNUMBER([.H31]);COUNTIF([.$G$3:.$H$31];&quot;=&quot;&amp;[.H31])^2-1;0)" office:value-type="float" office:value="24">
            <text:p>24</text:p>
          </table:table-cell>
          <table:table-cell table:formula="of:=IF(ISNUMBER([.C31]);((RANK([.C31];[.$C$3:.$D$31];1)+(COUNT([.$C$3:.$D$31])-RANK([.C31];[.$C$3:.$D$31];0)+1))/2);&quot;&quot;)" office:value-type="float" office:value="38.5">
            <text:p>38.5</text:p>
          </table:table-cell>
          <table:table-cell table:formula="of:=IF(ISNUMBER([.D31]);((RANK([.D31];[.$C$3:.$D$31];1)+(COUNT([.$C$3:.$D$31])-RANK([.D31];[.$C$3:.$D$31];0)+1))/2);&quot;&quot;)" office:value-type="float" office:value="43">
            <text:p>43</text:p>
          </table:table-cell>
          <table:table-cell office:value-type="float" office:value="25">
            <text:p>25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6">
            <text:p>26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7">
            <text:p>27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8">
            <text:p>28</text:p>
          </table:table-cell>
          <table:table-cell table:formula="of:=AVERAGE([.I27:.I34])" office:value-type="float" office:value="24.5">
            <text:p>24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29">
            <text:p>29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0">
            <text:p>30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in top 5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1">
            <text:p>31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2">
            <text:p>32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ith</text:p>
          </table:table-cell>
          <table:table-cell office:value-type="string">
            <text:p>Without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3">
            <text:p>33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orphanet</text:p>
          </table:table-cell>
          <table:table-cell table:formula="of:=COUNTIF([.C3:.C31]; &quot;&lt;=5&quot;)" office:value-type="float" office:value="24">
            <text:p>24</text:p>
          </table:table-cell>
          <table:table-cell table:formula="of:=COUNTIF([.D3:.D31]; &quot;&lt;=5&quot;)" office:value-type="float" office:value="21">
            <text:p>21</text:p>
          </table:table-cell>
          <table:table-cell/>
          <table:table-cell table:formula="of:=COUNT([.C3:.C31])" office:value-type="float" office:value="29">
            <text:p>29</text:p>
          </table:table-cell>
          <table:table-cell table:formula="of:=[.O39]/[.R39]*100" office:value-type="float" office:value="82.7586206896552">
            <text:p>82.7586206897</text:p>
          </table:table-cell>
          <table:table-cell table:formula="of:=[.P39]/[.R39]*100" office:value-type="float" office:value="72.4137931034483">
            <text:p>72.413793103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4">
            <text:p>34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5&quot;)" office:value-type="float" office:value="9">
            <text:p>9</text:p>
          </table:table-cell>
          <table:table-cell table:formula="of:=COUNTIF([.D66:.D77]; &quot;&lt;=5&quot;)" office:value-type="float" office:value="8">
            <text:p>8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40]/[.R40]*100" office:value-type="float" office:value="100">
            <text:p>100</text:p>
          </table:table-cell>
          <table:table-cell table:formula="of:=[.P40]/[.R40]*100" office:value-type="float" office:value="88.8888888888889">
            <text:p>88.888888888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5">
            <text:p>35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office:value-type="string">
            <text:p>Blind test</text:p>
          </table:table-cell>
          <table:table-cell table:formula="of:=COUNTIF([.C95:.C99]; &quot;&lt;=5&quot;)" office:value-type="float" office:value="4">
            <text:p>4</text:p>
          </table:table-cell>
          <table:table-cell table:formula="of:=COUNTIF([.D95:.D99]; &quot;&lt;=5&quot;)" office:value-type="float" office:value="4">
            <text:p>4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41]/[.R41]*100" office:value-type="float" office:value="80">
            <text:p>80</text:p>
          </table:table-cell>
          <table:table-cell table:formula="of:=[.P41]/[.R41]*100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6">
            <text:p>36</text:p>
          </table:table-cell>
          <table:table-cell table:formula="of:=AVERAGE([.I35:.I42])"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7">
            <text:p>37</text:p>
          </table:table-cell>
          <table:table-cell table:formula="of:=AVERAGE([.I43:.I45])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/>
          <table:table-cell office:value-type="string">
            <text:p>all</text:p>
          </table:table-cell>
          <table:table-cell table:formula="of:=SUM([.O39:.O41])" office:value-type="float" office:value="37">
            <text:p>37</text:p>
          </table:table-cell>
          <table:table-cell table:formula="of:=SUM([.P39:.P41])" office:value-type="float" office:value="33">
            <text:p>33</text:p>
          </table:table-cell>
          <table:table-cell/>
          <table:table-cell table:formula="of:=SUM([.R39:.R41])" office:value-type="float" office:value="43">
            <text:p>43</text:p>
          </table:table-cell>
          <table:table-cell table:formula="of:=[.O43]/[.R43]*100" office:value-type="float" office:value="86.046511627907">
            <text:p>86.0465116279</text:p>
          </table:table-cell>
          <table:table-cell table:formula="of:=[.P43]/[.R43]*100" office:value-type="float" office:value="76.7441860465116">
            <text:p>76.744186046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8">
            <text:p>38</text:p>
          </table:table-cell>
          <table:table-cell table:formula="of:=AVERAGE([.I43:.I45])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39">
            <text:p>39</text:p>
          </table:table-cell>
          <table:table-cell table:formula="of:=AVERAGE([.I43:.I45])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in top 20: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2">
            <text:p>42</text:p>
          </table:table-cell>
          <table:table-cell office:value-type="float" office:value="42.5">
            <text:p>42.5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With</text:p>
          </table:table-cell>
          <table:table-cell office:value-type="string">
            <text:p>Without</text:p>
          </table:table-cell>
          <table:table-cell/>
          <table:table-cell office:value-type="string">
            <text:p>total</text:p>
          </table:table-cell>
          <table:table-cell office:value-type="string">
            <text:p>% new</text:p>
          </table:table-cell>
          <table:table-cell office:value-type="string">
            <text:p>% ol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3">
            <text:p>43</text:p>
          </table:table-cell>
          <table:table-cell office:value-type="float" office:value="42.5">
            <text:p>42.5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/>
          <table:table-cell office:value-type="string">
            <text:p>orphanet</text:p>
          </table:table-cell>
          <table:table-cell table:formula="of:=COUNTIF([.C3:.C31]; &quot;&lt;=20&quot;)" office:value-type="float" office:value="28">
            <text:p>28</text:p>
          </table:table-cell>
          <table:table-cell table:formula="of:=COUNTIF([.D3:.D31]; &quot;&lt;=20&quot;)" office:value-type="float" office:value="27">
            <text:p>27</text:p>
          </table:table-cell>
          <table:table-cell/>
          <table:table-cell table:formula="of:=COUNT([.D3:.D31])" office:value-type="float" office:value="29">
            <text:p>29</text:p>
          </table:table-cell>
          <table:table-cell table:formula="of:=[.O49]/[.R49]*100" office:value-type="float" office:value="96.551724137931">
            <text:p>96.5517241379</text:p>
          </table:table-cell>
          <table:table-cell table:formula="of:=[.P49]/[.R49]*100" office:value-type="float" office:value="93.1034482758621">
            <text:p>93.10344827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/>
          <table:table-cell office:value-type="string">
            <text:p>BMJ</text:p>
          </table:table-cell>
          <table:table-cell table:formula="of:=COUNTIF([.C66:.C77]; &quot;&lt;=20&quot;)" office:value-type="float" office:value="9">
            <text:p>9</text:p>
          </table:table-cell>
          <table:table-cell table:formula="of:=COUNTIF([.D66:.D77]; &quot;&lt;=20&quot;)" office:value-type="float" office:value="9">
            <text:p>9</text:p>
          </table:table-cell>
          <table:table-cell/>
          <table:table-cell table:formula="of:=COUNT([.C66:.C77])" office:value-type="float" office:value="9">
            <text:p>9</text:p>
          </table:table-cell>
          <table:table-cell table:formula="of:=[.O50]/[.R50]*100" office:value-type="float" office:value="100">
            <text:p>100</text:p>
          </table:table-cell>
          <table:table-cell table:formula="of:=[.P50]/[.R50]*10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5">
            <text:p>45</text:p>
          </table:table-cell>
          <table:table-cell office:value-type="float" office:value="45.5">
            <text:p>45.5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/>
          <table:table-cell office:value-type="string">
            <text:p>Blind test</text:p>
          </table:table-cell>
          <table:table-cell table:formula="of:=COUNTIF([.C95:.C99]; &quot;&lt;=20&quot;)" office:value-type="float" office:value="4">
            <text:p>4</text:p>
          </table:table-cell>
          <table:table-cell table:formula="of:=COUNTIF([.D95:.D99]; &quot;&lt;=20&quot;)" office:value-type="float" office:value="4">
            <text:p>4</text:p>
          </table:table-cell>
          <table:table-cell/>
          <table:table-cell table:formula="of:=COUNT([.C95:.C99])" office:value-type="float" office:value="5">
            <text:p>5</text:p>
          </table:table-cell>
          <table:table-cell table:formula="of:=[.O51]/[.R51]*100" office:value-type="float" office:value="80">
            <text:p>80</text:p>
          </table:table-cell>
          <table:table-cell table:formula="of:=[.P51]/[.R51]*100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46">
            <text:p>46</text:p>
          </table:table-cell>
          <table:table-cell office:value-type="float" office:value="45.5">
            <text:p>45.5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string">
            <text:p>B</text:p>
          </table:table-cell>
          <table:table-cell/>
          <table:table-cell office:value-type="string">
            <text:p>all</text:p>
          </table:table-cell>
          <table:table-cell table:formula="of:=SUM([.O49:.O51])" office:value-type="float" office:value="41">
            <text:p>41</text:p>
          </table:table-cell>
          <table:table-cell table:formula="of:=SUM([.P49:.P51])" office:value-type="float" office:value="40">
            <text:p>40</text:p>
          </table:table-cell>
          <table:table-cell/>
          <table:table-cell table:formula="of:=SUM([.R49:.R51])" office:value-type="float" office:value="43">
            <text:p>43</text:p>
          </table:table-cell>
          <table:table-cell table:formula="of:=[.O53]/[.R53]*100" office:value-type="float" office:value="95.3488372093023">
            <text:p>95.3488372093</text:p>
          </table:table-cell>
          <table:table-cell table:formula="of:=[.P53]/[.R53]*100" office:value-type="float" office:value="93.0232558139535">
            <text:p>93.0232558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50">
            <text:p>50</text:p>
          </table:table-cell>
          <table:table-cell office:value-type="float" office:value="167">
            <text:p>167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>
            <text:p>BMJ</text:p>
          </table:table-cell>
          <table:table-cell table:number-columns-repeated="3"/>
          <table:table-cell table:style-name="Default" table:number-columns-repeated="2"/>
          <table:table-cell table:number-columns-repeated="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number-columns-repeated="14"/>
        </table:table-row>
        <table:table-row table:style-name="ro1">
          <table:table-cell office:value-type="string">
            <text:p>Cushing syndrome </text:p>
          </table:table-cell>
          <table:table-cell/>
          <table:table-cell table:number-columns-repeated="2" office:value-type="float" office:value="4">
            <text:p>4</text:p>
          </table:table-cell>
          <table:table-cell table:formula="of:=IF(ISNUMBER([.G66]);COUNTIF([.$G$66:.$H$77];&quot;=&quot;&amp;[.G66])^2-1;0)" office:value-type="float" office:value="35">
            <text:p>35</text:p>
          </table:table-cell>
          <table:table-cell table:formula="of:=IF(ISNUMBER([.H66]);COUNTIF([.$G$66:.$H$77];&quot;=&quot;&amp;[.H66])^2-1;0)" office:value-type="float" office:value="35">
            <text:p>35</text:p>
          </table:table-cell>
          <table:table-cell table:formula="of:=IF(ISNUMBER([.C66]);((RANK([.C66];[.$C$66:.$D$77];1)+(COUNT([.$C$66:.$D$77])-RANK([.C66];[.$C$66:.$D$77];0)+1))/2);&quot;&quot;)" office:value-type="float" office:value="13.5">
            <text:p>13.5</text:p>
          </table:table-cell>
          <table:table-cell table:formula="of:=IF(ISNUMBER([.D66]);((RANK([.D66];[.$C$66:.$D$77];1)+(COUNT([.$C$66:.$D$77])-RANK([.D66];[.$C$66:.$D$77];0)+1))/2);&quot;&quot;)" office:value-type="float" office:value="13.5">
            <text:p>13.5</text:p>
          </table:table-cell>
          <table:table-cell table:number-columns-repeated="4"/>
          <table:table-cell office:value-type="string">
            <text:p>Assumption:</text:p>
          </table:table-cell>
          <table:table-cell office:value-type="string">
            <text:p>only diseases found in both models</text:p>
          </table:table-cell>
          <table:table-cell table:number-columns-repeated="8"/>
        </table:table-row>
        <table:table-row table:style-name="ro1">
          <table:table-cell office:value-type="string">
            <text:p>Hereditary pheochromocytoma-paraganglioma syndrome </text:p>
          </table:table-cell>
          <table:table-cell/>
          <table:table-cell table:number-columns-repeated="2" office:value-type="float" office:value="4">
            <text:p>4</text:p>
          </table:table-cell>
          <table:table-cell table:formula="of:=IF(ISNUMBER([.G67]);COUNTIF([.$G$66:.$H$77];&quot;=&quot;&amp;[.G67])^2-1;0)" office:value-type="float" office:value="35">
            <text:p>35</text:p>
          </table:table-cell>
          <table:table-cell table:formula="of:=IF(ISNUMBER([.H67]);COUNTIF([.$G$66:.$H$77];&quot;=&quot;&amp;[.H67])^2-1;0)" office:value-type="float" office:value="35">
            <text:p>35</text:p>
          </table:table-cell>
          <table:table-cell table:formula="of:=IF(ISNUMBER([.C67]);((RANK([.C67];[.$C$66:.$D$77];1)+(COUNT([.$C$66:.$D$77])-RANK([.C67];[.$C$66:.$D$77];0)+1))/2);&quot;&quot;)" office:value-type="float" office:value="13.5">
            <text:p>13.5</text:p>
          </table:table-cell>
          <table:table-cell table:formula="of:=IF(ISNUMBER([.D67]);((RANK([.D67];[.$C$66:.$D$77];1)+(COUNT([.$C$66:.$D$77])-RANK([.D67];[.$C$66:.$D$77];0)+1))/2);&quot;&quot;)" office:value-type="float" office:value="13.5">
            <text:p>13.5</text:p>
          </table:table-cell>
          <table:table-cell table:number-columns-repeated="14"/>
        </table:table-row>
        <table:table-row table:style-name="ro1">
          <table:table-cell office:value-type="string">
            <text:p>Creutzfeldt-Jakob disease 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IF(ISNUMBER([.G68]);COUNTIF([.$G$66:.$H$77];&quot;=&quot;&amp;[.G68])^2-1;0)" office:value-type="float" office:value="35">
            <text:p>35</text:p>
          </table:table-cell>
          <table:table-cell table:formula="of:=IF(ISNUMBER([.H68]);COUNTIF([.$G$66:.$H$77];&quot;=&quot;&amp;[.H68])^2-1;0)" office:value-type="float" office:value="0">
            <text:p>0</text:p>
          </table:table-cell>
          <table:table-cell table:formula="of:=IF(ISNUMBER([.C68]);((RANK([.C68];[.$C$66:.$D$77];1)+(COUNT([.$C$66:.$D$77])-RANK([.C68];[.$C$66:.$D$77];0)+1))/2);&quot;&quot;)" office:value-type="float" office:value="13.5">
            <text:p>13.5</text:p>
          </table:table-cell>
          <table:table-cell table:formula="of:=IF(ISNUMBER([.D68]);((RANK([.D68];[.$C$66:.$D$77];1)+(COUNT([.$C$66:.$D$77])-RANK([.D68];[.$C$66:.$D$77];0)+1))/2);&quot;&quot;)"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Churg-Strauss syndrome 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[.G69]);COUNTIF([.$G$66:.$H$77];&quot;=&quot;&amp;[.G69])^2-1;0)" office:value-type="float" office:value="24">
            <text:p>24</text:p>
          </table:table-cell>
          <table:table-cell table:formula="of:=IF(ISNUMBER([.H69]);COUNTIF([.$G$66:.$H$77];&quot;=&quot;&amp;[.H69])^2-1;0)" office:value-type="float" office:value="8">
            <text:p>8</text:p>
          </table:table-cell>
          <table:table-cell table:formula="of:=IF(ISNUMBER([.C69]);((RANK([.C69];[.$C$66:.$D$77];1)+(COUNT([.$C$66:.$D$77])-RANK([.C69];[.$C$66:.$D$77];0)+1))/2);&quot;&quot;)" office:value-type="float" office:value="3">
            <text:p>3</text:p>
          </table:table-cell>
          <table:table-cell table:formula="of:=IF(ISNUMBER([.D69]);((RANK([.D69];[.$C$66:.$D$77];1)+(COUNT([.$C$66:.$D$77])-RANK([.D69];[.$C$66:.$D$77];0)+1))/2);&quot;&quot;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Dermatomyositis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70]);COUNTIF([.$G$66:.$H$77];&quot;=&quot;&amp;[.G70])^2-1;0)" office:value-type="float" office:value="24">
            <text:p>24</text:p>
          </table:table-cell>
          <table:table-cell table:formula="of:=IF(ISNUMBER([.H70]);COUNTIF([.$G$66:.$H$77];&quot;=&quot;&amp;[.H70])^2-1;0)" office:value-type="float" office:value="24">
            <text:p>24</text:p>
          </table:table-cell>
          <table:table-cell table:formula="of:=IF(ISNUMBER([.C70]);((RANK([.C70];[.$C$66:.$D$77];1)+(COUNT([.$C$66:.$D$77])-RANK([.C70];[.$C$66:.$D$77];0)+1))/2);&quot;&quot;)" office:value-type="float" office:value="3">
            <text:p>3</text:p>
          </table:table-cell>
          <table:table-cell table:formula="of:=IF(ISNUMBER([.D70]);((RANK([.D70];[.$C$66:.$D$77];1)+(COUNT([.$C$66:.$D$77])-RANK([.D70];[.$C$66:.$D$77];0)+1))/2);&quot;&quot;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office:value-type="string">
            <text:p>Cat-scratch disease 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IF(ISNUMBER([.G71]);COUNTIF([.$G$66:.$H$77];&quot;=&quot;&amp;[.G71])^2-1;0)" office:value-type="float" office:value="8">
            <text:p>8</text:p>
          </table:table-cell>
          <table:table-cell table:formula="of:=IF(ISNUMBER([.H71]);COUNTIF([.$G$66:.$H$77];&quot;=&quot;&amp;[.H71])^2-1;0)" office:value-type="float" office:value="8">
            <text:p>8</text:p>
          </table:table-cell>
          <table:table-cell table:formula="of:=IF(ISNUMBER([.C71]);((RANK([.C71];[.$C$66:.$D$77];1)+(COUNT([.$C$66:.$D$77])-RANK([.C71];[.$C$66:.$D$77];0)+1))/2);&quot;&quot;)" office:value-type="float" office:value="7">
            <text:p>7</text:p>
          </table:table-cell>
          <table:table-cell table:formula="of:=IF(ISNUMBER([.D71]);((RANK([.D71];[.$C$66:.$D$77];1)+(COUNT([.$C$66:.$D$77])-RANK([.D71];[.$C$66:.$D$77];0)+1))/2);&quot;&quot;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Parameter</text:p>
          </table:table-cell>
          <table:table-cell office:value-type="string">
            <text:p>Without</text:p>
          </table:table-cell>
          <table:table-cell office:value-type="string">
            <text:p>With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Toxic epidermal necrolysis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72]);COUNTIF([.$G$66:.$H$77];&quot;=&quot;&amp;[.G72])^2-1;0)" office:value-type="float" office:value="24">
            <text:p>24</text:p>
          </table:table-cell>
          <table:table-cell table:formula="of:=IF(ISNUMBER([.H72]);COUNTIF([.$G$66:.$H$77];&quot;=&quot;&amp;[.H72])^2-1;0)" office:value-type="float" office:value="24">
            <text:p>24</text:p>
          </table:table-cell>
          <table:table-cell table:formula="of:=IF(ISNUMBER([.C72]);((RANK([.C72];[.$C$66:.$D$77];1)+(COUNT([.$C$66:.$D$77])-RANK([.C72];[.$C$66:.$D$77];0)+1))/2);&quot;&quot;)" office:value-type="float" office:value="3">
            <text:p>3</text:p>
          </table:table-cell>
          <table:table-cell table:formula="of:=IF(ISNUMBER([.D72]);((RANK([.D72];[.$C$66:.$D$77];1)+(COUNT([.$C$66:.$D$77])-RANK([.D72];[.$C$66:.$D$77];0)+1))/2);&quot;&quot;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66:.C94])" office:value-type="float" office:value="-0.265165042944955">
            <text:p>-0.2651650429</text:p>
          </table:table-cell>
          <table:table-cell table:formula="of:=SKEW([.D66:.D94])" office:value-type="float" office:value="1.1020620746249">
            <text:p>1.1020620746</text:p>
          </table:table-cell>
          <table:table-cell/>
          <table:table-cell office:value-type="string">
            <text:p>R_{i}</text:p>
          </table:table-cell>
          <table:table-cell table:formula="of:=SUM([.G66:.G77])" office:value-type="float" office:value="79.5">
            <text:p>79.5</text:p>
          </table:table-cell>
          <table:table-cell table:formula="of:=SUM([.H66:.H77])" office:value-type="float" office:value="91.5">
            <text:p>91.5</text:p>
          </table:table-cell>
          <table:table-cell table:number-columns-repeated="3"/>
        </table:table-row>
        <table:table-row table:style-name="ro1">
          <table:table-cell office:value-type="string">
            <text:p>MELAS syndrome 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IF(ISNUMBER([.G73]);COUNTIF([.$G$66:.$H$77];&quot;=&quot;&amp;[.G73])^2-1;0)" office:value-type="float" office:value="35">
            <text:p>35</text:p>
          </table:table-cell>
          <table:table-cell table:formula="of:=IF(ISNUMBER([.H73]);COUNTIF([.$G$66:.$H$77];&quot;=&quot;&amp;[.H73])^2-1;0)" office:value-type="float" office:value="0">
            <text:p>0</text:p>
          </table:table-cell>
          <table:table-cell table:formula="of:=IF(ISNUMBER([.C73]);((RANK([.C73];[.$C$66:.$D$77];1)+(COUNT([.$C$66:.$D$77])-RANK([.C73];[.$C$66:.$D$77];0)+1))/2);&quot;&quot;)" office:value-type="float" office:value="13.5">
            <text:p>13.5</text:p>
          </table:table-cell>
          <table:table-cell table:formula="of:=IF(ISNUMBER([.D73]);((RANK([.D73];[.$C$66:.$D$77];1)+(COUNT([.$C$66:.$D$77])-RANK([.D73];[.$C$66:.$D$77];0)+1))/2);&quot;&quot;)"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AVERAGE([.I68:.I7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L69:.L92]; &quot;B&quot;;[.J69:.J92])" office:value-type="float" office:value="84">
            <text:p>84</text:p>
          </table:table-cell>
          <table:table-cell table:style-name="ce4" table:formula="of:=SUMIF([.L69:.L92]; &quot;A&quot;;[.J69:.J92])" office:value-type="float" office:value="83.5">
            <text:p>83.5</text:p>
          </table:table-cell>
          <table:table-cell/>
          <table:table-cell office:value-type="string">
            <text:p>R_{i}^2</text:p>
          </table:table-cell>
          <table:table-cell table:formula="of:=[.R72]^2/[.R74]" office:value-type="float" office:value="702.25">
            <text:p>702.25</text:p>
          </table:table-cell>
          <table:table-cell table:formula="of:=[.S72]^2/[.S74]" office:value-type="float" office:value="930.25">
            <text:p>930.25</text:p>
          </table:table-cell>
          <table:table-cell table:number-columns-repeated="3"/>
        </table:table-row>
        <table:table-row table:style-name="ro1">
          <table:table-cell office:value-type="string">
            <text:p>Brugada syndrome </text:p>
          </table:table-cell>
          <table:table-cell/>
          <table:table-cell table:number-columns-repeated="2" office:value-type="float" office:value="3">
            <text:p>3</text:p>
          </table:table-cell>
          <table:table-cell table:formula="of:=IF(ISNUMBER([.G74]);COUNTIF([.$G$66:.$H$77];&quot;=&quot;&amp;[.G74])^2-1;0)" office:value-type="float" office:value="3">
            <text:p>3</text:p>
          </table:table-cell>
          <table:table-cell table:formula="of:=IF(ISNUMBER([.H74]);COUNTIF([.$G$66:.$H$77];&quot;=&quot;&amp;[.H74])^2-1;0)" office:value-type="float" office:value="3">
            <text:p>3</text:p>
          </table:table-cell>
          <table:table-cell table:formula="of:=IF(ISNUMBER([.C74]);((RANK([.C74];[.$C$66:.$D$77];1)+(COUNT([.$C$66:.$D$77])-RANK([.C74];[.$C$66:.$D$77];0)+1))/2);&quot;&quot;)" office:value-type="float" office:value="9.5">
            <text:p>9.5</text:p>
          </table:table-cell>
          <table:table-cell table:formula="of:=IF(ISNUMBER([.D74]);((RANK([.D74];[.$C$66:.$D$77];1)+(COUNT([.$C$66:.$D$77])-RANK([.D74];[.$C$66:.$D$77];0)+1))/2);&quot;&quot;)" office:value-type="float" office:value="9.5">
            <text:p>9.5</text:p>
          </table:table-cell>
          <table:table-cell office:value-type="float" office:value="7">
            <text:p>7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_{i}</text:p>
          </table:table-cell>
          <table:table-cell table:formula="of:=COUNTIF([.L69:.L92]; &quot;B&quot;)" office:value-type="float" office:value="9">
            <text:p>9</text:p>
          </table:table-cell>
          <table:table-cell table:style-name="ce4" table:formula="of:=COUNTIF([.L69:.L92]; &quot;A&quot;)" office:value-type="float" office:value="8">
            <text:p>8</text:p>
          </table:table-cell>
          <table:table-cell/>
          <table:table-cell office:value-type="string">
            <text:p>n_{i}</text:p>
          </table:table-cell>
          <table:table-cell table:formula="of:=COUNTIF([.L68:.L85]; &quot;B&quot;)" office:value-type="float" office:value="9">
            <text:p>9</text:p>
          </table:table-cell>
          <table:table-cell table:formula="of:=COUNTIF([.L68:.L85]; &quot;A&quot;)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5]);((RANK([.C75];[.$C$66:.$D$77];1)+(COUNT([.$C$66:.$D$77])-RANK([.C75];[.$C$66:.$D$77];0)+1))/2);&quot;&quot;)">
            <text:p/>
          </table:table-cell>
          <table:table-cell table:formula="of:=IF(ISNUMBER([.D75]);((RANK([.D75];[.$C$66:.$D$77];1)+(COUNT([.$C$66:.$D$77])-RANK([.D75];[.$C$66:.$D$77];0)+1))/2);&quot;&quot;)">
            <text:p/>
          </table:table-cell>
          <table:table-cell office:value-type="float" office:value="8">
            <text:p>8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6]);((RANK([.C76];[.$C$66:.$D$77];1)+(COUNT([.$C$66:.$D$77])-RANK([.C76];[.$C$66:.$D$77];0)+1))/2);&quot;&quot;)">
            <text:p/>
          </table:table-cell>
          <table:table-cell table:formula="of:=IF(ISNUMBER([.D76]);((RANK([.D76];[.$C$66:.$D$77];1)+(COUNT([.$C$66:.$D$77])-RANK([.D76];[.$C$66:.$D$77];0)+1))/2);&quot;&quot;)">
            <text:p/>
          </table:table-cell>
          <table:table-cell office:value-type="float" office:value="9">
            <text:p>9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/>
          <table:table-cell table:formula="of:=SUM([.N74:.O74])" office:value-type="float" office:value="17">
            <text:p>17</text:p>
          </table:table-cell>
          <table:table-cell/>
          <table:table-cell office:value-type="string">
            <text:p>n</text:p>
          </table:table-cell>
          <table:table-cell/>
          <table:table-cell table:formula="of:=SUM([.R74:.S74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number-columns-repeated="2"/>
          <table:table-cell table:formula="of:=IF(ISNUMBER([.C77]);((RANK([.C77];[.$C$66:.$D$77];1)+(COUNT([.$C$66:.$D$77])-RANK([.C77];[.$C$66:.$D$77];0)+1))/2);&quot;&quot;)">
            <text:p/>
          </table:table-cell>
          <table:table-cell table:formula="of:=IF(ISNUMBER([.D77]);((RANK([.D77];[.$C$66:.$D$77];1)+(COUNT([.$C$66:.$D$77])-RANK([.D77];[.$C$66:.$D$77];0)+1))/2);&quot;&quot;)">
            <text:p/>
          </table:table-cell>
          <table:table-cell office:value-type="float" office:value="10">
            <text:p>10</text:p>
          </table:table-cell>
          <table:table-cell table:formula="of:=AVERAGE([.I74:.I77])"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1">
            <text:p>11</text:p>
          </table:table-cell>
          <table:table-cell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H_{stat}</text:p>
          </table:table-cell>
          <table:table-cell/>
          <table:table-cell table:formula="of:=(12 / ([.O76]*([.O76]+1))) * ((([.O73]^2)/[.O74]) + (([.N73]^2)/[.N74])) - 3*([.O76]+1)" office:value-type="float" office:value="10.9227941176471">
            <text:p>10.9227941176</text:p>
          </table:table-cell>
          <table:table-cell table:number-columns-repeated="3"/>
          <table:table-cell table:formula="of:=(12 / ([.S76]*([.S76]+1))) * (SUM([.R73:.S73])) - 3*([.S76]+1)" office:value-type="float" office:value="0.280701754385959">
            <text:p>0.2807017544</text:p>
          </table:table-cell>
          <table:table-cell/>
          <table:table-cell office:value-type="string">
            <text:p>Adjust:</text:p>
          </table:table-cell>
          <table:table-cell table:formula="of:=1-SUM([.E66:.F77])/(([.S76]-1)*[.S76]*([.S76]+1))" office:value-type="float" office:value="0.938080495356037">
            <text:p>0.938080495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3">
            <text:p>13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H_{crit}</text:p>
          </table:table-cell>
          <table:table-cell/>
          <table:table-cell table:formula="of:=LEGACY.CHIINV(0.05; [.O78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79]/[.V79]" office:value-type="float" office:value="0.299229922992293">
            <text:p>0.29922992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14">
            <text:p>14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table:formula="of:=AVERAGE([.I80:.I84])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not significant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 table:number-rows-repeated="7"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string">
            <text:p>1-(SUM(T)/N^3-N)</text:p>
          </table:table-cell>
          <table:table-cell table:style-name="Default" office:value-type="string">
            <text:p>1-(SUM(T)/N^3-N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number-columns-repeated="14"/>
        </table:table-row>
        <table:table-row table:style-name="ro1">
          <table:table-cell office:value-type="string">
            <text:p>Fibrodysplasia ossificans progressiva 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IF(ISNUMBER([.G95]);COUNTIF([.$G$95:.$H$99];&quot;=&quot;&amp;[.G95])^2-1;0)" office:value-type="float" office:value="0">
            <text:p>0</text:p>
          </table:table-cell>
          <table:table-cell table:formula="of:=IF(ISNUMBER([.H95]);COUNTIF([.$G$95:.$H$99];&quot;=&quot;&amp;[.H95])^2-1;0)" office:value-type="float" office:value="0">
            <text:p>0</text:p>
          </table:table-cell>
          <table:table-cell table:formula="of:=IF(ISNUMBER([.C95]);((RANK([.C95];[.$C$95:.$D$99];1)+(COUNT([.$C$95:.$D$99])-RANK([.C95];[.$C$95:.$D$99];0)+1))/2);&quot;&quot;)" office:value-type="float" office:value="7">
            <text:p>7</text:p>
          </table:table-cell>
          <table:table-cell table:formula="of:=IF(ISNUMBER([.D95]);((RANK([.D95];[.$C$95:.$D$99];1)+(COUNT([.$C$95:.$D$99])-RANK([.D95];[.$C$95:.$D$99];0)+1))/2);&quot;&quot;)" office:value-type="float" office:value="8">
            <text:p>8</text:p>
          </table:table-cell>
          <table:table-cell table:number-columns-repeated="14"/>
        </table:table-row>
        <table:table-row table:style-name="ro1">
          <table:table-cell office:value-type="string">
            <text:p>Adrenoleukodystrophy, X-linked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6]);COUNTIF([.$G$95:.$H$99];&quot;=&quot;&amp;[.G96])^2-1;0)" office:value-type="float" office:value="35">
            <text:p>35</text:p>
          </table:table-cell>
          <table:table-cell table:formula="of:=IF(ISNUMBER([.H96]);COUNTIF([.$G$95:.$H$99];&quot;=&quot;&amp;[.H96])^2-1;0)" office:value-type="float" office:value="35">
            <text:p>35</text:p>
          </table:table-cell>
          <table:table-cell table:formula="of:=IF(ISNUMBER([.C96]);((RANK([.C96];[.$C$95:.$D$99];1)+(COUNT([.$C$95:.$D$99])-RANK([.C96];[.$C$95:.$D$99];0)+1))/2);&quot;&quot;)" office:value-type="float" office:value="3.5">
            <text:p>3.5</text:p>
          </table:table-cell>
          <table:table-cell table:formula="of:=IF(ISNUMBER([.D96]);((RANK([.D96];[.$C$95:.$D$99];1)+(COUNT([.$C$95:.$D$99])-RANK([.D96];[.$C$95:.$D$99];0)+1))/2);&quot;&quot;)" office:value-type="float" office:value="3.5">
            <text:p>3.5</text:p>
          </table:table-cell>
          <table:table-cell table:number-columns-repeated="14"/>
        </table:table-row>
        <table:table-row table:style-name="ro1">
          <table:table-cell office:value-type="string">
            <text:p>Papillon-Lefevre syndrom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7]);COUNTIF([.$G$95:.$H$99];&quot;=&quot;&amp;[.G97])^2-1;0)" office:value-type="float" office:value="35">
            <text:p>35</text:p>
          </table:table-cell>
          <table:table-cell table:formula="of:=IF(ISNUMBER([.H97]);COUNTIF([.$G$95:.$H$99];&quot;=&quot;&amp;[.H97])^2-1;0)" office:value-type="float" office:value="35">
            <text:p>35</text:p>
          </table:table-cell>
          <table:table-cell table:formula="of:=IF(ISNUMBER([.C97]);((RANK([.C97];[.$C$95:.$D$99];1)+(COUNT([.$C$95:.$D$99])-RANK([.C97];[.$C$95:.$D$99];0)+1))/2);&quot;&quot;)" office:value-type="float" office:value="3.5">
            <text:p>3.5</text:p>
          </table:table-cell>
          <table:table-cell table:formula="of:=IF(ISNUMBER([.D97]);((RANK([.D97];[.$C$95:.$D$99];1)+(COUNT([.$C$95:.$D$99])-RANK([.D97];[.$C$95:.$D$99];0)+1))/2);&quot;&quot;)" office:value-type="float" office:value="3.5">
            <text:p>3.5</text:p>
          </table:table-cell>
          <table:table-cell table:number-columns-repeated="14"/>
        </table:table-row>
        <table:table-row table:style-name="ro1">
          <table:table-cell office:value-type="string">
            <text:p>Kleine-Levin syndrome 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IF(ISNUMBER([.G98]);COUNTIF([.$G$95:.$H$99];&quot;=&quot;&amp;[.G98])^2-1;0)" office:value-type="float" office:value="35">
            <text:p>35</text:p>
          </table:table-cell>
          <table:table-cell table:formula="of:=IF(ISNUMBER([.H98]);COUNTIF([.$G$95:.$H$99];&quot;=&quot;&amp;[.H98])^2-1;0)" office:value-type="float" office:value="35">
            <text:p>35</text:p>
          </table:table-cell>
          <table:table-cell table:formula="of:=IF(ISNUMBER([.C98]);((RANK([.C98];[.$C$95:.$D$99];1)+(COUNT([.$C$95:.$D$99])-RANK([.C98];[.$C$95:.$D$99];0)+1))/2);&quot;&quot;)" office:value-type="float" office:value="3.5">
            <text:p>3.5</text:p>
          </table:table-cell>
          <table:table-cell table:formula="of:=IF(ISNUMBER([.D98]);((RANK([.D98];[.$C$95:.$D$99];1)+(COUNT([.$C$95:.$D$99])-RANK([.D98];[.$C$95:.$D$99];0)+1))/2);&quot;&quot;)"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10"/>
        </table:table-row>
        <table:table-row table:style-name="ro1">
          <table:table-cell office:value-type="string">
            <text:p>Midface retraction syndrome, Schinzel-Giedion type </text:p>
          </table:table-cell>
          <table:table-cell/>
          <table:table-cell office:value-type="float" office:value="145">
            <text:p>145</text:p>
          </table:table-cell>
          <table:table-cell office:value-type="float" office:value="274">
            <text:p>274</text:p>
          </table:table-cell>
          <table:table-cell table:formula="of:=IF(ISNUMBER([.G99]);COUNTIF([.$G$95:.$H$99];&quot;=&quot;&amp;[.G99])^2-1;0)" office:value-type="float" office:value="0">
            <text:p>0</text:p>
          </table:table-cell>
          <table:table-cell table:formula="of:=IF(ISNUMBER([.H99]);COUNTIF([.$G$95:.$H$99];&quot;=&quot;&amp;[.H99])^2-1;0)" office:value-type="float" office:value="0">
            <text:p>0</text:p>
          </table:table-cell>
          <table:table-cell table:formula="of:=IF(ISNUMBER([.C99]);((RANK([.C99];[.$C$95:.$D$99];1)+(COUNT([.$C$95:.$D$99])-RANK([.C99];[.$C$95:.$D$99];0)+1))/2);&quot;&quot;)" office:value-type="float" office:value="9">
            <text:p>9</text:p>
          </table:table-cell>
          <table:table-cell table:formula="of:=IF(ISNUMBER([.D99]);((RANK([.D99];[.$C$95:.$D$99];1)+(COUNT([.$C$95:.$D$99])-RANK([.D99];[.$C$95:.$D$99];0)+1))/2);&quot;&quot;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/>
          <table:table-cell office:value-type="string">
            <text:p>Data set</text:p>
          </table:table-cell>
          <table:table-cell/>
          <table:table-cell office:value-type="string">
            <text:p>BMJ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Parameter</text:p>
          </table:table-cell>
          <table:table-cell office:value-type="string">
            <text:p>Without</text:p>
          </table:table-cell>
          <table:table-cell office:value-type="string">
            <text:p>With</text:p>
          </table:table-cell>
          <table:table-cell/>
          <table:table-cell office:value-type="string">
            <text:p>Parameter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Without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krew</text:p>
          </table:table-cell>
          <table:table-cell table:formula="of:=SKEW([.C94:.C122])" office:value-type="float" office:value="2.23378676180536">
            <text:p>2.2337867618</text:p>
          </table:table-cell>
          <table:table-cell table:formula="of:=SKEW([.D94:.D122])" office:value-type="float" office:value="2.23494045416064">
            <text:p>2.2349404542</text:p>
          </table:table-cell>
          <table:table-cell/>
          <table:table-cell office:value-type="string">
            <text:p>R_{i}</text:p>
          </table:table-cell>
          <table:table-cell table:formula="of:=SUM([.G95:.G106])" office:value-type="float" office:value="26.5">
            <text:p>26.5</text:p>
          </table:table-cell>
          <table:table-cell table:formula="of:=SUM([.H95:.H106])" office:value-type="float" office:value="28.5">
            <text:p>28.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R_{i}</text:p>
          </table:table-cell>
          <table:table-cell table:formula="of:=SUMIF([.L98:.L121]; &quot;B&quot;;[.J98:.J121])" office:value-type="float" office:value="27.5">
            <text:p>27.5</text:p>
          </table:table-cell>
          <table:table-cell table:formula="of:=SUMIF([.L98:.L121]; &quot;A&quot;;[.J98:.J121])" office:value-type="float" office:value="27.5">
            <text:p>27.5</text:p>
          </table:table-cell>
          <table:table-cell/>
          <table:table-cell office:value-type="string">
            <text:p>R_{i}^2</text:p>
          </table:table-cell>
          <table:table-cell table:formula="of:=[.R101]^2/[.R103]" office:value-type="float" office:value="140.45">
            <text:p>140.45</text:p>
          </table:table-cell>
          <table:table-cell table:formula="of:=[.S101]^2/[.S103]" office:value-type="float" office:value="162.45">
            <text:p>162.4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table:formula="of:=AVERAGE([.I98:.I103])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n_{i}</text:p>
          </table:table-cell>
          <table:table-cell table:formula="of:=COUNTIF([.L98:.L107]; &quot;B&quot;)" office:value-type="float" office:value="5">
            <text:p>5</text:p>
          </table:table-cell>
          <table:table-cell table:formula="of:=COUNTIF([.L98:.L107]; &quot;A&quot;)" office:value-type="float" office:value="5">
            <text:p>5</text:p>
          </table:table-cell>
          <table:table-cell/>
          <table:table-cell office:value-type="string">
            <text:p>n_{i}</text:p>
          </table:table-cell>
          <table:table-cell table:formula="of:=COUNTIF([.L98:.L115]; &quot;B&quot;)" office:value-type="float" office:value="5">
            <text:p>5</text:p>
          </table:table-cell>
          <table:table-cell table:formula="of:=COUNTIF([.L98:.L115]; &quot;A&quot;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Test parameter</text:p>
          </table:table-cell>
          <table:table-cell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/>
          <table:table-cell table:formula="of:=SUM([.N103:.O103])" office:value-type="float" office:value="10">
            <text:p>10</text:p>
          </table:table-cell>
          <table:table-cell/>
          <table:table-cell office:value-type="string">
            <text:p>n</text:p>
          </table:table-cell>
          <table:table-cell/>
          <table:table-cell table:formula="of:=SUM([.R103:.S103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string">
            <text:p>B</text:p>
          </table:table-cell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f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stat}</text:p>
          </table:table-cell>
          <table:table-cell/>
          <table:table-cell table:formula="of:=(12 / ([.O105]*([.O105]+1))) * ((([.O102]^2)/[.O103]) + (([.N102]^2)/[.N103])) - 3*([.O105]+1)" office:value-type="float" office:value="0">
            <text:p>0</text:p>
          </table:table-cell>
          <table:table-cell table:number-columns-repeated="3"/>
          <table:table-cell table:formula="of:=(12 / ([.S105]*([.S105]+1))) * (SUM([.R102:.S102])) - 3*([.S105]+1)" office:value-type="float" office:value="0.0436363636363595">
            <text:p>0.0436363636</text:p>
          </table:table-cell>
          <table:table-cell/>
          <table:table-cell office:value-type="string">
            <text:p>Adjust:</text:p>
          </table:table-cell>
          <table:table-cell table:formula="of:=1-SUM([.E95:.F106])/(([.S105]-1)*[.S105]*([.S105]+1))" office:value-type="float" office:value="0.787878787878788">
            <text:p>0.787878787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H_{crit}</text:p>
          </table:table-cell>
          <table:table-cell/>
          <table:table-cell table:formula="of:=LEGACY.CHIINV(0.05; [.O107])" office:value-type="float" office:value="3.84145882069413">
            <text:p>3.8414588207</text:p>
          </table:table-cell>
          <table:table-cell table:number-columns-repeated="2"/>
          <table:table-cell office:value-type="string">
            <text:p>Adjusted H:</text:p>
          </table:table-cell>
          <table:table-cell table:formula="of:=[.S108]/[.V108]" office:value-type="float" office:value="0.0553846153846101">
            <text:p>0.0553846154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>
            <text:p>not significant</text:p>
          </table:table-cell>
          <table:table-cell table:number-columns-repeated="9"/>
        </table:table-row>
      </table:table>
      <table:database-ranges>
        <table:database-range table:target-range-address="'E Comparison of with and without orphanet abstracts'.K68:'E Comparison of with and without orphanet abstracts'.L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5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2">04/12/2011</text:date>, <text:time>17:0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Mathiasen</meta:initial-creator>
    <meta:creation-date>2011-03-21T14:34:15</meta:creation-date>
    <dc:date>2011-04-12T17:02:22</dc:date>
    <dc:creator>Brian Mathiasen</dc:creator>
    <meta:editing-duration>PT30H09M36S</meta:editing-duration>
    <meta:editing-cycles>83</meta:editing-cycles>
    <meta:generator>OpenOffice.org/3.2$Linux OpenOffice.org_project/320m19$Build-9505</meta:generator>
    <meta:document-statistic meta:table-count="5" meta:cell-count="4493" meta:object-count="0"/>
  </office:meta>
</office:document-meta>
</file>